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3.549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3.168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4.366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4.175cm"/>
    </style:style>
    <style:style style:name="co11" style:family="table-column">
      <style:table-column-properties fo:break-before="auto" style:column-width="3.794cm"/>
    </style:style>
    <style:style style:name="co12" style:family="table-column">
      <style:table-column-properties fo:break-before="auto" style:column-width="5.02cm"/>
    </style:style>
    <style:style style:name="co13" style:family="table-column">
      <style:table-column-properties fo:break-before="auto" style:column-width="4.639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385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004cm"/>
    </style:style>
    <style:style style:name="co18" style:family="table-column">
      <style:table-column-properties fo:break-before="auto" style:column-width="2.813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1.933cm"/>
    </style:style>
    <style:style style:name="co21" style:family="table-column">
      <style:table-column-properties fo:break-before="auto" style:column-width="0.898cm"/>
    </style:style>
    <style:style style:name="co22" style:family="table-column">
      <style:table-column-properties fo:break-before="auto" style:column-width="2.533cm"/>
    </style:style>
    <style:style style:name="co23" style:family="table-column">
      <style:table-column-properties fo:break-before="auto" style:column-width="1.988cm"/>
    </style:style>
    <style:style style:name="co24" style:family="table-column">
      <style:table-column-properties fo:break-before="auto" style:column-width="1.907cm"/>
    </style:style>
    <style:style style:name="co25" style:family="table-column">
      <style:table-column-properties fo:break-before="auto" style:column-width="3.159cm"/>
    </style:style>
    <style:style style:name="co26" style:family="table-column">
      <style:table-column-properties fo:break-before="auto" style:column-width="2.228cm"/>
    </style:style>
    <style:style style:name="co27" style:family="table-column">
      <style:table-column-properties fo:break-before="auto" style:column-width="0.99cm"/>
    </style:style>
    <style:style style:name="co28" style:family="table-column">
      <style:table-column-properties fo:break-before="auto" style:column-width="3.318cm"/>
    </style:style>
    <style:style style:name="co29" style:family="table-column">
      <style:table-column-properties fo:break-before="auto" style:column-width="2.669cm"/>
    </style:style>
    <style:style style:name="co30" style:family="table-column">
      <style:table-column-properties fo:break-before="auto" style:column-width="2.397cm"/>
    </style:style>
    <style:style style:name="co31" style:family="table-column">
      <style:table-column-properties fo:break-before="auto" style:column-width="1.683cm"/>
    </style:style>
    <style:style style:name="co32" style:family="table-column">
      <style:table-column-properties fo:break-before="auto" style:column-width="0.817cm"/>
    </style:style>
    <style:style style:name="co33" style:family="table-column">
      <style:table-column-properties fo:break-before="auto" style:column-width="2.995cm"/>
    </style:style>
    <style:style style:name="co34" style:family="table-column">
      <style:table-column-properties fo:break-before="auto" style:column-width="2.921cm"/>
    </style:style>
    <style:style style:name="co35" style:family="table-column">
      <style:table-column-properties fo:break-before="auto" style:column-width="2.6cm"/>
    </style:style>
    <style:style style:name="co36" style:family="table-column">
      <style:table-column-properties fo:break-before="auto" style:column-width="2.252cm"/>
    </style:style>
    <style:style style:name="co37" style:family="table-column">
      <style:table-column-properties fo:break-before="auto" style:column-width="2.674cm"/>
    </style:style>
    <style:style style:name="co38" style:family="table-column">
      <style:table-column-properties fo:break-before="auto" style:column-width="1.162cm"/>
    </style:style>
    <style:style style:name="co39" style:family="table-column">
      <style:table-column-properties fo:break-before="auto" style:column-width="2.6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771cm" fo:break-before="auto" style:use-optimal-row-height="true"/>
    </style:style>
    <style:style style:name="ro5" style:family="table-row">
      <style:table-row-properties style:row-height="0.478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621cm" fo:break-before="auto" style:use-optimal-row-height="true"/>
    </style:style>
    <style:style style:name="ro8" style:family="table-row">
      <style:table-row-properties style:row-height="1.815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129"/>
    <style:style style:name="ce3" style:family="table-cell" style:parent-style-name="Default" style:data-style-name="N123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D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/>
      <style:text-properties fo:color="#000000" fo:font-size="12pt" fo:font-weight="bold" style:font-weight-asian="bold" style:font-weight-complex="bold"/>
    </style:style>
    <style:style style:name="ce8" style:family="table-cell" style:parent-style-name="Default">
      <style:table-cell-properties fo:background-color="#f7d1d5" fo:border="0.74pt solid #000000"/>
      <style:text-properties fo:font-size="12pt"/>
    </style:style>
    <style:style style:name="ce9" style:family="table-cell" style:parent-style-name="Default">
      <style:table-cell-properties fo:background-color="#ec9ba4" fo:border="0.74pt solid #000000"/>
      <style:text-properties fo:font-size="12pt"/>
    </style:style>
    <style:style style:name="ce10" style:family="table-cell" style:parent-style-name="Default">
      <style:table-cell-properties fo:background-color="#ec9ba4" fo:border="0.74pt solid #000000"/>
      <style:text-properties fo:font-size="12pt" fo:font-weight="bold" style:font-weight-asian="bold" style:font-weight-complex="bold"/>
    </style:style>
    <style:style style:name="ce11" style:family="table-cell" style:parent-style-name="Default">
      <style:table-cell-properties fo:background-color="#ff6d6d" fo:border="0.74pt solid #000000"/>
      <style:text-properties fo:color="#000000" fo:font-size="12pt" fo:font-weight="bold" style:font-weight-asian="bold" style:font-weight-complex="bold"/>
    </style:style>
    <style:style style:name="ce12" style:family="table-cell" style:parent-style-name="Default" style:data-style-name="N123">
      <style:table-cell-properties fo:background-color="#f7d1d5" fo:border="0.74pt solid #000000"/>
      <style:text-properties fo:font-size="12pt"/>
    </style:style>
    <style:style style:name="ce13" style:family="table-cell" style:parent-style-name="Default" style:data-style-name="N123">
      <style:table-cell-properties fo:background-color="#ec9ba4" fo:border="0.74pt solid #000000"/>
      <style:text-properties fo:font-size="12pt"/>
    </style:style>
    <style:style style:name="ce14" style:family="table-cell" style:parent-style-name="Default" style:data-style-name="N123">
      <style:table-cell-properties fo:background-color="#ec9ba4" fo:border="0.74pt solid #000000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D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ffa6a6" fo:border-left="0.74pt solid #000000" fo:border-right="0.74pt solid #000000" fo:border-top="none"/>
    </style:style>
    <style:style style:name="ce17" style:family="table-cell" style:parent-style-name="Default">
      <style:table-cell-properties fo:border-bottom="none" fo:background-color="#dde8cb" fo:border-left="0.74pt solid #000000" fo:border-right="0.74pt solid #000000" fo:border-top="none"/>
    </style:style>
    <style:style style:name="ce18" style:family="table-cell" style:parent-style-name="Default">
      <style:table-cell-properties fo:border-bottom="none" fo:background-color="#ffa6a6" fo:border-left="0.74pt solid #000000" fo:border-right="0.74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ackground-color="#dde8cb" fo:border-left="0.74pt solid #000000" fo:border-right="0.74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fd095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fo:border-bottom="none" fo:background-color="#ffa6a6" fo:border-left="0.74pt solid #000000" fo:border-right="0.74pt solid #000000" fo:border-top="none"/>
    </style:style>
    <style:style style:name="ce23" style:family="table-cell" style:parent-style-name="Default" style:data-style-name="N1">
      <style:table-cell-properties fo:border-bottom="none" fo:background-color="#dde8cb" fo:border-left="0.74pt solid #000000" fo:border-right="0.74pt solid #000000" fo:border-top="none"/>
    </style:style>
    <style:style style:name="ce24" style:family="table-cell" style:parent-style-name="Default" style:data-style-name="N123">
      <style:table-cell-properties fo:border-bottom="none" fo:background-color="#ffa6a6" fo:border-left="0.74pt solid #000000" fo:border-right="0.74pt solid #000000" fo:border-top="none"/>
    </style:style>
    <style:style style:name="ce25" style:family="table-cell" style:parent-style-name="Default" style:data-style-name="N123">
      <style:table-cell-properties fo:border-bottom="none" fo:background-color="#dde8cb" fo:border-left="0.74pt solid #000000" fo:border-right="0.74pt solid #000000" fo:border-top="none"/>
    </style:style>
    <style:style style:name="ce26" style:family="table-cell" style:parent-style-name="Default" style:data-style-name="N123">
      <style:table-cell-properties fo:border-bottom="none" fo:background-color="#ffa6a6" fo:border-left="0.74pt solid #000000" fo:border-right="0.74pt solid #000000" fo:border-top="none"/>
      <style:text-properties fo:font-weight="bold" style:font-weight-asian="bold" style:font-weight-complex="bold"/>
    </style:style>
    <style:style style:name="ce27" style:family="table-cell" style:parent-style-name="Default" style:data-style-name="N123">
      <style:table-cell-properties fo:border-bottom="0.74pt solid #000000" fo:background-color="#dde8cb" fo:border-left="0.74pt solid #000000" fo:border-right="0.74pt solid #000000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D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D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background-color="#dde8cb" fo:border-left="0.74pt solid #000000" fo:border-right="0.74pt solid #000000" fo:border-top="0.74pt solid #000000"/>
      <style:text-properties fo:font-size="14pt" style:font-size-asian="10pt" style:font-size-complex="10pt"/>
    </style:style>
    <style:style style:name="ce31" style:family="table-cell" style:parent-style-name="Default">
      <style:table-cell-properties fo:border-bottom="none" fo:background-color="#dde8cb" fo:border-left="0.74pt solid #000000" fo:border-right="0.74pt solid #000000" fo:border-top="none"/>
      <style:text-properties fo:font-size="14pt" style:font-size-asian="10pt" style:font-size-complex="10pt"/>
    </style:style>
    <style:style style:name="ce32" style:family="table-cell" style:parent-style-name="Default">
      <style:table-cell-properties fo:border-bottom="none" fo:background-color="#ffa6a6" fo:border-left="0.74pt solid #000000" fo:border-right="0.74pt solid #000000" fo:border-top="none"/>
      <style:text-properties fo:font-size="14pt" style:font-size-asian="10pt" style:font-size-complex="10pt"/>
    </style:style>
    <style:style style:name="ce33" style:family="table-cell" style:parent-style-name="Default">
      <style:table-cell-properties fo:border-bottom="0.74pt solid #000000" fo:background-color="#ffa6a6" fo:border-left="0.74pt solid #000000" fo:border-right="0.74pt solid #000000" fo:border-top="none"/>
      <style:text-properties fo:font-size="14pt" style:font-size-asian="10pt" style:font-size-complex="10pt"/>
    </style:style>
    <style:style style:name="ce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4pt" style:font-size-asian="10pt" style:font-size-complex="10pt"/>
    </style:style>
    <style:style style:name="ce35" style:family="table-cell" style:parent-style-name="Default">
      <style:table-cell-properties fo:border-bottom="none" fo:background-color="#afd095" fo:border-left="0.74pt solid #000000" fo:border-right="0.74pt solid #000000" fo:border-top="0.74pt solid #000000"/>
      <style:text-properties fo:font-size="14pt" fo:font-weight="bold" style:font-weight-asian="bold" style:font-weight-complex="bold"/>
    </style:style>
    <style:style style:name="ce36" style:family="table-cell" style:parent-style-name="Default">
      <style:table-cell-properties fo:border-bottom="0.74pt solid #000000" fo:background-color="#afd095" fo:border-left="0.74pt solid #000000" fo:border-right="0.74pt solid #000000" fo:border-top="none"/>
      <style:text-properties fo:font-size="14pt" fo:font-weight="bold" style:font-weight-asian="bold" style:font-weight-complex="bold"/>
    </style:style>
    <style:style style:name="ce37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D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74pt solid #000000" fo:background-color="#cccccc" fo:border-left="0.74pt solid #000000" fo:border-right="0.74pt solid #000000" fo:border-top="none"/>
      <style:text-properties fo:font-size="14pt" style:font-size-asian="10pt" style:font-size-complex="10pt"/>
    </style:style>
    <style:style style:name="ce39" style:family="table-cell" style:parent-style-name="Default" style:data-style-name="N1">
      <style:table-cell-properties fo:border-bottom="none" fo:background-color="#dde8cb" fo:border-left="0.74pt solid #000000" fo:border-right="0.74pt solid #000000" fo:border-top="0.74pt solid #000000"/>
      <style:text-properties fo:font-size="14pt" style:font-size-asian="10pt" style:font-size-complex="10pt"/>
    </style:style>
    <style:style style:name="ce40" style:family="table-cell" style:parent-style-name="Default" style:data-style-name="N1">
      <style:table-cell-properties fo:border-bottom="none" fo:background-color="#dde8cb" fo:border-left="0.74pt solid #000000" fo:border-right="0.74pt solid #000000" fo:border-top="none"/>
      <style:text-properties fo:font-size="14pt" style:font-size-asian="10pt" style:font-size-complex="10pt"/>
    </style:style>
    <style:style style:name="ce41" style:family="table-cell" style:parent-style-name="Default" style:data-style-name="N1">
      <style:table-cell-properties fo:border-bottom="none" fo:background-color="#ffa6a6" fo:border-left="0.74pt solid #000000" fo:border-right="0.74pt solid #000000" fo:border-top="none"/>
      <style:text-properties fo:font-size="14pt" style:font-size-asian="10pt" style:font-size-complex="10pt"/>
    </style:style>
    <style:style style:name="ce42" style:family="table-cell" style:parent-style-name="Default" style:data-style-name="N1">
      <style:table-cell-properties fo:border-bottom="0.74pt solid #000000" fo:background-color="#ffa6a6" fo:border-left="0.74pt solid #000000" fo:border-right="0.74pt solid #000000" fo:border-top="none"/>
      <style:text-properties fo:font-size="14pt" style:font-size-asian="10pt" style:font-size-complex="10pt"/>
    </style:style>
    <style:style style:name="ce43" style:family="table-cell" style:parent-style-name="Default" style:data-style-name="N1">
      <style:table-cell-properties fo:border-bottom="0.74pt solid #000000" fo:background-color="#cccccc" fo:border-left="0.74pt solid #000000" fo:border-right="0.74pt solid #000000" fo:border-top="none"/>
      <style:text-properties fo:font-size="14pt" style:font-size-asian="10pt" style:font-size-complex="10pt"/>
    </style:style>
    <style:style style:name="ce44" style:family="table-cell" style:parent-style-name="Default" style:data-style-name="N123">
      <style:table-cell-properties fo:border-bottom="none" fo:background-color="#dde8cb" fo:border-left="0.74pt solid #000000" fo:border-right="0.74pt solid #000000" fo:border-top="0.74pt solid #000000"/>
      <style:text-properties fo:font-size="14pt" style:font-size-asian="10pt" style:font-size-complex="10pt"/>
    </style:style>
    <style:style style:name="ce45" style:family="table-cell" style:parent-style-name="Default" style:data-style-name="N123">
      <style:table-cell-properties fo:border-bottom="none" fo:background-color="#dde8cb" fo:border-left="0.74pt solid #000000" fo:border-right="0.74pt solid #000000" fo:border-top="none"/>
      <style:text-properties fo:font-size="14pt" style:font-size-asian="10pt" style:font-size-complex="10pt"/>
    </style:style>
    <style:style style:name="ce46" style:family="table-cell" style:parent-style-name="Default" style:data-style-name="N123">
      <style:table-cell-properties fo:border-bottom="none" fo:background-color="#ffa6a6" fo:border-left="0.74pt solid #000000" fo:border-right="0.74pt solid #000000" fo:border-top="none"/>
      <style:text-properties fo:font-size="14pt" style:font-size-asian="10pt" style:font-size-complex="10pt"/>
    </style:style>
    <style:style style:name="ce47" style:family="table-cell" style:parent-style-name="Default" style:data-style-name="N123">
      <style:table-cell-properties fo:border-bottom="0.74pt solid #000000" fo:background-color="#ffa6a6" fo:border-left="0.74pt solid #000000" fo:border-right="0.74pt solid #000000" fo:border-top="none"/>
      <style:text-properties fo:font-size="14pt" style:font-size-asian="10pt" style:font-size-complex="10pt"/>
    </style:style>
    <style:style style:name="ce48" style:family="table-cell" style:parent-style-name="Default" style:data-style-name="N123">
      <style:table-cell-properties fo:border-bottom="0.74pt solid #000000" fo:background-color="#cccccc" fo:border-left="0.74pt solid #000000" fo:border-right="0.74pt solid #000000" fo:border-top="none"/>
      <style:text-properties fo:font-size="14pt" style:font-size-asian="10pt" style:font-size-complex="10pt"/>
    </style:style>
    <style:style style:name="ce49" style:family="table-cell" style:parent-style-name="Default" style:data-style-name="N123">
      <style:table-cell-properties fo:border-bottom="none" fo:background-color="#afd095" fo:border-left="0.74pt solid #000000" fo:border-right="0.74pt solid #000000" fo:border-top="0.74pt solid #000000"/>
      <style:text-properties fo:font-size="14pt" fo:font-weight="bold" style:font-weight-asian="bold" style:font-weight-complex="bold"/>
    </style:style>
    <style:style style:name="ce50" style:family="table-cell" style:parent-style-name="Default" style:data-style-name="N123">
      <style:table-cell-properties fo:border-bottom="0.74pt solid #000000" fo:background-color="#afd095" fo:border-left="0.74pt solid #000000" fo:border-right="0.74pt solid #000000" fo:border-top="none"/>
      <style:text-properties fo:font-size="14pt" fo:font-weight="bold" style:font-weight-asian="bold" style:font-weight-complex="bold"/>
    </style:style>
    <style:style style:name="ce51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D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D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order-bottom="none" fo:background-color="#dde8cb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55" style:family="table-cell" style:parent-style-name="Default">
      <style:table-cell-properties fo:border-bottom="none" fo:background-color="#dde8cb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56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60" style:family="table-cell" style:parent-style-name="Default" style:data-style-name="N1">
      <style:table-cell-properties fo:border-bottom="none" fo:background-color="#ffa6a6" style:text-align-source="fix" style:repeat-content="false" fo:border-left="0.74pt solid #000000" fo:border-right="0.74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">
      <style:table-cell-properties fo:border-bottom="none" fo:background-color="#dde8cb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62" style:family="table-cell" style:parent-style-name="Default" style:data-style-name="N1">
      <style:table-cell-properties fo:border-bottom="none" fo:background-color="#ffa6a6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63" style:family="table-cell" style:parent-style-name="Default" style:data-style-name="N1">
      <style:table-cell-properties fo:border-bottom="none" fo:background-color="#dde8cb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64" style:family="table-cell" style:parent-style-name="Default" style:data-style-name="N123">
      <style:table-cell-properties fo:background-color="#ffa6a6" style:text-align-source="fix" style:repeat-content="false" fo:border="0.74pt solid #000000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65" style:family="table-cell" style:parent-style-name="Default" style:data-style-name="N123">
      <style:table-cell-properties fo:border-bottom="none" fo:background-color="#ffa6a6" style:text-align-source="fix" style:repeat-content="false" fo:border-left="0.74pt solid #000000" fo:border-right="0.74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66" style:family="table-cell" style:parent-style-name="Default" style:data-style-name="N123">
      <style:table-cell-properties fo:border-bottom="none" fo:background-color="#dde8cb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67" style:family="table-cell" style:parent-style-name="Default" style:data-style-name="N123">
      <style:table-cell-properties fo:border-bottom="none" fo:background-color="#ffa6a6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68" style:family="table-cell" style:parent-style-name="Default" style:data-style-name="N123">
      <style:table-cell-properties fo:border-bottom="none" fo:background-color="#dde8cb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vtec_all_sco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anomaly_type</text:p>
          </table:table-cell>
          <table:table-cell table:style-name="Default" office:value-type="string" calcext:value-type="string">
            <text:p>num_images</text:p>
          </table:table-cell>
          <table:table-cell table:style-name="Default" office:value-type="string" calcext:value-type="string">
            <text:p>dice_anomaly_mean</text:p>
          </table:table-cell>
          <table:table-cell table:style-name="Default" office:value-type="string" calcext:value-type="string">
            <text:p>dice_sam_mean</text:p>
          </table:table-cell>
          <table:table-cell table:style-name="Default" office:value-type="string" calcext:value-type="string">
            <text:p>dice_std</text:p>
          </table:table-cell>
          <table:table-cell table:style-name="Default" office:value-type="string" calcext:value-type="string">
            <text:p>dice_anomaly_std</text:p>
          </table:table-cell>
          <table:table-cell table:style-name="Default" office:value-type="string" calcext:value-type="string">
            <text:p>dice_sam_std</text:p>
          </table:table-cell>
          <table:table-cell table:style-name="Default" office:value-type="string" calcext:value-type="string">
            <text:p>anom_score_mean_mean</text:p>
          </table:table-cell>
          <table:table-cell table:style-name="Default" office:value-type="string" calcext:value-type="string">
            <text:p>anom_score_mean_std</text:p>
          </table:table-cell>
          <table:table-cell table:style-name="Default" office:value-type="string" calcext:value-type="string">
            <text:p>anom_score_max_mean</text:p>
          </table:table-cell>
          <table:table-cell table:style-name="Default" office:value-type="string" calcext:value-type="string">
            <text:p>anom_score_max_std</text:p>
          </table:table-cell>
          <table:table-cell table:style-name="Default" office:value-type="string" calcext:value-type="string">
            <text:p>anom_score_percentile_mean</text:p>
          </table:table-cell>
          <table:table-cell table:style-name="Default" office:value-type="string" calcext:value-type="string">
            <text:p>anom_score_percentile_std</text:p>
          </table:table-cell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roken_large</text:p>
          </table:table-cell>
          <table:table-cell office:value-type="float" office:value="20" calcext:value-type="float">
            <text:p>20,00</text:p>
          </table:table-cell>
          <table:table-cell office:value-type="float" office:value="0.68431" calcext:value-type="float">
            <text:p>0,68</text:p>
          </table:table-cell>
          <table:table-cell office:value-type="float" office:value="0.54362" calcext:value-type="float">
            <text:p>0,54</text:p>
          </table:table-cell>
          <table:table-cell table:formula="of:=AVERAGE([.G2:.H2])" office:value-type="float" office:value="0.20116" calcext:value-type="float">
            <text:p>0,20</text:p>
          </table:table-cell>
          <table:table-cell office:value-type="float" office:value="0.19273" calcext:value-type="float">
            <text:p>0,19</text:p>
          </table:table-cell>
          <table:table-cell office:value-type="float" office:value="0.20959" calcext:value-type="float">
            <text:p>0,21</text:p>
          </table:table-cell>
          <table:table-cell office:value-type="float" office:value="0.04873" calcext:value-type="float">
            <text:p>0,05</text:p>
          </table:table-cell>
          <table:table-cell office:value-type="float" office:value="0.02057" calcext:value-type="float">
            <text:p>0,02</text:p>
          </table:table-cell>
          <table:table-cell office:value-type="float" office:value="0.21038" calcext:value-type="float">
            <text:p>0,21</text:p>
          </table:table-cell>
          <table:table-cell office:value-type="float" office:value="0.04483" calcext:value-type="float">
            <text:p>0,04</text:p>
          </table:table-cell>
          <table:table-cell office:value-type="float" office:value="0.1184" calcext:value-type="float">
            <text:p>0,12</text:p>
          </table:table-cell>
          <table:table-cell office:value-type="float" office:value="0.03768" calcext:value-type="float">
            <text:p>0,04</text:p>
          </table:table-cell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roken_small</text:p>
          </table:table-cell>
          <table:table-cell office:value-type="float" office:value="22" calcext:value-type="float">
            <text:p>22,00</text:p>
          </table:table-cell>
          <table:table-cell office:value-type="float" office:value="0.66728" calcext:value-type="float">
            <text:p>0,67</text:p>
          </table:table-cell>
          <table:table-cell office:value-type="float" office:value="0.63189" calcext:value-type="float">
            <text:p>0,63</text:p>
          </table:table-cell>
          <table:table-cell table:formula="of:=AVERAGE([.G3:.H3])" office:value-type="float" office:value="0.175285" calcext:value-type="float">
            <text:p>0,18</text:p>
          </table:table-cell>
          <table:table-cell office:value-type="float" office:value="0.14587" calcext:value-type="float">
            <text:p>0,15</text:p>
          </table:table-cell>
          <table:table-cell office:value-type="float" office:value="0.2047" calcext:value-type="float">
            <text:p>0,20</text:p>
          </table:table-cell>
          <table:table-cell office:value-type="float" office:value="0.02098" calcext:value-type="float">
            <text:p>0,02</text:p>
          </table:table-cell>
          <table:table-cell office:value-type="float" office:value="0.00669" calcext:value-type="float">
            <text:p>0,01</text:p>
          </table:table-cell>
          <table:table-cell office:value-type="float" office:value="0.20874" calcext:value-type="float">
            <text:p>0,21</text:p>
          </table:table-cell>
          <table:table-cell office:value-type="float" office:value="0.07017" calcext:value-type="float">
            <text:p>0,07</text:p>
          </table:table-cell>
          <table:table-cell office:value-type="float" office:value="0.04618" calcext:value-type="float">
            <text:p>0,05</text:p>
          </table:table-cell>
          <table:table-cell office:value-type="float" office:value="0.02232" calcext:value-type="float">
            <text:p>0,02</text:p>
          </table:table-cell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contamination</text:p>
          </table:table-cell>
          <table:table-cell office:value-type="float" office:value="21" calcext:value-type="float">
            <text:p>21,00</text:p>
          </table:table-cell>
          <table:table-cell office:value-type="float" office:value="0.73126" calcext:value-type="float">
            <text:p>0,73</text:p>
          </table:table-cell>
          <table:table-cell office:value-type="float" office:value="0.60108" calcext:value-type="float">
            <text:p>0,60</text:p>
          </table:table-cell>
          <table:table-cell table:formula="of:=AVERAGE([.G4:.H4])" office:value-type="float" office:value="0.252285" calcext:value-type="float">
            <text:p>0,25</text:p>
          </table:table-cell>
          <table:table-cell office:value-type="float" office:value="0.19" calcext:value-type="float">
            <text:p>0,19</text:p>
          </table:table-cell>
          <table:table-cell office:value-type="float" office:value="0.31457" calcext:value-type="float">
            <text:p>0,31</text:p>
          </table:table-cell>
          <table:table-cell office:value-type="float" office:value="0.0377" calcext:value-type="float">
            <text:p>0,04</text:p>
          </table:table-cell>
          <table:table-cell office:value-type="float" office:value="0.01855" calcext:value-type="float">
            <text:p>0,02</text:p>
          </table:table-cell>
          <table:table-cell office:value-type="float" office:value="0.21187" calcext:value-type="float">
            <text:p>0,21</text:p>
          </table:table-cell>
          <table:table-cell office:value-type="float" office:value="0.11941" calcext:value-type="float">
            <text:p>0,12</text:p>
          </table:table-cell>
          <table:table-cell office:value-type="float" office:value="0.12924" calcext:value-type="float">
            <text:p>0,13</text:p>
          </table:table-cell>
          <table:table-cell office:value-type="float" office:value="0.08815" calcext:value-type="float">
            <text:p>0,09</text:p>
          </table:table-cell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good</text:p>
          </table:table-cell>
          <table:table-cell office:value-type="float" office:value="20" calcext:value-type="float">
            <text:p>20,00</text:p>
          </table:table-cell>
          <table:table-cell table:number-columns-repeated="5"/>
          <table:table-cell office:value-type="float" office:value="0.00695" calcext:value-type="float">
            <text:p>0,01</text:p>
          </table:table-cell>
          <table:table-cell office:value-type="float" office:value="0.00136" calcext:value-type="float">
            <text:p>0,00</text:p>
          </table:table-cell>
          <table:table-cell office:value-type="float" office:value="0.02322" calcext:value-type="float">
            <text:p>0,02</text:p>
          </table:table-cell>
          <table:table-cell office:value-type="float" office:value="0.01323" calcext:value-type="float">
            <text:p>0,01</text:p>
          </table:table-cell>
          <table:table-cell office:value-type="float" office:value="0.01298" calcext:value-type="float">
            <text:p>0,01</text:p>
          </table:table-cell>
          <table:table-cell office:value-type="float" office:value="0.0027" calcext:value-type="float">
            <text:p>0,00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bent_wire</text:p>
          </table:table-cell>
          <table:table-cell office:value-type="float" office:value="13" calcext:value-type="float">
            <text:p>13,00</text:p>
          </table:table-cell>
          <table:table-cell office:value-type="float" office:value="0.68434" calcext:value-type="float">
            <text:p>0,68</text:p>
          </table:table-cell>
          <table:table-cell office:value-type="float" office:value="0.56492" calcext:value-type="float">
            <text:p>0,56</text:p>
          </table:table-cell>
          <table:table-cell table:formula="of:=AVERAGE([.G6:.H6])" office:value-type="float" office:value="0.112315" calcext:value-type="float">
            <text:p>0,11</text:p>
          </table:table-cell>
          <table:table-cell office:value-type="float" office:value="0.07764" calcext:value-type="float">
            <text:p>0,08</text:p>
          </table:table-cell>
          <table:table-cell office:value-type="float" office:value="0.14699" calcext:value-type="float">
            <text:p>0,15</text:p>
          </table:table-cell>
          <table:table-cell office:value-type="float" office:value="0.0605" calcext:value-type="float">
            <text:p>0,06</text:p>
          </table:table-cell>
          <table:table-cell office:value-type="float" office:value="0.01301" calcext:value-type="float">
            <text:p>0,01</text:p>
          </table:table-cell>
          <table:table-cell office:value-type="float" office:value="0.30355" calcext:value-type="float">
            <text:p>0,30</text:p>
          </table:table-cell>
          <table:table-cell office:value-type="float" office:value="0.08706" calcext:value-type="float">
            <text:p>0,09</text:p>
          </table:table-cell>
          <table:table-cell office:value-type="float" office:value="0.15195" calcext:value-type="float">
            <text:p>0,15</text:p>
          </table:table-cell>
          <table:table-cell office:value-type="float" office:value="0.05932" calcext:value-type="float">
            <text:p>0,06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able_swap</text:p>
          </table:table-cell>
          <table:table-cell office:value-type="float" office:value="12" calcext:value-type="float">
            <text:p>12,00</text:p>
          </table:table-cell>
          <table:table-cell office:value-type="float" office:value="0.74392" calcext:value-type="float">
            <text:p>0,74</text:p>
          </table:table-cell>
          <table:table-cell office:value-type="float" office:value="0.65175" calcext:value-type="float">
            <text:p>0,65</text:p>
          </table:table-cell>
          <table:table-cell table:formula="of:=AVERAGE([.G7:.H7])" office:value-type="float" office:value="0.11133" calcext:value-type="float">
            <text:p>0,11</text:p>
          </table:table-cell>
          <table:table-cell office:value-type="float" office:value="0.06798" calcext:value-type="float">
            <text:p>0,07</text:p>
          </table:table-cell>
          <table:table-cell office:value-type="float" office:value="0.15468" calcext:value-type="float">
            <text:p>0,15</text:p>
          </table:table-cell>
          <table:table-cell office:value-type="float" office:value="0.04662" calcext:value-type="float">
            <text:p>0,05</text:p>
          </table:table-cell>
          <table:table-cell office:value-type="float" office:value="0.0034" calcext:value-type="float">
            <text:p>0,00</text:p>
          </table:table-cell>
          <table:table-cell office:value-type="float" office:value="0.12265" calcext:value-type="float">
            <text:p>0,12</text:p>
          </table:table-cell>
          <table:table-cell office:value-type="float" office:value="0.01927" calcext:value-type="float">
            <text:p>0,02</text:p>
          </table:table-cell>
          <table:table-cell office:value-type="float" office:value="0.08291" calcext:value-type="float">
            <text:p>0,08</text:p>
          </table:table-cell>
          <table:table-cell office:value-type="float" office:value="0.00952" calcext:value-type="float">
            <text:p>0,01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ombined</text:p>
          </table:table-cell>
          <table:table-cell office:value-type="float" office:value="11" calcext:value-type="float">
            <text:p>11,00</text:p>
          </table:table-cell>
          <table:table-cell office:value-type="float" office:value="0.62966" calcext:value-type="float">
            <text:p>0,63</text:p>
          </table:table-cell>
          <table:table-cell office:value-type="float" office:value="0.47647" calcext:value-type="float">
            <text:p>0,48</text:p>
          </table:table-cell>
          <table:table-cell table:formula="of:=AVERAGE([.G8:.H8])" office:value-type="float" office:value="0.18606" calcext:value-type="float">
            <text:p>0,19</text:p>
          </table:table-cell>
          <table:table-cell office:value-type="float" office:value="0.13077" calcext:value-type="float">
            <text:p>0,13</text:p>
          </table:table-cell>
          <table:table-cell office:value-type="float" office:value="0.24135" calcext:value-type="float">
            <text:p>0,24</text:p>
          </table:table-cell>
          <table:table-cell office:value-type="float" office:value="0.07196" calcext:value-type="float">
            <text:p>0,07</text:p>
          </table:table-cell>
          <table:table-cell office:value-type="float" office:value="0.02311" calcext:value-type="float">
            <text:p>0,02</text:p>
          </table:table-cell>
          <table:table-cell office:value-type="float" office:value="0.30584" calcext:value-type="float">
            <text:p>0,31</text:p>
          </table:table-cell>
          <table:table-cell office:value-type="float" office:value="0.09866" calcext:value-type="float">
            <text:p>0,10</text:p>
          </table:table-cell>
          <table:table-cell office:value-type="float" office:value="0.1642" calcext:value-type="float">
            <text:p>0,16</text:p>
          </table:table-cell>
          <table:table-cell office:value-type="float" office:value="0.07335" calcext:value-type="float">
            <text:p>0,07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ut_inner_insulation</text:p>
          </table:table-cell>
          <table:table-cell office:value-type="float" office:value="14" calcext:value-type="float">
            <text:p>14,00</text:p>
          </table:table-cell>
          <table:table-cell office:value-type="float" office:value="0.57925" calcext:value-type="float">
            <text:p>0,58</text:p>
          </table:table-cell>
          <table:table-cell office:value-type="float" office:value="0.37494" calcext:value-type="float">
            <text:p>0,37</text:p>
          </table:table-cell>
          <table:table-cell table:formula="of:=AVERAGE([.G9:.H9])" office:value-type="float" office:value="0.15565" calcext:value-type="float">
            <text:p>0,16</text:p>
          </table:table-cell>
          <table:table-cell office:value-type="float" office:value="0.12786" calcext:value-type="float">
            <text:p>0,13</text:p>
          </table:table-cell>
          <table:table-cell office:value-type="float" office:value="0.18344" calcext:value-type="float">
            <text:p>0,18</text:p>
          </table:table-cell>
          <table:table-cell office:value-type="float" office:value="0.04977" calcext:value-type="float">
            <text:p>0,05</text:p>
          </table:table-cell>
          <table:table-cell office:value-type="float" office:value="0.00624" calcext:value-type="float">
            <text:p>0,01</text:p>
          </table:table-cell>
          <table:table-cell office:value-type="float" office:value="0.17349" calcext:value-type="float">
            <text:p>0,17</text:p>
          </table:table-cell>
          <table:table-cell office:value-type="float" office:value="0.04676" calcext:value-type="float">
            <text:p>0,05</text:p>
          </table:table-cell>
          <table:table-cell office:value-type="float" office:value="0.10004" calcext:value-type="float">
            <text:p>0,10</text:p>
          </table:table-cell>
          <table:table-cell office:value-type="float" office:value="0.01882" calcext:value-type="float">
            <text:p>0,02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ut_outer_insulation</text:p>
          </table:table-cell>
          <table:table-cell office:value-type="float" office:value="10" calcext:value-type="float">
            <text:p>10,00</text:p>
          </table:table-cell>
          <table:table-cell office:value-type="float" office:value="0.45731" calcext:value-type="float">
            <text:p>0,46</text:p>
          </table:table-cell>
          <table:table-cell office:value-type="float" office:value="0.37074" calcext:value-type="float">
            <text:p>0,37</text:p>
          </table:table-cell>
          <table:table-cell table:formula="of:=AVERAGE([.G10:.H10])" office:value-type="float" office:value="0.15943" calcext:value-type="float">
            <text:p>0,16</text:p>
          </table:table-cell>
          <table:table-cell office:value-type="float" office:value="0.15869" calcext:value-type="float">
            <text:p>0,16</text:p>
          </table:table-cell>
          <table:table-cell office:value-type="float" office:value="0.16017" calcext:value-type="float">
            <text:p>0,16</text:p>
          </table:table-cell>
          <table:table-cell office:value-type="float" office:value="0.0501" calcext:value-type="float">
            <text:p>0,05</text:p>
          </table:table-cell>
          <table:table-cell office:value-type="float" office:value="0.00411" calcext:value-type="float">
            <text:p>0,00</text:p>
          </table:table-cell>
          <table:table-cell office:value-type="float" office:value="0.15373" calcext:value-type="float">
            <text:p>0,15</text:p>
          </table:table-cell>
          <table:table-cell office:value-type="float" office:value="0.03254" calcext:value-type="float">
            <text:p>0,03</text:p>
          </table:table-cell>
          <table:table-cell office:value-type="float" office:value="0.0787" calcext:value-type="float">
            <text:p>0,08</text:p>
          </table:table-cell>
          <table:table-cell office:value-type="float" office:value="0.01244" calcext:value-type="float">
            <text:p>0,01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good</text:p>
          </table:table-cell>
          <table:table-cell office:value-type="float" office:value="58" calcext:value-type="float">
            <text:p>58,00</text:p>
          </table:table-cell>
          <table:table-cell table:number-columns-repeated="5"/>
          <table:table-cell office:value-type="float" office:value="0.04107" calcext:value-type="float">
            <text:p>0,04</text:p>
          </table:table-cell>
          <table:table-cell office:value-type="float" office:value="0.00491" calcext:value-type="float">
            <text:p>0,00</text:p>
          </table:table-cell>
          <table:table-cell office:value-type="float" office:value="0.08677" calcext:value-type="float">
            <text:p>0,09</text:p>
          </table:table-cell>
          <table:table-cell office:value-type="float" office:value="0.01999" calcext:value-type="float">
            <text:p>0,02</text:p>
          </table:table-cell>
          <table:table-cell office:value-type="float" office:value="0.05808" calcext:value-type="float">
            <text:p>0,06</text:p>
          </table:table-cell>
          <table:table-cell office:value-type="float" office:value="0.00776" calcext:value-type="float">
            <text:p>0,01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missing_cable</text:p>
          </table:table-cell>
          <table:table-cell office:value-type="float" office:value="12" calcext:value-type="float">
            <text:p>12,00</text:p>
          </table:table-cell>
          <table:table-cell office:value-type="float" office:value="0.87345" calcext:value-type="float">
            <text:p>0,87</text:p>
          </table:table-cell>
          <table:table-cell office:value-type="float" office:value="0.86664" calcext:value-type="float">
            <text:p>0,87</text:p>
          </table:table-cell>
          <table:table-cell table:formula="of:=AVERAGE([.G12:.H12])" office:value-type="float" office:value="0.093705" calcext:value-type="float">
            <text:p>0,09</text:p>
          </table:table-cell>
          <table:table-cell office:value-type="float" office:value="0.0399" calcext:value-type="float">
            <text:p>0,04</text:p>
          </table:table-cell>
          <table:table-cell office:value-type="float" office:value="0.14751" calcext:value-type="float">
            <text:p>0,15</text:p>
          </table:table-cell>
          <table:table-cell office:value-type="float" office:value="0.10074" calcext:value-type="float">
            <text:p>0,10</text:p>
          </table:table-cell>
          <table:table-cell office:value-type="float" office:value="0.04055" calcext:value-type="float">
            <text:p>0,04</text:p>
          </table:table-cell>
          <table:table-cell office:value-type="float" office:value="0.43475" calcext:value-type="float">
            <text:p>0,43</text:p>
          </table:table-cell>
          <table:table-cell office:value-type="float" office:value="0.04825" calcext:value-type="float">
            <text:p>0,05</text:p>
          </table:table-cell>
          <table:table-cell office:value-type="float" office:value="0.29508" calcext:value-type="float">
            <text:p>0,30</text:p>
          </table:table-cell>
          <table:table-cell office:value-type="float" office:value="0.08494" calcext:value-type="float">
            <text:p>0,08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missing_wire</text:p>
          </table:table-cell>
          <table:table-cell office:value-type="float" office:value="10" calcext:value-type="float">
            <text:p>10,00</text:p>
          </table:table-cell>
          <table:table-cell office:value-type="float" office:value="0.71368" calcext:value-type="float">
            <text:p>0,71</text:p>
          </table:table-cell>
          <table:table-cell office:value-type="float" office:value="0.51598" calcext:value-type="float">
            <text:p>0,52</text:p>
          </table:table-cell>
          <table:table-cell table:formula="of:=AVERAGE([.G13:.H13])" office:value-type="float" office:value="0.092205" calcext:value-type="float">
            <text:p>0,09</text:p>
          </table:table-cell>
          <table:table-cell office:value-type="float" office:value="0.08097" calcext:value-type="float">
            <text:p>0,08</text:p>
          </table:table-cell>
          <table:table-cell office:value-type="float" office:value="0.10344" calcext:value-type="float">
            <text:p>0,10</text:p>
          </table:table-cell>
          <table:table-cell office:value-type="float" office:value="0.05" calcext:value-type="float">
            <text:p>0,05</text:p>
          </table:table-cell>
          <table:table-cell office:value-type="float" office:value="0.00694" calcext:value-type="float">
            <text:p>0,01</text:p>
          </table:table-cell>
          <table:table-cell office:value-type="float" office:value="0.19177" calcext:value-type="float">
            <text:p>0,19</text:p>
          </table:table-cell>
          <table:table-cell office:value-type="float" office:value="0.03535" calcext:value-type="float">
            <text:p>0,04</text:p>
          </table:table-cell>
          <table:table-cell office:value-type="float" office:value="0.09486" calcext:value-type="float">
            <text:p>0,09</text:p>
          </table:table-cell>
          <table:table-cell office:value-type="float" office:value="0.02278" calcext:value-type="float">
            <text:p>0,02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poke_insulation</text:p>
          </table:table-cell>
          <table:table-cell office:value-type="float" office:value="10" calcext:value-type="float">
            <text:p>10,00</text:p>
          </table:table-cell>
          <table:table-cell office:value-type="float" office:value="0.64786" calcext:value-type="float">
            <text:p>0,65</text:p>
          </table:table-cell>
          <table:table-cell office:value-type="float" office:value="0.61225" calcext:value-type="float">
            <text:p>0,61</text:p>
          </table:table-cell>
          <table:table-cell table:formula="of:=AVERAGE([.G14:.H14])" office:value-type="float" office:value="0.25426" calcext:value-type="float">
            <text:p>0,25</text:p>
          </table:table-cell>
          <table:table-cell office:value-type="float" office:value="0.24877" calcext:value-type="float">
            <text:p>0,25</text:p>
          </table:table-cell>
          <table:table-cell office:value-type="float" office:value="0.25975" calcext:value-type="float">
            <text:p>0,26</text:p>
          </table:table-cell>
          <table:table-cell office:value-type="float" office:value="0.0485" calcext:value-type="float">
            <text:p>0,05</text:p>
          </table:table-cell>
          <table:table-cell office:value-type="float" office:value="0.00569" calcext:value-type="float">
            <text:p>0,01</text:p>
          </table:table-cell>
          <table:table-cell office:value-type="float" office:value="0.14165" calcext:value-type="float">
            <text:p>0,14</text:p>
          </table:table-cell>
          <table:table-cell office:value-type="float" office:value="0.02563" calcext:value-type="float">
            <text:p>0,03</text:p>
          </table:table-cell>
          <table:table-cell office:value-type="float" office:value="0.07261" calcext:value-type="float">
            <text:p>0,07</text:p>
          </table:table-cell>
          <table:table-cell office:value-type="float" office:value="0.0122" calcext:value-type="float">
            <text:p>0,01</text:p>
          </table:table-cell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crack</text:p>
          </table:table-cell>
          <table:table-cell office:value-type="float" office:value="23" calcext:value-type="float">
            <text:p>23,00</text:p>
          </table:table-cell>
          <table:table-cell office:value-type="float" office:value="0.35243" calcext:value-type="float">
            <text:p>0,35</text:p>
          </table:table-cell>
          <table:table-cell office:value-type="float" office:value="0.24898" calcext:value-type="float">
            <text:p>0,25</text:p>
          </table:table-cell>
          <table:table-cell table:formula="of:=AVERAGE([.G15:.H15])" office:value-type="float" office:value="0.19933" calcext:value-type="float">
            <text:p>0,20</text:p>
          </table:table-cell>
          <table:table-cell office:value-type="float" office:value="0.2288" calcext:value-type="float">
            <text:p>0,23</text:p>
          </table:table-cell>
          <table:table-cell office:value-type="float" office:value="0.16986" calcext:value-type="float">
            <text:p>0,17</text:p>
          </table:table-cell>
          <table:table-cell office:value-type="float" office:value="0.01746" calcext:value-type="float">
            <text:p>0,02</text:p>
          </table:table-cell>
          <table:table-cell office:value-type="float" office:value="0.00857" calcext:value-type="float">
            <text:p>0,01</text:p>
          </table:table-cell>
          <table:table-cell office:value-type="float" office:value="0.1095" calcext:value-type="float">
            <text:p>0,11</text:p>
          </table:table-cell>
          <table:table-cell office:value-type="float" office:value="0.06762" calcext:value-type="float">
            <text:p>0,07</text:p>
          </table:table-cell>
          <table:table-cell office:value-type="float" office:value="0.03404" calcext:value-type="float">
            <text:p>0,03</text:p>
          </table:table-cell>
          <table:table-cell office:value-type="float" office:value="0.02627" calcext:value-type="float">
            <text:p>0,03</text:p>
          </table:table-cell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faulty_imprint</text:p>
          </table:table-cell>
          <table:table-cell office:value-type="float" office:value="22" calcext:value-type="float">
            <text:p>22,00</text:p>
          </table:table-cell>
          <table:table-cell office:value-type="float" office:value="0.38782" calcext:value-type="float">
            <text:p>0,39</text:p>
          </table:table-cell>
          <table:table-cell office:value-type="float" office:value="0.27471" calcext:value-type="float">
            <text:p>0,27</text:p>
          </table:table-cell>
          <table:table-cell table:formula="of:=AVERAGE([.G16:.H16])" office:value-type="float" office:value="0.203485" calcext:value-type="float">
            <text:p>0,20</text:p>
          </table:table-cell>
          <table:table-cell office:value-type="float" office:value="0.2107" calcext:value-type="float">
            <text:p>0,21</text:p>
          </table:table-cell>
          <table:table-cell office:value-type="float" office:value="0.19627" calcext:value-type="float">
            <text:p>0,20</text:p>
          </table:table-cell>
          <table:table-cell office:value-type="float" office:value="0.01384" calcext:value-type="float">
            <text:p>0,01</text:p>
          </table:table-cell>
          <table:table-cell office:value-type="float" office:value="0.00257" calcext:value-type="float">
            <text:p>0,00</text:p>
          </table:table-cell>
          <table:table-cell office:value-type="float" office:value="0.06982" calcext:value-type="float">
            <text:p>0,07</text:p>
          </table:table-cell>
          <table:table-cell office:value-type="float" office:value="0.02229" calcext:value-type="float">
            <text:p>0,02</text:p>
          </table:table-cell>
          <table:table-cell office:value-type="float" office:value="0.02509" calcext:value-type="float">
            <text:p>0,03</text:p>
          </table:table-cell>
          <table:table-cell office:value-type="float" office:value="0.00689" calcext:value-type="float">
            <text:p>0,01</text:p>
          </table:table-cell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good</text:p>
          </table:table-cell>
          <table:table-cell office:value-type="float" office:value="23" calcext:value-type="float">
            <text:p>23,00</text:p>
          </table:table-cell>
          <table:table-cell table:number-columns-repeated="5"/>
          <table:table-cell office:value-type="float" office:value="0.01088" calcext:value-type="float">
            <text:p>0,01</text:p>
          </table:table-cell>
          <table:table-cell office:value-type="float" office:value="0.00131" calcext:value-type="float">
            <text:p>0,00</text:p>
          </table:table-cell>
          <table:table-cell office:value-type="float" office:value="0.03864" calcext:value-type="float">
            <text:p>0,04</text:p>
          </table:table-cell>
          <table:table-cell office:value-type="float" office:value="0.01384" calcext:value-type="float">
            <text:p>0,01</text:p>
          </table:table-cell>
          <table:table-cell office:value-type="float" office:value="0.01819" calcext:value-type="float">
            <text:p>0,02</text:p>
          </table:table-cell>
          <table:table-cell office:value-type="float" office:value="0.00336" calcext:value-type="float">
            <text:p>0,00</text:p>
          </table:table-cell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poke</text:p>
          </table:table-cell>
          <table:table-cell office:value-type="float" office:value="21" calcext:value-type="float">
            <text:p>21,00</text:p>
          </table:table-cell>
          <table:table-cell office:value-type="float" office:value="0.35616" calcext:value-type="float">
            <text:p>0,36</text:p>
          </table:table-cell>
          <table:table-cell office:value-type="float" office:value="0.24951" calcext:value-type="float">
            <text:p>0,25</text:p>
          </table:table-cell>
          <table:table-cell table:formula="of:=AVERAGE([.G18:.H18])" office:value-type="float" office:value="0.156035" calcext:value-type="float">
            <text:p>0,16</text:p>
          </table:table-cell>
          <table:table-cell office:value-type="float" office:value="0.1757" calcext:value-type="float">
            <text:p>0,18</text:p>
          </table:table-cell>
          <table:table-cell office:value-type="float" office:value="0.13637" calcext:value-type="float">
            <text:p>0,14</text:p>
          </table:table-cell>
          <table:table-cell office:value-type="float" office:value="0.0157" calcext:value-type="float">
            <text:p>0,02</text:p>
          </table:table-cell>
          <table:table-cell office:value-type="float" office:value="0.0039" calcext:value-type="float">
            <text:p>0,00</text:p>
          </table:table-cell>
          <table:table-cell office:value-type="float" office:value="0.09374" calcext:value-type="float">
            <text:p>0,09</text:p>
          </table:table-cell>
          <table:table-cell office:value-type="float" office:value="0.04382" calcext:value-type="float">
            <text:p>0,04</text:p>
          </table:table-cell>
          <table:table-cell office:value-type="float" office:value="0.02795" calcext:value-type="float">
            <text:p>0,03</text:p>
          </table:table-cell>
          <table:table-cell office:value-type="float" office:value="0.00806" calcext:value-type="float">
            <text:p>0,01</text:p>
          </table:table-cell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scratch</text:p>
          </table:table-cell>
          <table:table-cell office:value-type="float" office:value="23" calcext:value-type="float">
            <text:p>23,00</text:p>
          </table:table-cell>
          <table:table-cell office:value-type="float" office:value="0.47421" calcext:value-type="float">
            <text:p>0,47</text:p>
          </table:table-cell>
          <table:table-cell office:value-type="float" office:value="0.37691" calcext:value-type="float">
            <text:p>0,38</text:p>
          </table:table-cell>
          <table:table-cell table:formula="of:=AVERAGE([.G19:.H19])" office:value-type="float" office:value="0.222035" calcext:value-type="float">
            <text:p>0,22</text:p>
          </table:table-cell>
          <table:table-cell office:value-type="float" office:value="0.24131" calcext:value-type="float">
            <text:p>0,24</text:p>
          </table:table-cell>
          <table:table-cell office:value-type="float" office:value="0.20276" calcext:value-type="float">
            <text:p>0,20</text:p>
          </table:table-cell>
          <table:table-cell office:value-type="float" office:value="0.01328" calcext:value-type="float">
            <text:p>0,01</text:p>
          </table:table-cell>
          <table:table-cell office:value-type="float" office:value="0.00204" calcext:value-type="float">
            <text:p>0,00</text:p>
          </table:table-cell>
          <table:table-cell office:value-type="float" office:value="0.08051" calcext:value-type="float">
            <text:p>0,08</text:p>
          </table:table-cell>
          <table:table-cell office:value-type="float" office:value="0.02998" calcext:value-type="float">
            <text:p>0,03</text:p>
          </table:table-cell>
          <table:table-cell office:value-type="float" office:value="0.0238" calcext:value-type="float">
            <text:p>0,02</text:p>
          </table:table-cell>
          <table:table-cell office:value-type="float" office:value="0.00499" calcext:value-type="float">
            <text:p>0,00</text:p>
          </table:table-cell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squeeze</text:p>
          </table:table-cell>
          <table:table-cell office:value-type="float" office:value="20" calcext:value-type="float">
            <text:p>20,00</text:p>
          </table:table-cell>
          <table:table-cell office:value-type="float" office:value="0.47024" calcext:value-type="float">
            <text:p>0,47</text:p>
          </table:table-cell>
          <table:table-cell office:value-type="float" office:value="0.37036" calcext:value-type="float">
            <text:p>0,37</text:p>
          </table:table-cell>
          <table:table-cell table:formula="of:=AVERAGE([.G20:.H20])" office:value-type="float" office:value="0.20152" calcext:value-type="float">
            <text:p>0,20</text:p>
          </table:table-cell>
          <table:table-cell office:value-type="float" office:value="0.16344" calcext:value-type="float">
            <text:p>0,16</text:p>
          </table:table-cell>
          <table:table-cell office:value-type="float" office:value="0.2396" calcext:value-type="float">
            <text:p>0,24</text:p>
          </table:table-cell>
          <table:table-cell office:value-type="float" office:value="0.03406" calcext:value-type="float">
            <text:p>0,03</text:p>
          </table:table-cell>
          <table:table-cell office:value-type="float" office:value="0.01713" calcext:value-type="float">
            <text:p>0,02</text:p>
          </table:table-cell>
          <table:table-cell office:value-type="float" office:value="0.15347" calcext:value-type="float">
            <text:p>0,15</text:p>
          </table:table-cell>
          <table:table-cell office:value-type="float" office:value="0.06558" calcext:value-type="float">
            <text:p>0,07</text:p>
          </table:table-cell>
          <table:table-cell office:value-type="float" office:value="0.08249" calcext:value-type="float">
            <text:p>0,08</text:p>
          </table:table-cell>
          <table:table-cell office:value-type="float" office:value="0.05104" calcext:value-type="float">
            <text:p>0,05</text:p>
          </table:table-cell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color</text:p>
          </table:table-cell>
          <table:table-cell office:value-type="float" office:value="19" calcext:value-type="float">
            <text:p>19,00</text:p>
          </table:table-cell>
          <table:table-cell office:value-type="float" office:value="0.65441" calcext:value-type="float">
            <text:p>0,65</text:p>
          </table:table-cell>
          <table:table-cell office:value-type="float" office:value="0.51512" calcext:value-type="float">
            <text:p>0,52</text:p>
          </table:table-cell>
          <table:table-cell table:formula="of:=AVERAGE([.G21:.H21])" office:value-type="float" office:value="0.15807" calcext:value-type="float">
            <text:p>0,16</text:p>
          </table:table-cell>
          <table:table-cell office:value-type="float" office:value="0.1422" calcext:value-type="float">
            <text:p>0,14</text:p>
          </table:table-cell>
          <table:table-cell office:value-type="float" office:value="0.17394" calcext:value-type="float">
            <text:p>0,17</text:p>
          </table:table-cell>
          <table:table-cell office:value-type="float" office:value="0.0564" calcext:value-type="float">
            <text:p>0,06</text:p>
          </table:table-cell>
          <table:table-cell office:value-type="float" office:value="0.02406" calcext:value-type="float">
            <text:p>0,02</text:p>
          </table:table-cell>
          <table:table-cell office:value-type="float" office:value="0.19208" calcext:value-type="float">
            <text:p>0,19</text:p>
          </table:table-cell>
          <table:table-cell office:value-type="float" office:value="0.06846" calcext:value-type="float">
            <text:p>0,07</text:p>
          </table:table-cell>
          <table:table-cell office:value-type="float" office:value="0.09921" calcext:value-type="float">
            <text:p>0,10</text:p>
          </table:table-cell>
          <table:table-cell office:value-type="float" office:value="0.06522" calcext:value-type="float">
            <text:p>0,07</text:p>
          </table:table-cell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cut</text:p>
          </table:table-cell>
          <table:table-cell office:value-type="float" office:value="17" calcext:value-type="float">
            <text:p>17,00</text:p>
          </table:table-cell>
          <table:table-cell office:value-type="float" office:value="0.77559" calcext:value-type="float">
            <text:p>0,78</text:p>
          </table:table-cell>
          <table:table-cell office:value-type="float" office:value="0.70249" calcext:value-type="float">
            <text:p>0,70</text:p>
          </table:table-cell>
          <table:table-cell table:formula="of:=AVERAGE([.G22:.H22])" office:value-type="float" office:value="0.15672" calcext:value-type="float">
            <text:p>0,16</text:p>
          </table:table-cell>
          <table:table-cell office:value-type="float" office:value="0.10436" calcext:value-type="float">
            <text:p>0,10</text:p>
          </table:table-cell>
          <table:table-cell office:value-type="float" office:value="0.20908" calcext:value-type="float">
            <text:p>0,21</text:p>
          </table:table-cell>
          <table:table-cell office:value-type="float" office:value="0.07773" calcext:value-type="float">
            <text:p>0,08</text:p>
          </table:table-cell>
          <table:table-cell office:value-type="float" office:value="0.02121" calcext:value-type="float">
            <text:p>0,02</text:p>
          </table:table-cell>
          <table:table-cell office:value-type="float" office:value="0.25861" calcext:value-type="float">
            <text:p>0,26</text:p>
          </table:table-cell>
          <table:table-cell office:value-type="float" office:value="0.08113" calcext:value-type="float">
            <text:p>0,08</text:p>
          </table:table-cell>
          <table:table-cell office:value-type="float" office:value="0.13207" calcext:value-type="float">
            <text:p>0,13</text:p>
          </table:table-cell>
          <table:table-cell office:value-type="float" office:value="0.04287" calcext:value-type="float">
            <text:p>0,04</text:p>
          </table:table-cell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good</text:p>
          </table:table-cell>
          <table:table-cell office:value-type="float" office:value="28" calcext:value-type="float">
            <text:p>28,00</text:p>
          </table:table-cell>
          <table:table-cell table:number-columns-repeated="5"/>
          <table:table-cell office:value-type="float" office:value="0.02341" calcext:value-type="float">
            <text:p>0,02</text:p>
          </table:table-cell>
          <table:table-cell office:value-type="float" office:value="0.00511" calcext:value-type="float">
            <text:p>0,01</text:p>
          </table:table-cell>
          <table:table-cell office:value-type="float" office:value="0.03822" calcext:value-type="float">
            <text:p>0,04</text:p>
          </table:table-cell>
          <table:table-cell office:value-type="float" office:value="0.0074" calcext:value-type="float">
            <text:p>0,01</text:p>
          </table:table-cell>
          <table:table-cell office:value-type="float" office:value="0.02769" calcext:value-type="float">
            <text:p>0,03</text:p>
          </table:table-cell>
          <table:table-cell office:value-type="float" office:value="0.00619" calcext:value-type="float">
            <text:p>0,01</text:p>
          </table:table-cell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hole</text:p>
          </table:table-cell>
          <table:table-cell office:value-type="float" office:value="17" calcext:value-type="float">
            <text:p>17,00</text:p>
          </table:table-cell>
          <table:table-cell office:value-type="float" office:value="0.77935" calcext:value-type="float">
            <text:p>0,78</text:p>
          </table:table-cell>
          <table:table-cell office:value-type="float" office:value="0.62582" calcext:value-type="float">
            <text:p>0,63</text:p>
          </table:table-cell>
          <table:table-cell table:formula="of:=AVERAGE([.G24:.H24])" office:value-type="float" office:value="0.14885" calcext:value-type="float">
            <text:p>0,15</text:p>
          </table:table-cell>
          <table:table-cell office:value-type="float" office:value="0.06844" calcext:value-type="float">
            <text:p>0,07</text:p>
          </table:table-cell>
          <table:table-cell office:value-type="float" office:value="0.22926" calcext:value-type="float">
            <text:p>0,23</text:p>
          </table:table-cell>
          <table:table-cell office:value-type="float" office:value="0.06801" calcext:value-type="float">
            <text:p>0,07</text:p>
          </table:table-cell>
          <table:table-cell office:value-type="float" office:value="0.01809" calcext:value-type="float">
            <text:p>0,02</text:p>
          </table:table-cell>
          <table:table-cell office:value-type="float" office:value="0.24034" calcext:value-type="float">
            <text:p>0,24</text:p>
          </table:table-cell>
          <table:table-cell office:value-type="float" office:value="0.07732" calcext:value-type="float">
            <text:p>0,08</text:p>
          </table:table-cell>
          <table:table-cell office:value-type="float" office:value="0.10259" calcext:value-type="float">
            <text:p>0,10</text:p>
          </table:table-cell>
          <table:table-cell office:value-type="float" office:value="0.03377" calcext:value-type="float">
            <text:p>0,03</text:p>
          </table:table-cell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metal_contamination</text:p>
          </table:table-cell>
          <table:table-cell office:value-type="float" office:value="17" calcext:value-type="float">
            <text:p>17,00</text:p>
          </table:table-cell>
          <table:table-cell office:value-type="float" office:value="0.50192" calcext:value-type="float">
            <text:p>0,50</text:p>
          </table:table-cell>
          <table:table-cell office:value-type="float" office:value="0.33888" calcext:value-type="float">
            <text:p>0,34</text:p>
          </table:table-cell>
          <table:table-cell table:formula="of:=AVERAGE([.G25:.H25])" office:value-type="float" office:value="0.078835" calcext:value-type="float">
            <text:p>0,08</text:p>
          </table:table-cell>
          <table:table-cell office:value-type="float" office:value="0.06792" calcext:value-type="float">
            <text:p>0,07</text:p>
          </table:table-cell>
          <table:table-cell office:value-type="float" office:value="0.08975" calcext:value-type="float">
            <text:p>0,09</text:p>
          </table:table-cell>
          <table:table-cell office:value-type="float" office:value="0.044" calcext:value-type="float">
            <text:p>0,04</text:p>
          </table:table-cell>
          <table:table-cell office:value-type="float" office:value="0.01476" calcext:value-type="float">
            <text:p>0,01</text:p>
          </table:table-cell>
          <table:table-cell office:value-type="float" office:value="0.1761" calcext:value-type="float">
            <text:p>0,18</text:p>
          </table:table-cell>
          <table:table-cell office:value-type="float" office:value="0.05719" calcext:value-type="float">
            <text:p>0,06</text:p>
          </table:table-cell>
          <table:table-cell office:value-type="float" office:value="0.05996" calcext:value-type="float">
            <text:p>0,06</text:p>
          </table:table-cell>
          <table:table-cell office:value-type="float" office:value="0.02538" calcext:value-type="float">
            <text:p>0,03</text:p>
          </table:table-cell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thread</text:p>
          </table:table-cell>
          <table:table-cell office:value-type="float" office:value="19" calcext:value-type="float">
            <text:p>19,00</text:p>
          </table:table-cell>
          <table:table-cell office:value-type="float" office:value="0.41371" calcext:value-type="float">
            <text:p>0,41</text:p>
          </table:table-cell>
          <table:table-cell office:value-type="float" office:value="0.29193" calcext:value-type="float">
            <text:p>0,29</text:p>
          </table:table-cell>
          <table:table-cell table:formula="of:=AVERAGE([.G26:.H26])" office:value-type="float" office:value="0.14779" calcext:value-type="float">
            <text:p>0,15</text:p>
          </table:table-cell>
          <table:table-cell office:value-type="float" office:value="0.14088" calcext:value-type="float">
            <text:p>0,14</text:p>
          </table:table-cell>
          <table:table-cell office:value-type="float" office:value="0.1547" calcext:value-type="float">
            <text:p>0,15</text:p>
          </table:table-cell>
          <table:table-cell office:value-type="float" office:value="0.06524" calcext:value-type="float">
            <text:p>0,07</text:p>
          </table:table-cell>
          <table:table-cell office:value-type="float" office:value="0.02621" calcext:value-type="float">
            <text:p>0,03</text:p>
          </table:table-cell>
          <table:table-cell office:value-type="float" office:value="0.19367" calcext:value-type="float">
            <text:p>0,19</text:p>
          </table:table-cell>
          <table:table-cell office:value-type="float" office:value="0.06926" calcext:value-type="float">
            <text:p>0,07</text:p>
          </table:table-cell>
          <table:table-cell office:value-type="float" office:value="0.09911" calcext:value-type="float">
            <text:p>0,10</text:p>
          </table:table-cell>
          <table:table-cell office:value-type="float" office:value="0.04571" calcext:value-type="float">
            <text:p>0,05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bent</text:p>
          </table:table-cell>
          <table:table-cell office:value-type="float" office:value="12" calcext:value-type="float">
            <text:p>12,00</text:p>
          </table:table-cell>
          <table:table-cell office:value-type="float" office:value="0.43734" calcext:value-type="float">
            <text:p>0,44</text:p>
          </table:table-cell>
          <table:table-cell office:value-type="float" office:value="0.22444" calcext:value-type="float">
            <text:p>0,22</text:p>
          </table:table-cell>
          <table:table-cell table:formula="of:=AVERAGE([.G27:.H27])" office:value-type="float" office:value="0.11172" calcext:value-type="float">
            <text:p>0,11</text:p>
          </table:table-cell>
          <table:table-cell office:value-type="float" office:value="0.12585" calcext:value-type="float">
            <text:p>0,13</text:p>
          </table:table-cell>
          <table:table-cell office:value-type="float" office:value="0.09759" calcext:value-type="float">
            <text:p>0,10</text:p>
          </table:table-cell>
          <table:table-cell office:value-type="float" office:value="0.04368" calcext:value-type="float">
            <text:p>0,04</text:p>
          </table:table-cell>
          <table:table-cell office:value-type="float" office:value="0.00717" calcext:value-type="float">
            <text:p>0,01</text:p>
          </table:table-cell>
          <table:table-cell office:value-type="float" office:value="0.15801" calcext:value-type="float">
            <text:p>0,16</text:p>
          </table:table-cell>
          <table:table-cell office:value-type="float" office:value="0.03234" calcext:value-type="float">
            <text:p>0,03</text:p>
          </table:table-cell>
          <table:table-cell office:value-type="float" office:value="0.07213" calcext:value-type="float">
            <text:p>0,07</text:p>
          </table:table-cell>
          <table:table-cell office:value-type="float" office:value="0.02026" calcext:value-type="float">
            <text:p>0,02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broken</text:p>
          </table:table-cell>
          <table:table-cell office:value-type="float" office:value="12" calcext:value-type="float">
            <text:p>12,00</text:p>
          </table:table-cell>
          <table:table-cell office:value-type="float" office:value="0.3337" calcext:value-type="float">
            <text:p>0,33</text:p>
          </table:table-cell>
          <table:table-cell office:value-type="float" office:value="0.14088" calcext:value-type="float">
            <text:p>0,14</text:p>
          </table:table-cell>
          <table:table-cell table:formula="of:=AVERAGE([.G28:.H28])" office:value-type="float" office:value="0.075545" calcext:value-type="float">
            <text:p>0,08</text:p>
          </table:table-cell>
          <table:table-cell office:value-type="float" office:value="0.0943" calcext:value-type="float">
            <text:p>0,09</text:p>
          </table:table-cell>
          <table:table-cell office:value-type="float" office:value="0.05679" calcext:value-type="float">
            <text:p>0,06</text:p>
          </table:table-cell>
          <table:table-cell office:value-type="float" office:value="0.0509" calcext:value-type="float">
            <text:p>0,05</text:p>
          </table:table-cell>
          <table:table-cell office:value-type="float" office:value="0.0084" calcext:value-type="float">
            <text:p>0,01</text:p>
          </table:table-cell>
          <table:table-cell office:value-type="float" office:value="0.18128" calcext:value-type="float">
            <text:p>0,18</text:p>
          </table:table-cell>
          <table:table-cell office:value-type="float" office:value="0.0248" calcext:value-type="float">
            <text:p>0,02</text:p>
          </table:table-cell>
          <table:table-cell office:value-type="float" office:value="0.08689" calcext:value-type="float">
            <text:p>0,09</text:p>
          </table:table-cell>
          <table:table-cell office:value-type="float" office:value="0.02158" calcext:value-type="float">
            <text:p>0,02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glue</text:p>
          </table:table-cell>
          <table:table-cell office:value-type="float" office:value="11" calcext:value-type="float">
            <text:p>11,00</text:p>
          </table:table-cell>
          <table:table-cell office:value-type="float" office:value="0.43881" calcext:value-type="float">
            <text:p>0,44</text:p>
          </table:table-cell>
          <table:table-cell office:value-type="float" office:value="0.30008" calcext:value-type="float">
            <text:p>0,30</text:p>
          </table:table-cell>
          <table:table-cell table:formula="of:=AVERAGE([.G29:.H29])" office:value-type="float" office:value="0.212995" calcext:value-type="float">
            <text:p>0,21</text:p>
          </table:table-cell>
          <table:table-cell office:value-type="float" office:value="0.22853" calcext:value-type="float">
            <text:p>0,23</text:p>
          </table:table-cell>
          <table:table-cell office:value-type="float" office:value="0.19746" calcext:value-type="float">
            <text:p>0,20</text:p>
          </table:table-cell>
          <table:table-cell office:value-type="float" office:value="0.04566" calcext:value-type="float">
            <text:p>0,05</text:p>
          </table:table-cell>
          <table:table-cell office:value-type="float" office:value="0.01727" calcext:value-type="float">
            <text:p>0,02</text:p>
          </table:table-cell>
          <table:table-cell office:value-type="float" office:value="0.1444" calcext:value-type="float">
            <text:p>0,14</text:p>
          </table:table-cell>
          <table:table-cell office:value-type="float" office:value="0.06182" calcext:value-type="float">
            <text:p>0,06</text:p>
          </table:table-cell>
          <table:table-cell office:value-type="float" office:value="0.06507" calcext:value-type="float">
            <text:p>0,07</text:p>
          </table:table-cell>
          <table:table-cell office:value-type="float" office:value="0.02839" calcext:value-type="float">
            <text:p>0,03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good</text:p>
          </table:table-cell>
          <table:table-cell office:value-type="float" office:value="21" calcext:value-type="float">
            <text:p>21,00</text:p>
          </table:table-cell>
          <table:table-cell table:number-columns-repeated="5"/>
          <table:table-cell office:value-type="float" office:value="0.03176" calcext:value-type="float">
            <text:p>0,03</text:p>
          </table:table-cell>
          <table:table-cell office:value-type="float" office:value="0.0072" calcext:value-type="float">
            <text:p>0,01</text:p>
          </table:table-cell>
          <table:table-cell office:value-type="float" office:value="0.05966" calcext:value-type="float">
            <text:p>0,06</text:p>
          </table:table-cell>
          <table:table-cell office:value-type="float" office:value="0.01399" calcext:value-type="float">
            <text:p>0,01</text:p>
          </table:table-cell>
          <table:table-cell office:value-type="float" office:value="0.04276" calcext:value-type="float">
            <text:p>0,04</text:p>
          </table:table-cell>
          <table:table-cell office:value-type="float" office:value="0.01012" calcext:value-type="float">
            <text:p>0,01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metal_contamination</text:p>
          </table:table-cell>
          <table:table-cell office:value-type="float" office:value="11" calcext:value-type="float">
            <text:p>11,00</text:p>
          </table:table-cell>
          <table:table-cell office:value-type="float" office:value="0.3567" calcext:value-type="float">
            <text:p>0,36</text:p>
          </table:table-cell>
          <table:table-cell office:value-type="float" office:value="0.23664" calcext:value-type="float">
            <text:p>0,24</text:p>
          </table:table-cell>
          <table:table-cell table:formula="of:=AVERAGE([.G31:.H31])" office:value-type="float" office:value="0.10886" calcext:value-type="float">
            <text:p>0,11</text:p>
          </table:table-cell>
          <table:table-cell office:value-type="float" office:value="0.13" calcext:value-type="float">
            <text:p>0,13</text:p>
          </table:table-cell>
          <table:table-cell office:value-type="float" office:value="0.08772" calcext:value-type="float">
            <text:p>0,09</text:p>
          </table:table-cell>
          <table:table-cell office:value-type="float" office:value="0.05399" calcext:value-type="float">
            <text:p>0,05</text:p>
          </table:table-cell>
          <table:table-cell office:value-type="float" office:value="0.01373" calcext:value-type="float">
            <text:p>0,01</text:p>
          </table:table-cell>
          <table:table-cell office:value-type="float" office:value="0.23483" calcext:value-type="float">
            <text:p>0,23</text:p>
          </table:table-cell>
          <table:table-cell office:value-type="float" office:value="0.06362" calcext:value-type="float">
            <text:p>0,06</text:p>
          </table:table-cell>
          <table:table-cell office:value-type="float" office:value="0.08516" calcext:value-type="float">
            <text:p>0,09</text:p>
          </table:table-cell>
          <table:table-cell office:value-type="float" office:value="0.03342" calcext:value-type="float">
            <text:p>0,03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thread</text:p>
          </table:table-cell>
          <table:table-cell office:value-type="float" office:value="11" calcext:value-type="float">
            <text:p>11,00</text:p>
          </table:table-cell>
          <table:table-cell office:value-type="float" office:value="0.44223" calcext:value-type="float">
            <text:p>0,44</text:p>
          </table:table-cell>
          <table:table-cell office:value-type="float" office:value="0.33658" calcext:value-type="float">
            <text:p>0,34</text:p>
          </table:table-cell>
          <table:table-cell table:formula="of:=AVERAGE([.G32:.H32])" office:value-type="float" office:value="0.152755" calcext:value-type="float">
            <text:p>0,15</text:p>
          </table:table-cell>
          <table:table-cell office:value-type="float" office:value="0.16235" calcext:value-type="float">
            <text:p>0,16</text:p>
          </table:table-cell>
          <table:table-cell office:value-type="float" office:value="0.14316" calcext:value-type="float">
            <text:p>0,14</text:p>
          </table:table-cell>
          <table:table-cell office:value-type="float" office:value="0.06626" calcext:value-type="float">
            <text:p>0,07</text:p>
          </table:table-cell>
          <table:table-cell office:value-type="float" office:value="0.02083" calcext:value-type="float">
            <text:p>0,02</text:p>
          </table:table-cell>
          <table:table-cell office:value-type="float" office:value="0.21227" calcext:value-type="float">
            <text:p>0,21</text:p>
          </table:table-cell>
          <table:table-cell office:value-type="float" office:value="0.12607" calcext:value-type="float">
            <text:p>0,13</text:p>
          </table:table-cell>
          <table:table-cell office:value-type="float" office:value="0.11921" calcext:value-type="float">
            <text:p>0,12</text:p>
          </table:table-cell>
          <table:table-cell office:value-type="float" office:value="0.05196" calcext:value-type="float">
            <text:p>0,05</text:p>
          </table:table-cell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crack</text:p>
          </table:table-cell>
          <table:table-cell office:value-type="float" office:value="18" calcext:value-type="float">
            <text:p>18,00</text:p>
          </table:table-cell>
          <table:table-cell office:value-type="float" office:value="0.70058" calcext:value-type="float">
            <text:p>0,70</text:p>
          </table:table-cell>
          <table:table-cell office:value-type="float" office:value="0.51688" calcext:value-type="float">
            <text:p>0,52</text:p>
          </table:table-cell>
          <table:table-cell table:formula="of:=AVERAGE([.G33:.H33])" office:value-type="float" office:value="0.217655" calcext:value-type="float">
            <text:p>0,22</text:p>
          </table:table-cell>
          <table:table-cell office:value-type="float" office:value="0.20265" calcext:value-type="float">
            <text:p>0,20</text:p>
          </table:table-cell>
          <table:table-cell office:value-type="float" office:value="0.23266" calcext:value-type="float">
            <text:p>0,23</text:p>
          </table:table-cell>
          <table:table-cell office:value-type="float" office:value="0.07875" calcext:value-type="float">
            <text:p>0,08</text:p>
          </table:table-cell>
          <table:table-cell office:value-type="float" office:value="0.03076" calcext:value-type="float">
            <text:p>0,03</text:p>
          </table:table-cell>
          <table:table-cell office:value-type="float" office:value="0.24366" calcext:value-type="float">
            <text:p>0,24</text:p>
          </table:table-cell>
          <table:table-cell office:value-type="float" office:value="0.06584" calcext:value-type="float">
            <text:p>0,07</text:p>
          </table:table-cell>
          <table:table-cell office:value-type="float" office:value="0.17389" calcext:value-type="float">
            <text:p>0,17</text:p>
          </table:table-cell>
          <table:table-cell office:value-type="float" office:value="0.07375" calcext:value-type="float">
            <text:p>0,07</text:p>
          </table:table-cell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cut</text:p>
          </table:table-cell>
          <table:table-cell office:value-type="float" office:value="17" calcext:value-type="float">
            <text:p>17,00</text:p>
          </table:table-cell>
          <table:table-cell office:value-type="float" office:value="0.42886" calcext:value-type="float">
            <text:p>0,43</text:p>
          </table:table-cell>
          <table:table-cell office:value-type="float" office:value="0.32887" calcext:value-type="float">
            <text:p>0,33</text:p>
          </table:table-cell>
          <table:table-cell table:formula="of:=AVERAGE([.G34:.H34])" office:value-type="float" office:value="0.12864" calcext:value-type="float">
            <text:p>0,13</text:p>
          </table:table-cell>
          <table:table-cell office:value-type="float" office:value="0.14455" calcext:value-type="float">
            <text:p>0,14</text:p>
          </table:table-cell>
          <table:table-cell office:value-type="float" office:value="0.11273" calcext:value-type="float">
            <text:p>0,11</text:p>
          </table:table-cell>
          <table:table-cell office:value-type="float" office:value="0.05018" calcext:value-type="float">
            <text:p>0,05</text:p>
          </table:table-cell>
          <table:table-cell office:value-type="float" office:value="0.00732" calcext:value-type="float">
            <text:p>0,01</text:p>
          </table:table-cell>
          <table:table-cell office:value-type="float" office:value="0.18232" calcext:value-type="float">
            <text:p>0,18</text:p>
          </table:table-cell>
          <table:table-cell office:value-type="float" office:value="0.03258" calcext:value-type="float">
            <text:p>0,03</text:p>
          </table:table-cell>
          <table:table-cell office:value-type="float" office:value="0.09029" calcext:value-type="float">
            <text:p>0,09</text:p>
          </table:table-cell>
          <table:table-cell office:value-type="float" office:value="0.02144" calcext:value-type="float">
            <text:p>0,02</text:p>
          </table:table-cell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good</text:p>
          </table:table-cell>
          <table:table-cell office:value-type="float" office:value="40" calcext:value-type="float">
            <text:p>40,00</text:p>
          </table:table-cell>
          <table:table-cell table:number-columns-repeated="5"/>
          <table:table-cell office:value-type="float" office:value="0.04077" calcext:value-type="float">
            <text:p>0,04</text:p>
          </table:table-cell>
          <table:table-cell office:value-type="float" office:value="0.00487" calcext:value-type="float">
            <text:p>0,00</text:p>
          </table:table-cell>
          <table:table-cell office:value-type="float" office:value="0.10049" calcext:value-type="float">
            <text:p>0,10</text:p>
          </table:table-cell>
          <table:table-cell office:value-type="float" office:value="0.0282" calcext:value-type="float">
            <text:p>0,03</text:p>
          </table:table-cell>
          <table:table-cell office:value-type="float" office:value="0.07151" calcext:value-type="float">
            <text:p>0,07</text:p>
          </table:table-cell>
          <table:table-cell office:value-type="float" office:value="0.00866" calcext:value-type="float">
            <text:p>0,01</text:p>
          </table:table-cell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hole</text:p>
          </table:table-cell>
          <table:table-cell office:value-type="float" office:value="18" calcext:value-type="float">
            <text:p>18,00</text:p>
          </table:table-cell>
          <table:table-cell office:value-type="float" office:value="0.69629" calcext:value-type="float">
            <text:p>0,70</text:p>
          </table:table-cell>
          <table:table-cell office:value-type="float" office:value="0.52584" calcext:value-type="float">
            <text:p>0,53</text:p>
          </table:table-cell>
          <table:table-cell table:formula="of:=AVERAGE([.G36:.H36])" office:value-type="float" office:value="0.11074" calcext:value-type="float">
            <text:p>0,11</text:p>
          </table:table-cell>
          <table:table-cell office:value-type="float" office:value="0.09991" calcext:value-type="float">
            <text:p>0,10</text:p>
          </table:table-cell>
          <table:table-cell office:value-type="float" office:value="0.12157" calcext:value-type="float">
            <text:p>0,12</text:p>
          </table:table-cell>
          <table:table-cell office:value-type="float" office:value="0.05444" calcext:value-type="float">
            <text:p>0,05</text:p>
          </table:table-cell>
          <table:table-cell office:value-type="float" office:value="0.00591" calcext:value-type="float">
            <text:p>0,01</text:p>
          </table:table-cell>
          <table:table-cell office:value-type="float" office:value="0.26261" calcext:value-type="float">
            <text:p>0,26</text:p>
          </table:table-cell>
          <table:table-cell office:value-type="float" office:value="0.03691" calcext:value-type="float">
            <text:p>0,04</text:p>
          </table:table-cell>
          <table:table-cell office:value-type="float" office:value="0.09874" calcext:value-type="float">
            <text:p>0,10</text:p>
          </table:table-cell>
          <table:table-cell office:value-type="float" office:value="0.0128" calcext:value-type="float">
            <text:p>0,01</text:p>
          </table:table-cell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print</text:p>
          </table:table-cell>
          <table:table-cell office:value-type="float" office:value="17" calcext:value-type="float">
            <text:p>17,00</text:p>
          </table:table-cell>
          <table:table-cell office:value-type="float" office:value="0.68798" calcext:value-type="float">
            <text:p>0,69</text:p>
          </table:table-cell>
          <table:table-cell office:value-type="float" office:value="0.57138" calcext:value-type="float">
            <text:p>0,57</text:p>
          </table:table-cell>
          <table:table-cell table:formula="of:=AVERAGE([.G37:.H37])" office:value-type="float" office:value="0.156485" calcext:value-type="float">
            <text:p>0,16</text:p>
          </table:table-cell>
          <table:table-cell office:value-type="float" office:value="0.16071" calcext:value-type="float">
            <text:p>0,16</text:p>
          </table:table-cell>
          <table:table-cell office:value-type="float" office:value="0.15226" calcext:value-type="float">
            <text:p>0,15</text:p>
          </table:table-cell>
          <table:table-cell office:value-type="float" office:value="0.05416" calcext:value-type="float">
            <text:p>0,05</text:p>
          </table:table-cell>
          <table:table-cell office:value-type="float" office:value="0.00877" calcext:value-type="float">
            <text:p>0,01</text:p>
          </table:table-cell>
          <table:table-cell office:value-type="float" office:value="0.25567" calcext:value-type="float">
            <text:p>0,26</text:p>
          </table:table-cell>
          <table:table-cell office:value-type="float" office:value="0.09828" calcext:value-type="float">
            <text:p>0,10</text:p>
          </table:table-cell>
          <table:table-cell office:value-type="float" office:value="0.11242" calcext:value-type="float">
            <text:p>0,11</text:p>
          </table:table-cell>
          <table:table-cell office:value-type="float" office:value="0.02605" calcext:value-type="float">
            <text:p>0,03</text:p>
          </table:table-cell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color</text:p>
          </table:table-cell>
          <table:table-cell office:value-type="float" office:value="19" calcext:value-type="float">
            <text:p>19,00</text:p>
          </table:table-cell>
          <table:table-cell office:value-type="float" office:value="0.41672" calcext:value-type="float">
            <text:p>0,42</text:p>
          </table:table-cell>
          <table:table-cell office:value-type="float" office:value="0.26571" calcext:value-type="float">
            <text:p>0,27</text:p>
          </table:table-cell>
          <table:table-cell table:formula="of:=AVERAGE([.G38:.H38])" office:value-type="float" office:value="0.1409" calcext:value-type="float">
            <text:p>0,14</text:p>
          </table:table-cell>
          <table:table-cell office:value-type="float" office:value="0.14157" calcext:value-type="float">
            <text:p>0,14</text:p>
          </table:table-cell>
          <table:table-cell office:value-type="float" office:value="0.14023" calcext:value-type="float">
            <text:p>0,14</text:p>
          </table:table-cell>
          <table:table-cell office:value-type="float" office:value="0.04521" calcext:value-type="float">
            <text:p>0,05</text:p>
          </table:table-cell>
          <table:table-cell office:value-type="float" office:value="0.01009" calcext:value-type="float">
            <text:p>0,01</text:p>
          </table:table-cell>
          <table:table-cell office:value-type="float" office:value="0.17595" calcext:value-type="float">
            <text:p>0,18</text:p>
          </table:table-cell>
          <table:table-cell office:value-type="float" office:value="0.04618" calcext:value-type="float">
            <text:p>0,05</text:p>
          </table:table-cell>
          <table:table-cell office:value-type="float" office:value="0.05915" calcext:value-type="float">
            <text:p>0,06</text:p>
          </table:table-cell>
          <table:table-cell office:value-type="float" office:value="0.01694" calcext:value-type="float">
            <text:p>0,02</text:p>
          </table:table-cell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cut</text:p>
          </table:table-cell>
          <table:table-cell office:value-type="float" office:value="19" calcext:value-type="float">
            <text:p>19,00</text:p>
          </table:table-cell>
          <table:table-cell office:value-type="float" office:value="0.25857" calcext:value-type="float">
            <text:p>0,26</text:p>
          </table:table-cell>
          <table:table-cell office:value-type="float" office:value="0.31304" calcext:value-type="float">
            <text:p>0,31</text:p>
          </table:table-cell>
          <table:table-cell table:formula="of:=AVERAGE([.G39:.H39])" office:value-type="float" office:value="0.16459" calcext:value-type="float">
            <text:p>0,16</text:p>
          </table:table-cell>
          <table:table-cell office:value-type="float" office:value="0.1739" calcext:value-type="float">
            <text:p>0,17</text:p>
          </table:table-cell>
          <table:table-cell office:value-type="float" office:value="0.15528" calcext:value-type="float">
            <text:p>0,16</text:p>
          </table:table-cell>
          <table:table-cell office:value-type="float" office:value="0.07524" calcext:value-type="float">
            <text:p>0,08</text:p>
          </table:table-cell>
          <table:table-cell office:value-type="float" office:value="0.02087" calcext:value-type="float">
            <text:p>0,02</text:p>
          </table:table-cell>
          <table:table-cell office:value-type="float" office:value="0.22848" calcext:value-type="float">
            <text:p>0,23</text:p>
          </table:table-cell>
          <table:table-cell office:value-type="float" office:value="0.07386" calcext:value-type="float">
            <text:p>0,07</text:p>
          </table:table-cell>
          <table:table-cell office:value-type="float" office:value="0.12415" calcext:value-type="float">
            <text:p>0,12</text:p>
          </table:table-cell>
          <table:table-cell office:value-type="float" office:value="0.03925" calcext:value-type="float">
            <text:p>0,04</text:p>
          </table:table-cell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fold</text:p>
          </table:table-cell>
          <table:table-cell office:value-type="float" office:value="17" calcext:value-type="float">
            <text:p>17,00</text:p>
          </table:table-cell>
          <table:table-cell office:value-type="float" office:value="0.47013" calcext:value-type="float">
            <text:p>0,47</text:p>
          </table:table-cell>
          <table:table-cell office:value-type="float" office:value="0.39534" calcext:value-type="float">
            <text:p>0,40</text:p>
          </table:table-cell>
          <table:table-cell table:formula="of:=AVERAGE([.G40:.H40])" office:value-type="float" office:value="0.18061" calcext:value-type="float">
            <text:p>0,18</text:p>
          </table:table-cell>
          <table:table-cell office:value-type="float" office:value="0.17352" calcext:value-type="float">
            <text:p>0,17</text:p>
          </table:table-cell>
          <table:table-cell office:value-type="float" office:value="0.1877" calcext:value-type="float">
            <text:p>0,19</text:p>
          </table:table-cell>
          <table:table-cell office:value-type="float" office:value="0.07437" calcext:value-type="float">
            <text:p>0,07</text:p>
          </table:table-cell>
          <table:table-cell office:value-type="float" office:value="0.01702" calcext:value-type="float">
            <text:p>0,02</text:p>
          </table:table-cell>
          <table:table-cell office:value-type="float" office:value="0.21084" calcext:value-type="float">
            <text:p>0,21</text:p>
          </table:table-cell>
          <table:table-cell office:value-type="float" office:value="0.0402" calcext:value-type="float">
            <text:p>0,04</text:p>
          </table:table-cell>
          <table:table-cell office:value-type="float" office:value="0.14303" calcext:value-type="float">
            <text:p>0,14</text:p>
          </table:table-cell>
          <table:table-cell office:value-type="float" office:value="0.0342" calcext:value-type="float">
            <text:p>0,03</text:p>
          </table:table-cell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glue</text:p>
          </table:table-cell>
          <table:table-cell office:value-type="float" office:value="19" calcext:value-type="float">
            <text:p>19,00</text:p>
          </table:table-cell>
          <table:table-cell office:value-type="float" office:value="0.58933" calcext:value-type="float">
            <text:p>0,59</text:p>
          </table:table-cell>
          <table:table-cell office:value-type="float" office:value="0.44544" calcext:value-type="float">
            <text:p>0,45</text:p>
          </table:table-cell>
          <table:table-cell table:formula="of:=AVERAGE([.G41:.H41])" office:value-type="float" office:value="0.18593" calcext:value-type="float">
            <text:p>0,19</text:p>
          </table:table-cell>
          <table:table-cell office:value-type="float" office:value="0.18112" calcext:value-type="float">
            <text:p>0,18</text:p>
          </table:table-cell>
          <table:table-cell office:value-type="float" office:value="0.19074" calcext:value-type="float">
            <text:p>0,19</text:p>
          </table:table-cell>
          <table:table-cell office:value-type="float" office:value="0.07819" calcext:value-type="float">
            <text:p>0,08</text:p>
          </table:table-cell>
          <table:table-cell office:value-type="float" office:value="0.02173" calcext:value-type="float">
            <text:p>0,02</text:p>
          </table:table-cell>
          <table:table-cell office:value-type="float" office:value="0.32179" calcext:value-type="float">
            <text:p>0,32</text:p>
          </table:table-cell>
          <table:table-cell office:value-type="float" office:value="0.10425" calcext:value-type="float">
            <text:p>0,10</text:p>
          </table:table-cell>
          <table:table-cell office:value-type="float" office:value="0.11552" calcext:value-type="float">
            <text:p>0,12</text:p>
          </table:table-cell>
          <table:table-cell office:value-type="float" office:value="0.0422" calcext:value-type="float">
            <text:p>0,04</text:p>
          </table:table-cell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good</text:p>
          </table:table-cell>
          <table:table-cell office:value-type="float" office:value="32" calcext:value-type="float">
            <text:p>32,00</text:p>
          </table:table-cell>
          <table:table-cell table:number-columns-repeated="5"/>
          <table:table-cell office:value-type="float" office:value="0.01734" calcext:value-type="float">
            <text:p>0,02</text:p>
          </table:table-cell>
          <table:table-cell office:value-type="float" office:value="0.00297" calcext:value-type="float">
            <text:p>0,00</text:p>
          </table:table-cell>
          <table:table-cell office:value-type="float" office:value="0.03144" calcext:value-type="float">
            <text:p>0,03</text:p>
          </table:table-cell>
          <table:table-cell office:value-type="float" office:value="0.01492" calcext:value-type="float">
            <text:p>0,01</text:p>
          </table:table-cell>
          <table:table-cell office:value-type="float" office:value="0.02085" calcext:value-type="float">
            <text:p>0,02</text:p>
          </table:table-cell>
          <table:table-cell office:value-type="float" office:value="0.00329" calcext:value-type="float">
            <text:p>0,00</text:p>
          </table:table-cell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poke</text:p>
          </table:table-cell>
          <table:table-cell office:value-type="float" office:value="18" calcext:value-type="float">
            <text:p>18,00</text:p>
          </table:table-cell>
          <table:table-cell office:value-type="float" office:value="0.10273" calcext:value-type="float">
            <text:p>0,10</text:p>
          </table:table-cell>
          <table:table-cell office:value-type="float" office:value="0.34195" calcext:value-type="float">
            <text:p>0,34</text:p>
          </table:table-cell>
          <table:table-cell table:formula="of:=AVERAGE([.G43:.H43])" office:value-type="float" office:value="0.13517" calcext:value-type="float">
            <text:p>0,14</text:p>
          </table:table-cell>
          <table:table-cell office:value-type="float" office:value="0.05139" calcext:value-type="float">
            <text:p>0,05</text:p>
          </table:table-cell>
          <table:table-cell office:value-type="float" office:value="0.21895" calcext:value-type="float">
            <text:p>0,22</text:p>
          </table:table-cell>
          <table:table-cell office:value-type="float" office:value="0.09394" calcext:value-type="float">
            <text:p>0,09</text:p>
          </table:table-cell>
          <table:table-cell office:value-type="float" office:value="0.01837" calcext:value-type="float">
            <text:p>0,02</text:p>
          </table:table-cell>
          <table:table-cell office:value-type="float" office:value="0.26403" calcext:value-type="float">
            <text:p>0,26</text:p>
          </table:table-cell>
          <table:table-cell office:value-type="float" office:value="0.03809" calcext:value-type="float">
            <text:p>0,04</text:p>
          </table:table-cell>
          <table:table-cell office:value-type="float" office:value="0.16662" calcext:value-type="float">
            <text:p>0,17</text:p>
          </table:table-cell>
          <table:table-cell office:value-type="float" office:value="0.03677" calcext:value-type="float">
            <text:p>0,04</text:p>
          </table:table-cell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bent</text:p>
          </table:table-cell>
          <table:table-cell office:value-type="float" office:value="25" calcext:value-type="float">
            <text:p>25,00</text:p>
          </table:table-cell>
          <table:table-cell office:value-type="float" office:value="0.67431" calcext:value-type="float">
            <text:p>0,67</text:p>
          </table:table-cell>
          <table:table-cell office:value-type="float" office:value="0.45882" calcext:value-type="float">
            <text:p>0,46</text:p>
          </table:table-cell>
          <table:table-cell table:formula="of:=AVERAGE([.G44:.H44])" office:value-type="float" office:value="0.18811" calcext:value-type="float">
            <text:p>0,19</text:p>
          </table:table-cell>
          <table:table-cell office:value-type="float" office:value="0.15094" calcext:value-type="float">
            <text:p>0,15</text:p>
          </table:table-cell>
          <table:table-cell office:value-type="float" office:value="0.22528" calcext:value-type="float">
            <text:p>0,23</text:p>
          </table:table-cell>
          <table:table-cell office:value-type="float" office:value="0.0269" calcext:value-type="float">
            <text:p>0,03</text:p>
          </table:table-cell>
          <table:table-cell office:value-type="float" office:value="0.00399" calcext:value-type="float">
            <text:p>0,00</text:p>
          </table:table-cell>
          <table:table-cell office:value-type="float" office:value="0.17472" calcext:value-type="float">
            <text:p>0,17</text:p>
          </table:table-cell>
          <table:table-cell office:value-type="float" office:value="0.06431" calcext:value-type="float">
            <text:p>0,06</text:p>
          </table:table-cell>
          <table:table-cell office:value-type="float" office:value="0.04971" calcext:value-type="float">
            <text:p>0,05</text:p>
          </table:table-cell>
          <table:table-cell office:value-type="float" office:value="0.01955" calcext:value-type="float">
            <text:p>0,02</text:p>
          </table:table-cell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color</text:p>
          </table:table-cell>
          <table:table-cell office:value-type="float" office:value="22" calcext:value-type="float">
            <text:p>22,00</text:p>
          </table:table-cell>
          <table:table-cell office:value-type="float" office:value="0.56397" calcext:value-type="float">
            <text:p>0,56</text:p>
          </table:table-cell>
          <table:table-cell office:value-type="float" office:value="0.4274" calcext:value-type="float">
            <text:p>0,43</text:p>
          </table:table-cell>
          <table:table-cell table:formula="of:=AVERAGE([.G45:.H45])" office:value-type="float" office:value="0.25894" calcext:value-type="float">
            <text:p>0,26</text:p>
          </table:table-cell>
          <table:table-cell office:value-type="float" office:value="0.26615" calcext:value-type="float">
            <text:p>0,27</text:p>
          </table:table-cell>
          <table:table-cell office:value-type="float" office:value="0.25173" calcext:value-type="float">
            <text:p>0,25</text:p>
          </table:table-cell>
          <table:table-cell office:value-type="float" office:value="0.02409" calcext:value-type="float">
            <text:p>0,02</text:p>
          </table:table-cell>
          <table:table-cell office:value-type="float" office:value="0.00457" calcext:value-type="float">
            <text:p>0,00</text:p>
          </table:table-cell>
          <table:table-cell office:value-type="float" office:value="0.13411" calcext:value-type="float">
            <text:p>0,13</text:p>
          </table:table-cell>
          <table:table-cell office:value-type="float" office:value="0.06149" calcext:value-type="float">
            <text:p>0,06</text:p>
          </table:table-cell>
          <table:table-cell office:value-type="float" office:value="0.04498" calcext:value-type="float">
            <text:p>0,04</text:p>
          </table:table-cell>
          <table:table-cell office:value-type="float" office:value="0.01938" calcext:value-type="float">
            <text:p>0,02</text:p>
          </table:table-cell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flip</text:p>
          </table:table-cell>
          <table:table-cell office:value-type="float" office:value="23" calcext:value-type="float">
            <text:p>23,00</text:p>
          </table:table-cell>
          <table:table-cell office:value-type="float" office:value="0.81672" calcext:value-type="float">
            <text:p>0,82</text:p>
          </table:table-cell>
          <table:table-cell office:value-type="float" office:value="0.84736" calcext:value-type="float">
            <text:p>0,85</text:p>
          </table:table-cell>
          <table:table-cell table:formula="of:=AVERAGE([.G46:.H46])" office:value-type="float" office:value="0.02732" calcext:value-type="float">
            <text:p>0,03</text:p>
          </table:table-cell>
          <table:table-cell office:value-type="float" office:value="0.02833" calcext:value-type="float">
            <text:p>0,03</text:p>
          </table:table-cell>
          <table:table-cell office:value-type="float" office:value="0.02631" calcext:value-type="float">
            <text:p>0,03</text:p>
          </table:table-cell>
          <table:table-cell office:value-type="float" office:value="0.0663" calcext:value-type="float">
            <text:p>0,07</text:p>
          </table:table-cell>
          <table:table-cell office:value-type="float" office:value="0.00379" calcext:value-type="float">
            <text:p>0,00</text:p>
          </table:table-cell>
          <table:table-cell office:value-type="float" office:value="0.12897" calcext:value-type="float">
            <text:p>0,13</text:p>
          </table:table-cell>
          <table:table-cell office:value-type="float" office:value="0.00662" calcext:value-type="float">
            <text:p>0,01</text:p>
          </table:table-cell>
          <table:table-cell office:value-type="float" office:value="0.10361" calcext:value-type="float">
            <text:p>0,10</text:p>
          </table:table-cell>
          <table:table-cell office:value-type="float" office:value="0.00507" calcext:value-type="float">
            <text:p>0,01</text:p>
          </table:table-cell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good</text:p>
          </table:table-cell>
          <table:table-cell office:value-type="float" office:value="22" calcext:value-type="float">
            <text:p>22,00</text:p>
          </table:table-cell>
          <table:table-cell table:number-columns-repeated="5"/>
          <table:table-cell office:value-type="float" office:value="0.01935" calcext:value-type="float">
            <text:p>0,02</text:p>
          </table:table-cell>
          <table:table-cell office:value-type="float" office:value="0.00269" calcext:value-type="float">
            <text:p>0,00</text:p>
          </table:table-cell>
          <table:table-cell office:value-type="float" office:value="0.04488" calcext:value-type="float">
            <text:p>0,04</text:p>
          </table:table-cell>
          <table:table-cell office:value-type="float" office:value="0.01034" calcext:value-type="float">
            <text:p>0,01</text:p>
          </table:table-cell>
          <table:table-cell office:value-type="float" office:value="0.02981" calcext:value-type="float">
            <text:p>0,03</text:p>
          </table:table-cell>
          <table:table-cell office:value-type="float" office:value="0.00488" calcext:value-type="float">
            <text:p>0,00</text:p>
          </table:table-cell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scratch</text:p>
          </table:table-cell>
          <table:table-cell office:value-type="float" office:value="23" calcext:value-type="float">
            <text:p>23,00</text:p>
          </table:table-cell>
          <table:table-cell office:value-type="float" office:value="0.71159" calcext:value-type="float">
            <text:p>0,71</text:p>
          </table:table-cell>
          <table:table-cell office:value-type="float" office:value="0.62838" calcext:value-type="float">
            <text:p>0,63</text:p>
          </table:table-cell>
          <table:table-cell table:formula="of:=AVERAGE([.G48:.H48])" office:value-type="float" office:value="0.10296" calcext:value-type="float">
            <text:p>0,10</text:p>
          </table:table-cell>
          <table:table-cell office:value-type="float" office:value="0.08198" calcext:value-type="float">
            <text:p>0,08</text:p>
          </table:table-cell>
          <table:table-cell office:value-type="float" office:value="0.12394" calcext:value-type="float">
            <text:p>0,12</text:p>
          </table:table-cell>
          <table:table-cell office:value-type="float" office:value="0.03182" calcext:value-type="float">
            <text:p>0,03</text:p>
          </table:table-cell>
          <table:table-cell office:value-type="float" office:value="0.00718" calcext:value-type="float">
            <text:p>0,01</text:p>
          </table:table-cell>
          <table:table-cell office:value-type="float" office:value="0.13315" calcext:value-type="float">
            <text:p>0,13</text:p>
          </table:table-cell>
          <table:table-cell office:value-type="float" office:value="0.03379" calcext:value-type="float">
            <text:p>0,03</text:p>
          </table:table-cell>
          <table:table-cell office:value-type="float" office:value="0.07203" calcext:value-type="float">
            <text:p>0,07</text:p>
          </table:table-cell>
          <table:table-cell office:value-type="float" office:value="0.02241" calcext:value-type="float">
            <text:p>0,02</text:p>
          </table:table-cell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olor</text:p>
          </table:table-cell>
          <table:table-cell office:value-type="float" office:value="25" calcext:value-type="float">
            <text:p>25,00</text:p>
          </table:table-cell>
          <table:table-cell office:value-type="float" office:value="0.30933" calcext:value-type="float">
            <text:p>0,31</text:p>
          </table:table-cell>
          <table:table-cell office:value-type="float" office:value="0.21698" calcext:value-type="float">
            <text:p>0,22</text:p>
          </table:table-cell>
          <table:table-cell table:formula="of:=AVERAGE([.G49:.H49])" office:value-type="float" office:value="0.17023" calcext:value-type="float">
            <text:p>0,17</text:p>
          </table:table-cell>
          <table:table-cell office:value-type="float" office:value="0.20854" calcext:value-type="float">
            <text:p>0,21</text:p>
          </table:table-cell>
          <table:table-cell office:value-type="float" office:value="0.13192" calcext:value-type="float">
            <text:p>0,13</text:p>
          </table:table-cell>
          <table:table-cell office:value-type="float" office:value="0.02179" calcext:value-type="float">
            <text:p>0,02</text:p>
          </table:table-cell>
          <table:table-cell office:value-type="float" office:value="0.00229" calcext:value-type="float">
            <text:p>0,00</text:p>
          </table:table-cell>
          <table:table-cell office:value-type="float" office:value="0.09295" calcext:value-type="float">
            <text:p>0,09</text:p>
          </table:table-cell>
          <table:table-cell office:value-type="float" office:value="0.03712" calcext:value-type="float">
            <text:p>0,04</text:p>
          </table:table-cell>
          <table:table-cell office:value-type="float" office:value="0.03212" calcext:value-type="float">
            <text:p>0,03</text:p>
          </table:table-cell>
          <table:table-cell office:value-type="float" office:value="0.004" calcext:value-type="float">
            <text:p>0,00</text:p>
          </table:table-cell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ombined</text:p>
          </table:table-cell>
          <table:table-cell office:value-type="float" office:value="17" calcext:value-type="float">
            <text:p>17,00</text:p>
          </table:table-cell>
          <table:table-cell office:value-type="float" office:value="0.55297" calcext:value-type="float">
            <text:p>0,55</text:p>
          </table:table-cell>
          <table:table-cell office:value-type="float" office:value="0.39112" calcext:value-type="float">
            <text:p>0,39</text:p>
          </table:table-cell>
          <table:table-cell table:formula="of:=AVERAGE([.G50:.H50])" office:value-type="float" office:value="0.13731" calcext:value-type="float">
            <text:p>0,14</text:p>
          </table:table-cell>
          <table:table-cell office:value-type="float" office:value="0.14935" calcext:value-type="float">
            <text:p>0,15</text:p>
          </table:table-cell>
          <table:table-cell office:value-type="float" office:value="0.12527" calcext:value-type="float">
            <text:p>0,13</text:p>
          </table:table-cell>
          <table:table-cell office:value-type="float" office:value="0.03224" calcext:value-type="float">
            <text:p>0,03</text:p>
          </table:table-cell>
          <table:table-cell office:value-type="float" office:value="0.00578" calcext:value-type="float">
            <text:p>0,01</text:p>
          </table:table-cell>
          <table:table-cell office:value-type="float" office:value="0.13492" calcext:value-type="float">
            <text:p>0,13</text:p>
          </table:table-cell>
          <table:table-cell office:value-type="float" office:value="0.0404" calcext:value-type="float">
            <text:p>0,04</text:p>
          </table:table-cell>
          <table:table-cell office:value-type="float" office:value="0.05615" calcext:value-type="float">
            <text:p>0,06</text:p>
          </table:table-cell>
          <table:table-cell office:value-type="float" office:value="0.01564" calcext:value-type="float">
            <text:p>0,02</text:p>
          </table:table-cell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ontamination</text:p>
          </table:table-cell>
          <table:table-cell office:value-type="float" office:value="21" calcext:value-type="float">
            <text:p>21,00</text:p>
          </table:table-cell>
          <table:table-cell office:value-type="float" office:value="0.68352" calcext:value-type="float">
            <text:p>0,68</text:p>
          </table:table-cell>
          <table:table-cell office:value-type="float" office:value="0.48799" calcext:value-type="float">
            <text:p>0,49</text:p>
          </table:table-cell>
          <table:table-cell table:formula="of:=AVERAGE([.G51:.H51])" office:value-type="float" office:value="0.15905" calcext:value-type="float">
            <text:p>0,16</text:p>
          </table:table-cell>
          <table:table-cell office:value-type="float" office:value="0.16394" calcext:value-type="float">
            <text:p>0,16</text:p>
          </table:table-cell>
          <table:table-cell office:value-type="float" office:value="0.15416" calcext:value-type="float">
            <text:p>0,15</text:p>
          </table:table-cell>
          <table:table-cell office:value-type="float" office:value="0.02843" calcext:value-type="float">
            <text:p>0,03</text:p>
          </table:table-cell>
          <table:table-cell office:value-type="float" office:value="0.00549" calcext:value-type="float">
            <text:p>0,01</text:p>
          </table:table-cell>
          <table:table-cell office:value-type="float" office:value="0.17215" calcext:value-type="float">
            <text:p>0,17</text:p>
          </table:table-cell>
          <table:table-cell office:value-type="float" office:value="0.07672" calcext:value-type="float">
            <text:p>0,08</text:p>
          </table:table-cell>
          <table:table-cell office:value-type="float" office:value="0.04783" calcext:value-type="float">
            <text:p>0,05</text:p>
          </table:table-cell>
          <table:table-cell office:value-type="float" office:value="0.01174" calcext:value-type="float">
            <text:p>0,01</text:p>
          </table:table-cell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rack</text:p>
          </table:table-cell>
          <table:table-cell office:value-type="float" office:value="26" calcext:value-type="float">
            <text:p>26,00</text:p>
          </table:table-cell>
          <table:table-cell office:value-type="float" office:value="0.4708" calcext:value-type="float">
            <text:p>0,47</text:p>
          </table:table-cell>
          <table:table-cell office:value-type="float" office:value="0.32417" calcext:value-type="float">
            <text:p>0,32</text:p>
          </table:table-cell>
          <table:table-cell table:formula="of:=AVERAGE([.G52:.H52])" office:value-type="float" office:value="0.19581" calcext:value-type="float">
            <text:p>0,20</text:p>
          </table:table-cell>
          <table:table-cell office:value-type="float" office:value="0.19538" calcext:value-type="float">
            <text:p>0,20</text:p>
          </table:table-cell>
          <table:table-cell office:value-type="float" office:value="0.19624" calcext:value-type="float">
            <text:p>0,20</text:p>
          </table:table-cell>
          <table:table-cell office:value-type="float" office:value="0.02204" calcext:value-type="float">
            <text:p>0,02</text:p>
          </table:table-cell>
          <table:table-cell office:value-type="float" office:value="0.00379" calcext:value-type="float">
            <text:p>0,00</text:p>
          </table:table-cell>
          <table:table-cell office:value-type="float" office:value="0.08796" calcext:value-type="float">
            <text:p>0,09</text:p>
          </table:table-cell>
          <table:table-cell office:value-type="float" office:value="0.02923" calcext:value-type="float">
            <text:p>0,03</text:p>
          </table:table-cell>
          <table:table-cell office:value-type="float" office:value="0.03548" calcext:value-type="float">
            <text:p>0,04</text:p>
          </table:table-cell>
          <table:table-cell office:value-type="float" office:value="0.00765" calcext:value-type="float">
            <text:p>0,01</text:p>
          </table:table-cell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faulty_imprint</text:p>
          </table:table-cell>
          <table:table-cell office:value-type="float" office:value="19" calcext:value-type="float">
            <text:p>19,00</text:p>
          </table:table-cell>
          <table:table-cell office:value-type="float" office:value="0.61003" calcext:value-type="float">
            <text:p>0,61</text:p>
          </table:table-cell>
          <table:table-cell office:value-type="float" office:value="0.51099" calcext:value-type="float">
            <text:p>0,51</text:p>
          </table:table-cell>
          <table:table-cell table:formula="of:=AVERAGE([.G53:.H53])" office:value-type="float" office:value="0.19619" calcext:value-type="float">
            <text:p>0,20</text:p>
          </table:table-cell>
          <table:table-cell office:value-type="float" office:value="0.1849" calcext:value-type="float">
            <text:p>0,18</text:p>
          </table:table-cell>
          <table:table-cell office:value-type="float" office:value="0.20748" calcext:value-type="float">
            <text:p>0,21</text:p>
          </table:table-cell>
          <table:table-cell office:value-type="float" office:value="0.02615" calcext:value-type="float">
            <text:p>0,03</text:p>
          </table:table-cell>
          <table:table-cell office:value-type="float" office:value="0.00433" calcext:value-type="float">
            <text:p>0,00</text:p>
          </table:table-cell>
          <table:table-cell office:value-type="float" office:value="0.09898" calcext:value-type="float">
            <text:p>0,10</text:p>
          </table:table-cell>
          <table:table-cell office:value-type="float" office:value="0.02187" calcext:value-type="float">
            <text:p>0,02</text:p>
          </table:table-cell>
          <table:table-cell office:value-type="float" office:value="0.04759" calcext:value-type="float">
            <text:p>0,05</text:p>
          </table:table-cell>
          <table:table-cell office:value-type="float" office:value="0.01149" calcext:value-type="float">
            <text:p>0,01</text:p>
          </table:table-cell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good</text:p>
          </table:table-cell>
          <table:table-cell office:value-type="float" office:value="26" calcext:value-type="float">
            <text:p>26,00</text:p>
          </table:table-cell>
          <table:table-cell table:number-columns-repeated="5"/>
          <table:table-cell office:value-type="float" office:value="0.01829" calcext:value-type="float">
            <text:p>0,02</text:p>
          </table:table-cell>
          <table:table-cell office:value-type="float" office:value="0.00272" calcext:value-type="float">
            <text:p>0,00</text:p>
          </table:table-cell>
          <table:table-cell office:value-type="float" office:value="0.0461" calcext:value-type="float">
            <text:p>0,05</text:p>
          </table:table-cell>
          <table:table-cell office:value-type="float" office:value="0.01264" calcext:value-type="float">
            <text:p>0,01</text:p>
          </table:table-cell>
          <table:table-cell office:value-type="float" office:value="0.02735" calcext:value-type="float">
            <text:p>0,03</text:p>
          </table:table-cell>
          <table:table-cell office:value-type="float" office:value="0.00433" calcext:value-type="float">
            <text:p>0,00</text:p>
          </table:table-cell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pill_type</text:p>
          </table:table-cell>
          <table:table-cell office:value-type="float" office:value="9" calcext:value-type="float">
            <text:p>9,00</text:p>
          </table:table-cell>
          <table:table-cell office:value-type="float" office:value="0.51749" calcext:value-type="float">
            <text:p>0,52</text:p>
          </table:table-cell>
          <table:table-cell office:value-type="float" office:value="0.47363" calcext:value-type="float">
            <text:p>0,47</text:p>
          </table:table-cell>
          <table:table-cell table:formula="of:=AVERAGE([.G55:.H55])" office:value-type="float" office:value="0.309895" calcext:value-type="float">
            <text:p>0,31</text:p>
          </table:table-cell>
          <table:table-cell office:value-type="float" office:value="0.26273" calcext:value-type="float">
            <text:p>0,26</text:p>
          </table:table-cell>
          <table:table-cell office:value-type="float" office:value="0.35706" calcext:value-type="float">
            <text:p>0,36</text:p>
          </table:table-cell>
          <table:table-cell office:value-type="float" office:value="0.07443" calcext:value-type="float">
            <text:p>0,07</text:p>
          </table:table-cell>
          <table:table-cell office:value-type="float" office:value="0.03178" calcext:value-type="float">
            <text:p>0,03</text:p>
          </table:table-cell>
          <table:table-cell office:value-type="float" office:value="0.19273" calcext:value-type="float">
            <text:p>0,19</text:p>
          </table:table-cell>
          <table:table-cell office:value-type="float" office:value="0.04621" calcext:value-type="float">
            <text:p>0,05</text:p>
          </table:table-cell>
          <table:table-cell office:value-type="float" office:value="0.13214" calcext:value-type="float">
            <text:p>0,13</text:p>
          </table:table-cell>
          <table:table-cell office:value-type="float" office:value="0.04469" calcext:value-type="float">
            <text:p>0,04</text:p>
          </table:table-cell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scratch</text:p>
          </table:table-cell>
          <table:table-cell office:value-type="float" office:value="24" calcext:value-type="float">
            <text:p>24,00</text:p>
          </table:table-cell>
          <table:table-cell office:value-type="float" office:value="0.62285" calcext:value-type="float">
            <text:p>0,62</text:p>
          </table:table-cell>
          <table:table-cell office:value-type="float" office:value="0.48629" calcext:value-type="float">
            <text:p>0,49</text:p>
          </table:table-cell>
          <table:table-cell table:formula="of:=AVERAGE([.G56:.H56])" office:value-type="float" office:value="0.207825" calcext:value-type="float">
            <text:p>0,21</text:p>
          </table:table-cell>
          <table:table-cell office:value-type="float" office:value="0.15311" calcext:value-type="float">
            <text:p>0,15</text:p>
          </table:table-cell>
          <table:table-cell office:value-type="float" office:value="0.26254" calcext:value-type="float">
            <text:p>0,26</text:p>
          </table:table-cell>
          <table:table-cell office:value-type="float" office:value="0.02484" calcext:value-type="float">
            <text:p>0,02</text:p>
          </table:table-cell>
          <table:table-cell office:value-type="float" office:value="0.00441" calcext:value-type="float">
            <text:p>0,00</text:p>
          </table:table-cell>
          <table:table-cell office:value-type="float" office:value="0.12036" calcext:value-type="float">
            <text:p>0,12</text:p>
          </table:table-cell>
          <table:table-cell office:value-type="float" office:value="0.02925" calcext:value-type="float">
            <text:p>0,03</text:p>
          </table:table-cell>
          <table:table-cell office:value-type="float" office:value="0.04408" calcext:value-type="float">
            <text:p>0,04</text:p>
          </table:table-cell>
          <table:table-cell office:value-type="float" office:value="0.01455" calcext:value-type="float">
            <text:p>0,01</text:p>
          </table:table-cell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good</text:p>
          </table:table-cell>
          <table:table-cell office:value-type="float" office:value="41" calcext:value-type="float">
            <text:p>41,00</text:p>
          </table:table-cell>
          <table:table-cell table:number-columns-repeated="5"/>
          <table:table-cell office:value-type="float" office:value="0.02367" calcext:value-type="float">
            <text:p>0,02</text:p>
          </table:table-cell>
          <table:table-cell office:value-type="float" office:value="0.00482" calcext:value-type="float">
            <text:p>0,00</text:p>
          </table:table-cell>
          <table:table-cell office:value-type="float" office:value="0.06349" calcext:value-type="float">
            <text:p>0,06</text:p>
          </table:table-cell>
          <table:table-cell office:value-type="float" office:value="0.02124" calcext:value-type="float">
            <text:p>0,02</text:p>
          </table:table-cell>
          <table:table-cell office:value-type="float" office:value="0.03621" calcext:value-type="float">
            <text:p>0,04</text:p>
          </table:table-cell>
          <table:table-cell office:value-type="float" office:value="0.00725" calcext:value-type="float">
            <text:p>0,01</text:p>
          </table:table-cell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manipulated_front</text:p>
          </table:table-cell>
          <table:table-cell office:value-type="float" office:value="24" calcext:value-type="float">
            <text:p>24,00</text:p>
          </table:table-cell>
          <table:table-cell office:value-type="float" office:value="0.14849" calcext:value-type="float">
            <text:p>0,15</text:p>
          </table:table-cell>
          <table:table-cell office:value-type="float" office:value="0.13317" calcext:value-type="float">
            <text:p>0,13</text:p>
          </table:table-cell>
          <table:table-cell table:formula="of:=AVERAGE([.G58:.H58])" office:value-type="float" office:value="0.15731" calcext:value-type="float">
            <text:p>0,16</text:p>
          </table:table-cell>
          <table:table-cell office:value-type="float" office:value="0.14596" calcext:value-type="float">
            <text:p>0,15</text:p>
          </table:table-cell>
          <table:table-cell office:value-type="float" office:value="0.16866" calcext:value-type="float">
            <text:p>0,17</text:p>
          </table:table-cell>
          <table:table-cell office:value-type="float" office:value="0.02874" calcext:value-type="float">
            <text:p>0,03</text:p>
          </table:table-cell>
          <table:table-cell office:value-type="float" office:value="0.00476" calcext:value-type="float">
            <text:p>0,00</text:p>
          </table:table-cell>
          <table:table-cell office:value-type="float" office:value="0.08942" calcext:value-type="float">
            <text:p>0,09</text:p>
          </table:table-cell>
          <table:table-cell office:value-type="float" office:value="0.03615" calcext:value-type="float">
            <text:p>0,04</text:p>
          </table:table-cell>
          <table:table-cell office:value-type="float" office:value="0.04298" calcext:value-type="float">
            <text:p>0,04</text:p>
          </table:table-cell>
          <table:table-cell office:value-type="float" office:value="0.0091" calcext:value-type="float">
            <text:p>0,01</text:p>
          </table:table-cell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scratch_head</text:p>
          </table:table-cell>
          <table:table-cell office:value-type="float" office:value="24" calcext:value-type="float">
            <text:p>24,00</text:p>
          </table:table-cell>
          <table:table-cell office:value-type="float" office:value="0.09288" calcext:value-type="float">
            <text:p>0,09</text:p>
          </table:table-cell>
          <table:table-cell office:value-type="float" office:value="0.05798" calcext:value-type="float">
            <text:p>0,06</text:p>
          </table:table-cell>
          <table:table-cell table:formula="of:=AVERAGE([.G59:.H59])" office:value-type="float" office:value="0.089445" calcext:value-type="float">
            <text:p>0,09</text:p>
          </table:table-cell>
          <table:table-cell office:value-type="float" office:value="0.07706" calcext:value-type="float">
            <text:p>0,08</text:p>
          </table:table-cell>
          <table:table-cell office:value-type="float" office:value="0.10183" calcext:value-type="float">
            <text:p>0,10</text:p>
          </table:table-cell>
          <table:table-cell office:value-type="float" office:value="0.02708" calcext:value-type="float">
            <text:p>0,03</text:p>
          </table:table-cell>
          <table:table-cell office:value-type="float" office:value="0.00495" calcext:value-type="float">
            <text:p>0,00</text:p>
          </table:table-cell>
          <table:table-cell office:value-type="float" office:value="0.07219" calcext:value-type="float">
            <text:p>0,07</text:p>
          </table:table-cell>
          <table:table-cell office:value-type="float" office:value="0.01344" calcext:value-type="float">
            <text:p>0,01</text:p>
          </table:table-cell>
          <table:table-cell office:value-type="float" office:value="0.0415" calcext:value-type="float">
            <text:p>0,04</text:p>
          </table:table-cell>
          <table:table-cell office:value-type="float" office:value="0.00798" calcext:value-type="float">
            <text:p>0,01</text:p>
          </table:table-cell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scratch_neck</text:p>
          </table:table-cell>
          <table:table-cell office:value-type="float" office:value="25" calcext:value-type="float">
            <text:p>25,00</text:p>
          </table:table-cell>
          <table:table-cell office:value-type="float" office:value="0.3857" calcext:value-type="float">
            <text:p>0,39</text:p>
          </table:table-cell>
          <table:table-cell office:value-type="float" office:value="0.25976" calcext:value-type="float">
            <text:p>0,26</text:p>
          </table:table-cell>
          <table:table-cell table:formula="of:=AVERAGE([.G60:.H60])" office:value-type="float" office:value="0.17362" calcext:value-type="float">
            <text:p>0,17</text:p>
          </table:table-cell>
          <table:table-cell office:value-type="float" office:value="0.21798" calcext:value-type="float">
            <text:p>0,22</text:p>
          </table:table-cell>
          <table:table-cell office:value-type="float" office:value="0.12926" calcext:value-type="float">
            <text:p>0,13</text:p>
          </table:table-cell>
          <table:table-cell office:value-type="float" office:value="0.02649" calcext:value-type="float">
            <text:p>0,03</text:p>
          </table:table-cell>
          <table:table-cell office:value-type="float" office:value="0.00391" calcext:value-type="float">
            <text:p>0,00</text:p>
          </table:table-cell>
          <table:table-cell office:value-type="float" office:value="0.10284" calcext:value-type="float">
            <text:p>0,10</text:p>
          </table:table-cell>
          <table:table-cell office:value-type="float" office:value="0.0343" calcext:value-type="float">
            <text:p>0,03</text:p>
          </table:table-cell>
          <table:table-cell office:value-type="float" office:value="0.03989" calcext:value-type="float">
            <text:p>0,04</text:p>
          </table:table-cell>
          <table:table-cell office:value-type="float" office:value="0.00599" calcext:value-type="float">
            <text:p>0,01</text:p>
          </table:table-cell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thread_side</text:p>
          </table:table-cell>
          <table:table-cell office:value-type="float" office:value="23" calcext:value-type="float">
            <text:p>23,00</text:p>
          </table:table-cell>
          <table:table-cell office:value-type="float" office:value="0.02613" calcext:value-type="float">
            <text:p>0,03</text:p>
          </table:table-cell>
          <table:table-cell office:value-type="float" office:value="0.02636" calcext:value-type="float">
            <text:p>0,03</text:p>
          </table:table-cell>
          <table:table-cell table:formula="of:=AVERAGE([.G61:.H61])" office:value-type="float" office:value="0.04402" calcext:value-type="float">
            <text:p>0,04</text:p>
          </table:table-cell>
          <table:table-cell office:value-type="float" office:value="0.03647" calcext:value-type="float">
            <text:p>0,04</text:p>
          </table:table-cell>
          <table:table-cell office:value-type="float" office:value="0.05157" calcext:value-type="float">
            <text:p>0,05</text:p>
          </table:table-cell>
          <table:table-cell office:value-type="float" office:value="0.02587" calcext:value-type="float">
            <text:p>0,03</text:p>
          </table:table-cell>
          <table:table-cell office:value-type="float" office:value="0.00402" calcext:value-type="float">
            <text:p>0,00</text:p>
          </table:table-cell>
          <table:table-cell office:value-type="float" office:value="0.07055" calcext:value-type="float">
            <text:p>0,07</text:p>
          </table:table-cell>
          <table:table-cell office:value-type="float" office:value="0.0174" calcext:value-type="float">
            <text:p>0,02</text:p>
          </table:table-cell>
          <table:table-cell office:value-type="float" office:value="0.0384" calcext:value-type="float">
            <text:p>0,04</text:p>
          </table:table-cell>
          <table:table-cell office:value-type="float" office:value="0.00621" calcext:value-type="float">
            <text:p>0,01</text:p>
          </table:table-cell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thread_top</text:p>
          </table:table-cell>
          <table:table-cell office:value-type="float" office:value="23" calcext:value-type="float">
            <text:p>23,00</text:p>
          </table:table-cell>
          <table:table-cell office:value-type="float" office:value="0.22946" calcext:value-type="float">
            <text:p>0,23</text:p>
          </table:table-cell>
          <table:table-cell office:value-type="float" office:value="0.18034" calcext:value-type="float">
            <text:p>0,18</text:p>
          </table:table-cell>
          <table:table-cell table:formula="of:=AVERAGE([.G62:.H62])" office:value-type="float" office:value="0.197795" calcext:value-type="float">
            <text:p>0,20</text:p>
          </table:table-cell>
          <table:table-cell office:value-type="float" office:value="0.21165" calcext:value-type="float">
            <text:p>0,21</text:p>
          </table:table-cell>
          <table:table-cell office:value-type="float" office:value="0.18394" calcext:value-type="float">
            <text:p>0,18</text:p>
          </table:table-cell>
          <table:table-cell office:value-type="float" office:value="0.02833" calcext:value-type="float">
            <text:p>0,03</text:p>
          </table:table-cell>
          <table:table-cell office:value-type="float" office:value="0.00441" calcext:value-type="float">
            <text:p>0,00</text:p>
          </table:table-cell>
          <table:table-cell office:value-type="float" office:value="0.08463" calcext:value-type="float">
            <text:p>0,08</text:p>
          </table:table-cell>
          <table:table-cell office:value-type="float" office:value="0.02404" calcext:value-type="float">
            <text:p>0,02</text:p>
          </table:table-cell>
          <table:table-cell office:value-type="float" office:value="0.04243" calcext:value-type="float">
            <text:p>0,04</text:p>
          </table:table-cell>
          <table:table-cell office:value-type="float" office:value="0.00732" calcext:value-type="float">
            <text:p>0,01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crack</text:p>
          </table:table-cell>
          <table:table-cell office:value-type="float" office:value="17" calcext:value-type="float">
            <text:p>17,00</text:p>
          </table:table-cell>
          <table:table-cell office:value-type="float" office:value="0.41174" calcext:value-type="float">
            <text:p>0,41</text:p>
          </table:table-cell>
          <table:table-cell office:value-type="float" office:value="0.26148" calcext:value-type="float">
            <text:p>0,26</text:p>
          </table:table-cell>
          <table:table-cell table:formula="of:=AVERAGE([.G63:.H63])" office:value-type="float" office:value="0.094685" calcext:value-type="float">
            <text:p>0,09</text:p>
          </table:table-cell>
          <table:table-cell office:value-type="float" office:value="0.12532" calcext:value-type="float">
            <text:p>0,13</text:p>
          </table:table-cell>
          <table:table-cell office:value-type="float" office:value="0.06405" calcext:value-type="float">
            <text:p>0,06</text:p>
          </table:table-cell>
          <table:table-cell office:value-type="float" office:value="0.11893" calcext:value-type="float">
            <text:p>0,12</text:p>
          </table:table-cell>
          <table:table-cell office:value-type="float" office:value="0.0277" calcext:value-type="float">
            <text:p>0,03</text:p>
          </table:table-cell>
          <table:table-cell office:value-type="float" office:value="0.29068" calcext:value-type="float">
            <text:p>0,29</text:p>
          </table:table-cell>
          <table:table-cell office:value-type="float" office:value="0.04282" calcext:value-type="float">
            <text:p>0,04</text:p>
          </table:table-cell>
          <table:table-cell office:value-type="float" office:value="0.19997" calcext:value-type="float">
            <text:p>0,20</text:p>
          </table:table-cell>
          <table:table-cell office:value-type="float" office:value="0.04019" calcext:value-type="float">
            <text:p>0,04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glue_strip</text:p>
          </table:table-cell>
          <table:table-cell office:value-type="float" office:value="18" calcext:value-type="float">
            <text:p>18,00</text:p>
          </table:table-cell>
          <table:table-cell office:value-type="float" office:value="0.88089" calcext:value-type="float">
            <text:p>0,88</text:p>
          </table:table-cell>
          <table:table-cell office:value-type="float" office:value="0.80039" calcext:value-type="float">
            <text:p>0,80</text:p>
          </table:table-cell>
          <table:table-cell table:formula="of:=AVERAGE([.G64:.H64])" office:value-type="float" office:value="0.072035" calcext:value-type="float">
            <text:p>0,07</text:p>
          </table:table-cell>
          <table:table-cell office:value-type="float" office:value="0.0535" calcext:value-type="float">
            <text:p>0,05</text:p>
          </table:table-cell>
          <table:table-cell office:value-type="float" office:value="0.09057" calcext:value-type="float">
            <text:p>0,09</text:p>
          </table:table-cell>
          <table:table-cell office:value-type="float" office:value="0.12284" calcext:value-type="float">
            <text:p>0,12</text:p>
          </table:table-cell>
          <table:table-cell office:value-type="float" office:value="0.03631" calcext:value-type="float">
            <text:p>0,04</text:p>
          </table:table-cell>
          <table:table-cell office:value-type="float" office:value="0.3981" calcext:value-type="float">
            <text:p>0,40</text:p>
          </table:table-cell>
          <table:table-cell office:value-type="float" office:value="0.08666" calcext:value-type="float">
            <text:p>0,09</text:p>
          </table:table-cell>
          <table:table-cell office:value-type="float" office:value="0.28412" calcext:value-type="float">
            <text:p>0,28</text:p>
          </table:table-cell>
          <table:table-cell office:value-type="float" office:value="0.08299" calcext:value-type="float">
            <text:p>0,08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good</text:p>
          </table:table-cell>
          <table:table-cell office:value-type="float" office:value="33" calcext:value-type="float">
            <text:p>33,00</text:p>
          </table:table-cell>
          <table:table-cell table:number-columns-repeated="5"/>
          <table:table-cell office:value-type="float" office:value="0.02751" calcext:value-type="float">
            <text:p>0,03</text:p>
          </table:table-cell>
          <table:table-cell office:value-type="float" office:value="0.0034" calcext:value-type="float">
            <text:p>0,00</text:p>
          </table:table-cell>
          <table:table-cell office:value-type="float" office:value="0.05063" calcext:value-type="float">
            <text:p>0,05</text:p>
          </table:table-cell>
          <table:table-cell office:value-type="float" office:value="0.01238" calcext:value-type="float">
            <text:p>0,01</text:p>
          </table:table-cell>
          <table:table-cell office:value-type="float" office:value="0.03378" calcext:value-type="float">
            <text:p>0,03</text:p>
          </table:table-cell>
          <table:table-cell office:value-type="float" office:value="0.00414" calcext:value-type="float">
            <text:p>0,00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gray_stroke</text:p>
          </table:table-cell>
          <table:table-cell office:value-type="float" office:value="16" calcext:value-type="float">
            <text:p>16,00</text:p>
          </table:table-cell>
          <table:table-cell office:value-type="float" office:value="0.78656" calcext:value-type="float">
            <text:p>0,79</text:p>
          </table:table-cell>
          <table:table-cell office:value-type="float" office:value="0.54334" calcext:value-type="float">
            <text:p>0,54</text:p>
          </table:table-cell>
          <table:table-cell table:formula="of:=AVERAGE([.G66:.H66])" office:value-type="float" office:value="0.163555" calcext:value-type="float">
            <text:p>0,16</text:p>
          </table:table-cell>
          <table:table-cell office:value-type="float" office:value="0.07019" calcext:value-type="float">
            <text:p>0,07</text:p>
          </table:table-cell>
          <table:table-cell office:value-type="float" office:value="0.25692" calcext:value-type="float">
            <text:p>0,26</text:p>
          </table:table-cell>
          <table:table-cell office:value-type="float" office:value="0.05956" calcext:value-type="float">
            <text:p>0,06</text:p>
          </table:table-cell>
          <table:table-cell office:value-type="float" office:value="0.01501" calcext:value-type="float">
            <text:p>0,02</text:p>
          </table:table-cell>
          <table:table-cell office:value-type="float" office:value="0.17174" calcext:value-type="float">
            <text:p>0,17</text:p>
          </table:table-cell>
          <table:table-cell office:value-type="float" office:value="0.04527" calcext:value-type="float">
            <text:p>0,05</text:p>
          </table:table-cell>
          <table:table-cell office:value-type="float" office:value="0.11392" calcext:value-type="float">
            <text:p>0,11</text:p>
          </table:table-cell>
          <table:table-cell office:value-type="float" office:value="0.04413" calcext:value-type="float">
            <text:p>0,04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oil</text:p>
          </table:table-cell>
          <table:table-cell office:value-type="float" office:value="18" calcext:value-type="float">
            <text:p>18,00</text:p>
          </table:table-cell>
          <table:table-cell office:value-type="float" office:value="0.89848" calcext:value-type="float">
            <text:p>0,90</text:p>
          </table:table-cell>
          <table:table-cell office:value-type="float" office:value="0.86817" calcext:value-type="float">
            <text:p>0,87</text:p>
          </table:table-cell>
          <table:table-cell table:formula="of:=AVERAGE([.G67:.H67])" office:value-type="float" office:value="0.110905" calcext:value-type="float">
            <text:p>0,11</text:p>
          </table:table-cell>
          <table:table-cell office:value-type="float" office:value="0.04092" calcext:value-type="float">
            <text:p>0,04</text:p>
          </table:table-cell>
          <table:table-cell office:value-type="float" office:value="0.18089" calcext:value-type="float">
            <text:p>0,18</text:p>
          </table:table-cell>
          <table:table-cell office:value-type="float" office:value="0.1278" calcext:value-type="float">
            <text:p>0,13</text:p>
          </table:table-cell>
          <table:table-cell office:value-type="float" office:value="0.01552" calcext:value-type="float">
            <text:p>0,02</text:p>
          </table:table-cell>
          <table:table-cell office:value-type="float" office:value="0.32316" calcext:value-type="float">
            <text:p>0,32</text:p>
          </table:table-cell>
          <table:table-cell office:value-type="float" office:value="0.04265" calcext:value-type="float">
            <text:p>0,04</text:p>
          </table:table-cell>
          <table:table-cell office:value-type="float" office:value="0.26443" calcext:value-type="float">
            <text:p>0,26</text:p>
          </table:table-cell>
          <table:table-cell office:value-type="float" office:value="0.03267" calcext:value-type="float">
            <text:p>0,03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rough</text:p>
          </table:table-cell>
          <table:table-cell office:value-type="float" office:value="15" calcext:value-type="float">
            <text:p>15,00</text:p>
          </table:table-cell>
          <table:table-cell office:value-type="float" office:value="0.73354" calcext:value-type="float">
            <text:p>0,73</text:p>
          </table:table-cell>
          <table:table-cell office:value-type="float" office:value="0.67737" calcext:value-type="float">
            <text:p>0,68</text:p>
          </table:table-cell>
          <table:table-cell table:formula="of:=AVERAGE([.G68:.H68])" office:value-type="float" office:value="0.23057" calcext:value-type="float">
            <text:p>0,23</text:p>
          </table:table-cell>
          <table:table-cell office:value-type="float" office:value="0.18657" calcext:value-type="float">
            <text:p>0,19</text:p>
          </table:table-cell>
          <table:table-cell office:value-type="float" office:value="0.27457" calcext:value-type="float">
            <text:p>0,27</text:p>
          </table:table-cell>
          <table:table-cell office:value-type="float" office:value="0.07002" calcext:value-type="float">
            <text:p>0,07</text:p>
          </table:table-cell>
          <table:table-cell office:value-type="float" office:value="0.0306" calcext:value-type="float">
            <text:p>0,03</text:p>
          </table:table-cell>
          <table:table-cell office:value-type="float" office:value="0.16953" calcext:value-type="float">
            <text:p>0,17</text:p>
          </table:table-cell>
          <table:table-cell office:value-type="float" office:value="0.05907" calcext:value-type="float">
            <text:p>0,06</text:p>
          </table:table-cell>
          <table:table-cell office:value-type="float" office:value="0.13228" calcext:value-type="float">
            <text:p>0,13</text:p>
          </table:table-cell>
          <table:table-cell office:value-type="float" office:value="0.06552" calcext:value-type="float">
            <text:p>0,07</text:p>
          </table:table-cell>
        </table:table-row>
        <table:table-row table:style-name="ro1">
          <table:table-cell office:value-type="string" calcext:value-type="string">
            <text:p>toothbrush</text:p>
          </table:table-cell>
          <table:table-cell office:value-type="string" calcext:value-type="string">
            <text:p>defective</text:p>
          </table:table-cell>
          <table:table-cell office:value-type="float" office:value="30" calcext:value-type="float">
            <text:p>30,00</text:p>
          </table:table-cell>
          <table:table-cell office:value-type="float" office:value="0.49083" calcext:value-type="float">
            <text:p>0,49</text:p>
          </table:table-cell>
          <table:table-cell office:value-type="float" office:value="0.38696" calcext:value-type="float">
            <text:p>0,39</text:p>
          </table:table-cell>
          <table:table-cell table:formula="of:=AVERAGE([.G69:.H69])" office:value-type="float" office:value="0.20476" calcext:value-type="float">
            <text:p>0,20</text:p>
          </table:table-cell>
          <table:table-cell office:value-type="float" office:value="0.18617" calcext:value-type="float">
            <text:p>0,19</text:p>
          </table:table-cell>
          <table:table-cell office:value-type="float" office:value="0.22335" calcext:value-type="float">
            <text:p>0,22</text:p>
          </table:table-cell>
          <table:table-cell office:value-type="float" office:value="0.04088" calcext:value-type="float">
            <text:p>0,04</text:p>
          </table:table-cell>
          <table:table-cell office:value-type="float" office:value="0.02082" calcext:value-type="float">
            <text:p>0,02</text:p>
          </table:table-cell>
          <table:table-cell office:value-type="float" office:value="0.23648" calcext:value-type="float">
            <text:p>0,24</text:p>
          </table:table-cell>
          <table:table-cell office:value-type="float" office:value="0.09844" calcext:value-type="float">
            <text:p>0,10</text:p>
          </table:table-cell>
          <table:table-cell office:value-type="float" office:value="0.09636" calcext:value-type="float">
            <text:p>0,10</text:p>
          </table:table-cell>
          <table:table-cell office:value-type="float" office:value="0.06244" calcext:value-type="float">
            <text:p>0,06</text:p>
          </table:table-cell>
        </table:table-row>
        <table:table-row table:style-name="ro1">
          <table:table-cell office:value-type="string" calcext:value-type="string">
            <text:p>toothbrush</text:p>
          </table:table-cell>
          <table:table-cell office:value-type="string" calcext:value-type="string">
            <text:p>good</text:p>
          </table:table-cell>
          <table:table-cell office:value-type="float" office:value="12" calcext:value-type="float">
            <text:p>12,00</text:p>
          </table:table-cell>
          <table:table-cell table:number-columns-repeated="5"/>
          <table:table-cell office:value-type="float" office:value="0.01918" calcext:value-type="float">
            <text:p>0,02</text:p>
          </table:table-cell>
          <table:table-cell office:value-type="float" office:value="0.00352" calcext:value-type="float">
            <text:p>0,00</text:p>
          </table:table-cell>
          <table:table-cell office:value-type="float" office:value="0.06212" calcext:value-type="float">
            <text:p>0,06</text:p>
          </table:table-cell>
          <table:table-cell office:value-type="float" office:value="0.01639" calcext:value-type="float">
            <text:p>0,02</text:p>
          </table:table-cell>
          <table:table-cell office:value-type="float" office:value="0.0344" calcext:value-type="float">
            <text:p>0,03</text:p>
          </table:table-cell>
          <table:table-cell office:value-type="float" office:value="0.00513" calcext:value-type="float">
            <text:p>0,01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bent_lead</text:p>
          </table:table-cell>
          <table:table-cell office:value-type="float" office:value="10" calcext:value-type="float">
            <text:p>10,00</text:p>
          </table:table-cell>
          <table:table-cell office:value-type="float" office:value="0.37915" calcext:value-type="float">
            <text:p>0,38</text:p>
          </table:table-cell>
          <table:table-cell office:value-type="float" office:value="0.27141" calcext:value-type="float">
            <text:p>0,27</text:p>
          </table:table-cell>
          <table:table-cell table:formula="of:=AVERAGE([.G71:.H71])" office:value-type="float" office:value="0.17912" calcext:value-type="float">
            <text:p>0,18</text:p>
          </table:table-cell>
          <table:table-cell office:value-type="float" office:value="0.15654" calcext:value-type="float">
            <text:p>0,16</text:p>
          </table:table-cell>
          <table:table-cell office:value-type="float" office:value="0.2017" calcext:value-type="float">
            <text:p>0,20</text:p>
          </table:table-cell>
          <table:table-cell office:value-type="float" office:value="0.03497" calcext:value-type="float">
            <text:p>0,03</text:p>
          </table:table-cell>
          <table:table-cell office:value-type="float" office:value="0.00444" calcext:value-type="float">
            <text:p>0,00</text:p>
          </table:table-cell>
          <table:table-cell office:value-type="float" office:value="0.21034" calcext:value-type="float">
            <text:p>0,21</text:p>
          </table:table-cell>
          <table:table-cell office:value-type="float" office:value="0.06179" calcext:value-type="float">
            <text:p>0,06</text:p>
          </table:table-cell>
          <table:table-cell office:value-type="float" office:value="0.05722" calcext:value-type="float">
            <text:p>0,06</text:p>
          </table:table-cell>
          <table:table-cell office:value-type="float" office:value="0.01334" calcext:value-type="float">
            <text:p>0,01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cut_lead</text:p>
          </table:table-cell>
          <table:table-cell office:value-type="float" office:value="10" calcext:value-type="float">
            <text:p>10,00</text:p>
          </table:table-cell>
          <table:table-cell office:value-type="float" office:value="0.41589" calcext:value-type="float">
            <text:p>0,42</text:p>
          </table:table-cell>
          <table:table-cell office:value-type="float" office:value="0.4515" calcext:value-type="float">
            <text:p>0,45</text:p>
          </table:table-cell>
          <table:table-cell table:formula="of:=AVERAGE([.G72:.H72])" office:value-type="float" office:value="0.17939" calcext:value-type="float">
            <text:p>0,18</text:p>
          </table:table-cell>
          <table:table-cell office:value-type="float" office:value="0.16047" calcext:value-type="float">
            <text:p>0,16</text:p>
          </table:table-cell>
          <table:table-cell office:value-type="float" office:value="0.19831" calcext:value-type="float">
            <text:p>0,20</text:p>
          </table:table-cell>
          <table:table-cell office:value-type="float" office:value="0.0329" calcext:value-type="float">
            <text:p>0,03</text:p>
          </table:table-cell>
          <table:table-cell office:value-type="float" office:value="0.00601" calcext:value-type="float">
            <text:p>0,01</text:p>
          </table:table-cell>
          <table:table-cell office:value-type="float" office:value="0.1681" calcext:value-type="float">
            <text:p>0,17</text:p>
          </table:table-cell>
          <table:table-cell office:value-type="float" office:value="0.04926" calcext:value-type="float">
            <text:p>0,05</text:p>
          </table:table-cell>
          <table:table-cell office:value-type="float" office:value="0.05703" calcext:value-type="float">
            <text:p>0,06</text:p>
          </table:table-cell>
          <table:table-cell office:value-type="float" office:value="0.02116" calcext:value-type="float">
            <text:p>0,02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damaged_case</text:p>
          </table:table-cell>
          <table:table-cell office:value-type="float" office:value="10" calcext:value-type="float">
            <text:p>10,00</text:p>
          </table:table-cell>
          <table:table-cell office:value-type="float" office:value="0.69555" calcext:value-type="float">
            <text:p>0,70</text:p>
          </table:table-cell>
          <table:table-cell office:value-type="float" office:value="0.54862" calcext:value-type="float">
            <text:p>0,55</text:p>
          </table:table-cell>
          <table:table-cell table:formula="of:=AVERAGE([.G73:.H73])" office:value-type="float" office:value="0.150035" calcext:value-type="float">
            <text:p>0,15</text:p>
          </table:table-cell>
          <table:table-cell office:value-type="float" office:value="0.13068" calcext:value-type="float">
            <text:p>0,13</text:p>
          </table:table-cell>
          <table:table-cell office:value-type="float" office:value="0.16939" calcext:value-type="float">
            <text:p>0,17</text:p>
          </table:table-cell>
          <table:table-cell office:value-type="float" office:value="0.03624" calcext:value-type="float">
            <text:p>0,04</text:p>
          </table:table-cell>
          <table:table-cell office:value-type="float" office:value="0.00873" calcext:value-type="float">
            <text:p>0,01</text:p>
          </table:table-cell>
          <table:table-cell office:value-type="float" office:value="0.16895" calcext:value-type="float">
            <text:p>0,17</text:p>
          </table:table-cell>
          <table:table-cell office:value-type="float" office:value="0.05237" calcext:value-type="float">
            <text:p>0,05</text:p>
          </table:table-cell>
          <table:table-cell office:value-type="float" office:value="0.08007" calcext:value-type="float">
            <text:p>0,08</text:p>
          </table:table-cell>
          <table:table-cell office:value-type="float" office:value="0.03474" calcext:value-type="float">
            <text:p>0,03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good</text:p>
          </table:table-cell>
          <table:table-cell office:value-type="float" office:value="60" calcext:value-type="float">
            <text:p>60,00</text:p>
          </table:table-cell>
          <table:table-cell table:number-columns-repeated="5"/>
          <table:table-cell office:value-type="float" office:value="0.02602" calcext:value-type="float">
            <text:p>0,03</text:p>
          </table:table-cell>
          <table:table-cell office:value-type="float" office:value="0.00297" calcext:value-type="float">
            <text:p>0,00</text:p>
          </table:table-cell>
          <table:table-cell office:value-type="float" office:value="0.06582" calcext:value-type="float">
            <text:p>0,07</text:p>
          </table:table-cell>
          <table:table-cell office:value-type="float" office:value="0.02355" calcext:value-type="float">
            <text:p>0,02</text:p>
          </table:table-cell>
          <table:table-cell office:value-type="float" office:value="0.0391" calcext:value-type="float">
            <text:p>0,04</text:p>
          </table:table-cell>
          <table:table-cell office:value-type="float" office:value="0.00648" calcext:value-type="float">
            <text:p>0,01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misplaced</text:p>
          </table:table-cell>
          <table:table-cell office:value-type="float" office:value="10" calcext:value-type="float">
            <text:p>10,00</text:p>
          </table:table-cell>
          <table:table-cell office:value-type="float" office:value="0.41294" calcext:value-type="float">
            <text:p>0,41</text:p>
          </table:table-cell>
          <table:table-cell office:value-type="float" office:value="0.57842" calcext:value-type="float">
            <text:p>0,58</text:p>
          </table:table-cell>
          <table:table-cell table:formula="of:=AVERAGE([.G75:.H75])" office:value-type="float" office:value="0.2118" calcext:value-type="float">
            <text:p>0,21</text:p>
          </table:table-cell>
          <table:table-cell office:value-type="float" office:value="0.20398" calcext:value-type="float">
            <text:p>0,20</text:p>
          </table:table-cell>
          <table:table-cell office:value-type="float" office:value="0.21962" calcext:value-type="float">
            <text:p>0,22</text:p>
          </table:table-cell>
          <table:table-cell office:value-type="float" office:value="0.10519" calcext:value-type="float">
            <text:p>0,11</text:p>
          </table:table-cell>
          <table:table-cell office:value-type="float" office:value="0.03827" calcext:value-type="float">
            <text:p>0,04</text:p>
          </table:table-cell>
          <table:table-cell office:value-type="float" office:value="0.37346" calcext:value-type="float">
            <text:p>0,37</text:p>
          </table:table-cell>
          <table:table-cell office:value-type="float" office:value="0.0682" calcext:value-type="float">
            <text:p>0,07</text:p>
          </table:table-cell>
          <table:table-cell office:value-type="float" office:value="0.26867" calcext:value-type="float">
            <text:p>0,27</text:p>
          </table:table-cell>
          <table:table-cell office:value-type="float" office:value="0.08914" calcext:value-type="float">
            <text:p>0,09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color</text:p>
          </table:table-cell>
          <table:table-cell office:value-type="float" office:value="8" calcext:value-type="float">
            <text:p>8,00</text:p>
          </table:table-cell>
          <table:table-cell office:value-type="float" office:value="0.68179" calcext:value-type="float">
            <text:p>0,68</text:p>
          </table:table-cell>
          <table:table-cell office:value-type="float" office:value="0.45996" calcext:value-type="float">
            <text:p>0,46</text:p>
          </table:table-cell>
          <table:table-cell table:formula="of:=AVERAGE([.G76:.H76])" office:value-type="float" office:value="0.15369" calcext:value-type="float">
            <text:p>0,15</text:p>
          </table:table-cell>
          <table:table-cell office:value-type="float" office:value="0.1296" calcext:value-type="float">
            <text:p>0,13</text:p>
          </table:table-cell>
          <table:table-cell office:value-type="float" office:value="0.17778" calcext:value-type="float">
            <text:p>0,18</text:p>
          </table:table-cell>
          <table:table-cell office:value-type="float" office:value="0.08503" calcext:value-type="float">
            <text:p>0,09</text:p>
          </table:table-cell>
          <table:table-cell office:value-type="float" office:value="0.0203" calcext:value-type="float">
            <text:p>0,02</text:p>
          </table:table-cell>
          <table:table-cell office:value-type="float" office:value="0.22326" calcext:value-type="float">
            <text:p>0,22</text:p>
          </table:table-cell>
          <table:table-cell office:value-type="float" office:value="0.04488" calcext:value-type="float">
            <text:p>0,04</text:p>
          </table:table-cell>
          <table:table-cell office:value-type="float" office:value="0.12811" calcext:value-type="float">
            <text:p>0,13</text:p>
          </table:table-cell>
          <table:table-cell office:value-type="float" office:value="0.03878" calcext:value-type="float">
            <text:p>0,04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combined</text:p>
          </table:table-cell>
          <table:table-cell office:value-type="float" office:value="11" calcext:value-type="float">
            <text:p>11,00</text:p>
          </table:table-cell>
          <table:table-cell office:value-type="float" office:value="0.61099" calcext:value-type="float">
            <text:p>0,61</text:p>
          </table:table-cell>
          <table:table-cell office:value-type="float" office:value="0.47315" calcext:value-type="float">
            <text:p>0,47</text:p>
          </table:table-cell>
          <table:table-cell table:formula="of:=AVERAGE([.G77:.H77])" office:value-type="float" office:value="0.237525" calcext:value-type="float">
            <text:p>0,24</text:p>
          </table:table-cell>
          <table:table-cell office:value-type="float" office:value="0.21614" calcext:value-type="float">
            <text:p>0,22</text:p>
          </table:table-cell>
          <table:table-cell office:value-type="float" office:value="0.25891" calcext:value-type="float">
            <text:p>0,26</text:p>
          </table:table-cell>
          <table:table-cell office:value-type="float" office:value="0.12002" calcext:value-type="float">
            <text:p>0,12</text:p>
          </table:table-cell>
          <table:table-cell office:value-type="float" office:value="0.01752" calcext:value-type="float">
            <text:p>0,02</text:p>
          </table:table-cell>
          <table:table-cell office:value-type="float" office:value="0.25286" calcext:value-type="float">
            <text:p>0,25</text:p>
          </table:table-cell>
          <table:table-cell office:value-type="float" office:value="0.05764" calcext:value-type="float">
            <text:p>0,06</text:p>
          </table:table-cell>
          <table:table-cell office:value-type="float" office:value="0.17182" calcext:value-type="float">
            <text:p>0,17</text:p>
          </table:table-cell>
          <table:table-cell office:value-type="float" office:value="0.03221" calcext:value-type="float">
            <text:p>0,03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good</text:p>
          </table:table-cell>
          <table:table-cell office:value-type="float" office:value="19" calcext:value-type="float">
            <text:p>19,00</text:p>
          </table:table-cell>
          <table:table-cell table:number-columns-repeated="5"/>
          <table:table-cell office:value-type="float" office:value="0.06434" calcext:value-type="float">
            <text:p>0,06</text:p>
          </table:table-cell>
          <table:table-cell office:value-type="float" office:value="0.01467" calcext:value-type="float">
            <text:p>0,01</text:p>
          </table:table-cell>
          <table:table-cell office:value-type="float" office:value="0.09921" calcext:value-type="float">
            <text:p>0,10</text:p>
          </table:table-cell>
          <table:table-cell office:value-type="float" office:value="0.02584" calcext:value-type="float">
            <text:p>0,03</text:p>
          </table:table-cell>
          <table:table-cell office:value-type="float" office:value="0.07709" calcext:value-type="float">
            <text:p>0,08</text:p>
          </table:table-cell>
          <table:table-cell office:value-type="float" office:value="0.02023" calcext:value-type="float">
            <text:p>0,02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hole</text:p>
          </table:table-cell>
          <table:table-cell office:value-type="float" office:value="10" calcext:value-type="float">
            <text:p>10,00</text:p>
          </table:table-cell>
          <table:table-cell office:value-type="float" office:value="0.40159" calcext:value-type="float">
            <text:p>0,40</text:p>
          </table:table-cell>
          <table:table-cell office:value-type="float" office:value="0.22695" calcext:value-type="float">
            <text:p>0,23</text:p>
          </table:table-cell>
          <table:table-cell table:formula="of:=AVERAGE([.G79:.H79])" office:value-type="float" office:value="0.148295" calcext:value-type="float">
            <text:p>0,15</text:p>
          </table:table-cell>
          <table:table-cell office:value-type="float" office:value="0.17958" calcext:value-type="float">
            <text:p>0,18</text:p>
          </table:table-cell>
          <table:table-cell office:value-type="float" office:value="0.11701" calcext:value-type="float">
            <text:p>0,12</text:p>
          </table:table-cell>
          <table:table-cell office:value-type="float" office:value="0.09432" calcext:value-type="float">
            <text:p>0,09</text:p>
          </table:table-cell>
          <table:table-cell office:value-type="float" office:value="0.02028" calcext:value-type="float">
            <text:p>0,02</text:p>
          </table:table-cell>
          <table:table-cell office:value-type="float" office:value="0.19458" calcext:value-type="float">
            <text:p>0,19</text:p>
          </table:table-cell>
          <table:table-cell office:value-type="float" office:value="0.05305" calcext:value-type="float">
            <text:p>0,05</text:p>
          </table:table-cell>
          <table:table-cell office:value-type="float" office:value="0.12212" calcext:value-type="float">
            <text:p>0,12</text:p>
          </table:table-cell>
          <table:table-cell office:value-type="float" office:value="0.03032" calcext:value-type="float">
            <text:p>0,03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liquid</text:p>
          </table:table-cell>
          <table:table-cell office:value-type="float" office:value="10" calcext:value-type="float">
            <text:p>10,00</text:p>
          </table:table-cell>
          <table:table-cell office:value-type="float" office:value="0.85696" calcext:value-type="float">
            <text:p>0,86</text:p>
          </table:table-cell>
          <table:table-cell office:value-type="float" office:value="0.70084" calcext:value-type="float">
            <text:p>0,70</text:p>
          </table:table-cell>
          <table:table-cell table:formula="of:=AVERAGE([.G80:.H80])" office:value-type="float" office:value="0.094865" calcext:value-type="float">
            <text:p>0,09</text:p>
          </table:table-cell>
          <table:table-cell office:value-type="float" office:value="0.05789" calcext:value-type="float">
            <text:p>0,06</text:p>
          </table:table-cell>
          <table:table-cell office:value-type="float" office:value="0.13184" calcext:value-type="float">
            <text:p>0,13</text:p>
          </table:table-cell>
          <table:table-cell office:value-type="float" office:value="0.11123" calcext:value-type="float">
            <text:p>0,11</text:p>
          </table:table-cell>
          <table:table-cell office:value-type="float" office:value="0.01761" calcext:value-type="float">
            <text:p>0,02</text:p>
          </table:table-cell>
          <table:table-cell office:value-type="float" office:value="0.35187" calcext:value-type="float">
            <text:p>0,35</text:p>
          </table:table-cell>
          <table:table-cell office:value-type="float" office:value="0.06116" calcext:value-type="float">
            <text:p>0,06</text:p>
          </table:table-cell>
          <table:table-cell office:value-type="float" office:value="0.20542" calcext:value-type="float">
            <text:p>0,21</text:p>
          </table:table-cell>
          <table:table-cell office:value-type="float" office:value="0.04693" calcext:value-type="float">
            <text:p>0,05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scratch</text:p>
          </table:table-cell>
          <table:table-cell office:value-type="float" office:value="21" calcext:value-type="float">
            <text:p>21,00</text:p>
          </table:table-cell>
          <table:table-cell office:value-type="float" office:value="0.59309" calcext:value-type="float">
            <text:p>0,59</text:p>
          </table:table-cell>
          <table:table-cell office:value-type="float" office:value="0.46391" calcext:value-type="float">
            <text:p>0,46</text:p>
          </table:table-cell>
          <table:table-cell table:formula="of:=AVERAGE([.G81:.H81])" office:value-type="float" office:value="0.21034" calcext:value-type="float">
            <text:p>0,21</text:p>
          </table:table-cell>
          <table:table-cell office:value-type="float" office:value="0.18191" calcext:value-type="float">
            <text:p>0,18</text:p>
          </table:table-cell>
          <table:table-cell office:value-type="float" office:value="0.23877" calcext:value-type="float">
            <text:p>0,24</text:p>
          </table:table-cell>
          <table:table-cell office:value-type="float" office:value="0.0939" calcext:value-type="float">
            <text:p>0,09</text:p>
          </table:table-cell>
          <table:table-cell office:value-type="float" office:value="0.02863" calcext:value-type="float">
            <text:p>0,03</text:p>
          </table:table-cell>
          <table:table-cell office:value-type="float" office:value="0.21088" calcext:value-type="float">
            <text:p>0,21</text:p>
          </table:table-cell>
          <table:table-cell office:value-type="float" office:value="0.05991" calcext:value-type="float">
            <text:p>0,06</text:p>
          </table:table-cell>
          <table:table-cell office:value-type="float" office:value="0.14525" calcext:value-type="float">
            <text:p>0,15</text:p>
          </table:table-cell>
          <table:table-cell office:value-type="float" office:value="0.05148" calcext:value-type="float">
            <text:p>0,05</text:p>
          </table:table-cell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broken_teeth</text:p>
          </table:table-cell>
          <table:table-cell office:value-type="float" office:value="19" calcext:value-type="float">
            <text:p>19,00</text:p>
          </table:table-cell>
          <table:table-cell office:value-type="float" office:value="0.41396" calcext:value-type="float">
            <text:p>0,41</text:p>
          </table:table-cell>
          <table:table-cell office:value-type="float" office:value="0.40053" calcext:value-type="float">
            <text:p>0,40</text:p>
          </table:table-cell>
          <table:table-cell table:formula="of:=AVERAGE([.G82:.H82])" office:value-type="float" office:value="0.247065" calcext:value-type="float">
            <text:p>0,25</text:p>
          </table:table-cell>
          <table:table-cell office:value-type="float" office:value="0.25324" calcext:value-type="float">
            <text:p>0,25</text:p>
          </table:table-cell>
          <table:table-cell office:value-type="float" office:value="0.24089" calcext:value-type="float">
            <text:p>0,24</text:p>
          </table:table-cell>
          <table:table-cell office:value-type="float" office:value="0.03014" calcext:value-type="float">
            <text:p>0,03</text:p>
          </table:table-cell>
          <table:table-cell office:value-type="float" office:value="0.00866" calcext:value-type="float">
            <text:p>0,01</text:p>
          </table:table-cell>
          <table:table-cell office:value-type="float" office:value="0.10074" calcext:value-type="float">
            <text:p>0,10</text:p>
          </table:table-cell>
          <table:table-cell office:value-type="float" office:value="0.03619" calcext:value-type="float">
            <text:p>0,04</text:p>
          </table:table-cell>
          <table:table-cell office:value-type="float" office:value="0.04369" calcext:value-type="float">
            <text:p>0,04</text:p>
          </table:table-cell>
          <table:table-cell office:value-type="float" office:value="0.0161" calcext:value-type="float">
            <text:p>0,02</text:p>
          </table:table-cell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combined</text:p>
          </table:table-cell>
          <table:table-cell office:value-type="float" office:value="16" calcext:value-type="float">
            <text:p>16,00</text:p>
          </table:table-cell>
          <table:table-cell office:value-type="float" office:value="0.42478" calcext:value-type="float">
            <text:p>0,42</text:p>
          </table:table-cell>
          <table:table-cell office:value-type="float" office:value="0.35527" calcext:value-type="float">
            <text:p>0,36</text:p>
          </table:table-cell>
          <table:table-cell table:formula="of:=AVERAGE([.G83:.H83])" office:value-type="float" office:value="0.18169" calcext:value-type="float">
            <text:p>0,18</text:p>
          </table:table-cell>
          <table:table-cell office:value-type="float" office:value="0.17637" calcext:value-type="float">
            <text:p>0,18</text:p>
          </table:table-cell>
          <table:table-cell office:value-type="float" office:value="0.18701" calcext:value-type="float">
            <text:p>0,19</text:p>
          </table:table-cell>
          <table:table-cell office:value-type="float" office:value="0.04168" calcext:value-type="float">
            <text:p>0,04</text:p>
          </table:table-cell>
          <table:table-cell office:value-type="float" office:value="0.011" calcext:value-type="float">
            <text:p>0,01</text:p>
          </table:table-cell>
          <table:table-cell office:value-type="float" office:value="0.13938" calcext:value-type="float">
            <text:p>0,14</text:p>
          </table:table-cell>
          <table:table-cell office:value-type="float" office:value="0.04261" calcext:value-type="float">
            <text:p>0,04</text:p>
          </table:table-cell>
          <table:table-cell office:value-type="float" office:value="0.06761" calcext:value-type="float">
            <text:p>0,07</text:p>
          </table:table-cell>
          <table:table-cell office:value-type="float" office:value="0.02102" calcext:value-type="float">
            <text:p>0,02</text:p>
          </table:table-cell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fabric_border</text:p>
          </table:table-cell>
          <table:table-cell office:value-type="float" office:value="17" calcext:value-type="float">
            <text:p>17,00</text:p>
          </table:table-cell>
          <table:table-cell office:value-type="float" office:value="0.55798" calcext:value-type="float">
            <text:p>0,56</text:p>
          </table:table-cell>
          <table:table-cell office:value-type="float" office:value="0.34316" calcext:value-type="float">
            <text:p>0,34</text:p>
          </table:table-cell>
          <table:table-cell table:formula="of:=AVERAGE([.G84:.H84])" office:value-type="float" office:value="0.15355" calcext:value-type="float">
            <text:p>0,15</text:p>
          </table:table-cell>
          <table:table-cell office:value-type="float" office:value="0.13977" calcext:value-type="float">
            <text:p>0,14</text:p>
          </table:table-cell>
          <table:table-cell office:value-type="float" office:value="0.16733" calcext:value-type="float">
            <text:p>0,17</text:p>
          </table:table-cell>
          <table:table-cell office:value-type="float" office:value="0.04929" calcext:value-type="float">
            <text:p>0,05</text:p>
          </table:table-cell>
          <table:table-cell office:value-type="float" office:value="0.00959" calcext:value-type="float">
            <text:p>0,01</text:p>
          </table:table-cell>
          <table:table-cell office:value-type="float" office:value="0.19223" calcext:value-type="float">
            <text:p>0,19</text:p>
          </table:table-cell>
          <table:table-cell office:value-type="float" office:value="0.04744" calcext:value-type="float">
            <text:p>0,05</text:p>
          </table:table-cell>
          <table:table-cell office:value-type="float" office:value="0.08566" calcext:value-type="float">
            <text:p>0,09</text:p>
          </table:table-cell>
          <table:table-cell office:value-type="float" office:value="0.02149" calcext:value-type="float">
            <text:p>0,02</text:p>
          </table:table-cell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fabric_interior</text:p>
          </table:table-cell>
          <table:table-cell office:value-type="float" office:value="16" calcext:value-type="float">
            <text:p>16,00</text:p>
          </table:table-cell>
          <table:table-cell office:value-type="float" office:value="0.5736" calcext:value-type="float">
            <text:p>0,57</text:p>
          </table:table-cell>
          <table:table-cell office:value-type="float" office:value="0.43206" calcext:value-type="float">
            <text:p>0,43</text:p>
          </table:table-cell>
          <table:table-cell table:formula="of:=AVERAGE([.G85:.H85])" office:value-type="float" office:value="0.1779" calcext:value-type="float">
            <text:p>0,18</text:p>
          </table:table-cell>
          <table:table-cell office:value-type="float" office:value="0.18273" calcext:value-type="float">
            <text:p>0,18</text:p>
          </table:table-cell>
          <table:table-cell office:value-type="float" office:value="0.17307" calcext:value-type="float">
            <text:p>0,17</text:p>
          </table:table-cell>
          <table:table-cell office:value-type="float" office:value="0.03156" calcext:value-type="float">
            <text:p>0,03</text:p>
          </table:table-cell>
          <table:table-cell office:value-type="float" office:value="0.00753" calcext:value-type="float">
            <text:p>0,01</text:p>
          </table:table-cell>
          <table:table-cell office:value-type="float" office:value="0.12008" calcext:value-type="float">
            <text:p>0,12</text:p>
          </table:table-cell>
          <table:table-cell office:value-type="float" office:value="0.02921" calcext:value-type="float">
            <text:p>0,03</text:p>
          </table:table-cell>
          <table:table-cell office:value-type="float" office:value="0.05626" calcext:value-type="float">
            <text:p>0,06</text:p>
          </table:table-cell>
          <table:table-cell office:value-type="float" office:value="0.01955" calcext:value-type="float">
            <text:p>0,02</text:p>
          </table:table-cell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good</text:p>
          </table:table-cell>
          <table:table-cell office:value-type="float" office:value="32" calcext:value-type="float">
            <text:p>32,00</text:p>
          </table:table-cell>
          <table:table-cell table:number-columns-repeated="5"/>
          <table:table-cell office:value-type="float" office:value="0.018" calcext:value-type="float">
            <text:p>0,02</text:p>
          </table:table-cell>
          <table:table-cell office:value-type="float" office:value="0.0042" calcext:value-type="float">
            <text:p>0,00</text:p>
          </table:table-cell>
          <table:table-cell office:value-type="float" office:value="0.05577" calcext:value-type="float">
            <text:p>0,06</text:p>
          </table:table-cell>
          <table:table-cell office:value-type="float" office:value="0.01829" calcext:value-type="float">
            <text:p>0,02</text:p>
          </table:table-cell>
          <table:table-cell office:value-type="float" office:value="0.02458" calcext:value-type="float">
            <text:p>0,02</text:p>
          </table:table-cell>
          <table:table-cell office:value-type="float" office:value="0.0061" calcext:value-type="float">
            <text:p>0,01</text:p>
          </table:table-cell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rough</text:p>
          </table:table-cell>
          <table:table-cell office:value-type="float" office:value="17" calcext:value-type="float">
            <text:p>17,00</text:p>
          </table:table-cell>
          <table:table-cell office:value-type="float" office:value="0.29649" calcext:value-type="float">
            <text:p>0,30</text:p>
          </table:table-cell>
          <table:table-cell office:value-type="float" office:value="0.39114" calcext:value-type="float">
            <text:p>0,39</text:p>
          </table:table-cell>
          <table:table-cell table:formula="of:=AVERAGE([.G87:.H87])" office:value-type="float" office:value="0.17156" calcext:value-type="float">
            <text:p>0,17</text:p>
          </table:table-cell>
          <table:table-cell office:value-type="float" office:value="0.14119" calcext:value-type="float">
            <text:p>0,14</text:p>
          </table:table-cell>
          <table:table-cell office:value-type="float" office:value="0.20193" calcext:value-type="float">
            <text:p>0,20</text:p>
          </table:table-cell>
          <table:table-cell office:value-type="float" office:value="0.03374" calcext:value-type="float">
            <text:p>0,03</text:p>
          </table:table-cell>
          <table:table-cell office:value-type="float" office:value="0.00781" calcext:value-type="float">
            <text:p>0,01</text:p>
          </table:table-cell>
          <table:table-cell office:value-type="float" office:value="0.09394" calcext:value-type="float">
            <text:p>0,09</text:p>
          </table:table-cell>
          <table:table-cell office:value-type="float" office:value="0.02069" calcext:value-type="float">
            <text:p>0,02</text:p>
          </table:table-cell>
          <table:table-cell office:value-type="float" office:value="0.05096" calcext:value-type="float">
            <text:p>0,05</text:p>
          </table:table-cell>
          <table:table-cell office:value-type="float" office:value="0.01294" calcext:value-type="float">
            <text:p>0,01</text:p>
          </table:table-cell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split_teeth</text:p>
          </table:table-cell>
          <table:table-cell office:value-type="float" office:value="18" calcext:value-type="float">
            <text:p>18,00</text:p>
          </table:table-cell>
          <table:table-cell office:value-type="float" office:value="0.45019" calcext:value-type="float">
            <text:p>0,45</text:p>
          </table:table-cell>
          <table:table-cell office:value-type="float" office:value="0.32399" calcext:value-type="float">
            <text:p>0,32</text:p>
          </table:table-cell>
          <table:table-cell table:formula="of:=AVERAGE([.G88:.H88])" office:value-type="float" office:value="0.17136" calcext:value-type="float">
            <text:p>0,17</text:p>
          </table:table-cell>
          <table:table-cell office:value-type="float" office:value="0.16367" calcext:value-type="float">
            <text:p>0,16</text:p>
          </table:table-cell>
          <table:table-cell office:value-type="float" office:value="0.17905" calcext:value-type="float">
            <text:p>0,18</text:p>
          </table:table-cell>
          <table:table-cell office:value-type="float" office:value="0.03567" calcext:value-type="float">
            <text:p>0,04</text:p>
          </table:table-cell>
          <table:table-cell office:value-type="float" office:value="0.00682" calcext:value-type="float">
            <text:p>0,01</text:p>
          </table:table-cell>
          <table:table-cell office:value-type="float" office:value="0.0902" calcext:value-type="float">
            <text:p>0,09</text:p>
          </table:table-cell>
          <table:table-cell office:value-type="float" office:value="0.02567" calcext:value-type="float">
            <text:p>0,03</text:p>
          </table:table-cell>
          <table:table-cell office:value-type="float" office:value="0.05262" calcext:value-type="float">
            <text:p>0,05</text:p>
          </table:table-cell>
          <table:table-cell office:value-type="float" office:value="0.01226" calcext:value-type="float">
            <text:p>0,01</text:p>
          </table:table-cell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squeezed_teeth</text:p>
          </table:table-cell>
          <table:table-cell office:value-type="float" office:value="16" calcext:value-type="float">
            <text:p>16,00</text:p>
          </table:table-cell>
          <table:table-cell office:value-type="float" office:value="0.17392" calcext:value-type="float">
            <text:p>0,17</text:p>
          </table:table-cell>
          <table:table-cell office:value-type="float" office:value="0.21094" calcext:value-type="float">
            <text:p>0,21</text:p>
          </table:table-cell>
          <table:table-cell table:formula="of:=AVERAGE([.G89:.H89])" office:value-type="float" office:value="0.221905" calcext:value-type="float">
            <text:p>0,22</text:p>
          </table:table-cell>
          <table:table-cell office:value-type="float" office:value="0.18669" calcext:value-type="float">
            <text:p>0,19</text:p>
          </table:table-cell>
          <table:table-cell office:value-type="float" office:value="0.25712" calcext:value-type="float">
            <text:p>0,26</text:p>
          </table:table-cell>
          <table:table-cell office:value-type="float" office:value="0.03155" calcext:value-type="float">
            <text:p>0,03</text:p>
          </table:table-cell>
          <table:table-cell office:value-type="float" office:value="0.00796" calcext:value-type="float">
            <text:p>0,01</text:p>
          </table:table-cell>
          <table:table-cell office:value-type="float" office:value="0.08112" calcext:value-type="float">
            <text:p>0,08</text:p>
          </table:table-cell>
          <table:table-cell office:value-type="float" office:value="0.02222" calcext:value-type="float">
            <text:p>0,02</text:p>
          </table:table-cell>
          <table:table-cell office:value-type="float" office:value="0.04386" calcext:value-type="float">
            <text:p>0,04</text:p>
          </table:table-cell>
          <table:table-cell office:value-type="float" office:value="0.01289" calcext:value-type="float">
            <text:p>0,01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2"/>
        </table:table-row>
        <table:table-row table:style-name="ro1">
          <table:table-cell table:number-columns-repeated="2"/>
          <table:table-cell table:style-name="Default"/>
          <table:table-cell table:formula="of:=SUM([.D82:.D89])" office:value-type="float" office:value="2.89092" calcext:value-type="float">
            <text:p>2,89</text:p>
          </table:table-cell>
          <table:table-cell table:style-name="Default" table:number-columns-repeated="10"/>
        </table:table-row>
      </table:table>
      <table:table table:name="mvtec_all_scores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8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anomaly_type</text:p>
          </table:table-cell>
          <table:table-cell table:style-name="Default" office:value-type="string" calcext:value-type="string">
            <text:p>num_images</text:p>
          </table:table-cell>
          <table:table-cell table:style-name="Default" office:value-type="string" calcext:value-type="string">
            <text:p>anom_score_mean_mean</text:p>
          </table:table-cell>
          <table:table-cell table:style-name="Default" office:value-type="string" calcext:value-type="string">
            <text:p>anom_score_max_mean</text:p>
          </table:table-cell>
          <table:table-cell table:style-name="Default" office:value-type="string" calcext:value-type="string">
            <text:p>anom_score_std</text:p>
          </table:table-cell>
          <table:table-cell table:style-name="Default" office:value-type="string" calcext:value-type="string">
            <text:p>anom_score_mean_std</text:p>
          </table:table-cell>
          <table:table-cell table:style-name="Default" office:value-type="string" calcext:value-type="string">
            <text:p>anom_score_max_std</text:p>
          </table:table-cell>
          <table:table-cell table:style-name="Default" office:value-type="string" calcext:value-type="string">
            <text:p>anom_score_percentile_mean</text:p>
          </table:table-cell>
          <table:table-cell table:style-name="Default" office:value-type="string" calcext:value-type="string">
            <text:p>anom_score_percentile_s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roken_large</text:p>
          </table:table-cell>
          <table:table-cell office:value-type="float" office:value="20" calcext:value-type="float">
            <text:p>20,00000</text:p>
          </table:table-cell>
          <table:table-cell office:value-type="float" office:value="0.04873" calcext:value-type="float">
            <text:p>0,04873</text:p>
          </table:table-cell>
          <table:table-cell office:value-type="float" office:value="0.21038" calcext:value-type="float">
            <text:p>0,21038</text:p>
          </table:table-cell>
          <table:table-cell table:formula="of:=AVERAGE([.G2:.H2])" office:value-type="float" office:value="0.0327" calcext:value-type="float">
            <text:p>0,03270</text:p>
          </table:table-cell>
          <table:table-cell office:value-type="float" office:value="0.02057" calcext:value-type="float">
            <text:p>0,02057</text:p>
          </table:table-cell>
          <table:table-cell office:value-type="float" office:value="0.04483" calcext:value-type="float">
            <text:p>0,04483</text:p>
          </table:table-cell>
          <table:table-cell office:value-type="float" office:value="0.1184" calcext:value-type="float">
            <text:p>0,11840</text:p>
          </table:table-cell>
          <table:table-cell office:value-type="float" office:value="0.03768" calcext:value-type="float">
            <text:p>0,03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roken_small</text:p>
          </table:table-cell>
          <table:table-cell office:value-type="float" office:value="22" calcext:value-type="float">
            <text:p>22,00000</text:p>
          </table:table-cell>
          <table:table-cell office:value-type="float" office:value="0.02098" calcext:value-type="float">
            <text:p>0,02098</text:p>
          </table:table-cell>
          <table:table-cell office:value-type="float" office:value="0.20874" calcext:value-type="float">
            <text:p>0,20874</text:p>
          </table:table-cell>
          <table:table-cell table:formula="of:=AVERAGE([.G3:.H3])" office:value-type="float" office:value="0.03843" calcext:value-type="float">
            <text:p>0,03843</text:p>
          </table:table-cell>
          <table:table-cell office:value-type="float" office:value="0.00669" calcext:value-type="float">
            <text:p>0,00669</text:p>
          </table:table-cell>
          <table:table-cell office:value-type="float" office:value="0.07017" calcext:value-type="float">
            <text:p>0,07017</text:p>
          </table:table-cell>
          <table:table-cell office:value-type="float" office:value="0.04618" calcext:value-type="float">
            <text:p>0,04618</text:p>
          </table:table-cell>
          <table:table-cell office:value-type="float" office:value="0.02232" calcext:value-type="float">
            <text:p>0,02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contamination</text:p>
          </table:table-cell>
          <table:table-cell office:value-type="float" office:value="21" calcext:value-type="float">
            <text:p>21,00000</text:p>
          </table:table-cell>
          <table:table-cell office:value-type="float" office:value="0.0377" calcext:value-type="float">
            <text:p>0,03770</text:p>
          </table:table-cell>
          <table:table-cell office:value-type="float" office:value="0.21187" calcext:value-type="float">
            <text:p>0,21187</text:p>
          </table:table-cell>
          <table:table-cell table:formula="of:=AVERAGE([.G4:.H4])" office:value-type="float" office:value="0.06898" calcext:value-type="float">
            <text:p>0,06898</text:p>
          </table:table-cell>
          <table:table-cell office:value-type="float" office:value="0.01855" calcext:value-type="float">
            <text:p>0,01855</text:p>
          </table:table-cell>
          <table:table-cell office:value-type="float" office:value="0.11941" calcext:value-type="float">
            <text:p>0,11941</text:p>
          </table:table-cell>
          <table:table-cell office:value-type="float" office:value="0.12924" calcext:value-type="float">
            <text:p>0,12924</text:p>
          </table:table-cell>
          <table:table-cell office:value-type="float" office:value="0.08815" calcext:value-type="float">
            <text:p>0,08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good</text:p>
          </table:table-cell>
          <table:table-cell office:value-type="float" office:value="20" calcext:value-type="float">
            <text:p>20,00000</text:p>
          </table:table-cell>
          <table:table-cell office:value-type="float" office:value="0.00695" calcext:value-type="float">
            <text:p>0,00695</text:p>
          </table:table-cell>
          <table:table-cell office:value-type="float" office:value="0.02322" calcext:value-type="float">
            <text:p>0,02322</text:p>
          </table:table-cell>
          <table:table-cell table:formula="of:=AVERAGE([.G5:.H5])" office:value-type="float" office:value="0.007295" calcext:value-type="float">
            <text:p>0,00730</text:p>
          </table:table-cell>
          <table:table-cell office:value-type="float" office:value="0.00136" calcext:value-type="float">
            <text:p>0,00136</text:p>
          </table:table-cell>
          <table:table-cell office:value-type="float" office:value="0.01323" calcext:value-type="float">
            <text:p>0,01323</text:p>
          </table:table-cell>
          <table:table-cell office:value-type="float" office:value="0.01298" calcext:value-type="float">
            <text:p>0,01298</text:p>
          </table:table-cell>
          <table:table-cell office:value-type="float" office:value="0.0027" calcext:value-type="float">
            <text:p>0,00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bent_wire</text:p>
          </table:table-cell>
          <table:table-cell office:value-type="float" office:value="13" calcext:value-type="float">
            <text:p>13,00000</text:p>
          </table:table-cell>
          <table:table-cell office:value-type="float" office:value="0.0605" calcext:value-type="float">
            <text:p>0,06050</text:p>
          </table:table-cell>
          <table:table-cell office:value-type="float" office:value="0.30355" calcext:value-type="float">
            <text:p>0,30355</text:p>
          </table:table-cell>
          <table:table-cell table:formula="of:=AVERAGE([.G6:.H6])" office:value-type="float" office:value="0.050035" calcext:value-type="float">
            <text:p>0,05004</text:p>
          </table:table-cell>
          <table:table-cell office:value-type="float" office:value="0.01301" calcext:value-type="float">
            <text:p>0,01301</text:p>
          </table:table-cell>
          <table:table-cell office:value-type="float" office:value="0.08706" calcext:value-type="float">
            <text:p>0,08706</text:p>
          </table:table-cell>
          <table:table-cell office:value-type="float" office:value="0.15195" calcext:value-type="float">
            <text:p>0,15195</text:p>
          </table:table-cell>
          <table:table-cell office:value-type="float" office:value="0.05932" calcext:value-type="float">
            <text:p>0,05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able_swap</text:p>
          </table:table-cell>
          <table:table-cell office:value-type="float" office:value="12" calcext:value-type="float">
            <text:p>12,00000</text:p>
          </table:table-cell>
          <table:table-cell office:value-type="float" office:value="0.04662" calcext:value-type="float">
            <text:p>0,04662</text:p>
          </table:table-cell>
          <table:table-cell office:value-type="float" office:value="0.12265" calcext:value-type="float">
            <text:p>0,12265</text:p>
          </table:table-cell>
          <table:table-cell table:formula="of:=AVERAGE([.G7:.H7])" office:value-type="float" office:value="0.011335" calcext:value-type="float">
            <text:p>0,01134</text:p>
          </table:table-cell>
          <table:table-cell office:value-type="float" office:value="0.0034" calcext:value-type="float">
            <text:p>0,00340</text:p>
          </table:table-cell>
          <table:table-cell office:value-type="float" office:value="0.01927" calcext:value-type="float">
            <text:p>0,01927</text:p>
          </table:table-cell>
          <table:table-cell office:value-type="float" office:value="0.08291" calcext:value-type="float">
            <text:p>0,08291</text:p>
          </table:table-cell>
          <table:table-cell office:value-type="float" office:value="0.00952" calcext:value-type="float">
            <text:p>0,00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ombined</text:p>
          </table:table-cell>
          <table:table-cell office:value-type="float" office:value="11" calcext:value-type="float">
            <text:p>11,00000</text:p>
          </table:table-cell>
          <table:table-cell office:value-type="float" office:value="0.07196" calcext:value-type="float">
            <text:p>0,07196</text:p>
          </table:table-cell>
          <table:table-cell office:value-type="float" office:value="0.30584" calcext:value-type="float">
            <text:p>0,30584</text:p>
          </table:table-cell>
          <table:table-cell table:formula="of:=AVERAGE([.G8:.H8])" office:value-type="float" office:value="0.060885" calcext:value-type="float">
            <text:p>0,06089</text:p>
          </table:table-cell>
          <table:table-cell office:value-type="float" office:value="0.02311" calcext:value-type="float">
            <text:p>0,02311</text:p>
          </table:table-cell>
          <table:table-cell office:value-type="float" office:value="0.09866" calcext:value-type="float">
            <text:p>0,09866</text:p>
          </table:table-cell>
          <table:table-cell office:value-type="float" office:value="0.1642" calcext:value-type="float">
            <text:p>0,16420</text:p>
          </table:table-cell>
          <table:table-cell office:value-type="float" office:value="0.07335" calcext:value-type="float">
            <text:p>0,07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ut_inner_insulation</text:p>
          </table:table-cell>
          <table:table-cell office:value-type="float" office:value="14" calcext:value-type="float">
            <text:p>14,00000</text:p>
          </table:table-cell>
          <table:table-cell office:value-type="float" office:value="0.04977" calcext:value-type="float">
            <text:p>0,04977</text:p>
          </table:table-cell>
          <table:table-cell office:value-type="float" office:value="0.17349" calcext:value-type="float">
            <text:p>0,17349</text:p>
          </table:table-cell>
          <table:table-cell table:formula="of:=AVERAGE([.G9:.H9])" office:value-type="float" office:value="0.0265" calcext:value-type="float">
            <text:p>0,02650</text:p>
          </table:table-cell>
          <table:table-cell office:value-type="float" office:value="0.00624" calcext:value-type="float">
            <text:p>0,00624</text:p>
          </table:table-cell>
          <table:table-cell office:value-type="float" office:value="0.04676" calcext:value-type="float">
            <text:p>0,04676</text:p>
          </table:table-cell>
          <table:table-cell office:value-type="float" office:value="0.10004" calcext:value-type="float">
            <text:p>0,10004</text:p>
          </table:table-cell>
          <table:table-cell office:value-type="float" office:value="0.01882" calcext:value-type="float">
            <text:p>0,01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ut_outer_insulation</text:p>
          </table:table-cell>
          <table:table-cell office:value-type="float" office:value="10" calcext:value-type="float">
            <text:p>10,00000</text:p>
          </table:table-cell>
          <table:table-cell office:value-type="float" office:value="0.0501" calcext:value-type="float">
            <text:p>0,05010</text:p>
          </table:table-cell>
          <table:table-cell office:value-type="float" office:value="0.15373" calcext:value-type="float">
            <text:p>0,15373</text:p>
          </table:table-cell>
          <table:table-cell table:formula="of:=AVERAGE([.G10:.H10])" office:value-type="float" office:value="0.018325" calcext:value-type="float">
            <text:p>0,01833</text:p>
          </table:table-cell>
          <table:table-cell office:value-type="float" office:value="0.00411" calcext:value-type="float">
            <text:p>0,00411</text:p>
          </table:table-cell>
          <table:table-cell office:value-type="float" office:value="0.03254" calcext:value-type="float">
            <text:p>0,03254</text:p>
          </table:table-cell>
          <table:table-cell office:value-type="float" office:value="0.0787" calcext:value-type="float">
            <text:p>0,07870</text:p>
          </table:table-cell>
          <table:table-cell office:value-type="float" office:value="0.01244" calcext:value-type="float">
            <text:p>0,01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good</text:p>
          </table:table-cell>
          <table:table-cell office:value-type="float" office:value="58" calcext:value-type="float">
            <text:p>58,00000</text:p>
          </table:table-cell>
          <table:table-cell office:value-type="float" office:value="0.04107" calcext:value-type="float">
            <text:p>0,04107</text:p>
          </table:table-cell>
          <table:table-cell office:value-type="float" office:value="0.08677" calcext:value-type="float">
            <text:p>0,08677</text:p>
          </table:table-cell>
          <table:table-cell table:formula="of:=AVERAGE([.G11:.H11])" office:value-type="float" office:value="0.01245" calcext:value-type="float">
            <text:p>0,01245</text:p>
          </table:table-cell>
          <table:table-cell office:value-type="float" office:value="0.00491" calcext:value-type="float">
            <text:p>0,00491</text:p>
          </table:table-cell>
          <table:table-cell office:value-type="float" office:value="0.01999" calcext:value-type="float">
            <text:p>0,01999</text:p>
          </table:table-cell>
          <table:table-cell office:value-type="float" office:value="0.05808" calcext:value-type="float">
            <text:p>0,05808</text:p>
          </table:table-cell>
          <table:table-cell office:value-type="float" office:value="0.00776" calcext:value-type="float">
            <text:p>0,00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missing_cable</text:p>
          </table:table-cell>
          <table:table-cell office:value-type="float" office:value="12" calcext:value-type="float">
            <text:p>12,00000</text:p>
          </table:table-cell>
          <table:table-cell office:value-type="float" office:value="0.10074" calcext:value-type="float">
            <text:p>0,10074</text:p>
          </table:table-cell>
          <table:table-cell office:value-type="float" office:value="0.43475" calcext:value-type="float">
            <text:p>0,43475</text:p>
          </table:table-cell>
          <table:table-cell table:formula="of:=AVERAGE([.G12:.H12])" office:value-type="float" office:value="0.0444" calcext:value-type="float">
            <text:p>0,04440</text:p>
          </table:table-cell>
          <table:table-cell office:value-type="float" office:value="0.04055" calcext:value-type="float">
            <text:p>0,04055</text:p>
          </table:table-cell>
          <table:table-cell office:value-type="float" office:value="0.04825" calcext:value-type="float">
            <text:p>0,04825</text:p>
          </table:table-cell>
          <table:table-cell office:value-type="float" office:value="0.29508" calcext:value-type="float">
            <text:p>0,29508</text:p>
          </table:table-cell>
          <table:table-cell office:value-type="float" office:value="0.08494" calcext:value-type="float">
            <text:p>0,08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missing_wire</text:p>
          </table:table-cell>
          <table:table-cell office:value-type="float" office:value="10" calcext:value-type="float">
            <text:p>10,00000</text:p>
          </table:table-cell>
          <table:table-cell office:value-type="float" office:value="0.05" calcext:value-type="float">
            <text:p>0,05000</text:p>
          </table:table-cell>
          <table:table-cell office:value-type="float" office:value="0.19177" calcext:value-type="float">
            <text:p>0,19177</text:p>
          </table:table-cell>
          <table:table-cell table:formula="of:=AVERAGE([.G13:.H13])" office:value-type="float" office:value="0.021145" calcext:value-type="float">
            <text:p>0,02115</text:p>
          </table:table-cell>
          <table:table-cell office:value-type="float" office:value="0.00694" calcext:value-type="float">
            <text:p>0,00694</text:p>
          </table:table-cell>
          <table:table-cell office:value-type="float" office:value="0.03535" calcext:value-type="float">
            <text:p>0,03535</text:p>
          </table:table-cell>
          <table:table-cell office:value-type="float" office:value="0.09486" calcext:value-type="float">
            <text:p>0,09486</text:p>
          </table:table-cell>
          <table:table-cell office:value-type="float" office:value="0.02278" calcext:value-type="float">
            <text:p>0,02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poke_insulation</text:p>
          </table:table-cell>
          <table:table-cell office:value-type="float" office:value="10" calcext:value-type="float">
            <text:p>10,00000</text:p>
          </table:table-cell>
          <table:table-cell office:value-type="float" office:value="0.0485" calcext:value-type="float">
            <text:p>0,04850</text:p>
          </table:table-cell>
          <table:table-cell office:value-type="float" office:value="0.14165" calcext:value-type="float">
            <text:p>0,14165</text:p>
          </table:table-cell>
          <table:table-cell table:formula="of:=AVERAGE([.G14:.H14])" office:value-type="float" office:value="0.01566" calcext:value-type="float">
            <text:p>0,01566</text:p>
          </table:table-cell>
          <table:table-cell office:value-type="float" office:value="0.00569" calcext:value-type="float">
            <text:p>0,00569</text:p>
          </table:table-cell>
          <table:table-cell office:value-type="float" office:value="0.02563" calcext:value-type="float">
            <text:p>0,02563</text:p>
          </table:table-cell>
          <table:table-cell office:value-type="float" office:value="0.07261" calcext:value-type="float">
            <text:p>0,07261</text:p>
          </table:table-cell>
          <table:table-cell office:value-type="float" office:value="0.0122" calcext:value-type="float">
            <text:p>0,01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crack</text:p>
          </table:table-cell>
          <table:table-cell office:value-type="float" office:value="23" calcext:value-type="float">
            <text:p>23,00000</text:p>
          </table:table-cell>
          <table:table-cell office:value-type="float" office:value="0.01746" calcext:value-type="float">
            <text:p>0,01746</text:p>
          </table:table-cell>
          <table:table-cell office:value-type="float" office:value="0.1095" calcext:value-type="float">
            <text:p>0,10950</text:p>
          </table:table-cell>
          <table:table-cell table:formula="of:=AVERAGE([.G15:.H15])" office:value-type="float" office:value="0.038095" calcext:value-type="float">
            <text:p>0,03810</text:p>
          </table:table-cell>
          <table:table-cell office:value-type="float" office:value="0.00857" calcext:value-type="float">
            <text:p>0,00857</text:p>
          </table:table-cell>
          <table:table-cell office:value-type="float" office:value="0.06762" calcext:value-type="float">
            <text:p>0,06762</text:p>
          </table:table-cell>
          <table:table-cell office:value-type="float" office:value="0.03404" calcext:value-type="float">
            <text:p>0,03404</text:p>
          </table:table-cell>
          <table:table-cell office:value-type="float" office:value="0.02627" calcext:value-type="float">
            <text:p>0,02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faulty_imprint</text:p>
          </table:table-cell>
          <table:table-cell office:value-type="float" office:value="22" calcext:value-type="float">
            <text:p>22,00000</text:p>
          </table:table-cell>
          <table:table-cell office:value-type="float" office:value="0.01384" calcext:value-type="float">
            <text:p>0,01384</text:p>
          </table:table-cell>
          <table:table-cell office:value-type="float" office:value="0.06982" calcext:value-type="float">
            <text:p>0,06982</text:p>
          </table:table-cell>
          <table:table-cell table:formula="of:=AVERAGE([.G16:.H16])" office:value-type="float" office:value="0.01243" calcext:value-type="float">
            <text:p>0,01243</text:p>
          </table:table-cell>
          <table:table-cell office:value-type="float" office:value="0.00257" calcext:value-type="float">
            <text:p>0,00257</text:p>
          </table:table-cell>
          <table:table-cell office:value-type="float" office:value="0.02229" calcext:value-type="float">
            <text:p>0,02229</text:p>
          </table:table-cell>
          <table:table-cell office:value-type="float" office:value="0.02509" calcext:value-type="float">
            <text:p>0,02509</text:p>
          </table:table-cell>
          <table:table-cell office:value-type="float" office:value="0.00689" calcext:value-type="float">
            <text:p>0,00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good</text:p>
          </table:table-cell>
          <table:table-cell office:value-type="float" office:value="23" calcext:value-type="float">
            <text:p>23,00000</text:p>
          </table:table-cell>
          <table:table-cell office:value-type="float" office:value="0.01088" calcext:value-type="float">
            <text:p>0,01088</text:p>
          </table:table-cell>
          <table:table-cell office:value-type="float" office:value="0.03864" calcext:value-type="float">
            <text:p>0,03864</text:p>
          </table:table-cell>
          <table:table-cell table:formula="of:=AVERAGE([.G17:.H17])" office:value-type="float" office:value="0.007575" calcext:value-type="float">
            <text:p>0,00758</text:p>
          </table:table-cell>
          <table:table-cell office:value-type="float" office:value="0.00131" calcext:value-type="float">
            <text:p>0,00131</text:p>
          </table:table-cell>
          <table:table-cell office:value-type="float" office:value="0.01384" calcext:value-type="float">
            <text:p>0,01384</text:p>
          </table:table-cell>
          <table:table-cell office:value-type="float" office:value="0.01819" calcext:value-type="float">
            <text:p>0,01819</text:p>
          </table:table-cell>
          <table:table-cell office:value-type="float" office:value="0.00336" calcext:value-type="float">
            <text:p>0,00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poke</text:p>
          </table:table-cell>
          <table:table-cell office:value-type="float" office:value="21" calcext:value-type="float">
            <text:p>21,00000</text:p>
          </table:table-cell>
          <table:table-cell office:value-type="float" office:value="0.0157" calcext:value-type="float">
            <text:p>0,01570</text:p>
          </table:table-cell>
          <table:table-cell office:value-type="float" office:value="0.09374" calcext:value-type="float">
            <text:p>0,09374</text:p>
          </table:table-cell>
          <table:table-cell table:formula="of:=AVERAGE([.G18:.H18])" office:value-type="float" office:value="0.02386" calcext:value-type="float">
            <text:p>0,02386</text:p>
          </table:table-cell>
          <table:table-cell office:value-type="float" office:value="0.0039" calcext:value-type="float">
            <text:p>0,00390</text:p>
          </table:table-cell>
          <table:table-cell office:value-type="float" office:value="0.04382" calcext:value-type="float">
            <text:p>0,04382</text:p>
          </table:table-cell>
          <table:table-cell office:value-type="float" office:value="0.02795" calcext:value-type="float">
            <text:p>0,02795</text:p>
          </table:table-cell>
          <table:table-cell office:value-type="float" office:value="0.00806" calcext:value-type="float">
            <text:p>0,00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scratch</text:p>
          </table:table-cell>
          <table:table-cell office:value-type="float" office:value="23" calcext:value-type="float">
            <text:p>23,00000</text:p>
          </table:table-cell>
          <table:table-cell office:value-type="float" office:value="0.01328" calcext:value-type="float">
            <text:p>0,01328</text:p>
          </table:table-cell>
          <table:table-cell office:value-type="float" office:value="0.08051" calcext:value-type="float">
            <text:p>0,08051</text:p>
          </table:table-cell>
          <table:table-cell table:formula="of:=AVERAGE([.G19:.H19])" office:value-type="float" office:value="0.01601" calcext:value-type="float">
            <text:p>0,01601</text:p>
          </table:table-cell>
          <table:table-cell office:value-type="float" office:value="0.00204" calcext:value-type="float">
            <text:p>0,00204</text:p>
          </table:table-cell>
          <table:table-cell office:value-type="float" office:value="0.02998" calcext:value-type="float">
            <text:p>0,02998</text:p>
          </table:table-cell>
          <table:table-cell office:value-type="float" office:value="0.0238" calcext:value-type="float">
            <text:p>0,02380</text:p>
          </table:table-cell>
          <table:table-cell office:value-type="float" office:value="0.00499" calcext:value-type="float">
            <text:p>0,00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squeeze</text:p>
          </table:table-cell>
          <table:table-cell office:value-type="float" office:value="20" calcext:value-type="float">
            <text:p>20,00000</text:p>
          </table:table-cell>
          <table:table-cell office:value-type="float" office:value="0.03406" calcext:value-type="float">
            <text:p>0,03406</text:p>
          </table:table-cell>
          <table:table-cell office:value-type="float" office:value="0.15347" calcext:value-type="float">
            <text:p>0,15347</text:p>
          </table:table-cell>
          <table:table-cell table:formula="of:=AVERAGE([.G20:.H20])" office:value-type="float" office:value="0.041355" calcext:value-type="float">
            <text:p>0,04136</text:p>
          </table:table-cell>
          <table:table-cell office:value-type="float" office:value="0.01713" calcext:value-type="float">
            <text:p>0,01713</text:p>
          </table:table-cell>
          <table:table-cell office:value-type="float" office:value="0.06558" calcext:value-type="float">
            <text:p>0,06558</text:p>
          </table:table-cell>
          <table:table-cell office:value-type="float" office:value="0.08249" calcext:value-type="float">
            <text:p>0,08249</text:p>
          </table:table-cell>
          <table:table-cell office:value-type="float" office:value="0.05104" calcext:value-type="float">
            <text:p>0,05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color</text:p>
          </table:table-cell>
          <table:table-cell office:value-type="float" office:value="19" calcext:value-type="float">
            <text:p>19,00000</text:p>
          </table:table-cell>
          <table:table-cell office:value-type="float" office:value="0.0564" calcext:value-type="float">
            <text:p>0,05640</text:p>
          </table:table-cell>
          <table:table-cell office:value-type="float" office:value="0.19208" calcext:value-type="float">
            <text:p>0,19208</text:p>
          </table:table-cell>
          <table:table-cell table:formula="of:=AVERAGE([.G21:.H21])" office:value-type="float" office:value="0.04626" calcext:value-type="float">
            <text:p>0,04626</text:p>
          </table:table-cell>
          <table:table-cell office:value-type="float" office:value="0.02406" calcext:value-type="float">
            <text:p>0,02406</text:p>
          </table:table-cell>
          <table:table-cell office:value-type="float" office:value="0.06846" calcext:value-type="float">
            <text:p>0,06846</text:p>
          </table:table-cell>
          <table:table-cell office:value-type="float" office:value="0.09921" calcext:value-type="float">
            <text:p>0,09921</text:p>
          </table:table-cell>
          <table:table-cell office:value-type="float" office:value="0.06522" calcext:value-type="float">
            <text:p>0,0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cut</text:p>
          </table:table-cell>
          <table:table-cell office:value-type="float" office:value="17" calcext:value-type="float">
            <text:p>17,00000</text:p>
          </table:table-cell>
          <table:table-cell office:value-type="float" office:value="0.07773" calcext:value-type="float">
            <text:p>0,07773</text:p>
          </table:table-cell>
          <table:table-cell office:value-type="float" office:value="0.25861" calcext:value-type="float">
            <text:p>0,25861</text:p>
          </table:table-cell>
          <table:table-cell table:formula="of:=AVERAGE([.G22:.H22])" office:value-type="float" office:value="0.05117" calcext:value-type="float">
            <text:p>0,05117</text:p>
          </table:table-cell>
          <table:table-cell office:value-type="float" office:value="0.02121" calcext:value-type="float">
            <text:p>0,02121</text:p>
          </table:table-cell>
          <table:table-cell office:value-type="float" office:value="0.08113" calcext:value-type="float">
            <text:p>0,08113</text:p>
          </table:table-cell>
          <table:table-cell office:value-type="float" office:value="0.13207" calcext:value-type="float">
            <text:p>0,13207</text:p>
          </table:table-cell>
          <table:table-cell office:value-type="float" office:value="0.04287" calcext:value-type="float">
            <text:p>0,04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good</text:p>
          </table:table-cell>
          <table:table-cell office:value-type="float" office:value="28" calcext:value-type="float">
            <text:p>28,00000</text:p>
          </table:table-cell>
          <table:table-cell office:value-type="float" office:value="0.02341" calcext:value-type="float">
            <text:p>0,02341</text:p>
          </table:table-cell>
          <table:table-cell office:value-type="float" office:value="0.03822" calcext:value-type="float">
            <text:p>0,03822</text:p>
          </table:table-cell>
          <table:table-cell table:formula="of:=AVERAGE([.G23:.H23])" office:value-type="float" office:value="0.006255" calcext:value-type="float">
            <text:p>0,00626</text:p>
          </table:table-cell>
          <table:table-cell office:value-type="float" office:value="0.00511" calcext:value-type="float">
            <text:p>0,00511</text:p>
          </table:table-cell>
          <table:table-cell office:value-type="float" office:value="0.0074" calcext:value-type="float">
            <text:p>0,00740</text:p>
          </table:table-cell>
          <table:table-cell office:value-type="float" office:value="0.02769" calcext:value-type="float">
            <text:p>0,02769</text:p>
          </table:table-cell>
          <table:table-cell office:value-type="float" office:value="0.00619" calcext:value-type="float">
            <text:p>0,00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hole</text:p>
          </table:table-cell>
          <table:table-cell office:value-type="float" office:value="17" calcext:value-type="float">
            <text:p>17,00000</text:p>
          </table:table-cell>
          <table:table-cell office:value-type="float" office:value="0.06801" calcext:value-type="float">
            <text:p>0,06801</text:p>
          </table:table-cell>
          <table:table-cell office:value-type="float" office:value="0.24034" calcext:value-type="float">
            <text:p>0,24034</text:p>
          </table:table-cell>
          <table:table-cell table:formula="of:=AVERAGE([.G24:.H24])" office:value-type="float" office:value="0.047705" calcext:value-type="float">
            <text:p>0,04771</text:p>
          </table:table-cell>
          <table:table-cell office:value-type="float" office:value="0.01809" calcext:value-type="float">
            <text:p>0,01809</text:p>
          </table:table-cell>
          <table:table-cell office:value-type="float" office:value="0.07732" calcext:value-type="float">
            <text:p>0,07732</text:p>
          </table:table-cell>
          <table:table-cell office:value-type="float" office:value="0.10259" calcext:value-type="float">
            <text:p>0,10259</text:p>
          </table:table-cell>
          <table:table-cell office:value-type="float" office:value="0.03377" calcext:value-type="float">
            <text:p>0,03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metal_contamination</text:p>
          </table:table-cell>
          <table:table-cell office:value-type="float" office:value="17" calcext:value-type="float">
            <text:p>17,00000</text:p>
          </table:table-cell>
          <table:table-cell office:value-type="float" office:value="0.044" calcext:value-type="float">
            <text:p>0,04400</text:p>
          </table:table-cell>
          <table:table-cell office:value-type="float" office:value="0.1761" calcext:value-type="float">
            <text:p>0,17610</text:p>
          </table:table-cell>
          <table:table-cell table:formula="of:=AVERAGE([.G25:.H25])" office:value-type="float" office:value="0.035975" calcext:value-type="float">
            <text:p>0,03598</text:p>
          </table:table-cell>
          <table:table-cell office:value-type="float" office:value="0.01476" calcext:value-type="float">
            <text:p>0,01476</text:p>
          </table:table-cell>
          <table:table-cell office:value-type="float" office:value="0.05719" calcext:value-type="float">
            <text:p>0,05719</text:p>
          </table:table-cell>
          <table:table-cell office:value-type="float" office:value="0.05996" calcext:value-type="float">
            <text:p>0,05996</text:p>
          </table:table-cell>
          <table:table-cell office:value-type="float" office:value="0.02538" calcext:value-type="float">
            <text:p>0,02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thread</text:p>
          </table:table-cell>
          <table:table-cell office:value-type="float" office:value="19" calcext:value-type="float">
            <text:p>19,00000</text:p>
          </table:table-cell>
          <table:table-cell office:value-type="float" office:value="0.06524" calcext:value-type="float">
            <text:p>0,06524</text:p>
          </table:table-cell>
          <table:table-cell office:value-type="float" office:value="0.19367" calcext:value-type="float">
            <text:p>0,19367</text:p>
          </table:table-cell>
          <table:table-cell table:formula="of:=AVERAGE([.G26:.H26])" office:value-type="float" office:value="0.047735" calcext:value-type="float">
            <text:p>0,04774</text:p>
          </table:table-cell>
          <table:table-cell office:value-type="float" office:value="0.02621" calcext:value-type="float">
            <text:p>0,02621</text:p>
          </table:table-cell>
          <table:table-cell office:value-type="float" office:value="0.06926" calcext:value-type="float">
            <text:p>0,06926</text:p>
          </table:table-cell>
          <table:table-cell office:value-type="float" office:value="0.09911" calcext:value-type="float">
            <text:p>0,09911</text:p>
          </table:table-cell>
          <table:table-cell office:value-type="float" office:value="0.04571" calcext:value-type="float">
            <text:p>0,04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bent</text:p>
          </table:table-cell>
          <table:table-cell office:value-type="float" office:value="12" calcext:value-type="float">
            <text:p>12,00000</text:p>
          </table:table-cell>
          <table:table-cell office:value-type="float" office:value="0.04368" calcext:value-type="float">
            <text:p>0,04368</text:p>
          </table:table-cell>
          <table:table-cell office:value-type="float" office:value="0.15801" calcext:value-type="float">
            <text:p>0,15801</text:p>
          </table:table-cell>
          <table:table-cell table:formula="of:=AVERAGE([.G27:.H27])" office:value-type="float" office:value="0.019755" calcext:value-type="float">
            <text:p>0,01976</text:p>
          </table:table-cell>
          <table:table-cell office:value-type="float" office:value="0.00717" calcext:value-type="float">
            <text:p>0,00717</text:p>
          </table:table-cell>
          <table:table-cell office:value-type="float" office:value="0.03234" calcext:value-type="float">
            <text:p>0,03234</text:p>
          </table:table-cell>
          <table:table-cell office:value-type="float" office:value="0.07213" calcext:value-type="float">
            <text:p>0,07213</text:p>
          </table:table-cell>
          <table:table-cell office:value-type="float" office:value="0.02026" calcext:value-type="float">
            <text:p>0,0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broken</text:p>
          </table:table-cell>
          <table:table-cell office:value-type="float" office:value="12" calcext:value-type="float">
            <text:p>12,00000</text:p>
          </table:table-cell>
          <table:table-cell office:value-type="float" office:value="0.0509" calcext:value-type="float">
            <text:p>0,05090</text:p>
          </table:table-cell>
          <table:table-cell office:value-type="float" office:value="0.18128" calcext:value-type="float">
            <text:p>0,18128</text:p>
          </table:table-cell>
          <table:table-cell table:formula="of:=AVERAGE([.G28:.H28])" office:value-type="float" office:value="0.0166" calcext:value-type="float">
            <text:p>0,01660</text:p>
          </table:table-cell>
          <table:table-cell office:value-type="float" office:value="0.0084" calcext:value-type="float">
            <text:p>0,00840</text:p>
          </table:table-cell>
          <table:table-cell office:value-type="float" office:value="0.0248" calcext:value-type="float">
            <text:p>0,02480</text:p>
          </table:table-cell>
          <table:table-cell office:value-type="float" office:value="0.08689" calcext:value-type="float">
            <text:p>0,08689</text:p>
          </table:table-cell>
          <table:table-cell office:value-type="float" office:value="0.02158" calcext:value-type="float">
            <text:p>0,02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glue</text:p>
          </table:table-cell>
          <table:table-cell office:value-type="float" office:value="11" calcext:value-type="float">
            <text:p>11,00000</text:p>
          </table:table-cell>
          <table:table-cell office:value-type="float" office:value="0.04566" calcext:value-type="float">
            <text:p>0,04566</text:p>
          </table:table-cell>
          <table:table-cell office:value-type="float" office:value="0.1444" calcext:value-type="float">
            <text:p>0,14440</text:p>
          </table:table-cell>
          <table:table-cell table:formula="of:=AVERAGE([.G29:.H29])" office:value-type="float" office:value="0.039545" calcext:value-type="float">
            <text:p>0,03955</text:p>
          </table:table-cell>
          <table:table-cell office:value-type="float" office:value="0.01727" calcext:value-type="float">
            <text:p>0,01727</text:p>
          </table:table-cell>
          <table:table-cell office:value-type="float" office:value="0.06182" calcext:value-type="float">
            <text:p>0,06182</text:p>
          </table:table-cell>
          <table:table-cell office:value-type="float" office:value="0.06507" calcext:value-type="float">
            <text:p>0,06507</text:p>
          </table:table-cell>
          <table:table-cell office:value-type="float" office:value="0.02839" calcext:value-type="float">
            <text:p>0,02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good</text:p>
          </table:table-cell>
          <table:table-cell office:value-type="float" office:value="21" calcext:value-type="float">
            <text:p>21,00000</text:p>
          </table:table-cell>
          <table:table-cell office:value-type="float" office:value="0.03176" calcext:value-type="float">
            <text:p>0,03176</text:p>
          </table:table-cell>
          <table:table-cell office:value-type="float" office:value="0.05966" calcext:value-type="float">
            <text:p>0,05966</text:p>
          </table:table-cell>
          <table:table-cell table:formula="of:=AVERAGE([.G30:.H30])" office:value-type="float" office:value="0.010595" calcext:value-type="float">
            <text:p>0,01060</text:p>
          </table:table-cell>
          <table:table-cell office:value-type="float" office:value="0.0072" calcext:value-type="float">
            <text:p>0,00720</text:p>
          </table:table-cell>
          <table:table-cell office:value-type="float" office:value="0.01399" calcext:value-type="float">
            <text:p>0,01399</text:p>
          </table:table-cell>
          <table:table-cell office:value-type="float" office:value="0.04276" calcext:value-type="float">
            <text:p>0,04276</text:p>
          </table:table-cell>
          <table:table-cell office:value-type="float" office:value="0.01012" calcext:value-type="float">
            <text:p>0,01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metal_contamination</text:p>
          </table:table-cell>
          <table:table-cell office:value-type="float" office:value="11" calcext:value-type="float">
            <text:p>11,00000</text:p>
          </table:table-cell>
          <table:table-cell office:value-type="float" office:value="0.05399" calcext:value-type="float">
            <text:p>0,05399</text:p>
          </table:table-cell>
          <table:table-cell office:value-type="float" office:value="0.23483" calcext:value-type="float">
            <text:p>0,23483</text:p>
          </table:table-cell>
          <table:table-cell table:formula="of:=AVERAGE([.G31:.H31])" office:value-type="float" office:value="0.038675" calcext:value-type="float">
            <text:p>0,03868</text:p>
          </table:table-cell>
          <table:table-cell office:value-type="float" office:value="0.01373" calcext:value-type="float">
            <text:p>0,01373</text:p>
          </table:table-cell>
          <table:table-cell office:value-type="float" office:value="0.06362" calcext:value-type="float">
            <text:p>0,06362</text:p>
          </table:table-cell>
          <table:table-cell office:value-type="float" office:value="0.08516" calcext:value-type="float">
            <text:p>0,08516</text:p>
          </table:table-cell>
          <table:table-cell office:value-type="float" office:value="0.03342" calcext:value-type="float">
            <text:p>0,03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thread</text:p>
          </table:table-cell>
          <table:table-cell office:value-type="float" office:value="11" calcext:value-type="float">
            <text:p>11,00000</text:p>
          </table:table-cell>
          <table:table-cell office:value-type="float" office:value="0.06626" calcext:value-type="float">
            <text:p>0,06626</text:p>
          </table:table-cell>
          <table:table-cell office:value-type="float" office:value="0.21227" calcext:value-type="float">
            <text:p>0,21227</text:p>
          </table:table-cell>
          <table:table-cell table:formula="of:=AVERAGE([.G32:.H32])" office:value-type="float" office:value="0.07345" calcext:value-type="float">
            <text:p>0,07345</text:p>
          </table:table-cell>
          <table:table-cell office:value-type="float" office:value="0.02083" calcext:value-type="float">
            <text:p>0,02083</text:p>
          </table:table-cell>
          <table:table-cell office:value-type="float" office:value="0.12607" calcext:value-type="float">
            <text:p>0,12607</text:p>
          </table:table-cell>
          <table:table-cell office:value-type="float" office:value="0.11921" calcext:value-type="float">
            <text:p>0,11921</text:p>
          </table:table-cell>
          <table:table-cell office:value-type="float" office:value="0.05196" calcext:value-type="float">
            <text:p>0,05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crack</text:p>
          </table:table-cell>
          <table:table-cell office:value-type="float" office:value="18" calcext:value-type="float">
            <text:p>18,00000</text:p>
          </table:table-cell>
          <table:table-cell office:value-type="float" office:value="0.07875" calcext:value-type="float">
            <text:p>0,07875</text:p>
          </table:table-cell>
          <table:table-cell office:value-type="float" office:value="0.24366" calcext:value-type="float">
            <text:p>0,24366</text:p>
          </table:table-cell>
          <table:table-cell table:formula="of:=AVERAGE([.G33:.H33])" office:value-type="float" office:value="0.0483" calcext:value-type="float">
            <text:p>0,04830</text:p>
          </table:table-cell>
          <table:table-cell office:value-type="float" office:value="0.03076" calcext:value-type="float">
            <text:p>0,03076</text:p>
          </table:table-cell>
          <table:table-cell office:value-type="float" office:value="0.06584" calcext:value-type="float">
            <text:p>0,06584</text:p>
          </table:table-cell>
          <table:table-cell office:value-type="float" office:value="0.17389" calcext:value-type="float">
            <text:p>0,17389</text:p>
          </table:table-cell>
          <table:table-cell office:value-type="float" office:value="0.07375" calcext:value-type="float">
            <text:p>0,07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cut</text:p>
          </table:table-cell>
          <table:table-cell office:value-type="float" office:value="17" calcext:value-type="float">
            <text:p>17,00000</text:p>
          </table:table-cell>
          <table:table-cell office:value-type="float" office:value="0.05018" calcext:value-type="float">
            <text:p>0,05018</text:p>
          </table:table-cell>
          <table:table-cell office:value-type="float" office:value="0.18232" calcext:value-type="float">
            <text:p>0,18232</text:p>
          </table:table-cell>
          <table:table-cell table:formula="of:=AVERAGE([.G34:.H34])" office:value-type="float" office:value="0.01995" calcext:value-type="float">
            <text:p>0,01995</text:p>
          </table:table-cell>
          <table:table-cell office:value-type="float" office:value="0.00732" calcext:value-type="float">
            <text:p>0,00732</text:p>
          </table:table-cell>
          <table:table-cell office:value-type="float" office:value="0.03258" calcext:value-type="float">
            <text:p>0,03258</text:p>
          </table:table-cell>
          <table:table-cell office:value-type="float" office:value="0.09029" calcext:value-type="float">
            <text:p>0,09029</text:p>
          </table:table-cell>
          <table:table-cell office:value-type="float" office:value="0.02144" calcext:value-type="float">
            <text:p>0,02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good</text:p>
          </table:table-cell>
          <table:table-cell office:value-type="float" office:value="40" calcext:value-type="float">
            <text:p>40,00000</text:p>
          </table:table-cell>
          <table:table-cell office:value-type="float" office:value="0.04077" calcext:value-type="float">
            <text:p>0,04077</text:p>
          </table:table-cell>
          <table:table-cell office:value-type="float" office:value="0.10049" calcext:value-type="float">
            <text:p>0,10049</text:p>
          </table:table-cell>
          <table:table-cell table:formula="of:=AVERAGE([.G35:.H35])" office:value-type="float" office:value="0.016535" calcext:value-type="float">
            <text:p>0,01654</text:p>
          </table:table-cell>
          <table:table-cell office:value-type="float" office:value="0.00487" calcext:value-type="float">
            <text:p>0,00487</text:p>
          </table:table-cell>
          <table:table-cell office:value-type="float" office:value="0.0282" calcext:value-type="float">
            <text:p>0,02820</text:p>
          </table:table-cell>
          <table:table-cell office:value-type="float" office:value="0.07151" calcext:value-type="float">
            <text:p>0,07151</text:p>
          </table:table-cell>
          <table:table-cell office:value-type="float" office:value="0.00866" calcext:value-type="float">
            <text:p>0,00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hole</text:p>
          </table:table-cell>
          <table:table-cell office:value-type="float" office:value="18" calcext:value-type="float">
            <text:p>18,00000</text:p>
          </table:table-cell>
          <table:table-cell office:value-type="float" office:value="0.05444" calcext:value-type="float">
            <text:p>0,05444</text:p>
          </table:table-cell>
          <table:table-cell office:value-type="float" office:value="0.26261" calcext:value-type="float">
            <text:p>0,26261</text:p>
          </table:table-cell>
          <table:table-cell table:formula="of:=AVERAGE([.G36:.H36])" office:value-type="float" office:value="0.02141" calcext:value-type="float">
            <text:p>0,02141</text:p>
          </table:table-cell>
          <table:table-cell office:value-type="float" office:value="0.00591" calcext:value-type="float">
            <text:p>0,00591</text:p>
          </table:table-cell>
          <table:table-cell office:value-type="float" office:value="0.03691" calcext:value-type="float">
            <text:p>0,03691</text:p>
          </table:table-cell>
          <table:table-cell office:value-type="float" office:value="0.09874" calcext:value-type="float">
            <text:p>0,09874</text:p>
          </table:table-cell>
          <table:table-cell office:value-type="float" office:value="0.0128" calcext:value-type="float">
            <text:p>0,01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print</text:p>
          </table:table-cell>
          <table:table-cell office:value-type="float" office:value="17" calcext:value-type="float">
            <text:p>17,00000</text:p>
          </table:table-cell>
          <table:table-cell office:value-type="float" office:value="0.05416" calcext:value-type="float">
            <text:p>0,05416</text:p>
          </table:table-cell>
          <table:table-cell office:value-type="float" office:value="0.25567" calcext:value-type="float">
            <text:p>0,25567</text:p>
          </table:table-cell>
          <table:table-cell table:formula="of:=AVERAGE([.G37:.H37])" office:value-type="float" office:value="0.053525" calcext:value-type="float">
            <text:p>0,05353</text:p>
          </table:table-cell>
          <table:table-cell office:value-type="float" office:value="0.00877" calcext:value-type="float">
            <text:p>0,00877</text:p>
          </table:table-cell>
          <table:table-cell office:value-type="float" office:value="0.09828" calcext:value-type="float">
            <text:p>0,09828</text:p>
          </table:table-cell>
          <table:table-cell office:value-type="float" office:value="0.11242" calcext:value-type="float">
            <text:p>0,11242</text:p>
          </table:table-cell>
          <table:table-cell office:value-type="float" office:value="0.02605" calcext:value-type="float">
            <text:p>0,02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color</text:p>
          </table:table-cell>
          <table:table-cell office:value-type="float" office:value="19" calcext:value-type="float">
            <text:p>19,00000</text:p>
          </table:table-cell>
          <table:table-cell office:value-type="float" office:value="0.04521" calcext:value-type="float">
            <text:p>0,04521</text:p>
          </table:table-cell>
          <table:table-cell office:value-type="float" office:value="0.17595" calcext:value-type="float">
            <text:p>0,17595</text:p>
          </table:table-cell>
          <table:table-cell table:formula="of:=AVERAGE([.G38:.H38])" office:value-type="float" office:value="0.028135" calcext:value-type="float">
            <text:p>0,02814</text:p>
          </table:table-cell>
          <table:table-cell office:value-type="float" office:value="0.01009" calcext:value-type="float">
            <text:p>0,01009</text:p>
          </table:table-cell>
          <table:table-cell office:value-type="float" office:value="0.04618" calcext:value-type="float">
            <text:p>0,04618</text:p>
          </table:table-cell>
          <table:table-cell office:value-type="float" office:value="0.05915" calcext:value-type="float">
            <text:p>0,05915</text:p>
          </table:table-cell>
          <table:table-cell office:value-type="float" office:value="0.01694" calcext:value-type="float">
            <text:p>0,01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cut</text:p>
          </table:table-cell>
          <table:table-cell office:value-type="float" office:value="19" calcext:value-type="float">
            <text:p>19,00000</text:p>
          </table:table-cell>
          <table:table-cell office:value-type="float" office:value="0.07524" calcext:value-type="float">
            <text:p>0,07524</text:p>
          </table:table-cell>
          <table:table-cell office:value-type="float" office:value="0.22848" calcext:value-type="float">
            <text:p>0,22848</text:p>
          </table:table-cell>
          <table:table-cell table:formula="of:=AVERAGE([.G39:.H39])" office:value-type="float" office:value="0.047365" calcext:value-type="float">
            <text:p>0,04737</text:p>
          </table:table-cell>
          <table:table-cell office:value-type="float" office:value="0.02087" calcext:value-type="float">
            <text:p>0,02087</text:p>
          </table:table-cell>
          <table:table-cell office:value-type="float" office:value="0.07386" calcext:value-type="float">
            <text:p>0,07386</text:p>
          </table:table-cell>
          <table:table-cell office:value-type="float" office:value="0.12415" calcext:value-type="float">
            <text:p>0,12415</text:p>
          </table:table-cell>
          <table:table-cell office:value-type="float" office:value="0.03925" calcext:value-type="float">
            <text:p>0,03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fold</text:p>
          </table:table-cell>
          <table:table-cell office:value-type="float" office:value="17" calcext:value-type="float">
            <text:p>17,00000</text:p>
          </table:table-cell>
          <table:table-cell office:value-type="float" office:value="0.07437" calcext:value-type="float">
            <text:p>0,07437</text:p>
          </table:table-cell>
          <table:table-cell office:value-type="float" office:value="0.21084" calcext:value-type="float">
            <text:p>0,21084</text:p>
          </table:table-cell>
          <table:table-cell table:formula="of:=AVERAGE([.G40:.H40])" office:value-type="float" office:value="0.02861" calcext:value-type="float">
            <text:p>0,02861</text:p>
          </table:table-cell>
          <table:table-cell office:value-type="float" office:value="0.01702" calcext:value-type="float">
            <text:p>0,01702</text:p>
          </table:table-cell>
          <table:table-cell office:value-type="float" office:value="0.0402" calcext:value-type="float">
            <text:p>0,04020</text:p>
          </table:table-cell>
          <table:table-cell office:value-type="float" office:value="0.14303" calcext:value-type="float">
            <text:p>0,14303</text:p>
          </table:table-cell>
          <table:table-cell office:value-type="float" office:value="0.0342" calcext:value-type="float">
            <text:p>0,03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glue</text:p>
          </table:table-cell>
          <table:table-cell office:value-type="float" office:value="19" calcext:value-type="float">
            <text:p>19,00000</text:p>
          </table:table-cell>
          <table:table-cell office:value-type="float" office:value="0.07819" calcext:value-type="float">
            <text:p>0,07819</text:p>
          </table:table-cell>
          <table:table-cell office:value-type="float" office:value="0.32179" calcext:value-type="float">
            <text:p>0,32179</text:p>
          </table:table-cell>
          <table:table-cell table:formula="of:=AVERAGE([.G41:.H41])" office:value-type="float" office:value="0.06299" calcext:value-type="float">
            <text:p>0,06299</text:p>
          </table:table-cell>
          <table:table-cell office:value-type="float" office:value="0.02173" calcext:value-type="float">
            <text:p>0,02173</text:p>
          </table:table-cell>
          <table:table-cell office:value-type="float" office:value="0.10425" calcext:value-type="float">
            <text:p>0,10425</text:p>
          </table:table-cell>
          <table:table-cell office:value-type="float" office:value="0.11552" calcext:value-type="float">
            <text:p>0,11552</text:p>
          </table:table-cell>
          <table:table-cell office:value-type="float" office:value="0.0422" calcext:value-type="float">
            <text:p>0,04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good</text:p>
          </table:table-cell>
          <table:table-cell office:value-type="float" office:value="32" calcext:value-type="float">
            <text:p>32,00000</text:p>
          </table:table-cell>
          <table:table-cell office:value-type="float" office:value="0.01734" calcext:value-type="float">
            <text:p>0,01734</text:p>
          </table:table-cell>
          <table:table-cell office:value-type="float" office:value="0.03144" calcext:value-type="float">
            <text:p>0,03144</text:p>
          </table:table-cell>
          <table:table-cell table:formula="of:=AVERAGE([.G42:.H42])" office:value-type="float" office:value="0.008945" calcext:value-type="float">
            <text:p>0,00895</text:p>
          </table:table-cell>
          <table:table-cell office:value-type="float" office:value="0.00297" calcext:value-type="float">
            <text:p>0,00297</text:p>
          </table:table-cell>
          <table:table-cell office:value-type="float" office:value="0.01492" calcext:value-type="float">
            <text:p>0,01492</text:p>
          </table:table-cell>
          <table:table-cell office:value-type="float" office:value="0.02085" calcext:value-type="float">
            <text:p>0,02085</text:p>
          </table:table-cell>
          <table:table-cell office:value-type="float" office:value="0.00329" calcext:value-type="float">
            <text:p>0,00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poke</text:p>
          </table:table-cell>
          <table:table-cell office:value-type="float" office:value="18" calcext:value-type="float">
            <text:p>18,00000</text:p>
          </table:table-cell>
          <table:table-cell office:value-type="float" office:value="0.09394" calcext:value-type="float">
            <text:p>0,09394</text:p>
          </table:table-cell>
          <table:table-cell office:value-type="float" office:value="0.26403" calcext:value-type="float">
            <text:p>0,26403</text:p>
          </table:table-cell>
          <table:table-cell table:formula="of:=AVERAGE([.G43:.H43])" office:value-type="float" office:value="0.02823" calcext:value-type="float">
            <text:p>0,02823</text:p>
          </table:table-cell>
          <table:table-cell office:value-type="float" office:value="0.01837" calcext:value-type="float">
            <text:p>0,01837</text:p>
          </table:table-cell>
          <table:table-cell office:value-type="float" office:value="0.03809" calcext:value-type="float">
            <text:p>0,03809</text:p>
          </table:table-cell>
          <table:table-cell office:value-type="float" office:value="0.16662" calcext:value-type="float">
            <text:p>0,16662</text:p>
          </table:table-cell>
          <table:table-cell office:value-type="float" office:value="0.03677" calcext:value-type="float">
            <text:p>0,03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bent</text:p>
          </table:table-cell>
          <table:table-cell office:value-type="float" office:value="25" calcext:value-type="float">
            <text:p>25,00000</text:p>
          </table:table-cell>
          <table:table-cell office:value-type="float" office:value="0.0269" calcext:value-type="float">
            <text:p>0,02690</text:p>
          </table:table-cell>
          <table:table-cell office:value-type="float" office:value="0.17472" calcext:value-type="float">
            <text:p>0,17472</text:p>
          </table:table-cell>
          <table:table-cell table:formula="of:=AVERAGE([.G44:.H44])" office:value-type="float" office:value="0.03415" calcext:value-type="float">
            <text:p>0,03415</text:p>
          </table:table-cell>
          <table:table-cell office:value-type="float" office:value="0.00399" calcext:value-type="float">
            <text:p>0,00399</text:p>
          </table:table-cell>
          <table:table-cell office:value-type="float" office:value="0.06431" calcext:value-type="float">
            <text:p>0,06431</text:p>
          </table:table-cell>
          <table:table-cell office:value-type="float" office:value="0.04971" calcext:value-type="float">
            <text:p>0,04971</text:p>
          </table:table-cell>
          <table:table-cell office:value-type="float" office:value="0.01955" calcext:value-type="float">
            <text:p>0,01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color</text:p>
          </table:table-cell>
          <table:table-cell office:value-type="float" office:value="22" calcext:value-type="float">
            <text:p>22,00000</text:p>
          </table:table-cell>
          <table:table-cell office:value-type="float" office:value="0.02409" calcext:value-type="float">
            <text:p>0,02409</text:p>
          </table:table-cell>
          <table:table-cell office:value-type="float" office:value="0.13411" calcext:value-type="float">
            <text:p>0,13411</text:p>
          </table:table-cell>
          <table:table-cell table:formula="of:=AVERAGE([.G45:.H45])" office:value-type="float" office:value="0.03303" calcext:value-type="float">
            <text:p>0,03303</text:p>
          </table:table-cell>
          <table:table-cell office:value-type="float" office:value="0.00457" calcext:value-type="float">
            <text:p>0,00457</text:p>
          </table:table-cell>
          <table:table-cell office:value-type="float" office:value="0.06149" calcext:value-type="float">
            <text:p>0,06149</text:p>
          </table:table-cell>
          <table:table-cell office:value-type="float" office:value="0.04498" calcext:value-type="float">
            <text:p>0,04498</text:p>
          </table:table-cell>
          <table:table-cell office:value-type="float" office:value="0.01938" calcext:value-type="float">
            <text:p>0,01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flip</text:p>
          </table:table-cell>
          <table:table-cell office:value-type="float" office:value="23" calcext:value-type="float">
            <text:p>23,00000</text:p>
          </table:table-cell>
          <table:table-cell office:value-type="float" office:value="0.0663" calcext:value-type="float">
            <text:p>0,06630</text:p>
          </table:table-cell>
          <table:table-cell office:value-type="float" office:value="0.12897" calcext:value-type="float">
            <text:p>0,12897</text:p>
          </table:table-cell>
          <table:table-cell table:formula="of:=AVERAGE([.G46:.H46])" office:value-type="float" office:value="0.005205" calcext:value-type="float">
            <text:p>0,00521</text:p>
          </table:table-cell>
          <table:table-cell office:value-type="float" office:value="0.00379" calcext:value-type="float">
            <text:p>0,00379</text:p>
          </table:table-cell>
          <table:table-cell office:value-type="float" office:value="0.00662" calcext:value-type="float">
            <text:p>0,00662</text:p>
          </table:table-cell>
          <table:table-cell office:value-type="float" office:value="0.10361" calcext:value-type="float">
            <text:p>0,10361</text:p>
          </table:table-cell>
          <table:table-cell office:value-type="float" office:value="0.00507" calcext:value-type="float">
            <text:p>0,00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good</text:p>
          </table:table-cell>
          <table:table-cell office:value-type="float" office:value="22" calcext:value-type="float">
            <text:p>22,00000</text:p>
          </table:table-cell>
          <table:table-cell office:value-type="float" office:value="0.01935" calcext:value-type="float">
            <text:p>0,01935</text:p>
          </table:table-cell>
          <table:table-cell office:value-type="float" office:value="0.04488" calcext:value-type="float">
            <text:p>0,04488</text:p>
          </table:table-cell>
          <table:table-cell table:formula="of:=AVERAGE([.G47:.H47])" office:value-type="float" office:value="0.006515" calcext:value-type="float">
            <text:p>0,00652</text:p>
          </table:table-cell>
          <table:table-cell office:value-type="float" office:value="0.00269" calcext:value-type="float">
            <text:p>0,00269</text:p>
          </table:table-cell>
          <table:table-cell office:value-type="float" office:value="0.01034" calcext:value-type="float">
            <text:p>0,01034</text:p>
          </table:table-cell>
          <table:table-cell office:value-type="float" office:value="0.02981" calcext:value-type="float">
            <text:p>0,02981</text:p>
          </table:table-cell>
          <table:table-cell office:value-type="float" office:value="0.00488" calcext:value-type="float">
            <text:p>0,00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scratch</text:p>
          </table:table-cell>
          <table:table-cell office:value-type="float" office:value="23" calcext:value-type="float">
            <text:p>23,00000</text:p>
          </table:table-cell>
          <table:table-cell office:value-type="float" office:value="0.03182" calcext:value-type="float">
            <text:p>0,03182</text:p>
          </table:table-cell>
          <table:table-cell office:value-type="float" office:value="0.13315" calcext:value-type="float">
            <text:p>0,13315</text:p>
          </table:table-cell>
          <table:table-cell table:formula="of:=AVERAGE([.G48:.H48])" office:value-type="float" office:value="0.020485" calcext:value-type="float">
            <text:p>0,02049</text:p>
          </table:table-cell>
          <table:table-cell office:value-type="float" office:value="0.00718" calcext:value-type="float">
            <text:p>0,00718</text:p>
          </table:table-cell>
          <table:table-cell office:value-type="float" office:value="0.03379" calcext:value-type="float">
            <text:p>0,03379</text:p>
          </table:table-cell>
          <table:table-cell office:value-type="float" office:value="0.07203" calcext:value-type="float">
            <text:p>0,07203</text:p>
          </table:table-cell>
          <table:table-cell office:value-type="float" office:value="0.02241" calcext:value-type="float">
            <text:p>0,02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olor</text:p>
          </table:table-cell>
          <table:table-cell office:value-type="float" office:value="25" calcext:value-type="float">
            <text:p>25,00000</text:p>
          </table:table-cell>
          <table:table-cell office:value-type="float" office:value="0.02179" calcext:value-type="float">
            <text:p>0,02179</text:p>
          </table:table-cell>
          <table:table-cell office:value-type="float" office:value="0.09295" calcext:value-type="float">
            <text:p>0,09295</text:p>
          </table:table-cell>
          <table:table-cell table:formula="of:=AVERAGE([.G49:.H49])" office:value-type="float" office:value="0.019705" calcext:value-type="float">
            <text:p>0,01971</text:p>
          </table:table-cell>
          <table:table-cell office:value-type="float" office:value="0.00229" calcext:value-type="float">
            <text:p>0,00229</text:p>
          </table:table-cell>
          <table:table-cell office:value-type="float" office:value="0.03712" calcext:value-type="float">
            <text:p>0,03712</text:p>
          </table:table-cell>
          <table:table-cell office:value-type="float" office:value="0.03212" calcext:value-type="float">
            <text:p>0,03212</text:p>
          </table:table-cell>
          <table:table-cell office:value-type="float" office:value="0.004" calcext:value-type="float">
            <text:p>0,00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ombined</text:p>
          </table:table-cell>
          <table:table-cell office:value-type="float" office:value="17" calcext:value-type="float">
            <text:p>17,00000</text:p>
          </table:table-cell>
          <table:table-cell office:value-type="float" office:value="0.03224" calcext:value-type="float">
            <text:p>0,03224</text:p>
          </table:table-cell>
          <table:table-cell office:value-type="float" office:value="0.13492" calcext:value-type="float">
            <text:p>0,13492</text:p>
          </table:table-cell>
          <table:table-cell table:formula="of:=AVERAGE([.G50:.H50])" office:value-type="float" office:value="0.02309" calcext:value-type="float">
            <text:p>0,02309</text:p>
          </table:table-cell>
          <table:table-cell office:value-type="float" office:value="0.00578" calcext:value-type="float">
            <text:p>0,00578</text:p>
          </table:table-cell>
          <table:table-cell office:value-type="float" office:value="0.0404" calcext:value-type="float">
            <text:p>0,04040</text:p>
          </table:table-cell>
          <table:table-cell office:value-type="float" office:value="0.05615" calcext:value-type="float">
            <text:p>0,05615</text:p>
          </table:table-cell>
          <table:table-cell office:value-type="float" office:value="0.01564" calcext:value-type="float">
            <text:p>0,01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ontamination</text:p>
          </table:table-cell>
          <table:table-cell office:value-type="float" office:value="21" calcext:value-type="float">
            <text:p>21,00000</text:p>
          </table:table-cell>
          <table:table-cell office:value-type="float" office:value="0.02843" calcext:value-type="float">
            <text:p>0,02843</text:p>
          </table:table-cell>
          <table:table-cell office:value-type="float" office:value="0.17215" calcext:value-type="float">
            <text:p>0,17215</text:p>
          </table:table-cell>
          <table:table-cell table:formula="of:=AVERAGE([.G51:.H51])" office:value-type="float" office:value="0.041105" calcext:value-type="float">
            <text:p>0,04111</text:p>
          </table:table-cell>
          <table:table-cell office:value-type="float" office:value="0.00549" calcext:value-type="float">
            <text:p>0,00549</text:p>
          </table:table-cell>
          <table:table-cell office:value-type="float" office:value="0.07672" calcext:value-type="float">
            <text:p>0,07672</text:p>
          </table:table-cell>
          <table:table-cell office:value-type="float" office:value="0.04783" calcext:value-type="float">
            <text:p>0,04783</text:p>
          </table:table-cell>
          <table:table-cell office:value-type="float" office:value="0.01174" calcext:value-type="float">
            <text:p>0,01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rack</text:p>
          </table:table-cell>
          <table:table-cell office:value-type="float" office:value="26" calcext:value-type="float">
            <text:p>26,00000</text:p>
          </table:table-cell>
          <table:table-cell office:value-type="float" office:value="0.02204" calcext:value-type="float">
            <text:p>0,02204</text:p>
          </table:table-cell>
          <table:table-cell office:value-type="float" office:value="0.08796" calcext:value-type="float">
            <text:p>0,08796</text:p>
          </table:table-cell>
          <table:table-cell table:formula="of:=AVERAGE([.G52:.H52])" office:value-type="float" office:value="0.01651" calcext:value-type="float">
            <text:p>0,01651</text:p>
          </table:table-cell>
          <table:table-cell office:value-type="float" office:value="0.00379" calcext:value-type="float">
            <text:p>0,00379</text:p>
          </table:table-cell>
          <table:table-cell office:value-type="float" office:value="0.02923" calcext:value-type="float">
            <text:p>0,02923</text:p>
          </table:table-cell>
          <table:table-cell office:value-type="float" office:value="0.03548" calcext:value-type="float">
            <text:p>0,03548</text:p>
          </table:table-cell>
          <table:table-cell office:value-type="float" office:value="0.00765" calcext:value-type="float">
            <text:p>0,00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faulty_imprint</text:p>
          </table:table-cell>
          <table:table-cell office:value-type="float" office:value="19" calcext:value-type="float">
            <text:p>19,00000</text:p>
          </table:table-cell>
          <table:table-cell office:value-type="float" office:value="0.02615" calcext:value-type="float">
            <text:p>0,02615</text:p>
          </table:table-cell>
          <table:table-cell office:value-type="float" office:value="0.09898" calcext:value-type="float">
            <text:p>0,09898</text:p>
          </table:table-cell>
          <table:table-cell table:formula="of:=AVERAGE([.G53:.H53])" office:value-type="float" office:value="0.0131" calcext:value-type="float">
            <text:p>0,01310</text:p>
          </table:table-cell>
          <table:table-cell office:value-type="float" office:value="0.00433" calcext:value-type="float">
            <text:p>0,00433</text:p>
          </table:table-cell>
          <table:table-cell office:value-type="float" office:value="0.02187" calcext:value-type="float">
            <text:p>0,02187</text:p>
          </table:table-cell>
          <table:table-cell office:value-type="float" office:value="0.04759" calcext:value-type="float">
            <text:p>0,04759</text:p>
          </table:table-cell>
          <table:table-cell office:value-type="float" office:value="0.01149" calcext:value-type="float">
            <text:p>0,01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good</text:p>
          </table:table-cell>
          <table:table-cell office:value-type="float" office:value="26" calcext:value-type="float">
            <text:p>26,00000</text:p>
          </table:table-cell>
          <table:table-cell office:value-type="float" office:value="0.01829" calcext:value-type="float">
            <text:p>0,01829</text:p>
          </table:table-cell>
          <table:table-cell office:value-type="float" office:value="0.0461" calcext:value-type="float">
            <text:p>0,04610</text:p>
          </table:table-cell>
          <table:table-cell table:formula="of:=AVERAGE([.G54:.H54])" office:value-type="float" office:value="0.00768" calcext:value-type="float">
            <text:p>0,00768</text:p>
          </table:table-cell>
          <table:table-cell office:value-type="float" office:value="0.00272" calcext:value-type="float">
            <text:p>0,00272</text:p>
          </table:table-cell>
          <table:table-cell office:value-type="float" office:value="0.01264" calcext:value-type="float">
            <text:p>0,01264</text:p>
          </table:table-cell>
          <table:table-cell office:value-type="float" office:value="0.02735" calcext:value-type="float">
            <text:p>0,02735</text:p>
          </table:table-cell>
          <table:table-cell office:value-type="float" office:value="0.00433" calcext:value-type="float">
            <text:p>0,00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pill_type</text:p>
          </table:table-cell>
          <table:table-cell office:value-type="float" office:value="9" calcext:value-type="float">
            <text:p>9,00000</text:p>
          </table:table-cell>
          <table:table-cell office:value-type="float" office:value="0.07443" calcext:value-type="float">
            <text:p>0,07443</text:p>
          </table:table-cell>
          <table:table-cell office:value-type="float" office:value="0.19273" calcext:value-type="float">
            <text:p>0,19273</text:p>
          </table:table-cell>
          <table:table-cell table:formula="of:=AVERAGE([.G55:.H55])" office:value-type="float" office:value="0.038995" calcext:value-type="float">
            <text:p>0,03900</text:p>
          </table:table-cell>
          <table:table-cell office:value-type="float" office:value="0.03178" calcext:value-type="float">
            <text:p>0,03178</text:p>
          </table:table-cell>
          <table:table-cell office:value-type="float" office:value="0.04621" calcext:value-type="float">
            <text:p>0,04621</text:p>
          </table:table-cell>
          <table:table-cell office:value-type="float" office:value="0.13214" calcext:value-type="float">
            <text:p>0,13214</text:p>
          </table:table-cell>
          <table:table-cell office:value-type="float" office:value="0.04469" calcext:value-type="float">
            <text:p>0,04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scratch</text:p>
          </table:table-cell>
          <table:table-cell office:value-type="float" office:value="24" calcext:value-type="float">
            <text:p>24,00000</text:p>
          </table:table-cell>
          <table:table-cell office:value-type="float" office:value="0.02484" calcext:value-type="float">
            <text:p>0,02484</text:p>
          </table:table-cell>
          <table:table-cell office:value-type="float" office:value="0.12036" calcext:value-type="float">
            <text:p>0,12036</text:p>
          </table:table-cell>
          <table:table-cell table:formula="of:=AVERAGE([.G56:.H56])" office:value-type="float" office:value="0.01683" calcext:value-type="float">
            <text:p>0,01683</text:p>
          </table:table-cell>
          <table:table-cell office:value-type="float" office:value="0.00441" calcext:value-type="float">
            <text:p>0,00441</text:p>
          </table:table-cell>
          <table:table-cell office:value-type="float" office:value="0.02925" calcext:value-type="float">
            <text:p>0,02925</text:p>
          </table:table-cell>
          <table:table-cell office:value-type="float" office:value="0.04408" calcext:value-type="float">
            <text:p>0,04408</text:p>
          </table:table-cell>
          <table:table-cell office:value-type="float" office:value="0.01455" calcext:value-type="float">
            <text:p>0,01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good</text:p>
          </table:table-cell>
          <table:table-cell office:value-type="float" office:value="41" calcext:value-type="float">
            <text:p>41,00000</text:p>
          </table:table-cell>
          <table:table-cell office:value-type="float" office:value="0.02367" calcext:value-type="float">
            <text:p>0,02367</text:p>
          </table:table-cell>
          <table:table-cell office:value-type="float" office:value="0.06349" calcext:value-type="float">
            <text:p>0,06349</text:p>
          </table:table-cell>
          <table:table-cell table:formula="of:=AVERAGE([.G57:.H57])" office:value-type="float" office:value="0.01303" calcext:value-type="float">
            <text:p>0,01303</text:p>
          </table:table-cell>
          <table:table-cell office:value-type="float" office:value="0.00482" calcext:value-type="float">
            <text:p>0,00482</text:p>
          </table:table-cell>
          <table:table-cell office:value-type="float" office:value="0.02124" calcext:value-type="float">
            <text:p>0,02124</text:p>
          </table:table-cell>
          <table:table-cell office:value-type="float" office:value="0.03621" calcext:value-type="float">
            <text:p>0,03621</text:p>
          </table:table-cell>
          <table:table-cell office:value-type="float" office:value="0.00725" calcext:value-type="float">
            <text:p>0,00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manipulated_front</text:p>
          </table:table-cell>
          <table:table-cell office:value-type="float" office:value="24" calcext:value-type="float">
            <text:p>24,00000</text:p>
          </table:table-cell>
          <table:table-cell office:value-type="float" office:value="0.02874" calcext:value-type="float">
            <text:p>0,02874</text:p>
          </table:table-cell>
          <table:table-cell office:value-type="float" office:value="0.08942" calcext:value-type="float">
            <text:p>0,08942</text:p>
          </table:table-cell>
          <table:table-cell table:formula="of:=AVERAGE([.G58:.H58])" office:value-type="float" office:value="0.020455" calcext:value-type="float">
            <text:p>0,02046</text:p>
          </table:table-cell>
          <table:table-cell office:value-type="float" office:value="0.00476" calcext:value-type="float">
            <text:p>0,00476</text:p>
          </table:table-cell>
          <table:table-cell office:value-type="float" office:value="0.03615" calcext:value-type="float">
            <text:p>0,03615</text:p>
          </table:table-cell>
          <table:table-cell office:value-type="float" office:value="0.04298" calcext:value-type="float">
            <text:p>0,04298</text:p>
          </table:table-cell>
          <table:table-cell office:value-type="float" office:value="0.0091" calcext:value-type="float">
            <text:p>0,009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scratch_head</text:p>
          </table:table-cell>
          <table:table-cell office:value-type="float" office:value="24" calcext:value-type="float">
            <text:p>24,00000</text:p>
          </table:table-cell>
          <table:table-cell office:value-type="float" office:value="0.02708" calcext:value-type="float">
            <text:p>0,02708</text:p>
          </table:table-cell>
          <table:table-cell office:value-type="float" office:value="0.07219" calcext:value-type="float">
            <text:p>0,07219</text:p>
          </table:table-cell>
          <table:table-cell table:formula="of:=AVERAGE([.G59:.H59])" office:value-type="float" office:value="0.009195" calcext:value-type="float">
            <text:p>0,00920</text:p>
          </table:table-cell>
          <table:table-cell office:value-type="float" office:value="0.00495" calcext:value-type="float">
            <text:p>0,00495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0.0415" calcext:value-type="float">
            <text:p>0,04150</text:p>
          </table:table-cell>
          <table:table-cell office:value-type="float" office:value="0.00798" calcext:value-type="float">
            <text:p>0,00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scratch_neck</text:p>
          </table:table-cell>
          <table:table-cell office:value-type="float" office:value="25" calcext:value-type="float">
            <text:p>25,00000</text:p>
          </table:table-cell>
          <table:table-cell office:value-type="float" office:value="0.02649" calcext:value-type="float">
            <text:p>0,02649</text:p>
          </table:table-cell>
          <table:table-cell office:value-type="float" office:value="0.10284" calcext:value-type="float">
            <text:p>0,10284</text:p>
          </table:table-cell>
          <table:table-cell table:formula="of:=AVERAGE([.G60:.H60])" office:value-type="float" office:value="0.019105" calcext:value-type="float">
            <text:p>0,01911</text:p>
          </table:table-cell>
          <table:table-cell office:value-type="float" office:value="0.00391" calcext:value-type="float">
            <text:p>0,00391</text:p>
          </table:table-cell>
          <table:table-cell office:value-type="float" office:value="0.0343" calcext:value-type="float">
            <text:p>0,03430</text:p>
          </table:table-cell>
          <table:table-cell office:value-type="float" office:value="0.03989" calcext:value-type="float">
            <text:p>0,03989</text:p>
          </table:table-cell>
          <table:table-cell office:value-type="float" office:value="0.00599" calcext:value-type="float">
            <text:p>0,00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thread_side</text:p>
          </table:table-cell>
          <table:table-cell office:value-type="float" office:value="23" calcext:value-type="float">
            <text:p>23,00000</text:p>
          </table:table-cell>
          <table:table-cell office:value-type="float" office:value="0.02587" calcext:value-type="float">
            <text:p>0,02587</text:p>
          </table:table-cell>
          <table:table-cell office:value-type="float" office:value="0.07055" calcext:value-type="float">
            <text:p>0,07055</text:p>
          </table:table-cell>
          <table:table-cell table:formula="of:=AVERAGE([.G61:.H61])" office:value-type="float" office:value="0.01071" calcext:value-type="float">
            <text:p>0,01071</text:p>
          </table:table-cell>
          <table:table-cell office:value-type="float" office:value="0.00402" calcext:value-type="float">
            <text:p>0,00402</text:p>
          </table:table-cell>
          <table:table-cell office:value-type="float" office:value="0.0174" calcext:value-type="float">
            <text:p>0,01740</text:p>
          </table:table-cell>
          <table:table-cell office:value-type="float" office:value="0.0384" calcext:value-type="float">
            <text:p>0,03840</text:p>
          </table:table-cell>
          <table:table-cell office:value-type="float" office:value="0.00621" calcext:value-type="float">
            <text:p>0,00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thread_top</text:p>
          </table:table-cell>
          <table:table-cell office:value-type="float" office:value="23" calcext:value-type="float">
            <text:p>23,00000</text:p>
          </table:table-cell>
          <table:table-cell office:value-type="float" office:value="0.02833" calcext:value-type="float">
            <text:p>0,02833</text:p>
          </table:table-cell>
          <table:table-cell office:value-type="float" office:value="0.08463" calcext:value-type="float">
            <text:p>0,08463</text:p>
          </table:table-cell>
          <table:table-cell table:formula="of:=AVERAGE([.G62:.H62])" office:value-type="float" office:value="0.014225" calcext:value-type="float">
            <text:p>0,01423</text:p>
          </table:table-cell>
          <table:table-cell office:value-type="float" office:value="0.00441" calcext:value-type="float">
            <text:p>0,00441</text:p>
          </table:table-cell>
          <table:table-cell office:value-type="float" office:value="0.02404" calcext:value-type="float">
            <text:p>0,02404</text:p>
          </table:table-cell>
          <table:table-cell office:value-type="float" office:value="0.04243" calcext:value-type="float">
            <text:p>0,04243</text:p>
          </table:table-cell>
          <table:table-cell office:value-type="float" office:value="0.00732" calcext:value-type="float">
            <text:p>0,00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crack</text:p>
          </table:table-cell>
          <table:table-cell office:value-type="float" office:value="17" calcext:value-type="float">
            <text:p>17,00000</text:p>
          </table:table-cell>
          <table:table-cell office:value-type="float" office:value="0.11893" calcext:value-type="float">
            <text:p>0,11893</text:p>
          </table:table-cell>
          <table:table-cell office:value-type="float" office:value="0.29068" calcext:value-type="float">
            <text:p>0,29068</text:p>
          </table:table-cell>
          <table:table-cell table:formula="of:=AVERAGE([.G63:.H63])" office:value-type="float" office:value="0.03526" calcext:value-type="float">
            <text:p>0,03526</text:p>
          </table:table-cell>
          <table:table-cell office:value-type="float" office:value="0.0277" calcext:value-type="float">
            <text:p>0,02770</text:p>
          </table:table-cell>
          <table:table-cell office:value-type="float" office:value="0.04282" calcext:value-type="float">
            <text:p>0,04282</text:p>
          </table:table-cell>
          <table:table-cell office:value-type="float" office:value="0.19997" calcext:value-type="float">
            <text:p>0,19997</text:p>
          </table:table-cell>
          <table:table-cell office:value-type="float" office:value="0.04019" calcext:value-type="float">
            <text:p>0,04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glue_strip</text:p>
          </table:table-cell>
          <table:table-cell office:value-type="float" office:value="18" calcext:value-type="float">
            <text:p>18,00000</text:p>
          </table:table-cell>
          <table:table-cell office:value-type="float" office:value="0.12284" calcext:value-type="float">
            <text:p>0,12284</text:p>
          </table:table-cell>
          <table:table-cell office:value-type="float" office:value="0.3981" calcext:value-type="float">
            <text:p>0,39810</text:p>
          </table:table-cell>
          <table:table-cell table:formula="of:=AVERAGE([.G64:.H64])" office:value-type="float" office:value="0.061485" calcext:value-type="float">
            <text:p>0,06149</text:p>
          </table:table-cell>
          <table:table-cell office:value-type="float" office:value="0.03631" calcext:value-type="float">
            <text:p>0,03631</text:p>
          </table:table-cell>
          <table:table-cell office:value-type="float" office:value="0.08666" calcext:value-type="float">
            <text:p>0,08666</text:p>
          </table:table-cell>
          <table:table-cell office:value-type="float" office:value="0.28412" calcext:value-type="float">
            <text:p>0,28412</text:p>
          </table:table-cell>
          <table:table-cell office:value-type="float" office:value="0.08299" calcext:value-type="float">
            <text:p>0,08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good</text:p>
          </table:table-cell>
          <table:table-cell office:value-type="float" office:value="33" calcext:value-type="float">
            <text:p>33,00000</text:p>
          </table:table-cell>
          <table:table-cell office:value-type="float" office:value="0.02751" calcext:value-type="float">
            <text:p>0,02751</text:p>
          </table:table-cell>
          <table:table-cell office:value-type="float" office:value="0.05063" calcext:value-type="float">
            <text:p>0,05063</text:p>
          </table:table-cell>
          <table:table-cell table:formula="of:=AVERAGE([.G65:.H65])" office:value-type="float" office:value="0.00789" calcext:value-type="float">
            <text:p>0,00789</text:p>
          </table:table-cell>
          <table:table-cell office:value-type="float" office:value="0.0034" calcext:value-type="float">
            <text:p>0,00340</text:p>
          </table:table-cell>
          <table:table-cell office:value-type="float" office:value="0.01238" calcext:value-type="float">
            <text:p>0,01238</text:p>
          </table:table-cell>
          <table:table-cell office:value-type="float" office:value="0.03378" calcext:value-type="float">
            <text:p>0,03378</text:p>
          </table:table-cell>
          <table:table-cell office:value-type="float" office:value="0.00414" calcext:value-type="float">
            <text:p>0,00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gray_stroke</text:p>
          </table:table-cell>
          <table:table-cell office:value-type="float" office:value="16" calcext:value-type="float">
            <text:p>16,00000</text:p>
          </table:table-cell>
          <table:table-cell office:value-type="float" office:value="0.05956" calcext:value-type="float">
            <text:p>0,05956</text:p>
          </table:table-cell>
          <table:table-cell office:value-type="float" office:value="0.17174" calcext:value-type="float">
            <text:p>0,17174</text:p>
          </table:table-cell>
          <table:table-cell table:formula="of:=AVERAGE([.G66:.H66])" office:value-type="float" office:value="0.03014" calcext:value-type="float">
            <text:p>0,03014</text:p>
          </table:table-cell>
          <table:table-cell office:value-type="float" office:value="0.01501" calcext:value-type="float">
            <text:p>0,01501</text:p>
          </table:table-cell>
          <table:table-cell office:value-type="float" office:value="0.04527" calcext:value-type="float">
            <text:p>0,04527</text:p>
          </table:table-cell>
          <table:table-cell office:value-type="float" office:value="0.11392" calcext:value-type="float">
            <text:p>0,11392</text:p>
          </table:table-cell>
          <table:table-cell office:value-type="float" office:value="0.04413" calcext:value-type="float">
            <text:p>0,04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oil</text:p>
          </table:table-cell>
          <table:table-cell office:value-type="float" office:value="18" calcext:value-type="float">
            <text:p>18,00000</text:p>
          </table:table-cell>
          <table:table-cell office:value-type="float" office:value="0.1278" calcext:value-type="float">
            <text:p>0,12780</text:p>
          </table:table-cell>
          <table:table-cell office:value-type="float" office:value="0.32316" calcext:value-type="float">
            <text:p>0,32316</text:p>
          </table:table-cell>
          <table:table-cell table:formula="of:=AVERAGE([.G67:.H67])" office:value-type="float" office:value="0.029085" calcext:value-type="float">
            <text:p>0,02909</text:p>
          </table:table-cell>
          <table:table-cell office:value-type="float" office:value="0.01552" calcext:value-type="float">
            <text:p>0,01552</text:p>
          </table:table-cell>
          <table:table-cell office:value-type="float" office:value="0.04265" calcext:value-type="float">
            <text:p>0,04265</text:p>
          </table:table-cell>
          <table:table-cell office:value-type="float" office:value="0.26443" calcext:value-type="float">
            <text:p>0,26443</text:p>
          </table:table-cell>
          <table:table-cell office:value-type="float" office:value="0.03267" calcext:value-type="float">
            <text:p>0,03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rough</text:p>
          </table:table-cell>
          <table:table-cell office:value-type="float" office:value="15" calcext:value-type="float">
            <text:p>15,00000</text:p>
          </table:table-cell>
          <table:table-cell office:value-type="float" office:value="0.07002" calcext:value-type="float">
            <text:p>0,07002</text:p>
          </table:table-cell>
          <table:table-cell office:value-type="float" office:value="0.16953" calcext:value-type="float">
            <text:p>0,16953</text:p>
          </table:table-cell>
          <table:table-cell table:formula="of:=AVERAGE([.G68:.H68])" office:value-type="float" office:value="0.044835" calcext:value-type="float">
            <text:p>0,04484</text:p>
          </table:table-cell>
          <table:table-cell office:value-type="float" office:value="0.0306" calcext:value-type="float">
            <text:p>0,03060</text:p>
          </table:table-cell>
          <table:table-cell office:value-type="float" office:value="0.05907" calcext:value-type="float">
            <text:p>0,05907</text:p>
          </table:table-cell>
          <table:table-cell office:value-type="float" office:value="0.13228" calcext:value-type="float">
            <text:p>0,13228</text:p>
          </table:table-cell>
          <table:table-cell office:value-type="float" office:value="0.06552" calcext:value-type="float">
            <text:p>0,06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thbrush</text:p>
          </table:table-cell>
          <table:table-cell office:value-type="string" calcext:value-type="string">
            <text:p>defective</text:p>
          </table:table-cell>
          <table:table-cell office:value-type="float" office:value="30" calcext:value-type="float">
            <text:p>30,00000</text:p>
          </table:table-cell>
          <table:table-cell office:value-type="float" office:value="0.04088" calcext:value-type="float">
            <text:p>0,04088</text:p>
          </table:table-cell>
          <table:table-cell office:value-type="float" office:value="0.23648" calcext:value-type="float">
            <text:p>0,23648</text:p>
          </table:table-cell>
          <table:table-cell table:formula="of:=AVERAGE([.G69:.H69])" office:value-type="float" office:value="0.05963" calcext:value-type="float">
            <text:p>0,05963</text:p>
          </table:table-cell>
          <table:table-cell office:value-type="float" office:value="0.02082" calcext:value-type="float">
            <text:p>0,02082</text:p>
          </table:table-cell>
          <table:table-cell office:value-type="float" office:value="0.09844" calcext:value-type="float">
            <text:p>0,09844</text:p>
          </table:table-cell>
          <table:table-cell office:value-type="float" office:value="0.09636" calcext:value-type="float">
            <text:p>0,09636</text:p>
          </table:table-cell>
          <table:table-cell office:value-type="float" office:value="0.06244" calcext:value-type="float">
            <text:p>0,06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thbrush</text:p>
          </table:table-cell>
          <table:table-cell office:value-type="string" calcext:value-type="string">
            <text:p>good</text:p>
          </table:table-cell>
          <table:table-cell office:value-type="float" office:value="12" calcext:value-type="float">
            <text:p>12,00000</text:p>
          </table:table-cell>
          <table:table-cell office:value-type="float" office:value="0.01918" calcext:value-type="float">
            <text:p>0,01918</text:p>
          </table:table-cell>
          <table:table-cell office:value-type="float" office:value="0.06212" calcext:value-type="float">
            <text:p>0,06212</text:p>
          </table:table-cell>
          <table:table-cell table:formula="of:=AVERAGE([.G70:.H70])" office:value-type="float" office:value="0.009955" calcext:value-type="float">
            <text:p>0,00996</text:p>
          </table:table-cell>
          <table:table-cell office:value-type="float" office:value="0.00352" calcext:value-type="float">
            <text:p>0,00352</text:p>
          </table:table-cell>
          <table:table-cell office:value-type="float" office:value="0.01639" calcext:value-type="float">
            <text:p>0,01639</text:p>
          </table:table-cell>
          <table:table-cell office:value-type="float" office:value="0.0344" calcext:value-type="float">
            <text:p>0,03440</text:p>
          </table:table-cell>
          <table:table-cell office:value-type="float" office:value="0.00513" calcext:value-type="float">
            <text:p>0,00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bent_lead</text:p>
          </table:table-cell>
          <table:table-cell office:value-type="float" office:value="10" calcext:value-type="float">
            <text:p>10,00000</text:p>
          </table:table-cell>
          <table:table-cell office:value-type="float" office:value="0.03497" calcext:value-type="float">
            <text:p>0,03497</text:p>
          </table:table-cell>
          <table:table-cell office:value-type="float" office:value="0.21034" calcext:value-type="float">
            <text:p>0,21034</text:p>
          </table:table-cell>
          <table:table-cell table:formula="of:=AVERAGE([.G71:.H71])" office:value-type="float" office:value="0.033115" calcext:value-type="float">
            <text:p>0,03312</text:p>
          </table:table-cell>
          <table:table-cell office:value-type="float" office:value="0.00444" calcext:value-type="float">
            <text:p>0,00444</text:p>
          </table:table-cell>
          <table:table-cell office:value-type="float" office:value="0.06179" calcext:value-type="float">
            <text:p>0,06179</text:p>
          </table:table-cell>
          <table:table-cell office:value-type="float" office:value="0.05722" calcext:value-type="float">
            <text:p>0,05722</text:p>
          </table:table-cell>
          <table:table-cell office:value-type="float" office:value="0.01334" calcext:value-type="float">
            <text:p>0,01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cut_lead</text:p>
          </table:table-cell>
          <table:table-cell office:value-type="float" office:value="10" calcext:value-type="float">
            <text:p>10,00000</text:p>
          </table:table-cell>
          <table:table-cell office:value-type="float" office:value="0.0329" calcext:value-type="float">
            <text:p>0,03290</text:p>
          </table:table-cell>
          <table:table-cell office:value-type="float" office:value="0.1681" calcext:value-type="float">
            <text:p>0,16810</text:p>
          </table:table-cell>
          <table:table-cell table:formula="of:=AVERAGE([.G72:.H72])" office:value-type="float" office:value="0.027635" calcext:value-type="float">
            <text:p>0,02764</text:p>
          </table:table-cell>
          <table:table-cell office:value-type="float" office:value="0.00601" calcext:value-type="float">
            <text:p>0,00601</text:p>
          </table:table-cell>
          <table:table-cell office:value-type="float" office:value="0.04926" calcext:value-type="float">
            <text:p>0,04926</text:p>
          </table:table-cell>
          <table:table-cell office:value-type="float" office:value="0.05703" calcext:value-type="float">
            <text:p>0,05703</text:p>
          </table:table-cell>
          <table:table-cell office:value-type="float" office:value="0.02116" calcext:value-type="float">
            <text:p>0,02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damaged_case</text:p>
          </table:table-cell>
          <table:table-cell office:value-type="float" office:value="10" calcext:value-type="float">
            <text:p>10,00000</text:p>
          </table:table-cell>
          <table:table-cell office:value-type="float" office:value="0.03624" calcext:value-type="float">
            <text:p>0,03624</text:p>
          </table:table-cell>
          <table:table-cell office:value-type="float" office:value="0.16895" calcext:value-type="float">
            <text:p>0,16895</text:p>
          </table:table-cell>
          <table:table-cell table:formula="of:=AVERAGE([.G73:.H73])" office:value-type="float" office:value="0.03055" calcext:value-type="float">
            <text:p>0,03055</text:p>
          </table:table-cell>
          <table:table-cell office:value-type="float" office:value="0.00873" calcext:value-type="float">
            <text:p>0,00873</text:p>
          </table:table-cell>
          <table:table-cell office:value-type="float" office:value="0.05237" calcext:value-type="float">
            <text:p>0,05237</text:p>
          </table:table-cell>
          <table:table-cell office:value-type="float" office:value="0.08007" calcext:value-type="float">
            <text:p>0,08007</text:p>
          </table:table-cell>
          <table:table-cell office:value-type="float" office:value="0.03474" calcext:value-type="float">
            <text:p>0,03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good</text:p>
          </table:table-cell>
          <table:table-cell office:value-type="float" office:value="60" calcext:value-type="float">
            <text:p>60,00000</text:p>
          </table:table-cell>
          <table:table-cell office:value-type="float" office:value="0.02602" calcext:value-type="float">
            <text:p>0,02602</text:p>
          </table:table-cell>
          <table:table-cell office:value-type="float" office:value="0.06582" calcext:value-type="float">
            <text:p>0,06582</text:p>
          </table:table-cell>
          <table:table-cell table:formula="of:=AVERAGE([.G74:.H74])" office:value-type="float" office:value="0.01326" calcext:value-type="float">
            <text:p>0,01326</text:p>
          </table:table-cell>
          <table:table-cell office:value-type="float" office:value="0.00297" calcext:value-type="float">
            <text:p>0,00297</text:p>
          </table:table-cell>
          <table:table-cell office:value-type="float" office:value="0.02355" calcext:value-type="float">
            <text:p>0,02355</text:p>
          </table:table-cell>
          <table:table-cell office:value-type="float" office:value="0.0391" calcext:value-type="float">
            <text:p>0,03910</text:p>
          </table:table-cell>
          <table:table-cell office:value-type="float" office:value="0.00648" calcext:value-type="float">
            <text:p>0,00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misplaced</text:p>
          </table:table-cell>
          <table:table-cell office:value-type="float" office:value="10" calcext:value-type="float">
            <text:p>10,00000</text:p>
          </table:table-cell>
          <table:table-cell office:value-type="float" office:value="0.10519" calcext:value-type="float">
            <text:p>0,10519</text:p>
          </table:table-cell>
          <table:table-cell office:value-type="float" office:value="0.37346" calcext:value-type="float">
            <text:p>0,37346</text:p>
          </table:table-cell>
          <table:table-cell table:formula="of:=AVERAGE([.G75:.H75])" office:value-type="float" office:value="0.053235" calcext:value-type="float">
            <text:p>0,05324</text:p>
          </table:table-cell>
          <table:table-cell office:value-type="float" office:value="0.03827" calcext:value-type="float">
            <text:p>0,03827</text:p>
          </table:table-cell>
          <table:table-cell office:value-type="float" office:value="0.0682" calcext:value-type="float">
            <text:p>0,06820</text:p>
          </table:table-cell>
          <table:table-cell office:value-type="float" office:value="0.26867" calcext:value-type="float">
            <text:p>0,26867</text:p>
          </table:table-cell>
          <table:table-cell office:value-type="float" office:value="0.08914" calcext:value-type="float">
            <text:p>0,08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color</text:p>
          </table:table-cell>
          <table:table-cell office:value-type="float" office:value="8" calcext:value-type="float">
            <text:p>8,00000</text:p>
          </table:table-cell>
          <table:table-cell office:value-type="float" office:value="0.08503" calcext:value-type="float">
            <text:p>0,08503</text:p>
          </table:table-cell>
          <table:table-cell office:value-type="float" office:value="0.22326" calcext:value-type="float">
            <text:p>0,22326</text:p>
          </table:table-cell>
          <table:table-cell table:formula="of:=AVERAGE([.G76:.H76])" office:value-type="float" office:value="0.03259" calcext:value-type="float">
            <text:p>0,03259</text:p>
          </table:table-cell>
          <table:table-cell office:value-type="float" office:value="0.0203" calcext:value-type="float">
            <text:p>0,02030</text:p>
          </table:table-cell>
          <table:table-cell office:value-type="float" office:value="0.04488" calcext:value-type="float">
            <text:p>0,04488</text:p>
          </table:table-cell>
          <table:table-cell office:value-type="float" office:value="0.12811" calcext:value-type="float">
            <text:p>0,12811</text:p>
          </table:table-cell>
          <table:table-cell office:value-type="float" office:value="0.03878" calcext:value-type="float">
            <text:p>0,03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combined</text:p>
          </table:table-cell>
          <table:table-cell office:value-type="float" office:value="11" calcext:value-type="float">
            <text:p>11,00000</text:p>
          </table:table-cell>
          <table:table-cell office:value-type="float" office:value="0.12002" calcext:value-type="float">
            <text:p>0,12002</text:p>
          </table:table-cell>
          <table:table-cell office:value-type="float" office:value="0.25286" calcext:value-type="float">
            <text:p>0,25286</text:p>
          </table:table-cell>
          <table:table-cell table:formula="of:=AVERAGE([.G77:.H77])" office:value-type="float" office:value="0.03758" calcext:value-type="float">
            <text:p>0,03758</text:p>
          </table:table-cell>
          <table:table-cell office:value-type="float" office:value="0.01752" calcext:value-type="float">
            <text:p>0,01752</text:p>
          </table:table-cell>
          <table:table-cell office:value-type="float" office:value="0.05764" calcext:value-type="float">
            <text:p>0,05764</text:p>
          </table:table-cell>
          <table:table-cell office:value-type="float" office:value="0.17182" calcext:value-type="float">
            <text:p>0,17182</text:p>
          </table:table-cell>
          <table:table-cell office:value-type="float" office:value="0.03221" calcext:value-type="float">
            <text:p>0,03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good</text:p>
          </table:table-cell>
          <table:table-cell office:value-type="float" office:value="19" calcext:value-type="float">
            <text:p>19,00000</text:p>
          </table:table-cell>
          <table:table-cell office:value-type="float" office:value="0.06434" calcext:value-type="float">
            <text:p>0,06434</text:p>
          </table:table-cell>
          <table:table-cell office:value-type="float" office:value="0.09921" calcext:value-type="float">
            <text:p>0,09921</text:p>
          </table:table-cell>
          <table:table-cell table:formula="of:=AVERAGE([.G78:.H78])" office:value-type="float" office:value="0.020255" calcext:value-type="float">
            <text:p>0,02026</text:p>
          </table:table-cell>
          <table:table-cell office:value-type="float" office:value="0.01467" calcext:value-type="float">
            <text:p>0,01467</text:p>
          </table:table-cell>
          <table:table-cell office:value-type="float" office:value="0.02584" calcext:value-type="float">
            <text:p>0,02584</text:p>
          </table:table-cell>
          <table:table-cell office:value-type="float" office:value="0.07709" calcext:value-type="float">
            <text:p>0,07709</text:p>
          </table:table-cell>
          <table:table-cell office:value-type="float" office:value="0.02023" calcext:value-type="float">
            <text:p>0,02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hole</text:p>
          </table:table-cell>
          <table:table-cell office:value-type="float" office:value="10" calcext:value-type="float">
            <text:p>10,00000</text:p>
          </table:table-cell>
          <table:table-cell office:value-type="float" office:value="0.09432" calcext:value-type="float">
            <text:p>0,09432</text:p>
          </table:table-cell>
          <table:table-cell office:value-type="float" office:value="0.19458" calcext:value-type="float">
            <text:p>0,19458</text:p>
          </table:table-cell>
          <table:table-cell table:formula="of:=AVERAGE([.G79:.H79])" office:value-type="float" office:value="0.036665" calcext:value-type="float">
            <text:p>0,03667</text:p>
          </table:table-cell>
          <table:table-cell office:value-type="float" office:value="0.02028" calcext:value-type="float">
            <text:p>0,02028</text:p>
          </table:table-cell>
          <table:table-cell office:value-type="float" office:value="0.05305" calcext:value-type="float">
            <text:p>0,05305</text:p>
          </table:table-cell>
          <table:table-cell office:value-type="float" office:value="0.12212" calcext:value-type="float">
            <text:p>0,12212</text:p>
          </table:table-cell>
          <table:table-cell office:value-type="float" office:value="0.03032" calcext:value-type="float">
            <text:p>0,03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liquid</text:p>
          </table:table-cell>
          <table:table-cell office:value-type="float" office:value="10" calcext:value-type="float">
            <text:p>10,00000</text:p>
          </table:table-cell>
          <table:table-cell office:value-type="float" office:value="0.11123" calcext:value-type="float">
            <text:p>0,11123</text:p>
          </table:table-cell>
          <table:table-cell office:value-type="float" office:value="0.35187" calcext:value-type="float">
            <text:p>0,35187</text:p>
          </table:table-cell>
          <table:table-cell table:formula="of:=AVERAGE([.G80:.H80])" office:value-type="float" office:value="0.039385" calcext:value-type="float">
            <text:p>0,03939</text:p>
          </table:table-cell>
          <table:table-cell office:value-type="float" office:value="0.01761" calcext:value-type="float">
            <text:p>0,01761</text:p>
          </table:table-cell>
          <table:table-cell office:value-type="float" office:value="0.06116" calcext:value-type="float">
            <text:p>0,06116</text:p>
          </table:table-cell>
          <table:table-cell office:value-type="float" office:value="0.20542" calcext:value-type="float">
            <text:p>0,20542</text:p>
          </table:table-cell>
          <table:table-cell office:value-type="float" office:value="0.04693" calcext:value-type="float">
            <text:p>0,04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scratch</text:p>
          </table:table-cell>
          <table:table-cell office:value-type="float" office:value="21" calcext:value-type="float">
            <text:p>21,00000</text:p>
          </table:table-cell>
          <table:table-cell office:value-type="float" office:value="0.0939" calcext:value-type="float">
            <text:p>0,09390</text:p>
          </table:table-cell>
          <table:table-cell office:value-type="float" office:value="0.21088" calcext:value-type="float">
            <text:p>0,21088</text:p>
          </table:table-cell>
          <table:table-cell table:formula="of:=AVERAGE([.G81:.H81])" office:value-type="float" office:value="0.04427" calcext:value-type="float">
            <text:p>0,04427</text:p>
          </table:table-cell>
          <table:table-cell office:value-type="float" office:value="0.02863" calcext:value-type="float">
            <text:p>0,02863</text:p>
          </table:table-cell>
          <table:table-cell office:value-type="float" office:value="0.05991" calcext:value-type="float">
            <text:p>0,05991</text:p>
          </table:table-cell>
          <table:table-cell office:value-type="float" office:value="0.14525" calcext:value-type="float">
            <text:p>0,14525</text:p>
          </table:table-cell>
          <table:table-cell office:value-type="float" office:value="0.05148" calcext:value-type="float">
            <text:p>0,05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broken_teeth</text:p>
          </table:table-cell>
          <table:table-cell office:value-type="float" office:value="19" calcext:value-type="float">
            <text:p>19,00000</text:p>
          </table:table-cell>
          <table:table-cell office:value-type="float" office:value="0.03014" calcext:value-type="float">
            <text:p>0,03014</text:p>
          </table:table-cell>
          <table:table-cell office:value-type="float" office:value="0.10074" calcext:value-type="float">
            <text:p>0,10074</text:p>
          </table:table-cell>
          <table:table-cell table:formula="of:=AVERAGE([.G82:.H82])" office:value-type="float" office:value="0.022425" calcext:value-type="float">
            <text:p>0,02243</text:p>
          </table:table-cell>
          <table:table-cell office:value-type="float" office:value="0.00866" calcext:value-type="float">
            <text:p>0,00866</text:p>
          </table:table-cell>
          <table:table-cell office:value-type="float" office:value="0.03619" calcext:value-type="float">
            <text:p>0,03619</text:p>
          </table:table-cell>
          <table:table-cell office:value-type="float" office:value="0.04369" calcext:value-type="float">
            <text:p>0,04369</text:p>
          </table:table-cell>
          <table:table-cell office:value-type="float" office:value="0.0161" calcext:value-type="float">
            <text:p>0,01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combined</text:p>
          </table:table-cell>
          <table:table-cell office:value-type="float" office:value="16" calcext:value-type="float">
            <text:p>16,00000</text:p>
          </table:table-cell>
          <table:table-cell office:value-type="float" office:value="0.04168" calcext:value-type="float">
            <text:p>0,04168</text:p>
          </table:table-cell>
          <table:table-cell office:value-type="float" office:value="0.13938" calcext:value-type="float">
            <text:p>0,13938</text:p>
          </table:table-cell>
          <table:table-cell table:formula="of:=AVERAGE([.G83:.H83])" office:value-type="float" office:value="0.026805" calcext:value-type="float">
            <text:p>0,02681</text:p>
          </table:table-cell>
          <table:table-cell office:value-type="float" office:value="0.011" calcext:value-type="float">
            <text:p>0,01100</text:p>
          </table:table-cell>
          <table:table-cell office:value-type="float" office:value="0.04261" calcext:value-type="float">
            <text:p>0,04261</text:p>
          </table:table-cell>
          <table:table-cell office:value-type="float" office:value="0.06761" calcext:value-type="float">
            <text:p>0,06761</text:p>
          </table:table-cell>
          <table:table-cell office:value-type="float" office:value="0.02102" calcext:value-type="float">
            <text:p>0,02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fabric_border</text:p>
          </table:table-cell>
          <table:table-cell office:value-type="float" office:value="17" calcext:value-type="float">
            <text:p>17,00000</text:p>
          </table:table-cell>
          <table:table-cell office:value-type="float" office:value="0.04929" calcext:value-type="float">
            <text:p>0,04929</text:p>
          </table:table-cell>
          <table:table-cell office:value-type="float" office:value="0.19223" calcext:value-type="float">
            <text:p>0,19223</text:p>
          </table:table-cell>
          <table:table-cell table:formula="of:=AVERAGE([.G84:.H84])" office:value-type="float" office:value="0.028515" calcext:value-type="float">
            <text:p>0,02852</text:p>
          </table:table-cell>
          <table:table-cell office:value-type="float" office:value="0.00959" calcext:value-type="float">
            <text:p>0,00959</text:p>
          </table:table-cell>
          <table:table-cell office:value-type="float" office:value="0.04744" calcext:value-type="float">
            <text:p>0,04744</text:p>
          </table:table-cell>
          <table:table-cell office:value-type="float" office:value="0.08566" calcext:value-type="float">
            <text:p>0,08566</text:p>
          </table:table-cell>
          <table:table-cell office:value-type="float" office:value="0.02149" calcext:value-type="float">
            <text:p>0,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fabric_interior</text:p>
          </table:table-cell>
          <table:table-cell office:value-type="float" office:value="16" calcext:value-type="float">
            <text:p>16,00000</text:p>
          </table:table-cell>
          <table:table-cell office:value-type="float" office:value="0.03156" calcext:value-type="float">
            <text:p>0,03156</text:p>
          </table:table-cell>
          <table:table-cell office:value-type="float" office:value="0.12008" calcext:value-type="float">
            <text:p>0,12008</text:p>
          </table:table-cell>
          <table:table-cell table:formula="of:=AVERAGE([.G85:.H85])" office:value-type="float" office:value="0.01837" calcext:value-type="float">
            <text:p>0,01837</text:p>
          </table:table-cell>
          <table:table-cell office:value-type="float" office:value="0.00753" calcext:value-type="float">
            <text:p>0,00753</text:p>
          </table:table-cell>
          <table:table-cell office:value-type="float" office:value="0.02921" calcext:value-type="float">
            <text:p>0,02921</text:p>
          </table:table-cell>
          <table:table-cell office:value-type="float" office:value="0.05626" calcext:value-type="float">
            <text:p>0,05626</text:p>
          </table:table-cell>
          <table:table-cell office:value-type="float" office:value="0.01955" calcext:value-type="float">
            <text:p>0,01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good</text:p>
          </table:table-cell>
          <table:table-cell office:value-type="float" office:value="32" calcext:value-type="float">
            <text:p>32,00000</text:p>
          </table:table-cell>
          <table:table-cell office:value-type="float" office:value="0.018" calcext:value-type="float">
            <text:p>0,01800</text:p>
          </table:table-cell>
          <table:table-cell office:value-type="float" office:value="0.05577" calcext:value-type="float">
            <text:p>0,05577</text:p>
          </table:table-cell>
          <table:table-cell table:formula="of:=AVERAGE([.G86:.H86])" office:value-type="float" office:value="0.011245" calcext:value-type="float">
            <text:p>0,01125</text:p>
          </table:table-cell>
          <table:table-cell office:value-type="float" office:value="0.0042" calcext:value-type="float">
            <text:p>0,00420</text:p>
          </table:table-cell>
          <table:table-cell office:value-type="float" office:value="0.01829" calcext:value-type="float">
            <text:p>0,01829</text:p>
          </table:table-cell>
          <table:table-cell office:value-type="float" office:value="0.02458" calcext:value-type="float">
            <text:p>0,02458</text:p>
          </table:table-cell>
          <table:table-cell office:value-type="float" office:value="0.0061" calcext:value-type="float">
            <text:p>0,00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rough</text:p>
          </table:table-cell>
          <table:table-cell office:value-type="float" office:value="17" calcext:value-type="float">
            <text:p>17,00000</text:p>
          </table:table-cell>
          <table:table-cell office:value-type="float" office:value="0.03374" calcext:value-type="float">
            <text:p>0,03374</text:p>
          </table:table-cell>
          <table:table-cell office:value-type="float" office:value="0.09394" calcext:value-type="float">
            <text:p>0,09394</text:p>
          </table:table-cell>
          <table:table-cell table:formula="of:=AVERAGE([.G87:.H87])" office:value-type="float" office:value="0.01425" calcext:value-type="float">
            <text:p>0,01425</text:p>
          </table:table-cell>
          <table:table-cell office:value-type="float" office:value="0.00781" calcext:value-type="float">
            <text:p>0,00781</text:p>
          </table:table-cell>
          <table:table-cell office:value-type="float" office:value="0.02069" calcext:value-type="float">
            <text:p>0,02069</text:p>
          </table:table-cell>
          <table:table-cell office:value-type="float" office:value="0.05096" calcext:value-type="float">
            <text:p>0,05096</text:p>
          </table:table-cell>
          <table:table-cell office:value-type="float" office:value="0.01294" calcext:value-type="float">
            <text:p>0,01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split_teeth</text:p>
          </table:table-cell>
          <table:table-cell office:value-type="float" office:value="18" calcext:value-type="float">
            <text:p>18,00000</text:p>
          </table:table-cell>
          <table:table-cell office:value-type="float" office:value="0.03567" calcext:value-type="float">
            <text:p>0,03567</text:p>
          </table:table-cell>
          <table:table-cell office:value-type="float" office:value="0.0902" calcext:value-type="float">
            <text:p>0,09020</text:p>
          </table:table-cell>
          <table:table-cell table:formula="of:=AVERAGE([.G88:.H88])" office:value-type="float" office:value="0.016245" calcext:value-type="float">
            <text:p>0,01625</text:p>
          </table:table-cell>
          <table:table-cell office:value-type="float" office:value="0.00682" calcext:value-type="float">
            <text:p>0,00682</text:p>
          </table:table-cell>
          <table:table-cell office:value-type="float" office:value="0.02567" calcext:value-type="float">
            <text:p>0,02567</text:p>
          </table:table-cell>
          <table:table-cell office:value-type="float" office:value="0.05262" calcext:value-type="float">
            <text:p>0,05262</text:p>
          </table:table-cell>
          <table:table-cell office:value-type="float" office:value="0.01226" calcext:value-type="float">
            <text:p>0,01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squeezed_teeth</text:p>
          </table:table-cell>
          <table:table-cell office:value-type="float" office:value="16" calcext:value-type="float">
            <text:p>16,00000</text:p>
          </table:table-cell>
          <table:table-cell office:value-type="float" office:value="0.03155" calcext:value-type="float">
            <text:p>0,03155</text:p>
          </table:table-cell>
          <table:table-cell office:value-type="float" office:value="0.08112" calcext:value-type="float">
            <text:p>0,08112</text:p>
          </table:table-cell>
          <table:table-cell table:formula="of:=AVERAGE([.G89:.H89])" office:value-type="float" office:value="0.01509" calcext:value-type="float">
            <text:p>0,01509</text:p>
          </table:table-cell>
          <table:table-cell office:value-type="float" office:value="0.00796" calcext:value-type="float">
            <text:p>0,00796</text:p>
          </table:table-cell>
          <table:table-cell office:value-type="float" office:value="0.02222" calcext:value-type="float">
            <text:p>0,02222</text:p>
          </table:table-cell>
          <table:table-cell office:value-type="float" office:value="0.04386" calcext:value-type="float">
            <text:p>0,04386</text:p>
          </table:table-cell>
          <table:table-cell office:value-type="float" office:value="0.01289" calcext:value-type="float">
            <text:p>0,01289</text:p>
          </table:table-cell>
          <table:table-cell table:number-columns-repeated="2"/>
        </table:table-row>
      </table:table>
      <table:table table:name="mvtec_all_scores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5" table:default-cell-style-name="ce3"/>
        <table:table-column table:style-name="co16" table:default-cell-style-name="ce3"/>
        <table:table-column table:style-name="co9" table:default-cell-style-name="ce3"/>
        <table:table-column table:style-name="co17" table:default-cell-style-name="ce3"/>
        <table:table-column table:style-name="co18" table:default-cell-style-name="ce3"/>
        <table:table-column table:style-name="co12" table:default-cell-style-name="ce2"/>
        <table:table-column table:style-name="co13" table:default-cell-style-name="ce2"/>
        <table:table-column table:style-name="co1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anomaly_type</text:p>
          </table:table-cell>
          <table:table-cell table:style-name="Default" office:value-type="string" calcext:value-type="string">
            <text:p>num_images</text:p>
          </table:table-cell>
          <table:table-cell table:style-name="Default" office:value-type="string" calcext:value-type="string">
            <text:p><text:s/>recall_anom_mean</text:p>
          </table:table-cell>
          <table:table-cell table:style-name="Default" office:value-type="string" calcext:value-type="string">
            <text:p><text:s/>recall_sam_mean</text:p>
          </table:table-cell>
          <table:table-cell table:style-name="Default" office:value-type="string" calcext:value-type="string">
            <text:p>anom_score_std</text:p>
          </table:table-cell>
          <table:table-cell table:style-name="Default" office:value-type="string" calcext:value-type="string">
            <text:p><text:s/>recall_anom_std</text:p>
          </table:table-cell>
          <table:table-cell table:style-name="Default" office:value-type="string" calcext:value-type="string">
            <text:p><text:s/>recall_sam_std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roken_large</text:p>
          </table:table-cell>
          <table:table-cell office:value-type="float" office:value="20" calcext:value-type="float">
            <text:p>20,00000</text:p>
          </table:table-cell>
          <table:table-cell office:value-type="float" office:value="0.59656" calcext:value-type="float">
            <text:p>0,59656</text:p>
          </table:table-cell>
          <table:table-cell office:value-type="float" office:value="0.72458" calcext:value-type="float">
            <text:p>0,72458</text:p>
          </table:table-cell>
          <table:table-cell table:formula="of:=AVERAGE([.G2:.H2])" office:value-type="float" office:value="0.286355" calcext:value-type="float">
            <text:p>0,28636</text:p>
          </table:table-cell>
          <table:table-cell office:value-type="float" office:value="0.23153" calcext:value-type="float">
            <text:p>0,23153</text:p>
          </table:table-cell>
          <table:table-cell office:value-type="float" office:value="0.34118" calcext:value-type="float">
            <text:p>0,34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roken_small</text:p>
          </table:table-cell>
          <table:table-cell office:value-type="float" office:value="22" calcext:value-type="float">
            <text:p>22,00000</text:p>
          </table:table-cell>
          <table:table-cell office:value-type="float" office:value="0.58653" calcext:value-type="float">
            <text:p>0,58653</text:p>
          </table:table-cell>
          <table:table-cell office:value-type="float" office:value="0.81227" calcext:value-type="float">
            <text:p>0,81227</text:p>
          </table:table-cell>
          <table:table-cell table:formula="of:=AVERAGE([.G3:.H3])" office:value-type="float" office:value="0.253025" calcext:value-type="float">
            <text:p>0,25303</text:p>
          </table:table-cell>
          <table:table-cell office:value-type="float" office:value="0.22434" calcext:value-type="float">
            <text:p>0,22434</text:p>
          </table:table-cell>
          <table:table-cell office:value-type="float" office:value="0.28171" calcext:value-type="float">
            <text:p>0,28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contamination</text:p>
          </table:table-cell>
          <table:table-cell office:value-type="float" office:value="21" calcext:value-type="float">
            <text:p>21,00000</text:p>
          </table:table-cell>
          <table:table-cell office:value-type="float" office:value="0.74021" calcext:value-type="float">
            <text:p>0,74021</text:p>
          </table:table-cell>
          <table:table-cell office:value-type="float" office:value="0.70937" calcext:value-type="float">
            <text:p>0,70937</text:p>
          </table:table-cell>
          <table:table-cell table:formula="of:=AVERAGE([.G4:.H4])" office:value-type="float" office:value="0.28573" calcext:value-type="float">
            <text:p>0,28573</text:p>
          </table:table-cell>
          <table:table-cell office:value-type="float" office:value="0.19928" calcext:value-type="float">
            <text:p>0,19928</text:p>
          </table:table-cell>
          <table:table-cell office:value-type="float" office:value="0.37218" calcext:value-type="float">
            <text:p>0,37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good</text:p>
          </table:table-cell>
          <table:table-cell office:value-type="float" office:value="20" calcext:value-type="float">
            <text:p>20,00000</text:p>
          </table:table-cell>
          <table:table-cell office:value-type="float" office:value="0.74021" calcext:value-type="float">
            <text:p>0,74021</text:p>
          </table:table-cell>
          <table:table-cell office:value-type="float" office:value="0.70937" calcext:value-type="float">
            <text:p>0,70937</text:p>
          </table:table-cell>
          <table:table-cell table:formula="of:=AVERAGE([.G5:.H5])" office:value-type="float" office:value="0.28573" calcext:value-type="float">
            <text:p>0,28573</text:p>
          </table:table-cell>
          <table:table-cell office:value-type="float" office:value="0.19928" calcext:value-type="float">
            <text:p>0,19928</text:p>
          </table:table-cell>
          <table:table-cell office:value-type="float" office:value="0.37218" calcext:value-type="float">
            <text:p>0,37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bent_wire</text:p>
          </table:table-cell>
          <table:table-cell office:value-type="float" office:value="13" calcext:value-type="float">
            <text:p>13,00000</text:p>
          </table:table-cell>
          <table:table-cell office:value-type="float" office:value="0.76907" calcext:value-type="float">
            <text:p>0,76907</text:p>
          </table:table-cell>
          <table:table-cell office:value-type="float" office:value="0.88574" calcext:value-type="float">
            <text:p>0,88574</text:p>
          </table:table-cell>
          <table:table-cell table:formula="of:=AVERAGE([.G6:.H6])" office:value-type="float" office:value="0.20069" calcext:value-type="float">
            <text:p>0,20069</text:p>
          </table:table-cell>
          <table:table-cell office:value-type="float" office:value="0.16062" calcext:value-type="float">
            <text:p>0,16062</text:p>
          </table:table-cell>
          <table:table-cell office:value-type="float" office:value="0.24076" calcext:value-type="float">
            <text:p>0,240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able_swap</text:p>
          </table:table-cell>
          <table:table-cell office:value-type="float" office:value="12" calcext:value-type="float">
            <text:p>12,00000</text:p>
          </table:table-cell>
          <table:table-cell office:value-type="float" office:value="0.88035" calcext:value-type="float">
            <text:p>0,88035</text:p>
          </table:table-cell>
          <table:table-cell office:value-type="float" office:value="0.90046" calcext:value-type="float">
            <text:p>0,90046</text:p>
          </table:table-cell>
          <table:table-cell table:formula="of:=AVERAGE([.G7:.H7])" office:value-type="float" office:value="0.1839" calcext:value-type="float">
            <text:p>0,18390</text:p>
          </table:table-cell>
          <table:table-cell office:value-type="float" office:value="0.12862" calcext:value-type="float">
            <text:p>0,12862</text:p>
          </table:table-cell>
          <table:table-cell office:value-type="float" office:value="0.23918" calcext:value-type="float">
            <text:p>0,23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ombined</text:p>
          </table:table-cell>
          <table:table-cell office:value-type="float" office:value="11" calcext:value-type="float">
            <text:p>11,00000</text:p>
          </table:table-cell>
          <table:table-cell office:value-type="float" office:value="0.55958" calcext:value-type="float">
            <text:p>0,55958</text:p>
          </table:table-cell>
          <table:table-cell office:value-type="float" office:value="0.51021" calcext:value-type="float">
            <text:p>0,51021</text:p>
          </table:table-cell>
          <table:table-cell table:formula="of:=AVERAGE([.G8:.H8])" office:value-type="float" office:value="0.217675" calcext:value-type="float">
            <text:p>0,21768</text:p>
          </table:table-cell>
          <table:table-cell office:value-type="float" office:value="0.15443" calcext:value-type="float">
            <text:p>0,15443</text:p>
          </table:table-cell>
          <table:table-cell office:value-type="float" office:value="0.28092" calcext:value-type="float">
            <text:p>0,28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ut_inner_insulation</text:p>
          </table:table-cell>
          <table:table-cell office:value-type="float" office:value="14" calcext:value-type="float">
            <text:p>14,00000</text:p>
          </table:table-cell>
          <table:table-cell office:value-type="float" office:value="0.77786" calcext:value-type="float">
            <text:p>0,77786</text:p>
          </table:table-cell>
          <table:table-cell office:value-type="float" office:value="0.7867" calcext:value-type="float">
            <text:p>0,78670</text:p>
          </table:table-cell>
          <table:table-cell table:formula="of:=AVERAGE([.G9:.H9])" office:value-type="float" office:value="0.264475" calcext:value-type="float">
            <text:p>0,26448</text:p>
          </table:table-cell>
          <table:table-cell office:value-type="float" office:value="0.19641" calcext:value-type="float">
            <text:p>0,19641</text:p>
          </table:table-cell>
          <table:table-cell office:value-type="float" office:value="0.33254" calcext:value-type="float">
            <text:p>0,33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ut_outer_insulation</text:p>
          </table:table-cell>
          <table:table-cell office:value-type="float" office:value="10" calcext:value-type="float">
            <text:p>10,00000</text:p>
          </table:table-cell>
          <table:table-cell office:value-type="float" office:value="0.79818" calcext:value-type="float">
            <text:p>0,79818</text:p>
          </table:table-cell>
          <table:table-cell office:value-type="float" office:value="0.75299" calcext:value-type="float">
            <text:p>0,75299</text:p>
          </table:table-cell>
          <table:table-cell table:formula="of:=AVERAGE([.G10:.H10])" office:value-type="float" office:value="0.22082" calcext:value-type="float">
            <text:p>0,22082</text:p>
          </table:table-cell>
          <table:table-cell office:value-type="float" office:value="0.18711" calcext:value-type="float">
            <text:p>0,18711</text:p>
          </table:table-cell>
          <table:table-cell office:value-type="float" office:value="0.25453" calcext:value-type="float">
            <text:p>0,25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good</text:p>
          </table:table-cell>
          <table:table-cell office:value-type="float" office:value="58" calcext:value-type="float">
            <text:p>58,00000</text:p>
          </table:table-cell>
          <table:table-cell office:value-type="float" office:value="0.79818" calcext:value-type="float">
            <text:p>0,79818</text:p>
          </table:table-cell>
          <table:table-cell office:value-type="float" office:value="0.75299" calcext:value-type="float">
            <text:p>0,75299</text:p>
          </table:table-cell>
          <table:table-cell table:formula="of:=AVERAGE([.G11:.H11])" office:value-type="float" office:value="0.22082" calcext:value-type="float">
            <text:p>0,22082</text:p>
          </table:table-cell>
          <table:table-cell office:value-type="float" office:value="0.18711" calcext:value-type="float">
            <text:p>0,18711</text:p>
          </table:table-cell>
          <table:table-cell office:value-type="float" office:value="0.25453" calcext:value-type="float">
            <text:p>0,25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missing_cable</text:p>
          </table:table-cell>
          <table:table-cell office:value-type="float" office:value="12" calcext:value-type="float">
            <text:p>12,00000</text:p>
          </table:table-cell>
          <table:table-cell office:value-type="float" office:value="0.78795" calcext:value-type="float">
            <text:p>0,78795</text:p>
          </table:table-cell>
          <table:table-cell office:value-type="float" office:value="0.87683" calcext:value-type="float">
            <text:p>0,87683</text:p>
          </table:table-cell>
          <table:table-cell table:formula="of:=AVERAGE([.G12:.H12])" office:value-type="float" office:value="0.13366" calcext:value-type="float">
            <text:p>0,13366</text:p>
          </table:table-cell>
          <table:table-cell office:value-type="float" office:value="0.07354" calcext:value-type="float">
            <text:p>0,07354</text:p>
          </table:table-cell>
          <table:table-cell office:value-type="float" office:value="0.19378" calcext:value-type="float">
            <text:p>0,193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missing_wire</text:p>
          </table:table-cell>
          <table:table-cell office:value-type="float" office:value="10" calcext:value-type="float">
            <text:p>10,00000</text:p>
          </table:table-cell>
          <table:table-cell office:value-type="float" office:value="0.99042" calcext:value-type="float">
            <text:p>0,99042</text:p>
          </table:table-cell>
          <table:table-cell office:value-type="float" office:value="0.99859" calcext:value-type="float">
            <text:p>0,99859</text:p>
          </table:table-cell>
          <table:table-cell table:formula="of:=AVERAGE([.G13:.H13])" office:value-type="float" office:value="0.011985" calcext:value-type="float">
            <text:p>0,01199</text:p>
          </table:table-cell>
          <table:table-cell office:value-type="float" office:value="0.02081" calcext:value-type="float">
            <text:p>0,02081</text:p>
          </table:table-cell>
          <table:table-cell office:value-type="float" office:value="0.00316" calcext:value-type="float">
            <text:p>0,00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poke_insulation</text:p>
          </table:table-cell>
          <table:table-cell office:value-type="float" office:value="10" calcext:value-type="float">
            <text:p>10,00000</text:p>
          </table:table-cell>
          <table:table-cell office:value-type="float" office:value="0.80401" calcext:value-type="float">
            <text:p>0,80401</text:p>
          </table:table-cell>
          <table:table-cell office:value-type="float" office:value="0.82975" calcext:value-type="float">
            <text:p>0,82975</text:p>
          </table:table-cell>
          <table:table-cell table:formula="of:=AVERAGE([.G14:.H14])" office:value-type="float" office:value="0.19161" calcext:value-type="float">
            <text:p>0,19161</text:p>
          </table:table-cell>
          <table:table-cell office:value-type="float" office:value="0.09301" calcext:value-type="float">
            <text:p>0,09301</text:p>
          </table:table-cell>
          <table:table-cell office:value-type="float" office:value="0.29021" calcext:value-type="float">
            <text:p>0,29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crack</text:p>
          </table:table-cell>
          <table:table-cell office:value-type="float" office:value="23" calcext:value-type="float">
            <text:p>23,00000</text:p>
          </table:table-cell>
          <table:table-cell office:value-type="float" office:value="0.77724" calcext:value-type="float">
            <text:p>0,77724</text:p>
          </table:table-cell>
          <table:table-cell office:value-type="float" office:value="0.78398" calcext:value-type="float">
            <text:p>0,78398</text:p>
          </table:table-cell>
          <table:table-cell table:formula="of:=AVERAGE([.G15:.H15])" office:value-type="float" office:value="0.31288" calcext:value-type="float">
            <text:p>0,31288</text:p>
          </table:table-cell>
          <table:table-cell office:value-type="float" office:value="0.27315" calcext:value-type="float">
            <text:p>0,27315</text:p>
          </table:table-cell>
          <table:table-cell office:value-type="float" office:value="0.35261" calcext:value-type="float">
            <text:p>0,35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faulty_imprint</text:p>
          </table:table-cell>
          <table:table-cell office:value-type="float" office:value="22" calcext:value-type="float">
            <text:p>22,00000</text:p>
          </table:table-cell>
          <table:table-cell office:value-type="float" office:value="0.86069" calcext:value-type="float">
            <text:p>0,86069</text:p>
          </table:table-cell>
          <table:table-cell office:value-type="float" office:value="0.92976" calcext:value-type="float">
            <text:p>0,92976</text:p>
          </table:table-cell>
          <table:table-cell table:formula="of:=AVERAGE([.G16:.H16])" office:value-type="float" office:value="0.216965" calcext:value-type="float">
            <text:p>0,21697</text:p>
          </table:table-cell>
          <table:table-cell office:value-type="float" office:value="0.21739" calcext:value-type="float">
            <text:p>0,21739</text:p>
          </table:table-cell>
          <table:table-cell office:value-type="float" office:value="0.21654" calcext:value-type="float">
            <text:p>0,21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good</text:p>
          </table:table-cell>
          <table:table-cell office:value-type="float" office:value="23" calcext:value-type="float">
            <text:p>23,00000</text:p>
          </table:table-cell>
          <table:table-cell office:value-type="float" office:value="0.86069" calcext:value-type="float">
            <text:p>0,86069</text:p>
          </table:table-cell>
          <table:table-cell office:value-type="float" office:value="0.92976" calcext:value-type="float">
            <text:p>0,92976</text:p>
          </table:table-cell>
          <table:table-cell table:formula="of:=AVERAGE([.G17:.H17])" office:value-type="float" office:value="0.216965" calcext:value-type="float">
            <text:p>0,21697</text:p>
          </table:table-cell>
          <table:table-cell office:value-type="float" office:value="0.21739" calcext:value-type="float">
            <text:p>0,21739</text:p>
          </table:table-cell>
          <table:table-cell office:value-type="float" office:value="0.21654" calcext:value-type="float">
            <text:p>0,21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poke</text:p>
          </table:table-cell>
          <table:table-cell office:value-type="float" office:value="21" calcext:value-type="float">
            <text:p>21,00000</text:p>
          </table:table-cell>
          <table:table-cell office:value-type="float" office:value="0.90162" calcext:value-type="float">
            <text:p>0,90162</text:p>
          </table:table-cell>
          <table:table-cell office:value-type="float" office:value="0.91971" calcext:value-type="float">
            <text:p>0,91971</text:p>
          </table:table-cell>
          <table:table-cell table:formula="of:=AVERAGE([.G18:.H18])" office:value-type="float" office:value="0.176475" calcext:value-type="float">
            <text:p>0,17648</text:p>
          </table:table-cell>
          <table:table-cell office:value-type="float" office:value="0.13021" calcext:value-type="float">
            <text:p>0,13021</text:p>
          </table:table-cell>
          <table:table-cell office:value-type="float" office:value="0.22274" calcext:value-type="float">
            <text:p>0,222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scratch</text:p>
          </table:table-cell>
          <table:table-cell office:value-type="float" office:value="23" calcext:value-type="float">
            <text:p>23,00000</text:p>
          </table:table-cell>
          <table:table-cell office:value-type="float" office:value="0.64789" calcext:value-type="float">
            <text:p>0,64789</text:p>
          </table:table-cell>
          <table:table-cell office:value-type="float" office:value="0.90831" calcext:value-type="float">
            <text:p>0,90831</text:p>
          </table:table-cell>
          <table:table-cell table:formula="of:=AVERAGE([.G19:.H19])" office:value-type="float" office:value="0.1777" calcext:value-type="float">
            <text:p>0,17770</text:p>
          </table:table-cell>
          <table:table-cell office:value-type="float" office:value="0.22684" calcext:value-type="float">
            <text:p>0,22684</text:p>
          </table:table-cell>
          <table:table-cell office:value-type="float" office:value="0.12856" calcext:value-type="float">
            <text:p>0,12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squeeze</text:p>
          </table:table-cell>
          <table:table-cell office:value-type="float" office:value="20" calcext:value-type="float">
            <text:p>20,00000</text:p>
          </table:table-cell>
          <table:table-cell office:value-type="float" office:value="0.65253" calcext:value-type="float">
            <text:p>0,65253</text:p>
          </table:table-cell>
          <table:table-cell office:value-type="float" office:value="0.78056" calcext:value-type="float">
            <text:p>0,78056</text:p>
          </table:table-cell>
          <table:table-cell table:formula="of:=AVERAGE([.G20:.H20])" office:value-type="float" office:value="0.285025" calcext:value-type="float">
            <text:p>0,28503</text:p>
          </table:table-cell>
          <table:table-cell office:value-type="float" office:value="0.24749" calcext:value-type="float">
            <text:p>0,24749</text:p>
          </table:table-cell>
          <table:table-cell office:value-type="float" office:value="0.32256" calcext:value-type="float">
            <text:p>0,32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color</text:p>
          </table:table-cell>
          <table:table-cell office:value-type="float" office:value="19" calcext:value-type="float">
            <text:p>19,00000</text:p>
          </table:table-cell>
          <table:table-cell office:value-type="float" office:value="0.97164" calcext:value-type="float">
            <text:p>0,97164</text:p>
          </table:table-cell>
          <table:table-cell office:value-type="float" office:value="0.9073" calcext:value-type="float">
            <text:p>0,90730</text:p>
          </table:table-cell>
          <table:table-cell table:formula="of:=AVERAGE([.G21:.H21])" office:value-type="float" office:value="0.14891" calcext:value-type="float">
            <text:p>0,14891</text:p>
          </table:table-cell>
          <table:table-cell office:value-type="float" office:value="0.0521" calcext:value-type="float">
            <text:p>0,05210</text:p>
          </table:table-cell>
          <table:table-cell office:value-type="float" office:value="0.24572" calcext:value-type="float">
            <text:p>0,245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cut</text:p>
          </table:table-cell>
          <table:table-cell office:value-type="float" office:value="17" calcext:value-type="float">
            <text:p>17,00000</text:p>
          </table:table-cell>
          <table:table-cell office:value-type="float" office:value="0.71197" calcext:value-type="float">
            <text:p>0,71197</text:p>
          </table:table-cell>
          <table:table-cell office:value-type="float" office:value="0.65526" calcext:value-type="float">
            <text:p>0,65526</text:p>
          </table:table-cell>
          <table:table-cell table:formula="of:=AVERAGE([.G22:.H22])" office:value-type="float" office:value="0.224345" calcext:value-type="float">
            <text:p>0,22435</text:p>
          </table:table-cell>
          <table:table-cell office:value-type="float" office:value="0.18101" calcext:value-type="float">
            <text:p>0,18101</text:p>
          </table:table-cell>
          <table:table-cell office:value-type="float" office:value="0.26768" calcext:value-type="float">
            <text:p>0,26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good</text:p>
          </table:table-cell>
          <table:table-cell office:value-type="float" office:value="28" calcext:value-type="float">
            <text:p>28,00000</text:p>
          </table:table-cell>
          <table:table-cell office:value-type="float" office:value="0.71197" calcext:value-type="float">
            <text:p>0,71197</text:p>
          </table:table-cell>
          <table:table-cell office:value-type="float" office:value="0.65526" calcext:value-type="float">
            <text:p>0,65526</text:p>
          </table:table-cell>
          <table:table-cell table:formula="of:=AVERAGE([.G23:.H23])" office:value-type="float" office:value="0.224345" calcext:value-type="float">
            <text:p>0,22435</text:p>
          </table:table-cell>
          <table:table-cell office:value-type="float" office:value="0.18101" calcext:value-type="float">
            <text:p>0,18101</text:p>
          </table:table-cell>
          <table:table-cell office:value-type="float" office:value="0.26768" calcext:value-type="float">
            <text:p>0,26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hole</text:p>
          </table:table-cell>
          <table:table-cell office:value-type="float" office:value="17" calcext:value-type="float">
            <text:p>17,00000</text:p>
          </table:table-cell>
          <table:table-cell office:value-type="float" office:value="0.81041" calcext:value-type="float">
            <text:p>0,81041</text:p>
          </table:table-cell>
          <table:table-cell office:value-type="float" office:value="0.61496" calcext:value-type="float">
            <text:p>0,61496</text:p>
          </table:table-cell>
          <table:table-cell table:formula="of:=AVERAGE([.G24:.H24])" office:value-type="float" office:value="0.220895" calcext:value-type="float">
            <text:p>0,22090</text:p>
          </table:table-cell>
          <table:table-cell office:value-type="float" office:value="0.1437" calcext:value-type="float">
            <text:p>0,14370</text:p>
          </table:table-cell>
          <table:table-cell office:value-type="float" office:value="0.29809" calcext:value-type="float">
            <text:p>0,29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metal_contamination</text:p>
          </table:table-cell>
          <table:table-cell office:value-type="float" office:value="17" calcext:value-type="float">
            <text:p>17,00000</text:p>
          </table:table-cell>
          <table:table-cell office:value-type="float" office:value="0.97503" calcext:value-type="float">
            <text:p>0,97503</text:p>
          </table:table-cell>
          <table:table-cell office:value-type="float" office:value="0.99459" calcext:value-type="float">
            <text:p>0,99459</text:p>
          </table:table-cell>
          <table:table-cell table:formula="of:=AVERAGE([.G25:.H25])" office:value-type="float" office:value="0.022725" calcext:value-type="float">
            <text:p>0,02273</text:p>
          </table:table-cell>
          <table:table-cell office:value-type="float" office:value="0.02639" calcext:value-type="float">
            <text:p>0,02639</text:p>
          </table:table-cell>
          <table:table-cell office:value-type="float" office:value="0.01906" calcext:value-type="float">
            <text:p>0,01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thread</text:p>
          </table:table-cell>
          <table:table-cell office:value-type="float" office:value="19" calcext:value-type="float">
            <text:p>19,00000</text:p>
          </table:table-cell>
          <table:table-cell office:value-type="float" office:value="0.8769" calcext:value-type="float">
            <text:p>0,87690</text:p>
          </table:table-cell>
          <table:table-cell office:value-type="float" office:value="0.87799" calcext:value-type="float">
            <text:p>0,87799</text:p>
          </table:table-cell>
          <table:table-cell table:formula="of:=AVERAGE([.G26:.H26])" office:value-type="float" office:value="0.20826" calcext:value-type="float">
            <text:p>0,20826</text:p>
          </table:table-cell>
          <table:table-cell office:value-type="float" office:value="0.16127" calcext:value-type="float">
            <text:p>0,16127</text:p>
          </table:table-cell>
          <table:table-cell office:value-type="float" office:value="0.25525" calcext:value-type="float">
            <text:p>0,2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bent</text:p>
          </table:table-cell>
          <table:table-cell office:value-type="float" office:value="12" calcext:value-type="float">
            <text:p>12,00000</text:p>
          </table:table-cell>
          <table:table-cell office:value-type="float" office:value="0.80915" calcext:value-type="float">
            <text:p>0,80915</text:p>
          </table:table-cell>
          <table:table-cell office:value-type="float" office:value="0.79507" calcext:value-type="float">
            <text:p>0,79507</text:p>
          </table:table-cell>
          <table:table-cell table:formula="of:=AVERAGE([.G27:.H27])" office:value-type="float" office:value="0.227875" calcext:value-type="float">
            <text:p>0,22788</text:p>
          </table:table-cell>
          <table:table-cell office:value-type="float" office:value="0.20814" calcext:value-type="float">
            <text:p>0,20814</text:p>
          </table:table-cell>
          <table:table-cell office:value-type="float" office:value="0.24761" calcext:value-type="float">
            <text:p>0,247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broken</text:p>
          </table:table-cell>
          <table:table-cell office:value-type="float" office:value="12" calcext:value-type="float">
            <text:p>12,00000</text:p>
          </table:table-cell>
          <table:table-cell office:value-type="float" office:value="0.93006" calcext:value-type="float">
            <text:p>0,93006</text:p>
          </table:table-cell>
          <table:table-cell office:value-type="float" office:value="0.6907" calcext:value-type="float">
            <text:p>0,69070</text:p>
          </table:table-cell>
          <table:table-cell table:formula="of:=AVERAGE([.G28:.H28])" office:value-type="float" office:value="0.17175" calcext:value-type="float">
            <text:p>0,17175</text:p>
          </table:table-cell>
          <table:table-cell office:value-type="float" office:value="0.08102" calcext:value-type="float">
            <text:p>0,08102</text:p>
          </table:table-cell>
          <table:table-cell office:value-type="float" office:value="0.26248" calcext:value-type="float">
            <text:p>0,26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glue</text:p>
          </table:table-cell>
          <table:table-cell office:value-type="float" office:value="11" calcext:value-type="float">
            <text:p>11,00000</text:p>
          </table:table-cell>
          <table:table-cell office:value-type="float" office:value="0.9752" calcext:value-type="float">
            <text:p>0,97520</text:p>
          </table:table-cell>
          <table:table-cell office:value-type="float" office:value="0.75516" calcext:value-type="float">
            <text:p>0,75516</text:p>
          </table:table-cell>
          <table:table-cell table:formula="of:=AVERAGE([.G29:.H29])" office:value-type="float" office:value="0.219175" calcext:value-type="float">
            <text:p>0,21918</text:p>
          </table:table-cell>
          <table:table-cell office:value-type="float" office:value="0.03418" calcext:value-type="float">
            <text:p>0,03418</text:p>
          </table:table-cell>
          <table:table-cell office:value-type="float" office:value="0.40417" calcext:value-type="float">
            <text:p>0,40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good</text:p>
          </table:table-cell>
          <table:table-cell office:value-type="float" office:value="21" calcext:value-type="float">
            <text:p>21,00000</text:p>
          </table:table-cell>
          <table:table-cell office:value-type="float" office:value="0.9752" calcext:value-type="float">
            <text:p>0,97520</text:p>
          </table:table-cell>
          <table:table-cell office:value-type="float" office:value="0.75516" calcext:value-type="float">
            <text:p>0,75516</text:p>
          </table:table-cell>
          <table:table-cell table:formula="of:=AVERAGE([.G30:.H30])" office:value-type="float" office:value="0.219175" calcext:value-type="float">
            <text:p>0,21918</text:p>
          </table:table-cell>
          <table:table-cell office:value-type="float" office:value="0.03418" calcext:value-type="float">
            <text:p>0,03418</text:p>
          </table:table-cell>
          <table:table-cell office:value-type="float" office:value="0.40417" calcext:value-type="float">
            <text:p>0,40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metal_contamination</text:p>
          </table:table-cell>
          <table:table-cell office:value-type="float" office:value="11" calcext:value-type="float">
            <text:p>11,00000</text:p>
          </table:table-cell>
          <table:table-cell office:value-type="float" office:value="0.99625" calcext:value-type="float">
            <text:p>0,99625</text:p>
          </table:table-cell>
          <table:table-cell office:value-type="float" office:value="0.99957" calcext:value-type="float">
            <text:p>0,99957</text:p>
          </table:table-cell>
          <table:table-cell table:formula="of:=AVERAGE([.G31:.H31])" office:value-type="float" office:value="0.00378" calcext:value-type="float">
            <text:p>0,00378</text:p>
          </table:table-cell>
          <table:table-cell office:value-type="float" office:value="0.00621" calcext:value-type="float">
            <text:p>0,00621</text:p>
          </table:table-cell>
          <table:table-cell office:value-type="float" office:value="0.00135" calcext:value-type="float">
            <text:p>0,00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thread</text:p>
          </table:table-cell>
          <table:table-cell office:value-type="float" office:value="11" calcext:value-type="float">
            <text:p>11,00000</text:p>
          </table:table-cell>
          <table:table-cell office:value-type="float" office:value="0.86696" calcext:value-type="float">
            <text:p>0,86696</text:p>
          </table:table-cell>
          <table:table-cell office:value-type="float" office:value="0.878" calcext:value-type="float">
            <text:p>0,87800</text:p>
          </table:table-cell>
          <table:table-cell table:formula="of:=AVERAGE([.G32:.H32])" office:value-type="float" office:value="0.10334" calcext:value-type="float">
            <text:p>0,10334</text:p>
          </table:table-cell>
          <table:table-cell office:value-type="float" office:value="0.11027" calcext:value-type="float">
            <text:p>0,11027</text:p>
          </table:table-cell>
          <table:table-cell office:value-type="float" office:value="0.09641" calcext:value-type="float">
            <text:p>0,096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crack</text:p>
          </table:table-cell>
          <table:table-cell office:value-type="float" office:value="18" calcext:value-type="float">
            <text:p>18,00000</text:p>
          </table:table-cell>
          <table:table-cell office:value-type="float" office:value="0.9323" calcext:value-type="float">
            <text:p>0,93230</text:p>
          </table:table-cell>
          <table:table-cell office:value-type="float" office:value="0.98507" calcext:value-type="float">
            <text:p>0,98507</text:p>
          </table:table-cell>
          <table:table-cell table:formula="of:=AVERAGE([.G33:.H33])" office:value-type="float" office:value="0.04769" calcext:value-type="float">
            <text:p>0,04769</text:p>
          </table:table-cell>
          <table:table-cell office:value-type="float" office:value="0.06881" calcext:value-type="float">
            <text:p>0,06881</text:p>
          </table:table-cell>
          <table:table-cell office:value-type="float" office:value="0.02657" calcext:value-type="float">
            <text:p>0,026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cut</text:p>
          </table:table-cell>
          <table:table-cell office:value-type="float" office:value="17" calcext:value-type="float">
            <text:p>17,00000</text:p>
          </table:table-cell>
          <table:table-cell office:value-type="float" office:value="0.93961" calcext:value-type="float">
            <text:p>0,93961</text:p>
          </table:table-cell>
          <table:table-cell office:value-type="float" office:value="0.90067" calcext:value-type="float">
            <text:p>0,90067</text:p>
          </table:table-cell>
          <table:table-cell table:formula="of:=AVERAGE([.G34:.H34])" office:value-type="float" office:value="0.138075" calcext:value-type="float">
            <text:p>0,13808</text:p>
          </table:table-cell>
          <table:table-cell office:value-type="float" office:value="0.06694" calcext:value-type="float">
            <text:p>0,06694</text:p>
          </table:table-cell>
          <table:table-cell office:value-type="float" office:value="0.20921" calcext:value-type="float">
            <text:p>0,20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good</text:p>
          </table:table-cell>
          <table:table-cell office:value-type="float" office:value="40" calcext:value-type="float">
            <text:p>40,00000</text:p>
          </table:table-cell>
          <table:table-cell office:value-type="float" office:value="0.93961" calcext:value-type="float">
            <text:p>0,93961</text:p>
          </table:table-cell>
          <table:table-cell office:value-type="float" office:value="0.90067" calcext:value-type="float">
            <text:p>0,90067</text:p>
          </table:table-cell>
          <table:table-cell table:formula="of:=AVERAGE([.G35:.H35])" office:value-type="float" office:value="0.138075" calcext:value-type="float">
            <text:p>0,13808</text:p>
          </table:table-cell>
          <table:table-cell office:value-type="float" office:value="0.06694" calcext:value-type="float">
            <text:p>0,06694</text:p>
          </table:table-cell>
          <table:table-cell office:value-type="float" office:value="0.20921" calcext:value-type="float">
            <text:p>0,20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hole</text:p>
          </table:table-cell>
          <table:table-cell office:value-type="float" office:value="18" calcext:value-type="float">
            <text:p>18,00000</text:p>
          </table:table-cell>
          <table:table-cell office:value-type="float" office:value="0.90203" calcext:value-type="float">
            <text:p>0,90203</text:p>
          </table:table-cell>
          <table:table-cell office:value-type="float" office:value="0.93098" calcext:value-type="float">
            <text:p>0,93098</text:p>
          </table:table-cell>
          <table:table-cell table:formula="of:=AVERAGE([.G36:.H36])" office:value-type="float" office:value="0.0987" calcext:value-type="float">
            <text:p>0,09870</text:p>
          </table:table-cell>
          <table:table-cell office:value-type="float" office:value="0.11116" calcext:value-type="float">
            <text:p>0,11116</text:p>
          </table:table-cell>
          <table:table-cell office:value-type="float" office:value="0.08624" calcext:value-type="float">
            <text:p>0,08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print</text:p>
          </table:table-cell>
          <table:table-cell office:value-type="float" office:value="17" calcext:value-type="float">
            <text:p>17,00000</text:p>
          </table:table-cell>
          <table:table-cell office:value-type="float" office:value="0.82322" calcext:value-type="float">
            <text:p>0,82322</text:p>
          </table:table-cell>
          <table:table-cell office:value-type="float" office:value="0.86479" calcext:value-type="float">
            <text:p>0,86479</text:p>
          </table:table-cell>
          <table:table-cell table:formula="of:=AVERAGE([.G37:.H37])" office:value-type="float" office:value="0.176725" calcext:value-type="float">
            <text:p>0,17673</text:p>
          </table:table-cell>
          <table:table-cell office:value-type="float" office:value="0.09351" calcext:value-type="float">
            <text:p>0,09351</text:p>
          </table:table-cell>
          <table:table-cell office:value-type="float" office:value="0.25994" calcext:value-type="float">
            <text:p>0,25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color</text:p>
          </table:table-cell>
          <table:table-cell office:value-type="float" office:value="19" calcext:value-type="float">
            <text:p>19,00000</text:p>
          </table:table-cell>
          <table:table-cell office:value-type="float" office:value="0.98387" calcext:value-type="float">
            <text:p>0,98387</text:p>
          </table:table-cell>
          <table:table-cell office:value-type="float" office:value="0.99766" calcext:value-type="float">
            <text:p>0,99766</text:p>
          </table:table-cell>
          <table:table-cell table:formula="of:=AVERAGE([.G38:.H38])" office:value-type="float" office:value="0.018685" calcext:value-type="float">
            <text:p>0,01869</text:p>
          </table:table-cell>
          <table:table-cell office:value-type="float" office:value="0.03053" calcext:value-type="float">
            <text:p>0,03053</text:p>
          </table:table-cell>
          <table:table-cell office:value-type="float" office:value="0.00684" calcext:value-type="float">
            <text:p>0,00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cut</text:p>
          </table:table-cell>
          <table:table-cell office:value-type="float" office:value="19" calcext:value-type="float">
            <text:p>19,00000</text:p>
          </table:table-cell>
          <table:table-cell office:value-type="float" office:value="0.9711" calcext:value-type="float">
            <text:p>0,97110</text:p>
          </table:table-cell>
          <table:table-cell office:value-type="float" office:value="0.78924" calcext:value-type="float">
            <text:p>0,78924</text:p>
          </table:table-cell>
          <table:table-cell table:formula="of:=AVERAGE([.G39:.H39])" office:value-type="float" office:value="0.176755" calcext:value-type="float">
            <text:p>0,17676</text:p>
          </table:table-cell>
          <table:table-cell office:value-type="float" office:value="0.07816" calcext:value-type="float">
            <text:p>0,07816</text:p>
          </table:table-cell>
          <table:table-cell office:value-type="float" office:value="0.27535" calcext:value-type="float">
            <text:p>0,275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fold</text:p>
          </table:table-cell>
          <table:table-cell office:value-type="float" office:value="17" calcext:value-type="float">
            <text:p>17,00000</text:p>
          </table:table-cell>
          <table:table-cell office:value-type="float" office:value="0.99438" calcext:value-type="float">
            <text:p>0,99438</text:p>
          </table:table-cell>
          <table:table-cell office:value-type="float" office:value="0.86314" calcext:value-type="float">
            <text:p>0,86314</text:p>
          </table:table-cell>
          <table:table-cell table:formula="of:=AVERAGE([.G40:.H40])" office:value-type="float" office:value="0.160415" calcext:value-type="float">
            <text:p>0,16042</text:p>
          </table:table-cell>
          <table:table-cell office:value-type="float" office:value="0.01138" calcext:value-type="float">
            <text:p>0,01138</text:p>
          </table:table-cell>
          <table:table-cell office:value-type="float" office:value="0.30945" calcext:value-type="float">
            <text:p>0,30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glue</text:p>
          </table:table-cell>
          <table:table-cell office:value-type="float" office:value="19" calcext:value-type="float">
            <text:p>19,00000</text:p>
          </table:table-cell>
          <table:table-cell office:value-type="float" office:value="0.99543" calcext:value-type="float">
            <text:p>0,99543</text:p>
          </table:table-cell>
          <table:table-cell office:value-type="float" office:value="0.98913" calcext:value-type="float">
            <text:p>0,98913</text:p>
          </table:table-cell>
          <table:table-cell table:formula="of:=AVERAGE([.G41:.H41])" office:value-type="float" office:value="0.02088" calcext:value-type="float">
            <text:p>0,02088</text:p>
          </table:table-cell>
          <table:table-cell office:value-type="float" office:value="0.01183" calcext:value-type="float">
            <text:p>0,01183</text:p>
          </table:table-cell>
          <table:table-cell office:value-type="float" office:value="0.02993" calcext:value-type="float">
            <text:p>0,02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good</text:p>
          </table:table-cell>
          <table:table-cell office:value-type="float" office:value="32" calcext:value-type="float">
            <text:p>32,00000</text:p>
          </table:table-cell>
          <table:table-cell office:value-type="float" office:value="0.99543" calcext:value-type="float">
            <text:p>0,99543</text:p>
          </table:table-cell>
          <table:table-cell office:value-type="float" office:value="0.98913" calcext:value-type="float">
            <text:p>0,98913</text:p>
          </table:table-cell>
          <table:table-cell table:formula="of:=AVERAGE([.G42:.H42])" office:value-type="float" office:value="0.02088" calcext:value-type="float">
            <text:p>0,02088</text:p>
          </table:table-cell>
          <table:table-cell office:value-type="float" office:value="0.01183" calcext:value-type="float">
            <text:p>0,01183</text:p>
          </table:table-cell>
          <table:table-cell office:value-type="float" office:value="0.02993" calcext:value-type="float">
            <text:p>0,02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poke</text:p>
          </table:table-cell>
          <table:table-cell office:value-type="float" office:value="18" calcext:value-type="float">
            <text:p>18,00000</text:p>
          </table:table-cell>
          <table:table-cell office:value-type="float" office:value="1" calcext:value-type="float">
            <text:p>1,00000</text:p>
          </table:table-cell>
          <table:table-cell office:value-type="float" office:value="0.82135" calcext:value-type="float">
            <text:p>0,82135</text:p>
          </table:table-cell>
          <table:table-cell table:formula="of:=AVERAGE([.G43:.H43])" office:value-type="float" office:value="0.14951" calcext:value-type="float">
            <text:p>0,14951</text:p>
          </table:table-cell>
          <table:table-cell office:value-type="float" office:value="0" calcext:value-type="float">
            <text:p>0,00000</text:p>
          </table:table-cell>
          <table:table-cell office:value-type="float" office:value="0.29902" calcext:value-type="float">
            <text:p>0,299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bent</text:p>
          </table:table-cell>
          <table:table-cell office:value-type="float" office:value="25" calcext:value-type="float">
            <text:p>25,00000</text:p>
          </table:table-cell>
          <table:table-cell office:value-type="float" office:value="0.72217" calcext:value-type="float">
            <text:p>0,72217</text:p>
          </table:table-cell>
          <table:table-cell office:value-type="float" office:value="0.73555" calcext:value-type="float">
            <text:p>0,73555</text:p>
          </table:table-cell>
          <table:table-cell table:formula="of:=AVERAGE([.G44:.H44])" office:value-type="float" office:value="0.296785" calcext:value-type="float">
            <text:p>0,29679</text:p>
          </table:table-cell>
          <table:table-cell office:value-type="float" office:value="0.21443" calcext:value-type="float">
            <text:p>0,21443</text:p>
          </table:table-cell>
          <table:table-cell office:value-type="float" office:value="0.37914" calcext:value-type="float">
            <text:p>0,379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color</text:p>
          </table:table-cell>
          <table:table-cell office:value-type="float" office:value="22" calcext:value-type="float">
            <text:p>22,00000</text:p>
          </table:table-cell>
          <table:table-cell office:value-type="float" office:value="0.65219" calcext:value-type="float">
            <text:p>0,65219</text:p>
          </table:table-cell>
          <table:table-cell office:value-type="float" office:value="0.75919" calcext:value-type="float">
            <text:p>0,75919</text:p>
          </table:table-cell>
          <table:table-cell table:formula="of:=AVERAGE([.G45:.H45])" office:value-type="float" office:value="0.33027" calcext:value-type="float">
            <text:p>0,33027</text:p>
          </table:table-cell>
          <table:table-cell office:value-type="float" office:value="0.30407" calcext:value-type="float">
            <text:p>0,30407</text:p>
          </table:table-cell>
          <table:table-cell office:value-type="float" office:value="0.35647" calcext:value-type="float">
            <text:p>0,356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flip</text:p>
          </table:table-cell>
          <table:table-cell office:value-type="float" office:value="23" calcext:value-type="float">
            <text:p>23,00000</text:p>
          </table:table-cell>
          <table:table-cell office:value-type="float" office:value="0.7639" calcext:value-type="float">
            <text:p>0,76390</text:p>
          </table:table-cell>
          <table:table-cell office:value-type="float" office:value="0.9325" calcext:value-type="float">
            <text:p>0,93250</text:p>
          </table:table-cell>
          <table:table-cell table:formula="of:=AVERAGE([.G46:.H46])" office:value-type="float" office:value="0.040385" calcext:value-type="float">
            <text:p>0,04039</text:p>
          </table:table-cell>
          <table:table-cell office:value-type="float" office:value="0.05236" calcext:value-type="float">
            <text:p>0,05236</text:p>
          </table:table-cell>
          <table:table-cell office:value-type="float" office:value="0.02841" calcext:value-type="float">
            <text:p>0,02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good</text:p>
          </table:table-cell>
          <table:table-cell office:value-type="float" office:value="22" calcext:value-type="float">
            <text:p>22,00000</text:p>
          </table:table-cell>
          <table:table-cell office:value-type="float" office:value="0.7639" calcext:value-type="float">
            <text:p>0,76390</text:p>
          </table:table-cell>
          <table:table-cell office:value-type="float" office:value="0.9325" calcext:value-type="float">
            <text:p>0,93250</text:p>
          </table:table-cell>
          <table:table-cell table:formula="of:=AVERAGE([.G47:.H47])" office:value-type="float" office:value="0.040385" calcext:value-type="float">
            <text:p>0,04039</text:p>
          </table:table-cell>
          <table:table-cell office:value-type="float" office:value="0.05236" calcext:value-type="float">
            <text:p>0,05236</text:p>
          </table:table-cell>
          <table:table-cell office:value-type="float" office:value="0.02841" calcext:value-type="float">
            <text:p>0,02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scratch</text:p>
          </table:table-cell>
          <table:table-cell office:value-type="float" office:value="23" calcext:value-type="float">
            <text:p>23,00000</text:p>
          </table:table-cell>
          <table:table-cell office:value-type="float" office:value="0.6991" calcext:value-type="float">
            <text:p>0,69910</text:p>
          </table:table-cell>
          <table:table-cell office:value-type="float" office:value="0.81107" calcext:value-type="float">
            <text:p>0,81107</text:p>
          </table:table-cell>
          <table:table-cell table:formula="of:=AVERAGE([.G48:.H48])" office:value-type="float" office:value="0.172135" calcext:value-type="float">
            <text:p>0,17214</text:p>
          </table:table-cell>
          <table:table-cell office:value-type="float" office:value="0.14029" calcext:value-type="float">
            <text:p>0,14029</text:p>
          </table:table-cell>
          <table:table-cell office:value-type="float" office:value="0.20398" calcext:value-type="float">
            <text:p>0,20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olor</text:p>
          </table:table-cell>
          <table:table-cell office:value-type="float" office:value="25" calcext:value-type="float">
            <text:p>25,00000</text:p>
          </table:table-cell>
          <table:table-cell office:value-type="float" office:value="0.88253" calcext:value-type="float">
            <text:p>0,88253</text:p>
          </table:table-cell>
          <table:table-cell office:value-type="float" office:value="0.92545" calcext:value-type="float">
            <text:p>0,92545</text:p>
          </table:table-cell>
          <table:table-cell table:formula="of:=AVERAGE([.G49:.H49])" office:value-type="float" office:value="0.165365" calcext:value-type="float">
            <text:p>0,16537</text:p>
          </table:table-cell>
          <table:table-cell office:value-type="float" office:value="0.10749" calcext:value-type="float">
            <text:p>0,10749</text:p>
          </table:table-cell>
          <table:table-cell office:value-type="float" office:value="0.22324" calcext:value-type="float">
            <text:p>0,223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ombined</text:p>
          </table:table-cell>
          <table:table-cell office:value-type="float" office:value="17" calcext:value-type="float">
            <text:p>17,00000</text:p>
          </table:table-cell>
          <table:table-cell office:value-type="float" office:value="0.65213" calcext:value-type="float">
            <text:p>0,65213</text:p>
          </table:table-cell>
          <table:table-cell office:value-type="float" office:value="0.73656" calcext:value-type="float">
            <text:p>0,73656</text:p>
          </table:table-cell>
          <table:table-cell table:formula="of:=AVERAGE([.G50:.H50])" office:value-type="float" office:value="0.211005" calcext:value-type="float">
            <text:p>0,21101</text:p>
          </table:table-cell>
          <table:table-cell office:value-type="float" office:value="0.17668" calcext:value-type="float">
            <text:p>0,17668</text:p>
          </table:table-cell>
          <table:table-cell office:value-type="float" office:value="0.24533" calcext:value-type="float">
            <text:p>0,245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ontamination</text:p>
          </table:table-cell>
          <table:table-cell office:value-type="float" office:value="21" calcext:value-type="float">
            <text:p>21,00000</text:p>
          </table:table-cell>
          <table:table-cell office:value-type="float" office:value="0.8592" calcext:value-type="float">
            <text:p>0,85920</text:p>
          </table:table-cell>
          <table:table-cell office:value-type="float" office:value="0.90547" calcext:value-type="float">
            <text:p>0,90547</text:p>
          </table:table-cell>
          <table:table-cell table:formula="of:=AVERAGE([.G51:.H51])" office:value-type="float" office:value="0.20899" calcext:value-type="float">
            <text:p>0,20899</text:p>
          </table:table-cell>
          <table:table-cell office:value-type="float" office:value="0.17331" calcext:value-type="float">
            <text:p>0,17331</text:p>
          </table:table-cell>
          <table:table-cell office:value-type="float" office:value="0.24467" calcext:value-type="float">
            <text:p>0,24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rack</text:p>
          </table:table-cell>
          <table:table-cell office:value-type="float" office:value="26" calcext:value-type="float">
            <text:p>26,00000</text:p>
          </table:table-cell>
          <table:table-cell office:value-type="float" office:value="0.7926" calcext:value-type="float">
            <text:p>0,79260</text:p>
          </table:table-cell>
          <table:table-cell office:value-type="float" office:value="0.82207" calcext:value-type="float">
            <text:p>0,82207</text:p>
          </table:table-cell>
          <table:table-cell table:formula="of:=AVERAGE([.G52:.H52])" office:value-type="float" office:value="0.224815" calcext:value-type="float">
            <text:p>0,22482</text:p>
          </table:table-cell>
          <table:table-cell office:value-type="float" office:value="0.13366" calcext:value-type="float">
            <text:p>0,13366</text:p>
          </table:table-cell>
          <table:table-cell office:value-type="float" office:value="0.31597" calcext:value-type="float">
            <text:p>0,31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faulty_imprint</text:p>
          </table:table-cell>
          <table:table-cell office:value-type="float" office:value="19" calcext:value-type="float">
            <text:p>19,00000</text:p>
          </table:table-cell>
          <table:table-cell office:value-type="float" office:value="0.72636" calcext:value-type="float">
            <text:p>0,72636</text:p>
          </table:table-cell>
          <table:table-cell office:value-type="float" office:value="0.77357" calcext:value-type="float">
            <text:p>0,77357</text:p>
          </table:table-cell>
          <table:table-cell table:formula="of:=AVERAGE([.G53:.H53])" office:value-type="float" office:value="0.25336" calcext:value-type="float">
            <text:p>0,25336</text:p>
          </table:table-cell>
          <table:table-cell office:value-type="float" office:value="0.22427" calcext:value-type="float">
            <text:p>0,22427</text:p>
          </table:table-cell>
          <table:table-cell office:value-type="float" office:value="0.28245" calcext:value-type="float">
            <text:p>0,282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good</text:p>
          </table:table-cell>
          <table:table-cell office:value-type="float" office:value="26" calcext:value-type="float">
            <text:p>26,00000</text:p>
          </table:table-cell>
          <table:table-cell office:value-type="float" office:value="0.72636" calcext:value-type="float">
            <text:p>0,72636</text:p>
          </table:table-cell>
          <table:table-cell office:value-type="float" office:value="0.77357" calcext:value-type="float">
            <text:p>0,77357</text:p>
          </table:table-cell>
          <table:table-cell table:formula="of:=AVERAGE([.G54:.H54])" office:value-type="float" office:value="0.25336" calcext:value-type="float">
            <text:p>0,25336</text:p>
          </table:table-cell>
          <table:table-cell office:value-type="float" office:value="0.22427" calcext:value-type="float">
            <text:p>0,22427</text:p>
          </table:table-cell>
          <table:table-cell office:value-type="float" office:value="0.28245" calcext:value-type="float">
            <text:p>0,282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pill_type</text:p>
          </table:table-cell>
          <table:table-cell office:value-type="float" office:value="9" calcext:value-type="float">
            <text:p>9,00000</text:p>
          </table:table-cell>
          <table:table-cell office:value-type="float" office:value="0.39505" calcext:value-type="float">
            <text:p>0,39505</text:p>
          </table:table-cell>
          <table:table-cell office:value-type="float" office:value="0.38732" calcext:value-type="float">
            <text:p>0,38732</text:p>
          </table:table-cell>
          <table:table-cell table:formula="of:=AVERAGE([.G55:.H55])" office:value-type="float" office:value="0.295355" calcext:value-type="float">
            <text:p>0,29536</text:p>
          </table:table-cell>
          <table:table-cell office:value-type="float" office:value="0.26144" calcext:value-type="float">
            <text:p>0,26144</text:p>
          </table:table-cell>
          <table:table-cell office:value-type="float" office:value="0.32927" calcext:value-type="float">
            <text:p>0,329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scratch</text:p>
          </table:table-cell>
          <table:table-cell office:value-type="float" office:value="24" calcext:value-type="float">
            <text:p>24,00000</text:p>
          </table:table-cell>
          <table:table-cell office:value-type="float" office:value="0.76417" calcext:value-type="float">
            <text:p>0,76417</text:p>
          </table:table-cell>
          <table:table-cell office:value-type="float" office:value="0.84157" calcext:value-type="float">
            <text:p>0,84157</text:p>
          </table:table-cell>
          <table:table-cell table:formula="of:=AVERAGE([.G56:.H56])" office:value-type="float" office:value="0.25427" calcext:value-type="float">
            <text:p>0,25427</text:p>
          </table:table-cell>
          <table:table-cell office:value-type="float" office:value="0.19512" calcext:value-type="float">
            <text:p>0,19512</text:p>
          </table:table-cell>
          <table:table-cell office:value-type="float" office:value="0.31342" calcext:value-type="float">
            <text:p>0,31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good</text:p>
          </table:table-cell>
          <table:table-cell office:value-type="float" office:value="41" calcext:value-type="float">
            <text:p>41,00000</text:p>
          </table:table-cell>
          <table:table-cell office:value-type="float" office:value="0.76417" calcext:value-type="float">
            <text:p>0,76417</text:p>
          </table:table-cell>
          <table:table-cell office:value-type="float" office:value="0.84157" calcext:value-type="float">
            <text:p>0,84157</text:p>
          </table:table-cell>
          <table:table-cell table:formula="of:=AVERAGE([.G57:.H57])" office:value-type="float" office:value="0.25427" calcext:value-type="float">
            <text:p>0,25427</text:p>
          </table:table-cell>
          <table:table-cell office:value-type="float" office:value="0.19512" calcext:value-type="float">
            <text:p>0,19512</text:p>
          </table:table-cell>
          <table:table-cell office:value-type="float" office:value="0.31342" calcext:value-type="float">
            <text:p>0,31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manipulated_front</text:p>
          </table:table-cell>
          <table:table-cell office:value-type="float" office:value="24" calcext:value-type="float">
            <text:p>24,00000</text:p>
          </table:table-cell>
          <table:table-cell office:value-type="float" office:value="0.62501" calcext:value-type="float">
            <text:p>0,62501</text:p>
          </table:table-cell>
          <table:table-cell office:value-type="float" office:value="0.65362" calcext:value-type="float">
            <text:p>0,65362</text:p>
          </table:table-cell>
          <table:table-cell table:formula="of:=AVERAGE([.G58:.H58])" office:value-type="float" office:value="0.382505" calcext:value-type="float">
            <text:p>0,38251</text:p>
          </table:table-cell>
          <table:table-cell office:value-type="float" office:value="0.34707" calcext:value-type="float">
            <text:p>0,34707</text:p>
          </table:table-cell>
          <table:table-cell office:value-type="float" office:value="0.41794" calcext:value-type="float">
            <text:p>0,417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scratch_head</text:p>
          </table:table-cell>
          <table:table-cell office:value-type="float" office:value="24" calcext:value-type="float">
            <text:p>24,00000</text:p>
          </table:table-cell>
          <table:table-cell office:value-type="float" office:value="0.69173" calcext:value-type="float">
            <text:p>0,69173</text:p>
          </table:table-cell>
          <table:table-cell office:value-type="float" office:value="0.62631" calcext:value-type="float">
            <text:p>0,62631</text:p>
          </table:table-cell>
          <table:table-cell table:formula="of:=AVERAGE([.G59:.H59])" office:value-type="float" office:value="0.427815" calcext:value-type="float">
            <text:p>0,42782</text:p>
          </table:table-cell>
          <table:table-cell office:value-type="float" office:value="0.40074" calcext:value-type="float">
            <text:p>0,40074</text:p>
          </table:table-cell>
          <table:table-cell office:value-type="float" office:value="0.45489" calcext:value-type="float">
            <text:p>0,45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scratch_neck</text:p>
          </table:table-cell>
          <table:table-cell office:value-type="float" office:value="25" calcext:value-type="float">
            <text:p>25,00000</text:p>
          </table:table-cell>
          <table:table-cell office:value-type="float" office:value="0.83118" calcext:value-type="float">
            <text:p>0,83118</text:p>
          </table:table-cell>
          <table:table-cell office:value-type="float" office:value="0.88872" calcext:value-type="float">
            <text:p>0,88872</text:p>
          </table:table-cell>
          <table:table-cell table:formula="of:=AVERAGE([.G60:.H60])" office:value-type="float" office:value="0.25733" calcext:value-type="float">
            <text:p>0,25733</text:p>
          </table:table-cell>
          <table:table-cell office:value-type="float" office:value="0.23265" calcext:value-type="float">
            <text:p>0,23265</text:p>
          </table:table-cell>
          <table:table-cell office:value-type="float" office:value="0.28201" calcext:value-type="float">
            <text:p>0,28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thread_side</text:p>
          </table:table-cell>
          <table:table-cell office:value-type="float" office:value="23" calcext:value-type="float">
            <text:p>23,00000</text:p>
          </table:table-cell>
          <table:table-cell office:value-type="float" office:value="0.2158" calcext:value-type="float">
            <text:p>0,21580</text:p>
          </table:table-cell>
          <table:table-cell office:value-type="float" office:value="0.38944" calcext:value-type="float">
            <text:p>0,38944</text:p>
          </table:table-cell>
          <table:table-cell table:formula="of:=AVERAGE([.G61:.H61])" office:value-type="float" office:value="0.347225" calcext:value-type="float">
            <text:p>0,34723</text:p>
          </table:table-cell>
          <table:table-cell office:value-type="float" office:value="0.26426" calcext:value-type="float">
            <text:p>0,26426</text:p>
          </table:table-cell>
          <table:table-cell office:value-type="float" office:value="0.43019" calcext:value-type="float">
            <text:p>0,43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thread_top</text:p>
          </table:table-cell>
          <table:table-cell office:value-type="float" office:value="23" calcext:value-type="float">
            <text:p>23,00000</text:p>
          </table:table-cell>
          <table:table-cell office:value-type="float" office:value="0.58591" calcext:value-type="float">
            <text:p>0,58591</text:p>
          </table:table-cell>
          <table:table-cell office:value-type="float" office:value="0.69301" calcext:value-type="float">
            <text:p>0,69301</text:p>
          </table:table-cell>
          <table:table-cell table:formula="of:=AVERAGE([.G62:.H62])" office:value-type="float" office:value="0.4053" calcext:value-type="float">
            <text:p>0,40530</text:p>
          </table:table-cell>
          <table:table-cell office:value-type="float" office:value="0.37304" calcext:value-type="float">
            <text:p>0,37304</text:p>
          </table:table-cell>
          <table:table-cell office:value-type="float" office:value="0.43756" calcext:value-type="float">
            <text:p>0,43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crack</text:p>
          </table:table-cell>
          <table:table-cell office:value-type="float" office:value="17" calcext:value-type="float">
            <text:p>17,00000</text:p>
          </table:table-cell>
          <table:table-cell office:value-type="float" office:value="0.86642" calcext:value-type="float">
            <text:p>0,86642</text:p>
          </table:table-cell>
          <table:table-cell office:value-type="float" office:value="0.8313" calcext:value-type="float">
            <text:p>0,83130</text:p>
          </table:table-cell>
          <table:table-cell table:formula="of:=AVERAGE([.G63:.H63])" office:value-type="float" office:value="0.154465" calcext:value-type="float">
            <text:p>0,15447</text:p>
          </table:table-cell>
          <table:table-cell office:value-type="float" office:value="0.08076" calcext:value-type="float">
            <text:p>0,08076</text:p>
          </table:table-cell>
          <table:table-cell office:value-type="float" office:value="0.22817" calcext:value-type="float">
            <text:p>0,228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glue_strip</text:p>
          </table:table-cell>
          <table:table-cell office:value-type="float" office:value="18" calcext:value-type="float">
            <text:p>18,00000</text:p>
          </table:table-cell>
          <table:table-cell office:value-type="float" office:value="0.90133" calcext:value-type="float">
            <text:p>0,90133</text:p>
          </table:table-cell>
          <table:table-cell office:value-type="float" office:value="0.99807" calcext:value-type="float">
            <text:p>0,99807</text:p>
          </table:table-cell>
          <table:table-cell table:formula="of:=AVERAGE([.G64:.H64])" office:value-type="float" office:value="0.050855" calcext:value-type="float">
            <text:p>0,05086</text:p>
          </table:table-cell>
          <table:table-cell office:value-type="float" office:value="0.0972" calcext:value-type="float">
            <text:p>0,09720</text:p>
          </table:table-cell>
          <table:table-cell office:value-type="float" office:value="0.00451" calcext:value-type="float">
            <text:p>0,00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good</text:p>
          </table:table-cell>
          <table:table-cell office:value-type="float" office:value="33" calcext:value-type="float">
            <text:p>33,00000</text:p>
          </table:table-cell>
          <table:table-cell office:value-type="float" office:value="0.90133" calcext:value-type="float">
            <text:p>0,90133</text:p>
          </table:table-cell>
          <table:table-cell office:value-type="float" office:value="0.99807" calcext:value-type="float">
            <text:p>0,99807</text:p>
          </table:table-cell>
          <table:table-cell table:formula="of:=AVERAGE([.G65:.H65])" office:value-type="float" office:value="0.050855" calcext:value-type="float">
            <text:p>0,05086</text:p>
          </table:table-cell>
          <table:table-cell office:value-type="float" office:value="0.0972" calcext:value-type="float">
            <text:p>0,09720</text:p>
          </table:table-cell>
          <table:table-cell office:value-type="float" office:value="0.00451" calcext:value-type="float">
            <text:p>0,00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gray_stroke</text:p>
          </table:table-cell>
          <table:table-cell office:value-type="float" office:value="16" calcext:value-type="float">
            <text:p>16,00000</text:p>
          </table:table-cell>
          <table:table-cell office:value-type="float" office:value="0.92696" calcext:value-type="float">
            <text:p>0,92696</text:p>
          </table:table-cell>
          <table:table-cell office:value-type="float" office:value="0.78988" calcext:value-type="float">
            <text:p>0,78988</text:p>
          </table:table-cell>
          <table:table-cell table:formula="of:=AVERAGE([.G66:.H66])" office:value-type="float" office:value="0.237205" calcext:value-type="float">
            <text:p>0,23721</text:p>
          </table:table-cell>
          <table:table-cell office:value-type="float" office:value="0.0994" calcext:value-type="float">
            <text:p>0,09940</text:p>
          </table:table-cell>
          <table:table-cell office:value-type="float" office:value="0.37501" calcext:value-type="float">
            <text:p>0,375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oil</text:p>
          </table:table-cell>
          <table:table-cell office:value-type="float" office:value="18" calcext:value-type="float">
            <text:p>18,00000</text:p>
          </table:table-cell>
          <table:table-cell office:value-type="float" office:value="0.85434" calcext:value-type="float">
            <text:p>0,85434</text:p>
          </table:table-cell>
          <table:table-cell office:value-type="float" office:value="0.91317" calcext:value-type="float">
            <text:p>0,91317</text:p>
          </table:table-cell>
          <table:table-cell table:formula="of:=AVERAGE([.G67:.H67])" office:value-type="float" office:value="0.142765" calcext:value-type="float">
            <text:p>0,14277</text:p>
          </table:table-cell>
          <table:table-cell office:value-type="float" office:value="0.07826" calcext:value-type="float">
            <text:p>0,07826</text:p>
          </table:table-cell>
          <table:table-cell office:value-type="float" office:value="0.20727" calcext:value-type="float">
            <text:p>0,207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rough</text:p>
          </table:table-cell>
          <table:table-cell office:value-type="float" office:value="15" calcext:value-type="float">
            <text:p>15,00000</text:p>
          </table:table-cell>
          <table:table-cell office:value-type="float" office:value="0.64033" calcext:value-type="float">
            <text:p>0,64033</text:p>
          </table:table-cell>
          <table:table-cell office:value-type="float" office:value="0.66928" calcext:value-type="float">
            <text:p>0,66928</text:p>
          </table:table-cell>
          <table:table-cell table:formula="of:=AVERAGE([.G68:.H68])" office:value-type="float" office:value="0.26493" calcext:value-type="float">
            <text:p>0,26493</text:p>
          </table:table-cell>
          <table:table-cell office:value-type="float" office:value="0.20359" calcext:value-type="float">
            <text:p>0,20359</text:p>
          </table:table-cell>
          <table:table-cell office:value-type="float" office:value="0.32627" calcext:value-type="float">
            <text:p>0,32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thbrush</text:p>
          </table:table-cell>
          <table:table-cell office:value-type="string" calcext:value-type="string">
            <text:p>defective</text:p>
          </table:table-cell>
          <table:table-cell office:value-type="float" office:value="30" calcext:value-type="float">
            <text:p>30,00000</text:p>
          </table:table-cell>
          <table:table-cell office:value-type="float" office:value="0.70302" calcext:value-type="float">
            <text:p>0,70302</text:p>
          </table:table-cell>
          <table:table-cell office:value-type="float" office:value="0.75382" calcext:value-type="float">
            <text:p>0,75382</text:p>
          </table:table-cell>
          <table:table-cell table:formula="of:=AVERAGE([.G69:.H69])" office:value-type="float" office:value="0.227425" calcext:value-type="float">
            <text:p>0,22743</text:p>
          </table:table-cell>
          <table:table-cell office:value-type="float" office:value="0.15916" calcext:value-type="float">
            <text:p>0,15916</text:p>
          </table:table-cell>
          <table:table-cell office:value-type="float" office:value="0.29569" calcext:value-type="float">
            <text:p>0,29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thbrush</text:p>
          </table:table-cell>
          <table:table-cell office:value-type="string" calcext:value-type="string">
            <text:p>good</text:p>
          </table:table-cell>
          <table:table-cell office:value-type="float" office:value="12" calcext:value-type="float">
            <text:p>12,00000</text:p>
          </table:table-cell>
          <table:table-cell office:value-type="float" office:value="0.70302" calcext:value-type="float">
            <text:p>0,70302</text:p>
          </table:table-cell>
          <table:table-cell office:value-type="float" office:value="0.75382" calcext:value-type="float">
            <text:p>0,75382</text:p>
          </table:table-cell>
          <table:table-cell table:formula="of:=AVERAGE([.G70:.H70])" office:value-type="float" office:value="0.227425" calcext:value-type="float">
            <text:p>0,22743</text:p>
          </table:table-cell>
          <table:table-cell office:value-type="float" office:value="0.15916" calcext:value-type="float">
            <text:p>0,15916</text:p>
          </table:table-cell>
          <table:table-cell office:value-type="float" office:value="0.29569" calcext:value-type="float">
            <text:p>0,29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bent_lead</text:p>
          </table:table-cell>
          <table:table-cell office:value-type="float" office:value="10" calcext:value-type="float">
            <text:p>10,00000</text:p>
          </table:table-cell>
          <table:table-cell office:value-type="float" office:value="0.41496" calcext:value-type="float">
            <text:p>0,41496</text:p>
          </table:table-cell>
          <table:table-cell office:value-type="float" office:value="0.41224" calcext:value-type="float">
            <text:p>0,41224</text:p>
          </table:table-cell>
          <table:table-cell table:formula="of:=AVERAGE([.G71:.H71])" office:value-type="float" office:value="0.27476" calcext:value-type="float">
            <text:p>0,27476</text:p>
          </table:table-cell>
          <table:table-cell office:value-type="float" office:value="0.2114" calcext:value-type="float">
            <text:p>0,21140</text:p>
          </table:table-cell>
          <table:table-cell office:value-type="float" office:value="0.33812" calcext:value-type="float">
            <text:p>0,33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cut_lead</text:p>
          </table:table-cell>
          <table:table-cell office:value-type="float" office:value="10" calcext:value-type="float">
            <text:p>10,00000</text:p>
          </table:table-cell>
          <table:table-cell office:value-type="float" office:value="0.38848" calcext:value-type="float">
            <text:p>0,38848</text:p>
          </table:table-cell>
          <table:table-cell office:value-type="float" office:value="0.57653" calcext:value-type="float">
            <text:p>0,57653</text:p>
          </table:table-cell>
          <table:table-cell table:formula="of:=AVERAGE([.G72:.H72])" office:value-type="float" office:value="0.167925" calcext:value-type="float">
            <text:p>0,16793</text:p>
          </table:table-cell>
          <table:table-cell office:value-type="float" office:value="0.12573" calcext:value-type="float">
            <text:p>0,12573</text:p>
          </table:table-cell>
          <table:table-cell office:value-type="float" office:value="0.21012" calcext:value-type="float">
            <text:p>0,21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damaged_case</text:p>
          </table:table-cell>
          <table:table-cell office:value-type="float" office:value="10" calcext:value-type="float">
            <text:p>10,00000</text:p>
          </table:table-cell>
          <table:table-cell office:value-type="float" office:value="0.78728" calcext:value-type="float">
            <text:p>0,78728</text:p>
          </table:table-cell>
          <table:table-cell office:value-type="float" office:value="0.83138" calcext:value-type="float">
            <text:p>0,83138</text:p>
          </table:table-cell>
          <table:table-cell table:formula="of:=AVERAGE([.G73:.H73])" office:value-type="float" office:value="0.230245" calcext:value-type="float">
            <text:p>0,23025</text:p>
          </table:table-cell>
          <table:table-cell office:value-type="float" office:value="0.15431" calcext:value-type="float">
            <text:p>0,15431</text:p>
          </table:table-cell>
          <table:table-cell office:value-type="float" office:value="0.30618" calcext:value-type="float">
            <text:p>0,306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good</text:p>
          </table:table-cell>
          <table:table-cell office:value-type="float" office:value="60" calcext:value-type="float">
            <text:p>60,00000</text:p>
          </table:table-cell>
          <table:table-cell office:value-type="float" office:value="0.78728" calcext:value-type="float">
            <text:p>0,78728</text:p>
          </table:table-cell>
          <table:table-cell office:value-type="float" office:value="0.83138" calcext:value-type="float">
            <text:p>0,83138</text:p>
          </table:table-cell>
          <table:table-cell table:formula="of:=AVERAGE([.G74:.H74])" office:value-type="float" office:value="0.230245" calcext:value-type="float">
            <text:p>0,23025</text:p>
          </table:table-cell>
          <table:table-cell office:value-type="float" office:value="0.15431" calcext:value-type="float">
            <text:p>0,15431</text:p>
          </table:table-cell>
          <table:table-cell office:value-type="float" office:value="0.30618" calcext:value-type="float">
            <text:p>0,306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misplaced</text:p>
          </table:table-cell>
          <table:table-cell office:value-type="float" office:value="10" calcext:value-type="float">
            <text:p>10,00000</text:p>
          </table:table-cell>
          <table:table-cell office:value-type="float" office:value="0.28402" calcext:value-type="float">
            <text:p>0,28402</text:p>
          </table:table-cell>
          <table:table-cell office:value-type="float" office:value="0.46547" calcext:value-type="float">
            <text:p>0,46547</text:p>
          </table:table-cell>
          <table:table-cell table:formula="of:=AVERAGE([.G75:.H75])" office:value-type="float" office:value="0.190705" calcext:value-type="float">
            <text:p>0,19071</text:p>
          </table:table-cell>
          <table:table-cell office:value-type="float" office:value="0.16146" calcext:value-type="float">
            <text:p>0,16146</text:p>
          </table:table-cell>
          <table:table-cell office:value-type="float" office:value="0.21995" calcext:value-type="float">
            <text:p>0,21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color</text:p>
          </table:table-cell>
          <table:table-cell office:value-type="float" office:value="8" calcext:value-type="float">
            <text:p>8,00000</text:p>
          </table:table-cell>
          <table:table-cell office:value-type="float" office:value="0.79031" calcext:value-type="float">
            <text:p>0,79031</text:p>
          </table:table-cell>
          <table:table-cell office:value-type="float" office:value="0.75196" calcext:value-type="float">
            <text:p>0,75196</text:p>
          </table:table-cell>
          <table:table-cell table:formula="of:=AVERAGE([.G76:.H76])" office:value-type="float" office:value="0.19367" calcext:value-type="float">
            <text:p>0,19367</text:p>
          </table:table-cell>
          <table:table-cell office:value-type="float" office:value="0.13031" calcext:value-type="float">
            <text:p>0,13031</text:p>
          </table:table-cell>
          <table:table-cell office:value-type="float" office:value="0.25703" calcext:value-type="float">
            <text:p>0,257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combined</text:p>
          </table:table-cell>
          <table:table-cell office:value-type="float" office:value="11" calcext:value-type="float">
            <text:p>11,00000</text:p>
          </table:table-cell>
          <table:table-cell office:value-type="float" office:value="0.72524" calcext:value-type="float">
            <text:p>0,72524</text:p>
          </table:table-cell>
          <table:table-cell office:value-type="float" office:value="0.63395" calcext:value-type="float">
            <text:p>0,63395</text:p>
          </table:table-cell>
          <table:table-cell table:formula="of:=AVERAGE([.G77:.H77])" office:value-type="float" office:value="0.23166" calcext:value-type="float">
            <text:p>0,23166</text:p>
          </table:table-cell>
          <table:table-cell office:value-type="float" office:value="0.19854" calcext:value-type="float">
            <text:p>0,19854</text:p>
          </table:table-cell>
          <table:table-cell office:value-type="float" office:value="0.26478" calcext:value-type="float">
            <text:p>0,26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good</text:p>
          </table:table-cell>
          <table:table-cell office:value-type="float" office:value="19" calcext:value-type="float">
            <text:p>19,00000</text:p>
          </table:table-cell>
          <table:table-cell office:value-type="float" office:value="0.72524" calcext:value-type="float">
            <text:p>0,72524</text:p>
          </table:table-cell>
          <table:table-cell office:value-type="float" office:value="0.63395" calcext:value-type="float">
            <text:p>0,63395</text:p>
          </table:table-cell>
          <table:table-cell table:formula="of:=AVERAGE([.G78:.H78])" office:value-type="float" office:value="0.23166" calcext:value-type="float">
            <text:p>0,23166</text:p>
          </table:table-cell>
          <table:table-cell office:value-type="float" office:value="0.19854" calcext:value-type="float">
            <text:p>0,19854</text:p>
          </table:table-cell>
          <table:table-cell office:value-type="float" office:value="0.26478" calcext:value-type="float">
            <text:p>0,26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hole</text:p>
          </table:table-cell>
          <table:table-cell office:value-type="float" office:value="10" calcext:value-type="float">
            <text:p>10,00000</text:p>
          </table:table-cell>
          <table:table-cell office:value-type="float" office:value="0.93503" calcext:value-type="float">
            <text:p>0,93503</text:p>
          </table:table-cell>
          <table:table-cell office:value-type="float" office:value="0.87324" calcext:value-type="float">
            <text:p>0,87324</text:p>
          </table:table-cell>
          <table:table-cell table:formula="of:=AVERAGE([.G79:.H79])" office:value-type="float" office:value="0.16975" calcext:value-type="float">
            <text:p>0,16975</text:p>
          </table:table-cell>
          <table:table-cell office:value-type="float" office:value="0.10918" calcext:value-type="float">
            <text:p>0,10918</text:p>
          </table:table-cell>
          <table:table-cell office:value-type="float" office:value="0.23032" calcext:value-type="float">
            <text:p>0,23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liquid</text:p>
          </table:table-cell>
          <table:table-cell office:value-type="float" office:value="10" calcext:value-type="float">
            <text:p>10,00000</text:p>
          </table:table-cell>
          <table:table-cell office:value-type="float" office:value="0.83541" calcext:value-type="float">
            <text:p>0,83541</text:p>
          </table:table-cell>
          <table:table-cell office:value-type="float" office:value="0.95516" calcext:value-type="float">
            <text:p>0,95516</text:p>
          </table:table-cell>
          <table:table-cell table:formula="of:=AVERAGE([.G80:.H80])" office:value-type="float" office:value="0.08377" calcext:value-type="float">
            <text:p>0,08377</text:p>
          </table:table-cell>
          <table:table-cell office:value-type="float" office:value="0.0948" calcext:value-type="float">
            <text:p>0,09480</text:p>
          </table:table-cell>
          <table:table-cell office:value-type="float" office:value="0.07274" calcext:value-type="float">
            <text:p>0,072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scratch</text:p>
          </table:table-cell>
          <table:table-cell office:value-type="float" office:value="21" calcext:value-type="float">
            <text:p>21,00000</text:p>
          </table:table-cell>
          <table:table-cell office:value-type="float" office:value="0.76511" calcext:value-type="float">
            <text:p>0,76511</text:p>
          </table:table-cell>
          <table:table-cell office:value-type="float" office:value="0.83724" calcext:value-type="float">
            <text:p>0,83724</text:p>
          </table:table-cell>
          <table:table-cell table:formula="of:=AVERAGE([.G81:.H81])" office:value-type="float" office:value="0.216125" calcext:value-type="float">
            <text:p>0,21613</text:p>
          </table:table-cell>
          <table:table-cell office:value-type="float" office:value="0.18851" calcext:value-type="float">
            <text:p>0,18851</text:p>
          </table:table-cell>
          <table:table-cell office:value-type="float" office:value="0.24374" calcext:value-type="float">
            <text:p>0,24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broken_teeth</text:p>
          </table:table-cell>
          <table:table-cell office:value-type="float" office:value="19" calcext:value-type="float">
            <text:p>19,00000</text:p>
          </table:table-cell>
          <table:table-cell office:value-type="float" office:value="0.53744" calcext:value-type="float">
            <text:p>0,53744</text:p>
          </table:table-cell>
          <table:table-cell office:value-type="float" office:value="0.619" calcext:value-type="float">
            <text:p>0,61900</text:p>
          </table:table-cell>
          <table:table-cell table:formula="of:=AVERAGE([.G82:.H82])" office:value-type="float" office:value="0.336645" calcext:value-type="float">
            <text:p>0,33665</text:p>
          </table:table-cell>
          <table:table-cell office:value-type="float" office:value="0.29191" calcext:value-type="float">
            <text:p>0,29191</text:p>
          </table:table-cell>
          <table:table-cell office:value-type="float" office:value="0.38138" calcext:value-type="float">
            <text:p>0,38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combined</text:p>
          </table:table-cell>
          <table:table-cell office:value-type="float" office:value="16" calcext:value-type="float">
            <text:p>16,00000</text:p>
          </table:table-cell>
          <table:table-cell office:value-type="float" office:value="0.43257" calcext:value-type="float">
            <text:p>0,43257</text:p>
          </table:table-cell>
          <table:table-cell office:value-type="float" office:value="0.45662" calcext:value-type="float">
            <text:p>0,45662</text:p>
          </table:table-cell>
          <table:table-cell table:formula="of:=AVERAGE([.G83:.H83])" office:value-type="float" office:value="0.252025" calcext:value-type="float">
            <text:p>0,25203</text:p>
          </table:table-cell>
          <table:table-cell office:value-type="float" office:value="0.22147" calcext:value-type="float">
            <text:p>0,22147</text:p>
          </table:table-cell>
          <table:table-cell office:value-type="float" office:value="0.28258" calcext:value-type="float">
            <text:p>0,282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fabric_border</text:p>
          </table:table-cell>
          <table:table-cell office:value-type="float" office:value="17" calcext:value-type="float">
            <text:p>17,00000</text:p>
          </table:table-cell>
          <table:table-cell office:value-type="float" office:value="0.82461" calcext:value-type="float">
            <text:p>0,82461</text:p>
          </table:table-cell>
          <table:table-cell office:value-type="float" office:value="0.78907" calcext:value-type="float">
            <text:p>0,78907</text:p>
          </table:table-cell>
          <table:table-cell table:formula="of:=AVERAGE([.G84:.H84])" office:value-type="float" office:value="0.26963" calcext:value-type="float">
            <text:p>0,26963</text:p>
          </table:table-cell>
          <table:table-cell office:value-type="float" office:value="0.20356" calcext:value-type="float">
            <text:p>0,20356</text:p>
          </table:table-cell>
          <table:table-cell office:value-type="float" office:value="0.3357" calcext:value-type="float">
            <text:p>0,335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fabric_interior</text:p>
          </table:table-cell>
          <table:table-cell office:value-type="float" office:value="16" calcext:value-type="float">
            <text:p>16,00000</text:p>
          </table:table-cell>
          <table:table-cell office:value-type="float" office:value="0.85399" calcext:value-type="float">
            <text:p>0,85399</text:p>
          </table:table-cell>
          <table:table-cell office:value-type="float" office:value="0.88697" calcext:value-type="float">
            <text:p>0,88697</text:p>
          </table:table-cell>
          <table:table-cell table:formula="of:=AVERAGE([.G85:.H85])" office:value-type="float" office:value="0.150685" calcext:value-type="float">
            <text:p>0,15069</text:p>
          </table:table-cell>
          <table:table-cell office:value-type="float" office:value="0.14332" calcext:value-type="float">
            <text:p>0,14332</text:p>
          </table:table-cell>
          <table:table-cell office:value-type="float" office:value="0.15805" calcext:value-type="float">
            <text:p>0,15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good</text:p>
          </table:table-cell>
          <table:table-cell office:value-type="float" office:value="32" calcext:value-type="float">
            <text:p>32,00000</text:p>
          </table:table-cell>
          <table:table-cell office:value-type="float" office:value="0.85399" calcext:value-type="float">
            <text:p>0,85399</text:p>
          </table:table-cell>
          <table:table-cell office:value-type="float" office:value="0.88697" calcext:value-type="float">
            <text:p>0,88697</text:p>
          </table:table-cell>
          <table:table-cell table:formula="of:=AVERAGE([.G86:.H86])" office:value-type="float" office:value="0.150685" calcext:value-type="float">
            <text:p>0,15069</text:p>
          </table:table-cell>
          <table:table-cell office:value-type="float" office:value="0.14332" calcext:value-type="float">
            <text:p>0,14332</text:p>
          </table:table-cell>
          <table:table-cell office:value-type="float" office:value="0.15805" calcext:value-type="float">
            <text:p>0,15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rough</text:p>
          </table:table-cell>
          <table:table-cell office:value-type="float" office:value="17" calcext:value-type="float">
            <text:p>17,00000</text:p>
          </table:table-cell>
          <table:table-cell office:value-type="float" office:value="0.29957" calcext:value-type="float">
            <text:p>0,29957</text:p>
          </table:table-cell>
          <table:table-cell office:value-type="float" office:value="0.47039" calcext:value-type="float">
            <text:p>0,47039</text:p>
          </table:table-cell>
          <table:table-cell table:formula="of:=AVERAGE([.G87:.H87])" office:value-type="float" office:value="0.172415" calcext:value-type="float">
            <text:p>0,17242</text:p>
          </table:table-cell>
          <table:table-cell office:value-type="float" office:value="0.12113" calcext:value-type="float">
            <text:p>0,12113</text:p>
          </table:table-cell>
          <table:table-cell office:value-type="float" office:value="0.2237" calcext:value-type="float">
            <text:p>0,223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split_teeth</text:p>
          </table:table-cell>
          <table:table-cell office:value-type="float" office:value="18" calcext:value-type="float">
            <text:p>18,00000</text:p>
          </table:table-cell>
          <table:table-cell office:value-type="float" office:value="0.66937" calcext:value-type="float">
            <text:p>0,66937</text:p>
          </table:table-cell>
          <table:table-cell office:value-type="float" office:value="0.54597" calcext:value-type="float">
            <text:p>0,54597</text:p>
          </table:table-cell>
          <table:table-cell table:formula="of:=AVERAGE([.G88:.H88])" office:value-type="float" office:value="0.278375" calcext:value-type="float">
            <text:p>0,27838</text:p>
          </table:table-cell>
          <table:table-cell office:value-type="float" office:value="0.22705" calcext:value-type="float">
            <text:p>0,22705</text:p>
          </table:table-cell>
          <table:table-cell office:value-type="float" office:value="0.3297" calcext:value-type="float">
            <text:p>0,329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squeezed_teeth</text:p>
          </table:table-cell>
          <table:table-cell office:value-type="float" office:value="16" calcext:value-type="float">
            <text:p>16,00000</text:p>
          </table:table-cell>
          <table:table-cell office:value-type="float" office:value="0.31414" calcext:value-type="float">
            <text:p>0,31414</text:p>
          </table:table-cell>
          <table:table-cell office:value-type="float" office:value="0.43706" calcext:value-type="float">
            <text:p>0,43706</text:p>
          </table:table-cell>
          <table:table-cell table:formula="of:=AVERAGE([.G89:.H89])" office:value-type="float" office:value="0.328695" calcext:value-type="float">
            <text:p>0,32870</text:p>
          </table:table-cell>
          <table:table-cell office:value-type="float" office:value="0.26697" calcext:value-type="float">
            <text:p>0,26697</text:p>
          </table:table-cell>
          <table:table-cell office:value-type="float" office:value="0.39042" calcext:value-type="float">
            <text:p>0,39042</text:p>
          </table:table-cell>
          <table:table-cell table:number-columns-repeated="4"/>
        </table:table-row>
      </table:table>
      <table:table table:name="Summary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6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4" table:default-cell-style-name="ce6"/>
        <table:table-row table:style-name="ro1">
          <table:table-cell table:number-columns-repeated="7"/>
          <table:table-cell table:style-name="ce6" table:number-columns-repeated="5"/>
          <table:table-cell/>
        </table:table-row>
        <table:table-row table:style-name="ro2">
          <table:table-cell table:style-name="ce4" office:value-type="string" calcext:value-type="string">
            <text:p>Category</text:p>
          </table:table-cell>
          <table:table-cell table:style-name="ce5" office:value-type="string" calcext:value-type="string" table:number-columns-spanned="2" table:number-rows-spanned="1">
            <text:p>Label &amp; </text:p>
            <text:p>Image count</text:p>
          </table:table-cell>
          <table:covered-table-cell/>
          <table:table-cell office:value-type="string" calcext:value-type="string">
            <text:p>DICE Anomaly </text:p>
            <text:p>Mean</text:p>
          </table:table-cell>
          <table:table-cell office:value-type="string" calcext:value-type="string">
            <text:p>DICE SAM</text:p>
            <text:p>Mean</text:p>
          </table:table-cell>
          <table:table-cell office:value-type="string" calcext:value-type="string">
            <text:p>DICE STD</text:p>
            <text:p>Score</text:p>
          </table:table-cell>
          <table:table-cell/>
          <table:table-cell table:style-name="ce7" table:formula="of:=[.B2]" office:value-type="string" office:string-value="Label &amp; &#10;Image count" calcext:value-type="string" table:number-columns-spanned="2" table:number-rows-spanned="1">
            <text:p>Label &amp; </text:p>
            <text:p>Image count</text:p>
          </table:table-cell>
          <table:covered-table-cell table:style-name="ce11"/>
          <table:table-cell table:style-name="ce7" table:formula="of:=[.D2]" office:value-type="string" office:string-value="DICE Anomaly &#10;Mean" calcext:value-type="string">
            <text:p>DICE Anomaly </text:p>
            <text:p>Mean</text:p>
          </table:table-cell>
          <table:table-cell table:style-name="ce11" table:formula="of:=[.E2]" office:value-type="string" office:string-value="DICE SAM&#10;Mean" calcext:value-type="string">
            <text:p>DICE SAM</text:p>
            <text:p>Mean</text:p>
          </table:table-cell>
          <table:table-cell table:style-name="ce7" table:formula="of:=[.F2]" office:value-type="string" office:string-value="DICE STD&#10;Score" calcext:value-type="string">
            <text:p>DICE STD</text:p>
            <text:p>Score</text:p>
          </table:table-cell>
          <table:table-cell/>
        </table:table-row>
        <table:table-row table:style-name="ro3">
          <table:table-cell office:value-type="string" calcext:value-type="string">
            <text:p>Faulty</text:p>
          </table:table-cell>
          <table:table-cell table:formula="of:=[$mvtec_all_scores.A2]" office:value-type="string" office:string-value="bottle" calcext:value-type="string">
            <text:p>bottle</text:p>
          </table:table-cell>
          <table:table-cell table:formula="of:=SUM([$mvtec_all_scores.C2:.C5]) - [.C4]" office:value-type="float" office:value="63" calcext:value-type="float">
            <text:p>63</text:p>
          </table:table-cell>
          <table:table-cell table:formula="of:=SUM([$mvtec_all_scores.D2:.D5]) / (COUNTA([$mvtec_all_scores.D2:.D5]))" office:value-type="float" office:value="0.694283333333333" calcext:value-type="float">
            <text:p>0,694283333333333</text:p>
          </table:table-cell>
          <table:table-cell table:formula="of:=SUM([$mvtec_all_scores.E2:.E5]) / (COUNTA([$mvtec_all_scores.E2:.E5]))" office:value-type="float" office:value="0.592196666666667" calcext:value-type="float">
            <text:p>0,592196666666667</text:p>
          </table:table-cell>
          <table:table-cell table:formula="of:=SUM([$mvtec_all_scores.F2:.F5]) / (COUNTA([$mvtec_all_scores.F2:.F5]))" office:value-type="float" office:value="0.209576666666667" calcext:value-type="float">
            <text:p>0,209576666666667</text:p>
          </table:table-cell>
          <table:table-cell/>
          <table:table-cell table:style-name="ce8" table:formula="of:=[.B3]" office:value-type="string" office:string-value="bottle" calcext:value-type="string">
            <text:p>bottle</text:p>
          </table:table-cell>
          <table:table-cell table:style-name="ce8" table:formula="of:=[.C3]" office:value-type="float" office:value="63" calcext:value-type="float">
            <text:p>63</text:p>
          </table:table-cell>
          <table:table-cell table:style-name="ce12" table:formula="of:=[.D3]" office:value-type="float" office:value="0.694283333333333" calcext:value-type="float">
            <text:p>0,69428</text:p>
          </table:table-cell>
          <table:table-cell table:style-name="ce12" table:formula="of:=[.E3]" office:value-type="float" office:value="0.592196666666667" calcext:value-type="float">
            <text:p>0,59220</text:p>
          </table:table-cell>
          <table:table-cell table:style-name="ce12" table:formula="of:=[.F3]" office:value-type="float" office:value="0.209576666666667" calcext:value-type="float">
            <text:p>0,20958</text:p>
          </table:table-cell>
          <table:table-cell/>
        </table:table-row>
        <table:table-row table:style-name="ro3">
          <table:table-cell office:value-type="string" calcext:value-type="string">
            <text:p>Good</text:p>
          </table:table-cell>
          <table:table-cell table:formula="of:=[.B3]" office:value-type="string" office:string-value="bottle" calcext:value-type="string">
            <text:p>bottle</text:p>
          </table:table-cell>
          <table:table-cell table:formula="of:=[$mvtec_all_scores.C5]" office:value-type="float" office:value="20" calcext:value-type="float">
            <text:p>20</text:p>
          </table:table-cell>
          <table:table-cell table:number-columns-repeated="4"/>
          <table:table-cell table:style-name="ce9" table:formula="of:=[.B5]" office:value-type="string" office:string-value="cable" calcext:value-type="string">
            <text:p>cable</text:p>
          </table:table-cell>
          <table:table-cell table:style-name="ce9" table:formula="of:=[.C5]" office:value-type="float" office:value="92" calcext:value-type="float">
            <text:p>92</text:p>
          </table:table-cell>
          <table:table-cell table:style-name="ce13" table:formula="of:=[.D5]" office:value-type="float" office:value="0.66618375" calcext:value-type="float">
            <text:p>0,66618</text:p>
          </table:table-cell>
          <table:table-cell table:style-name="ce13" table:formula="of:=[.E5]" office:value-type="float" office:value="0.55421125" calcext:value-type="float">
            <text:p>0,55421</text:p>
          </table:table-cell>
          <table:table-cell table:style-name="ce13" table:formula="of:=[.F5]" office:value-type="float" office:value="0.145619375" calcext:value-type="float">
            <text:p>0,14562</text:p>
          </table:table-cell>
          <table:table-cell/>
        </table:table-row>
        <table:table-row table:style-name="ro3">
          <table:table-cell office:value-type="string" calcext:value-type="string">
            <text:p>Faulty</text:p>
          </table:table-cell>
          <table:table-cell table:formula="of:=[$mvtec_all_scores.A6]" office:value-type="string" office:string-value="cable" calcext:value-type="string">
            <text:p>cable</text:p>
          </table:table-cell>
          <table:table-cell table:formula="of:=SUM([$mvtec_all_scores.C6:.C14]) - [.C6]" office:value-type="float" office:value="92" calcext:value-type="float">
            <text:p>92</text:p>
          </table:table-cell>
          <table:table-cell table:formula="of:=SUM([$mvtec_all_scores.D6:.D14]) / (COUNTA([$mvtec_all_scores.D6:.D14]))" office:value-type="float" office:value="0.66618375" calcext:value-type="float">
            <text:p>0,66618375</text:p>
          </table:table-cell>
          <table:table-cell table:formula="of:=SUM([$mvtec_all_scores.E6:.E14]) / (COUNTA([$mvtec_all_scores.E6:.E14]))" office:value-type="float" office:value="0.55421125" calcext:value-type="float">
            <text:p>0,55421125</text:p>
          </table:table-cell>
          <table:table-cell table:formula="of:=SUM([$mvtec_all_scores.F6:.F14]) / (COUNTA([$mvtec_all_scores.F6:.F14]))" office:value-type="float" office:value="0.145619375" calcext:value-type="float">
            <text:p>0,145619375</text:p>
          </table:table-cell>
          <table:table-cell/>
          <table:table-cell table:style-name="ce8" table:formula="of:=[.B7]" office:value-type="string" office:string-value="capsule" calcext:value-type="string">
            <text:p>capsule</text:p>
          </table:table-cell>
          <table:table-cell table:style-name="ce8" table:formula="of:=[.C7]" office:value-type="float" office:value="109" calcext:value-type="float">
            <text:p>109</text:p>
          </table:table-cell>
          <table:table-cell table:style-name="ce12" table:formula="of:=[.D7]" office:value-type="float" office:value="0.408172" calcext:value-type="float">
            <text:p>0,40817</text:p>
          </table:table-cell>
          <table:table-cell table:style-name="ce12" table:formula="of:=[.E7]" office:value-type="float" office:value="0.304094" calcext:value-type="float">
            <text:p>0,30409</text:p>
          </table:table-cell>
          <table:table-cell table:style-name="ce12" table:formula="of:=[.F7]" office:value-type="float" office:value="0.196481" calcext:value-type="float">
            <text:p>0,19648</text:p>
          </table:table-cell>
          <table:table-cell/>
        </table:table-row>
        <table:table-row table:style-name="ro3">
          <table:table-cell office:value-type="string" calcext:value-type="string">
            <text:p>Good</text:p>
          </table:table-cell>
          <table:table-cell table:formula="of:=[.B5]" office:value-type="string" office:string-value="cable" calcext:value-type="string">
            <text:p>cable</text:p>
          </table:table-cell>
          <table:table-cell table:formula="of:=[$mvtec_all_scores.C11]" office:value-type="float" office:value="58" calcext:value-type="float">
            <text:p>58</text:p>
          </table:table-cell>
          <table:table-cell table:number-columns-repeated="4"/>
          <table:table-cell table:style-name="ce9" table:formula="of:=[.B9]" office:value-type="string" office:string-value="carpet" calcext:value-type="string">
            <text:p>carpet</text:p>
          </table:table-cell>
          <table:table-cell table:style-name="ce9" table:formula="of:=[.C9]" office:value-type="float" office:value="89" calcext:value-type="float">
            <text:p>89</text:p>
          </table:table-cell>
          <table:table-cell table:style-name="ce13" table:formula="of:=[.D9]" office:value-type="float" office:value="0.624996" calcext:value-type="float">
            <text:p>0,62500</text:p>
          </table:table-cell>
          <table:table-cell table:style-name="ce13" table:formula="of:=[.E9]" office:value-type="float" office:value="0.494848" calcext:value-type="float">
            <text:p>0,49485</text:p>
          </table:table-cell>
          <table:table-cell table:style-name="ce13" table:formula="of:=[.F9]" office:value-type="float" office:value="0.138053" calcext:value-type="float">
            <text:p>0,13805</text:p>
          </table:table-cell>
          <table:table-cell/>
        </table:table-row>
        <table:table-row table:style-name="ro3">
          <table:table-cell office:value-type="string" calcext:value-type="string">
            <text:p>Faulty</text:p>
          </table:table-cell>
          <table:table-cell table:formula="of:=[$mvtec_all_scores.A15]" office:value-type="string" office:string-value="capsule" calcext:value-type="string">
            <text:p>capsule</text:p>
          </table:table-cell>
          <table:table-cell table:formula="of:=SUM([$mvtec_all_scores.C15:.C20])-[.C8]" office:value-type="float" office:value="109" calcext:value-type="float">
            <text:p>109</text:p>
          </table:table-cell>
          <table:table-cell table:formula="of:=SUM([$mvtec_all_scores.D15:.D20]) / (COUNTA([$mvtec_all_scores.D15:.D20]))" office:value-type="float" office:value="0.408172" calcext:value-type="float">
            <text:p>0,408172</text:p>
          </table:table-cell>
          <table:table-cell table:formula="of:=SUM([$mvtec_all_scores.E15:.E20]) / (COUNTA([$mvtec_all_scores.E15:.E20]))" office:value-type="float" office:value="0.304094" calcext:value-type="float">
            <text:p>0,304094</text:p>
          </table:table-cell>
          <table:table-cell table:formula="of:=SUM([$mvtec_all_scores.F15:.F20]) / (COUNTA([$mvtec_all_scores.F15:.F20]))" office:value-type="float" office:value="0.196481" calcext:value-type="float">
            <text:p>0,196481</text:p>
          </table:table-cell>
          <table:table-cell/>
          <table:table-cell table:style-name="ce8" table:formula="of:=[.B11]" office:value-type="string" office:string-value="grid" calcext:value-type="string">
            <text:p>grid</text:p>
          </table:table-cell>
          <table:table-cell table:style-name="ce8" table:formula="of:=[.C11]" office:value-type="float" office:value="57" calcext:value-type="float">
            <text:p>57</text:p>
          </table:table-cell>
          <table:table-cell table:style-name="ce12" table:formula="of:=[.D11]" office:value-type="float" office:value="0.401756" calcext:value-type="float">
            <text:p>0,40176</text:p>
          </table:table-cell>
          <table:table-cell table:style-name="ce12" table:formula="of:=[.E11]" office:value-type="float" office:value="0.247724" calcext:value-type="float">
            <text:p>0,24772</text:p>
          </table:table-cell>
          <table:table-cell table:style-name="ce12" table:formula="of:=[.F11]" office:value-type="float" office:value="0.132375" calcext:value-type="float">
            <text:p>0,13238</text:p>
          </table:table-cell>
          <table:table-cell/>
        </table:table-row>
        <table:table-row table:style-name="ro3">
          <table:table-cell office:value-type="string" calcext:value-type="string">
            <text:p>Good</text:p>
          </table:table-cell>
          <table:table-cell table:formula="of:=[.B7]" office:value-type="string" office:string-value="capsule" calcext:value-type="string">
            <text:p>capsule</text:p>
          </table:table-cell>
          <table:table-cell table:formula="of:=[$mvtec_all_scores.C17]" office:value-type="float" office:value="23" calcext:value-type="float">
            <text:p>23</text:p>
          </table:table-cell>
          <table:table-cell table:number-columns-repeated="4"/>
          <table:table-cell table:style-name="ce9" table:formula="of:=[.B13]" office:value-type="string" office:string-value="hazelnut" calcext:value-type="string">
            <text:p>hazelnut</text:p>
          </table:table-cell>
          <table:table-cell table:style-name="ce9" table:formula="of:=[.C13]" office:value-type="float" office:value="70" calcext:value-type="float">
            <text:p>70</text:p>
          </table:table-cell>
          <table:table-cell table:style-name="ce13" table:formula="of:=[.D13]" office:value-type="float" office:value="0.6284275" calcext:value-type="float">
            <text:p>0,62843</text:p>
          </table:table-cell>
          <table:table-cell table:style-name="ce13" table:formula="of:=[.E13]" office:value-type="float" office:value="0.4857425" calcext:value-type="float">
            <text:p>0,48574</text:p>
          </table:table-cell>
          <table:table-cell table:style-name="ce13" table:formula="of:=[.F13]" office:value-type="float" office:value="0.15338" calcext:value-type="float">
            <text:p>0,15338</text:p>
          </table:table-cell>
          <table:table-cell/>
        </table:table-row>
        <table:table-row table:style-name="ro3">
          <table:table-cell office:value-type="string" calcext:value-type="string">
            <text:p>Faulty</text:p>
          </table:table-cell>
          <table:table-cell table:formula="of:=[$mvtec_all_scores.A21]" office:value-type="string" office:string-value="carpet" calcext:value-type="string">
            <text:p>carpet</text:p>
          </table:table-cell>
          <table:table-cell table:formula="of:=SUM([$mvtec_all_scores.C21:.C26])-[.C10]" office:value-type="float" office:value="89" calcext:value-type="float">
            <text:p>89</text:p>
          </table:table-cell>
          <table:table-cell table:formula="of:=SUM([$mvtec_all_scores.D21:.D26]) / (COUNTA([$mvtec_all_scores.D21:.D26]))" office:value-type="float" office:value="0.624996" calcext:value-type="float">
            <text:p>0,624996</text:p>
          </table:table-cell>
          <table:table-cell table:formula="of:=SUM([$mvtec_all_scores.E21:.E26]) / (COUNTA([$mvtec_all_scores.E21:.E26]))" office:value-type="float" office:value="0.494848" calcext:value-type="float">
            <text:p>0,494848</text:p>
          </table:table-cell>
          <table:table-cell table:formula="of:=SUM([$mvtec_all_scores.F21:.F26]) / (COUNTA([$mvtec_all_scores.F21:.F26]))" office:value-type="float" office:value="0.138053" calcext:value-type="float">
            <text:p>0,138053</text:p>
          </table:table-cell>
          <table:table-cell/>
          <table:table-cell table:style-name="ce8" table:formula="of:=[.B15]" office:value-type="string" office:string-value="leather" calcext:value-type="string">
            <text:p>leather</text:p>
          </table:table-cell>
          <table:table-cell table:style-name="ce8" table:formula="of:=[.C15]" office:value-type="float" office:value="92" calcext:value-type="float">
            <text:p>92</text:p>
          </table:table-cell>
          <table:table-cell table:style-name="ce12" table:formula="of:=[.D15]" office:value-type="float" office:value="0.367496" calcext:value-type="float">
            <text:p>0,36750</text:p>
          </table:table-cell>
          <table:table-cell table:style-name="ce12" table:formula="of:=[.E15]" office:value-type="float" office:value="0.352296" calcext:value-type="float">
            <text:p>0,35230</text:p>
          </table:table-cell>
          <table:table-cell table:style-name="ce12" table:formula="of:=[.F15]" office:value-type="float" office:value="0.16144" calcext:value-type="float">
            <text:p>0,16144</text:p>
          </table:table-cell>
          <table:table-cell/>
        </table:table-row>
        <table:table-row table:style-name="ro3">
          <table:table-cell office:value-type="string" calcext:value-type="string">
            <text:p>Good</text:p>
          </table:table-cell>
          <table:table-cell table:formula="of:=[.B9]" office:value-type="string" office:string-value="carpet" calcext:value-type="string">
            <text:p>carpet</text:p>
          </table:table-cell>
          <table:table-cell table:formula="of:=[$mvtec_all_scores.C23]" office:value-type="float" office:value="28" calcext:value-type="float">
            <text:p>28</text:p>
          </table:table-cell>
          <table:table-cell table:number-columns-repeated="4"/>
          <table:table-cell table:style-name="ce9" table:formula="of:=[.B17]" office:value-type="string" office:string-value="metal_nut" calcext:value-type="string">
            <text:p>metal_nut</text:p>
          </table:table-cell>
          <table:table-cell table:style-name="ce9" table:formula="of:=[.C17]" office:value-type="float" office:value="93" calcext:value-type="float">
            <text:p>93</text:p>
          </table:table-cell>
          <table:table-cell table:style-name="ce13" table:formula="of:=[.D17]" office:value-type="float" office:value="0.6916475" calcext:value-type="float">
            <text:p>0,69165</text:p>
          </table:table-cell>
          <table:table-cell table:style-name="ce13" table:formula="of:=[.E17]" office:value-type="float" office:value="0.59049" calcext:value-type="float">
            <text:p>0,59049</text:p>
          </table:table-cell>
          <table:table-cell table:style-name="ce13" table:formula="of:=[.F17]" office:value-type="float" office:value="0.1443325" calcext:value-type="float">
            <text:p>0,14433</text:p>
          </table:table-cell>
          <table:table-cell/>
        </table:table-row>
        <table:table-row table:style-name="ro3">
          <table:table-cell office:value-type="string" calcext:value-type="string">
            <text:p>Faulty</text:p>
          </table:table-cell>
          <table:table-cell table:formula="of:=[$mvtec_all_scores.A27]" office:value-type="string" office:string-value="grid" calcext:value-type="string">
            <text:p>grid</text:p>
          </table:table-cell>
          <table:table-cell table:formula="of:=SUM([$mvtec_all_scores.C27:.C32])-[.C12]" office:value-type="float" office:value="57" calcext:value-type="float">
            <text:p>57</text:p>
          </table:table-cell>
          <table:table-cell table:formula="of:=SUM([$mvtec_all_scores.D27:.D32]) / (COUNTA([$mvtec_all_scores.D27:.D32]))" office:value-type="float" office:value="0.401756" calcext:value-type="float">
            <text:p>0,401756</text:p>
          </table:table-cell>
          <table:table-cell table:formula="of:=SUM([$mvtec_all_scores.E27:.E32]) / (COUNTA([$mvtec_all_scores.E27:.E32]))" office:value-type="float" office:value="0.247724" calcext:value-type="float">
            <text:p>0,247724</text:p>
          </table:table-cell>
          <table:table-cell table:formula="of:=SUM([$mvtec_all_scores.F27:.F32]) / (COUNTA([$mvtec_all_scores.F27:.F32]))" office:value-type="float" office:value="0.132375" calcext:value-type="float">
            <text:p>0,132375</text:p>
          </table:table-cell>
          <table:table-cell/>
          <table:table-cell table:style-name="ce8" table:formula="of:=[.B19]" office:value-type="string" office:string-value="pill" calcext:value-type="string">
            <text:p>pill</text:p>
          </table:table-cell>
          <table:table-cell table:style-name="ce8" table:formula="of:=[.C19]" office:value-type="float" office:value="141" calcext:value-type="float">
            <text:p>141</text:p>
          </table:table-cell>
          <table:table-cell table:style-name="ce12" table:formula="of:=[.D19]" office:value-type="float" office:value="0.538141428571429" calcext:value-type="float">
            <text:p>0,53814</text:p>
          </table:table-cell>
          <table:table-cell table:style-name="ce12" table:formula="of:=[.E19]" office:value-type="float" office:value="0.413024285714286" calcext:value-type="float">
            <text:p>0,41302</text:p>
          </table:table-cell>
          <table:table-cell table:style-name="ce12" table:formula="of:=[.F19]" office:value-type="float" office:value="0.196615714285714" calcext:value-type="float">
            <text:p>0,19662</text:p>
          </table:table-cell>
          <table:table-cell/>
        </table:table-row>
        <table:table-row table:style-name="ro3">
          <table:table-cell office:value-type="string" calcext:value-type="string">
            <text:p>Good</text:p>
          </table:table-cell>
          <table:table-cell table:formula="of:=[.B11]" office:value-type="string" office:string-value="grid" calcext:value-type="string">
            <text:p>grid</text:p>
          </table:table-cell>
          <table:table-cell table:formula="of:=[$mvtec_all_scores.C30]" office:value-type="float" office:value="21" calcext:value-type="float">
            <text:p>21</text:p>
          </table:table-cell>
          <table:table-cell table:number-columns-repeated="4"/>
          <table:table-cell table:style-name="ce9" table:formula="of:=[.B21]" office:value-type="string" office:string-value="screw" calcext:value-type="string">
            <text:p>screw</text:p>
          </table:table-cell>
          <table:table-cell table:style-name="ce9" table:formula="of:=[.C21]" office:value-type="float" office:value="119" calcext:value-type="float">
            <text:p>119</text:p>
          </table:table-cell>
          <table:table-cell table:style-name="ce13" table:formula="of:=[.D21]" office:value-type="float" office:value="0.176532" calcext:value-type="float">
            <text:p>0,17653</text:p>
          </table:table-cell>
          <table:table-cell table:style-name="ce13" table:formula="of:=[.E21]" office:value-type="float" office:value="0.131522" calcext:value-type="float">
            <text:p>0,13152</text:p>
          </table:table-cell>
          <table:table-cell table:style-name="ce13" table:formula="of:=[.F21]" office:value-type="float" office:value="0.132438" calcext:value-type="float">
            <text:p>0,13244</text:p>
          </table:table-cell>
          <table:table-cell/>
        </table:table-row>
        <table:table-row table:style-name="ro3">
          <table:table-cell office:value-type="string" calcext:value-type="string">
            <text:p>Faulty</text:p>
          </table:table-cell>
          <table:table-cell table:formula="of:=[$mvtec_all_scores.A33]" office:value-type="string" office:string-value="hazelnut" calcext:value-type="string">
            <text:p>hazelnut</text:p>
          </table:table-cell>
          <table:table-cell table:formula="of:=SUM([$mvtec_all_scores.C33:.C37])-[.C14]" office:value-type="float" office:value="70" calcext:value-type="float">
            <text:p>70</text:p>
          </table:table-cell>
          <table:table-cell table:formula="of:=SUM([$mvtec_all_scores.D33:.D37]) / (COUNTA([$mvtec_all_scores.D33:.D37]))" office:value-type="float" office:value="0.6284275" calcext:value-type="float">
            <text:p>0,6284275</text:p>
          </table:table-cell>
          <table:table-cell table:formula="of:=SUM([$mvtec_all_scores.E33:.E37]) / (COUNTA([$mvtec_all_scores.E33:.E37]))" office:value-type="float" office:value="0.4857425" calcext:value-type="float">
            <text:p>0,4857425</text:p>
          </table:table-cell>
          <table:table-cell table:formula="of:=SUM([$mvtec_all_scores.F33:.F37]) / (COUNTA([$mvtec_all_scores.F33:.F37]))" office:value-type="float" office:value="0.15338" calcext:value-type="float">
            <text:p>0,15338</text:p>
          </table:table-cell>
          <table:table-cell/>
          <table:table-cell table:style-name="ce8" table:formula="of:=[.B23]" office:value-type="string" office:string-value="tile" calcext:value-type="string">
            <text:p>tile</text:p>
          </table:table-cell>
          <table:table-cell table:style-name="ce8" table:formula="of:=[.C23]" office:value-type="float" office:value="84" calcext:value-type="float">
            <text:p>84</text:p>
          </table:table-cell>
          <table:table-cell table:style-name="ce12" table:formula="of:=[.D23]" office:value-type="float" office:value="0.742242" calcext:value-type="float">
            <text:p>0,74224</text:p>
          </table:table-cell>
          <table:table-cell table:style-name="ce12" table:formula="of:=[.E23]" office:value-type="float" office:value="0.63015" calcext:value-type="float">
            <text:p>0,63015</text:p>
          </table:table-cell>
          <table:table-cell table:style-name="ce12" table:formula="of:=[.F23]" office:value-type="float" office:value="0.13435" calcext:value-type="float">
            <text:p>0,13435</text:p>
          </table:table-cell>
          <table:table-cell/>
        </table:table-row>
        <table:table-row table:style-name="ro3">
          <table:table-cell office:value-type="string" calcext:value-type="string">
            <text:p>Good</text:p>
          </table:table-cell>
          <table:table-cell table:formula="of:=[.B13]" office:value-type="string" office:string-value="hazelnut" calcext:value-type="string">
            <text:p>hazelnut</text:p>
          </table:table-cell>
          <table:table-cell table:formula="of:=[$mvtec_all_scores.C35]" office:value-type="float" office:value="40" calcext:value-type="float">
            <text:p>40</text:p>
          </table:table-cell>
          <table:table-cell table:number-columns-repeated="4"/>
          <table:table-cell table:style-name="ce9" table:formula="of:=[.B25]" office:value-type="string" office:string-value="toothbrush" calcext:value-type="string">
            <text:p>toothbrush</text:p>
          </table:table-cell>
          <table:table-cell table:style-name="ce9" table:formula="of:=[.C25]" office:value-type="float" office:value="30" calcext:value-type="float">
            <text:p>30</text:p>
          </table:table-cell>
          <table:table-cell table:style-name="ce13" table:formula="of:=[.D25]" office:value-type="float" office:value="0.49083" calcext:value-type="float">
            <text:p>0,49083</text:p>
          </table:table-cell>
          <table:table-cell table:style-name="ce13" table:formula="of:=[.E25]" office:value-type="float" office:value="0.38696" calcext:value-type="float">
            <text:p>0,38696</text:p>
          </table:table-cell>
          <table:table-cell table:style-name="ce13" table:formula="of:=[.F25]" office:value-type="float" office:value="0.20476" calcext:value-type="float">
            <text:p>0,20476</text:p>
          </table:table-cell>
          <table:table-cell/>
        </table:table-row>
        <table:table-row table:style-name="ro3">
          <table:table-cell office:value-type="string" calcext:value-type="string">
            <text:p>Faulty</text:p>
          </table:table-cell>
          <table:table-cell table:formula="of:=[$mvtec_all_scores.A38]" office:value-type="string" office:string-value="leather" calcext:value-type="string">
            <text:p>leather</text:p>
          </table:table-cell>
          <table:table-cell table:formula="of:=SUM([$mvtec_all_scores.C38:.C43])-[.C16]" office:value-type="float" office:value="92" calcext:value-type="float">
            <text:p>92</text:p>
          </table:table-cell>
          <table:table-cell table:formula="of:=SUM([$mvtec_all_scores.D38:.D43]) / (COUNTA([$mvtec_all_scores.D38:.D43]))" office:value-type="float" office:value="0.367496" calcext:value-type="float">
            <text:p>0,367496</text:p>
          </table:table-cell>
          <table:table-cell table:formula="of:=SUM([$mvtec_all_scores.E38:.E43]) / (COUNTA([$mvtec_all_scores.E38:.E43]))" office:value-type="float" office:value="0.352296" calcext:value-type="float">
            <text:p>0,352296</text:p>
          </table:table-cell>
          <table:table-cell table:formula="of:=SUM([$mvtec_all_scores.F38:.F43]) / (COUNTA([$mvtec_all_scores.F38:.F43]))" office:value-type="float" office:value="0.16144" calcext:value-type="float">
            <text:p>0,16144</text:p>
          </table:table-cell>
          <table:table-cell/>
          <table:table-cell table:style-name="ce8" table:formula="of:=[.B27]" office:value-type="string" office:string-value="transistor" calcext:value-type="string">
            <text:p>transistor</text:p>
          </table:table-cell>
          <table:table-cell table:style-name="ce8" table:formula="of:=[.C27]" office:value-type="float" office:value="40" calcext:value-type="float">
            <text:p>40</text:p>
          </table:table-cell>
          <table:table-cell table:style-name="ce12" table:formula="of:=[.D27]" office:value-type="float" office:value="0.4758825" calcext:value-type="float">
            <text:p>0,47588</text:p>
          </table:table-cell>
          <table:table-cell table:style-name="ce12" table:formula="of:=[.E27]" office:value-type="float" office:value="0.4624875" calcext:value-type="float">
            <text:p>0,46249</text:p>
          </table:table-cell>
          <table:table-cell table:style-name="ce12" table:formula="of:=[.F27]" office:value-type="float" office:value="0.18008625" calcext:value-type="float">
            <text:p>0,18009</text:p>
          </table:table-cell>
          <table:table-cell/>
        </table:table-row>
        <table:table-row table:style-name="ro3">
          <table:table-cell office:value-type="string" calcext:value-type="string">
            <text:p>Good</text:p>
          </table:table-cell>
          <table:table-cell table:formula="of:=[.B15]" office:value-type="string" office:string-value="leather" calcext:value-type="string">
            <text:p>leather</text:p>
          </table:table-cell>
          <table:table-cell table:formula="of:=[$mvtec_all_scores.C42]" office:value-type="float" office:value="32" calcext:value-type="float">
            <text:p>32</text:p>
          </table:table-cell>
          <table:table-cell table:number-columns-repeated="4"/>
          <table:table-cell table:style-name="ce9" table:formula="of:=[.B29]" office:value-type="string" office:string-value="wood" calcext:value-type="string">
            <text:p>wood</text:p>
          </table:table-cell>
          <table:table-cell table:style-name="ce9" table:formula="of:=[.C29]" office:value-type="float" office:value="60" calcext:value-type="float">
            <text:p>60</text:p>
          </table:table-cell>
          <table:table-cell table:style-name="ce13" table:formula="of:=[.D29]" office:value-type="float" office:value="0.628884" calcext:value-type="float">
            <text:p>0,62888</text:p>
          </table:table-cell>
          <table:table-cell table:style-name="ce13" table:formula="of:=[.E29]" office:value-type="float" office:value="0.464962" calcext:value-type="float">
            <text:p>0,46496</text:p>
          </table:table-cell>
          <table:table-cell table:style-name="ce13" table:formula="of:=[.F29]" office:value-type="float" office:value="0.168943" calcext:value-type="float">
            <text:p>0,16894</text:p>
          </table:table-cell>
          <table:table-cell/>
        </table:table-row>
        <table:table-row table:style-name="ro3">
          <table:table-cell office:value-type="string" calcext:value-type="string">
            <text:p>Faulty</text:p>
          </table:table-cell>
          <table:table-cell table:formula="of:=[$mvtec_all_scores.A44]" office:value-type="string" office:string-value="metal_nut" calcext:value-type="string">
            <text:p>metal_nut</text:p>
          </table:table-cell>
          <table:table-cell table:formula="of:=SUM([$mvtec_all_scores.C44:.C48])-[.C18]" office:value-type="float" office:value="93" calcext:value-type="float">
            <text:p>93</text:p>
          </table:table-cell>
          <table:table-cell table:formula="of:=SUM([$mvtec_all_scores.D44:.D48]) / (COUNTA([$mvtec_all_scores.D44:.D48]))" office:value-type="float" office:value="0.6916475" calcext:value-type="float">
            <text:p>0,6916475</text:p>
          </table:table-cell>
          <table:table-cell table:formula="of:=SUM([$mvtec_all_scores.E44:.E48]) / (COUNTA([$mvtec_all_scores.E44:.E48]))" office:value-type="float" office:value="0.59049" calcext:value-type="float">
            <text:p>0,59049</text:p>
          </table:table-cell>
          <table:table-cell table:formula="of:=SUM([$mvtec_all_scores.F44:.F48]) / (COUNTA([$mvtec_all_scores.F44:.F48]))" office:value-type="float" office:value="0.1443325" calcext:value-type="float">
            <text:p>0,1443325</text:p>
          </table:table-cell>
          <table:table-cell/>
          <table:table-cell table:style-name="ce8" table:formula="of:=[.B31]" office:value-type="string" office:string-value="zipper" calcext:value-type="string">
            <text:p>zipper</text:p>
          </table:table-cell>
          <table:table-cell table:style-name="ce8" table:formula="of:=[.C31]" office:value-type="float" office:value="119" calcext:value-type="float">
            <text:p>119</text:p>
          </table:table-cell>
          <table:table-cell table:style-name="ce12" table:formula="of:=[.D31]" office:value-type="float" office:value="0.412988571428571" calcext:value-type="float">
            <text:p>0,41299</text:p>
          </table:table-cell>
          <table:table-cell table:style-name="ce12" table:formula="of:=[.E31]" office:value-type="float" office:value="0.351012857142857" calcext:value-type="float">
            <text:p>0,35101</text:p>
          </table:table-cell>
          <table:table-cell table:style-name="ce12" table:formula="of:=[.F31]" office:value-type="float" office:value="0.18929" calcext:value-type="float">
            <text:p>0,18929</text:p>
          </table:table-cell>
          <table:table-cell/>
        </table:table-row>
        <table:table-row table:style-name="ro3">
          <table:table-cell office:value-type="string" calcext:value-type="string">
            <text:p>Good</text:p>
          </table:table-cell>
          <table:table-cell table:formula="of:=[.B17]" office:value-type="string" office:string-value="metal_nut" calcext:value-type="string">
            <text:p>metal_nut</text:p>
          </table:table-cell>
          <table:table-cell table:formula="of:=[$mvtec_all_scores.C47]" office:value-type="float" office:value="22" calcext:value-type="float">
            <text:p>22</text:p>
          </table:table-cell>
          <table:table-cell table:number-columns-repeated="4"/>
          <table:table-cell table:style-name="ce10" office:value-type="string" calcext:value-type="string">
            <text:p>Total</text:p>
          </table:table-cell>
          <table:table-cell table:style-name="ce10" table:formula="of:=AVERAGE([.I3:.I17])" office:value-type="float" office:value="83.8666666666667" calcext:value-type="float">
            <text:p>83,8666666666667</text:p>
          </table:table-cell>
          <table:table-cell table:style-name="ce14" table:formula="of:=AVERAGE([.J3:.J17])" office:value-type="float" office:value="0.529897505555556" calcext:value-type="float">
            <text:p>0,52990</text:p>
          </table:table-cell>
          <table:table-cell table:style-name="ce14" table:formula="of:=AVERAGE([.K3:.K17])" office:value-type="float" office:value="0.430781403968254" calcext:value-type="float">
            <text:p>0,43078</text:p>
          </table:table-cell>
          <table:table-cell table:style-name="ce14" table:formula="of:=AVERAGE([.L3:.L17])" office:value-type="float" office:value="0.165849367063492" calcext:value-type="float">
            <text:p>0,16585</text:p>
          </table:table-cell>
          <table:table-cell/>
        </table:table-row>
        <table:table-row table:style-name="ro1">
          <table:table-cell office:value-type="string" calcext:value-type="string">
            <text:p>Faulty</text:p>
          </table:table-cell>
          <table:table-cell table:formula="of:=[$mvtec_all_scores.A49]" office:value-type="string" office:string-value="pill" calcext:value-type="string">
            <text:p>pill</text:p>
          </table:table-cell>
          <table:table-cell table:formula="of:=SUM([$mvtec_all_scores.C49:.C56])-[.C20]" office:value-type="float" office:value="141" calcext:value-type="float">
            <text:p>141</text:p>
          </table:table-cell>
          <table:table-cell table:formula="of:=SUM([$mvtec_all_scores.D49:.D56]) / (COUNTA([$mvtec_all_scores.D49:.D56]))" office:value-type="float" office:value="0.538141428571429" calcext:value-type="float">
            <text:p>0,538141428571429</text:p>
          </table:table-cell>
          <table:table-cell table:formula="of:=SUM([$mvtec_all_scores.E49:.E56]) / (COUNTA([$mvtec_all_scores.E49:.E56]))" office:value-type="float" office:value="0.413024285714286" calcext:value-type="float">
            <text:p>0,413024285714286</text:p>
          </table:table-cell>
          <table:table-cell table:formula="of:=SUM([$mvtec_all_scores.F49:.F56]) / (COUNTA([$mvtec_all_scores.F49:.F56]))" office:value-type="float" office:value="0.196615714285714" calcext:value-type="float">
            <text:p>0,196615714285714</text:p>
          </table:table-cell>
          <table:table-cell/>
          <table:table-cell table:style-name="ce6" table:number-columns-repeated="5"/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 table:formula="of:=[.B19]" office:value-type="string" office:string-value="pill" calcext:value-type="string">
            <text:p>pill</text:p>
          </table:table-cell>
          <table:table-cell table:formula="of:=[$mvtec_all_scores.C54]" office:value-type="float" office:value="26" calcext:value-type="float">
            <text:p>26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Faulty</text:p>
          </table:table-cell>
          <table:table-cell table:formula="of:=[$mvtec_all_scores.A57]" office:value-type="string" office:string-value="screw" calcext:value-type="string">
            <text:p>screw</text:p>
          </table:table-cell>
          <table:table-cell table:formula="of:=SUM([$mvtec_all_scores.C57:.C62])-[.C22]" office:value-type="float" office:value="119" calcext:value-type="float">
            <text:p>119</text:p>
          </table:table-cell>
          <table:table-cell table:formula="of:=SUM([$mvtec_all_scores.D57:.D62]) / (COUNTA([$mvtec_all_scores.D57:.D62]))" office:value-type="float" office:value="0.176532" calcext:value-type="float">
            <text:p>0,176532</text:p>
          </table:table-cell>
          <table:table-cell table:formula="of:=SUM([$mvtec_all_scores.E57:.E62]) / (COUNTA([$mvtec_all_scores.E57:.E62]))" office:value-type="float" office:value="0.131522" calcext:value-type="float">
            <text:p>0,131522</text:p>
          </table:table-cell>
          <table:table-cell table:formula="of:=SUM([$mvtec_all_scores.F57:.F62]) / (COUNTA([$mvtec_all_scores.F57:.F62]))" office:value-type="float" office:value="0.132438" calcext:value-type="float">
            <text:p>0,132438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Good</text:p>
          </table:table-cell>
          <table:table-cell table:formula="of:=[.B21]" office:value-type="string" office:string-value="screw" calcext:value-type="string">
            <text:p>screw</text:p>
          </table:table-cell>
          <table:table-cell table:formula="of:=[$mvtec_all_scores.C57]" office:value-type="float" office:value="41" calcext:value-type="float">
            <text:p>4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Faulty</text:p>
          </table:table-cell>
          <table:table-cell table:formula="of:=[$mvtec_all_scores.A63]" office:value-type="string" office:string-value="tile" calcext:value-type="string">
            <text:p>tile</text:p>
          </table:table-cell>
          <table:table-cell table:formula="of:=SUM([$mvtec_all_scores.C63:.C68])-[.C24]" office:value-type="float" office:value="84" calcext:value-type="float">
            <text:p>84</text:p>
          </table:table-cell>
          <table:table-cell table:formula="of:=SUM([$mvtec_all_scores.D63:.D68]) / (COUNTA([$mvtec_all_scores.D63:.D68]))" office:value-type="float" office:value="0.742242" calcext:value-type="float">
            <text:p>0,742242</text:p>
          </table:table-cell>
          <table:table-cell table:formula="of:=SUM([$mvtec_all_scores.E63:.E68]) / (COUNTA([$mvtec_all_scores.E63:.E68]))" office:value-type="float" office:value="0.63015" calcext:value-type="float">
            <text:p>0,63015</text:p>
          </table:table-cell>
          <table:table-cell table:formula="of:=SUM([$mvtec_all_scores.F63:.F68]) / (COUNTA([$mvtec_all_scores.F63:.F68]))" office:value-type="float" office:value="0.13435" calcext:value-type="float">
            <text:p>0,13435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Good</text:p>
          </table:table-cell>
          <table:table-cell table:formula="of:=[.B23]" office:value-type="string" office:string-value="tile" calcext:value-type="string">
            <text:p>tile</text:p>
          </table:table-cell>
          <table:table-cell table:formula="of:=[$mvtec_all_scores.C65]" office:value-type="float" office:value="33" calcext:value-type="float">
            <text:p>33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Faulty</text:p>
          </table:table-cell>
          <table:table-cell table:formula="of:=[$mvtec_all_scores.A69]" office:value-type="string" office:string-value="toothbrush" calcext:value-type="string">
            <text:p>toothbrush</text:p>
          </table:table-cell>
          <table:table-cell table:formula="of:=SUM([$mvtec_all_scores.C69:.C70])-[.C26]" office:value-type="float" office:value="30" calcext:value-type="float">
            <text:p>30</text:p>
          </table:table-cell>
          <table:table-cell table:formula="of:=SUM([$mvtec_all_scores.D69:.D70]) / (COUNTA([$mvtec_all_scores.D69:.D70]))" office:value-type="float" office:value="0.49083" calcext:value-type="float">
            <text:p>0,49083</text:p>
          </table:table-cell>
          <table:table-cell table:formula="of:=SUM([$mvtec_all_scores.E69:.E70]) / (COUNTA([$mvtec_all_scores.E69:.E70]))" office:value-type="float" office:value="0.38696" calcext:value-type="float">
            <text:p>0,38696</text:p>
          </table:table-cell>
          <table:table-cell table:formula="of:=SUM([$mvtec_all_scores.F69:.F70]) / (COUNTA([$mvtec_all_scores.F69:.F70]))" office:value-type="float" office:value="0.20476" calcext:value-type="float">
            <text:p>0,20476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Good</text:p>
          </table:table-cell>
          <table:table-cell table:formula="of:=[.B25]" office:value-type="string" office:string-value="toothbrush" calcext:value-type="string">
            <text:p>toothbrush</text:p>
          </table:table-cell>
          <table:table-cell table:formula="of:=[$mvtec_all_scores.C70]" office:value-type="float" office:value="12" calcext:value-type="float">
            <text:p>12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Faulty</text:p>
          </table:table-cell>
          <table:table-cell table:formula="of:=[$mvtec_all_scores.A71]" office:value-type="string" office:string-value="transistor" calcext:value-type="string">
            <text:p>transistor</text:p>
          </table:table-cell>
          <table:table-cell table:formula="of:=SUM([$mvtec_all_scores.C71:.C75])-[.C28]" office:value-type="float" office:value="40" calcext:value-type="float">
            <text:p>40</text:p>
          </table:table-cell>
          <table:table-cell table:formula="of:=SUM([$mvtec_all_scores.D71:.D75]) / (COUNTA([$mvtec_all_scores.D71:.D75]))" office:value-type="float" office:value="0.4758825" calcext:value-type="float">
            <text:p>0,4758825</text:p>
          </table:table-cell>
          <table:table-cell table:formula="of:=SUM([$mvtec_all_scores.E71:.E75]) / (COUNTA([$mvtec_all_scores.E71:.E75]))" office:value-type="float" office:value="0.4624875" calcext:value-type="float">
            <text:p>0,4624875</text:p>
          </table:table-cell>
          <table:table-cell table:formula="of:=SUM([$mvtec_all_scores.F71:.F75]) / (COUNTA([$mvtec_all_scores.F71:.F75]))" office:value-type="float" office:value="0.18008625" calcext:value-type="float">
            <text:p>0,18008625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Good</text:p>
          </table:table-cell>
          <table:table-cell table:formula="of:=[.B27]" office:value-type="string" office:string-value="transistor" calcext:value-type="string">
            <text:p>transistor</text:p>
          </table:table-cell>
          <table:table-cell table:formula="of:=[$mvtec_all_scores.C74]" office:value-type="float" office:value="60" calcext:value-type="float">
            <text:p>60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Faulty</text:p>
          </table:table-cell>
          <table:table-cell table:formula="of:=[$mvtec_all_scores.A76]" office:value-type="string" office:string-value="wood" calcext:value-type="string">
            <text:p>wood</text:p>
          </table:table-cell>
          <table:table-cell table:formula="of:=SUM([$mvtec_all_scores.C76:.C81])-[.C30]" office:value-type="float" office:value="60" calcext:value-type="float">
            <text:p>60</text:p>
          </table:table-cell>
          <table:table-cell table:formula="of:=SUM([$mvtec_all_scores.D76:.D81]) / (COUNTA([$mvtec_all_scores.D76:.D81]))" office:value-type="float" office:value="0.628884" calcext:value-type="float">
            <text:p>0,628884</text:p>
          </table:table-cell>
          <table:table-cell table:formula="of:=SUM([$mvtec_all_scores.E76:.E81]) / (COUNTA([$mvtec_all_scores.E76:.E81]))" office:value-type="float" office:value="0.464962" calcext:value-type="float">
            <text:p>0,464962</text:p>
          </table:table-cell>
          <table:table-cell table:formula="of:=SUM([$mvtec_all_scores.F76:.F81]) / (COUNTA([$mvtec_all_scores.F76:.F81]))" office:value-type="float" office:value="0.168943" calcext:value-type="float">
            <text:p>0,168943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Good</text:p>
          </table:table-cell>
          <table:table-cell table:formula="of:=[.B29]" office:value-type="string" office:string-value="wood" calcext:value-type="string">
            <text:p>wood</text:p>
          </table:table-cell>
          <table:table-cell table:formula="of:=[$mvtec_all_scores.C78]" office:value-type="float" office:value="19" calcext:value-type="float">
            <text:p>19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Faulty</text:p>
          </table:table-cell>
          <table:table-cell table:formula="of:=[$mvtec_all_scores.A82]" office:value-type="string" office:string-value="zipper" calcext:value-type="string">
            <text:p>zipper</text:p>
          </table:table-cell>
          <table:table-cell table:formula="of:=SUM([$mvtec_all_scores.C82:.C89])-[.C32]" office:value-type="float" office:value="119" calcext:value-type="float">
            <text:p>119</text:p>
          </table:table-cell>
          <table:table-cell table:formula="of:=SUM([$mvtec_all_scores.D82:.D89]) / (COUNTA([$mvtec_all_scores.D82:.D89]))" office:value-type="float" office:value="0.412988571428571" calcext:value-type="float">
            <text:p>0,412988571428571</text:p>
          </table:table-cell>
          <table:table-cell table:formula="of:=SUM([$mvtec_all_scores.E82:.E89]) / (COUNTA([$mvtec_all_scores.E82:.E89]))" office:value-type="float" office:value="0.351012857142857" calcext:value-type="float">
            <text:p>0,351012857142857</text:p>
          </table:table-cell>
          <table:table-cell table:formula="of:=SUM([$mvtec_all_scores.F82:.F89]) / (COUNTA([$mvtec_all_scores.F82:.F89]))" office:value-type="float" office:value="0.18929" calcext:value-type="float">
            <text:p>0,18929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Good</text:p>
          </table:table-cell>
          <table:table-cell table:formula="of:=[.B31]" office:value-type="string" office:string-value="zipper" calcext:value-type="string">
            <text:p>zipper</text:p>
          </table:table-cell>
          <table:table-cell table:formula="of:=[$mvtec_all_scores.C86]" office:value-type="float" office:value="32" calcext:value-type="float">
            <text:p>32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</table:table-row>
      </table:table>
      <table:table table:name="Summary_2" table:style-name="ta1">
        <table:table-column table:style-name="co19" table:default-cell-style-name="ce6"/>
        <table:table-column table:style-name="co31" table:default-cell-style-name="ce17"/>
        <table:table-column table:style-name="co20" table:default-cell-style-name="ce17"/>
        <table:table-column table:style-name="co32" table:default-cell-style-name="ce23"/>
        <table:table-column table:style-name="co33" table:default-cell-style-name="ce25"/>
        <table:table-column table:style-name="co34" table:default-cell-style-name="ce25"/>
        <table:table-column table:style-name="co35" table:default-cell-style-name="ce25"/>
        <table:table-column table:style-name="co25" table:default-cell-style-name="ce6"/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29" table:default-cell-style-name="ce6"/>
        <table:table-column table:style-name="co30" table:default-cell-style-name="ce6"/>
        <table:table-column table:style-name="co14" table:default-cell-style-name="ce6"/>
        <table:table-row table:style-name="ro1">
          <table:table-cell/>
          <table:table-cell table:style-name="ce6" table:number-columns-repeated="6"/>
          <table:table-cell table:number-columns-repeated="8"/>
        </table:table-row>
        <table:table-row table:style-name="ro4">
          <table:table-cell/>
          <table:table-cell table:style-name="ce15" office:value-type="string" calcext:value-type="string">
            <text:p>Category</text:p>
          </table:table-cell>
          <table:table-cell table:style-name="ce20" office:value-type="string" calcext:value-type="string" table:number-columns-spanned="2" table:number-rows-spanned="1">
            <text:p>Label &amp; </text:p>
            <text:p>Image count</text:p>
          </table:table-cell>
          <table:covered-table-cell table:style-name="ce21"/>
          <table:table-cell table:style-name="ce21" office:value-type="string" calcext:value-type="string">
            <text:p>Anomaly Score</text:p>
            <text:p>Mean</text:p>
          </table:table-cell>
          <table:table-cell table:style-name="ce21" office:value-type="string" calcext:value-type="string">
            <text:p>Anomaly Score</text:p>
            <text:p>Max Mean</text:p>
          </table:table-cell>
          <table:table-cell table:style-name="ce21" office:value-type="string" calcext:value-type="string">
            <text:p>Anomaly STD</text:p>
            <text:p>Score</text:p>
          </table:table-cell>
          <table:table-cell/>
          <table:table-cell table:style-name="ce28" table:formula="of:=[.B2]" office:value-type="string" office:string-value="Category" calcext:value-type="string">
            <text:p>Category</text:p>
          </table:table-cell>
          <table:table-cell table:style-name="ce28" table:formula="of:=[.C2]" office:value-type="string" office:string-value="Label &amp; &#10;Image count" calcext:value-type="string" table:number-columns-spanned="2" table:number-rows-spanned="1">
            <text:p>Label &amp; </text:p>
            <text:p>Image count</text:p>
          </table:table-cell>
          <table:covered-table-cell table:style-name="ce28" table:formula="of:=[.D2]" office:value-type="float" office:value="0" calcext:value-type="float">
            <text:p>0</text:p>
          </table:covered-table-cell>
          <table:table-cell table:style-name="ce28" table:formula="of:=[.E2]" office:value-type="string" office:string-value="Anomaly Score&#10;Mean" calcext:value-type="string">
            <text:p>Anomaly Score</text:p>
            <text:p>Mean</text:p>
          </table:table-cell>
          <table:table-cell table:style-name="ce28" table:formula="of:=[.F2]" office:value-type="string" office:string-value="Anomaly Score&#10;Max Mean" calcext:value-type="string">
            <text:p>Anomaly Score</text:p>
            <text:p>Max Mean</text:p>
          </table:table-cell>
          <table:table-cell table:style-name="ce28" table:formula="of:=[.G2]" office:value-type="string" office:string-value="Anomaly STD&#10;Score" calcext:value-type="string">
            <text:p>Anomaly STD</text:p>
            <text:p>Score</text:p>
          </table:table-cell>
          <table:table-cell/>
        </table:table-row>
        <table:table-row table:style-name="ro5">
          <table:table-cell/>
          <table:table-cell table:style-name="ce15"/>
          <table:table-cell table:style-name="ce20"/>
          <table:table-cell table:style-name="ce21" table:number-columns-repeated="4"/>
          <table:table-cell/>
          <table:table-cell table:style-name="ce29" office:value-type="string" calcext:value-type="string" table:number-columns-spanned="6" table:number-rows-spanned="1">
            <text:p>Best/Worst Anomaly Score Mean</text:p>
          </table:table-cell>
          <table:covered-table-cell table:number-columns-repeated="5" table:style-name="ce37"/>
          <table:table-cell/>
        </table:table-row>
        <table:table-row table:style-name="ro6">
          <table:table-cell/>
          <table:table-cell table:style-name="ce16" office:value-type="string" calcext:value-type="string">
            <text:p>Faulty</text:p>
          </table:table-cell>
          <table:table-cell table:style-name="ce16" table:formula="of:=[$mvtec_all_scores.A2]" office:value-type="string" office:string-value="bottle" calcext:value-type="string">
            <text:p>bottle</text:p>
          </table:table-cell>
          <table:table-cell table:style-name="ce22" table:formula="of:=SUM([$mvtec_all_scores.C2:.C5]) - [.D5]" office:value-type="float" office:value="63" calcext:value-type="float">
            <text:p>63</text:p>
          </table:table-cell>
          <table:table-cell table:style-name="ce24" table:formula="of:=(SUM([$mvtec_all_scores_2.D2:.D5])-[.E5]) / (COUNTA([$mvtec_all_scores_2.D2:.D5])-1)" office:value-type="float" office:value="0.0358033333333333" calcext:value-type="float">
            <text:p>0,03580</text:p>
          </table:table-cell>
          <table:table-cell table:style-name="ce24" table:formula="of:=(SUM([$mvtec_all_scores_2.E2:.E5])-[.F5]) / (COUNTA([$mvtec_all_scores_2.E2:.E5])-1)" office:value-type="float" office:value="0.21033" calcext:value-type="float">
            <text:p>0,21033</text:p>
          </table:table-cell>
          <table:table-cell table:style-name="ce24" table:formula="of:=(SUM([$mvtec_all_scores_2.F2:.F5])-[.G5]) / (COUNTA([$mvtec_all_scores_2.F2:.F5])-1)" office:value-type="float" office:value="0.0467033333333333" calcext:value-type="float">
            <text:p>0,04670</text:p>
          </table:table-cell>
          <table:table-cell/>
          <table:table-cell table:style-name="ce30" table:formula="of:=[.B33]" office:value-type="string" office:string-value="Faulty" calcext:value-type="string">
            <text:p>Faulty</text:p>
          </table:table-cell>
          <table:table-cell table:style-name="ce30" table:formula="of:=[.C33]" office:value-type="string" office:string-value="wood" calcext:value-type="string">
            <text:p>wood</text:p>
          </table:table-cell>
          <table:table-cell table:style-name="ce39" table:formula="of:=[.D33]" office:value-type="float" office:value="60" calcext:value-type="float">
            <text:p>60</text:p>
          </table:table-cell>
          <table:table-cell table:style-name="ce44" table:formula="of:=[.E33]" office:value-type="float" office:value="0.1009" calcext:value-type="float">
            <text:p>0,10090</text:p>
          </table:table-cell>
          <table:table-cell table:style-name="ce44" table:formula="of:=[.F33]" office:value-type="float" office:value="0.24669" calcext:value-type="float">
            <text:p>0,24669</text:p>
          </table:table-cell>
          <table:table-cell table:style-name="ce44" table:formula="of:=[.G33]" office:value-type="float" office:value="0.038098" calcext:value-type="float">
            <text:p>0,03810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Good</text:p>
          </table:table-cell>
          <table:table-cell table:formula="of:=[.C4]" office:value-type="string" office:string-value="bottle" calcext:value-type="string">
            <text:p>bottle</text:p>
          </table:table-cell>
          <table:table-cell table:formula="of:=[$mvtec_all_scores.C5]" office:value-type="float" office:value="20" calcext:value-type="float">
            <text:p>20</text:p>
          </table:table-cell>
          <table:table-cell table:formula="of:=[$mvtec_all_scores_2.D5]" office:value-type="float" office:value="0.00695" calcext:value-type="float">
            <text:p>0,00695</text:p>
          </table:table-cell>
          <table:table-cell table:formula="of:=[$mvtec_all_scores_2.E5]" office:value-type="float" office:value="0.02322" calcext:value-type="float">
            <text:p>0,02322</text:p>
          </table:table-cell>
          <table:table-cell table:formula="of:=[$mvtec_all_scores_2.F5]" office:value-type="float" office:value="0.007295" calcext:value-type="float">
            <text:p>0,00730</text:p>
          </table:table-cell>
          <table:table-cell/>
          <table:table-cell table:style-name="ce31" table:formula="of:=[.B34]" office:value-type="string" office:string-value="Good" calcext:value-type="string">
            <text:p>Good</text:p>
          </table:table-cell>
          <table:table-cell table:style-name="ce31" table:formula="of:=[.C34]" office:value-type="string" office:string-value="wood" calcext:value-type="string">
            <text:p>wood</text:p>
          </table:table-cell>
          <table:table-cell table:style-name="ce40" table:formula="of:=[.D34]" office:value-type="float" office:value="19" calcext:value-type="float">
            <text:p>19</text:p>
          </table:table-cell>
          <table:table-cell table:style-name="ce45" table:formula="of:=[.E34]" office:value-type="float" office:value="0.06434" calcext:value-type="float">
            <text:p>0,06434</text:p>
          </table:table-cell>
          <table:table-cell table:style-name="ce45" table:formula="of:=[.F34]" office:value-type="float" office:value="0.09921" calcext:value-type="float">
            <text:p>0,09921</text:p>
          </table:table-cell>
          <table:table-cell table:style-name="ce45" table:formula="of:=[.G34]" office:value-type="float" office:value="0.020255" calcext:value-type="float">
            <text:p>0,02026</text:p>
          </table:table-cell>
          <table:table-cell/>
        </table:table-row>
        <table:table-row table:style-name="ro6">
          <table:table-cell/>
          <table:table-cell table:style-name="ce16" office:value-type="string" calcext:value-type="string">
            <text:p>Faulty</text:p>
          </table:table-cell>
          <table:table-cell table:style-name="ce16" table:formula="of:=[$mvtec_all_scores.A6]" office:value-type="string" office:string-value="cable" calcext:value-type="string">
            <text:p>cable</text:p>
          </table:table-cell>
          <table:table-cell table:style-name="ce22" table:formula="of:=SUM([$mvtec_all_scores.C6:.C14]) - [.D7]" office:value-type="float" office:value="92" calcext:value-type="float">
            <text:p>92</text:p>
          </table:table-cell>
          <table:table-cell table:style-name="ce24" table:formula="of:=(SUM([$mvtec_all_scores_2.D6:.D14])-[.E7]) / (COUNTA([$mvtec_all_scores_2.D6:.D14])-1)" office:value-type="float" office:value="0.05977375" calcext:value-type="float">
            <text:p>0,05977</text:p>
          </table:table-cell>
          <table:table-cell table:style-name="ce24" table:formula="of:=(SUM([$mvtec_all_scores_2.E6:.E14])-[.F7]) / (COUNTA([$mvtec_all_scores_2.E6:.E14])-1)" office:value-type="float" office:value="0.22842875" calcext:value-type="float">
            <text:p>0,22843</text:p>
          </table:table-cell>
          <table:table-cell table:style-name="ce24" table:formula="of:=(SUM([$mvtec_all_scores_2.F6:.F14])-[.G7]) / (COUNTA([$mvtec_all_scores_2.F6:.F14])-1)" office:value-type="float" office:value="0.031035625" calcext:value-type="float">
            <text:p>0,03104</text:p>
          </table:table-cell>
          <table:table-cell/>
          <table:table-cell table:style-name="ce32" table:formula="of:=[.B9]" office:value-type="string" office:string-value="Faulty" calcext:value-type="string">
            <text:p>Faulty</text:p>
          </table:table-cell>
          <table:table-cell table:style-name="ce32" table:formula="of:=[.C9]" office:value-type="string" office:string-value="capsule" calcext:value-type="string">
            <text:p>capsule</text:p>
          </table:table-cell>
          <table:table-cell table:style-name="ce41" table:formula="of:=[.D9]" office:value-type="float" office:value="109" calcext:value-type="float">
            <text:p>109</text:p>
          </table:table-cell>
          <table:table-cell table:style-name="ce46" table:formula="of:=[.E9]" office:value-type="float" office:value="0.018868" calcext:value-type="float">
            <text:p>0,01887</text:p>
          </table:table-cell>
          <table:table-cell table:style-name="ce46" table:formula="of:=[.F9]" office:value-type="float" office:value="0.101408" calcext:value-type="float">
            <text:p>0,10141</text:p>
          </table:table-cell>
          <table:table-cell table:style-name="ce46" table:formula="of:=[.G9]" office:value-type="float" office:value="0.02635" calcext:value-type="float">
            <text:p>0,02635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Good</text:p>
          </table:table-cell>
          <table:table-cell table:formula="of:=[.C6]" office:value-type="string" office:string-value="cable" calcext:value-type="string">
            <text:p>cable</text:p>
          </table:table-cell>
          <table:table-cell table:formula="of:=[$mvtec_all_scores_2.C11]" office:value-type="float" office:value="58" calcext:value-type="float">
            <text:p>58</text:p>
          </table:table-cell>
          <table:table-cell table:formula="of:=[$mvtec_all_scores_2.D11]" office:value-type="float" office:value="0.04107" calcext:value-type="float">
            <text:p>0,04107</text:p>
          </table:table-cell>
          <table:table-cell table:formula="of:=[$mvtec_all_scores_2.E11]" office:value-type="float" office:value="0.08677" calcext:value-type="float">
            <text:p>0,08677</text:p>
          </table:table-cell>
          <table:table-cell table:formula="of:=[$mvtec_all_scores_2.F11]" office:value-type="float" office:value="0.01245" calcext:value-type="float">
            <text:p>0,01245</text:p>
          </table:table-cell>
          <table:table-cell/>
          <table:table-cell table:style-name="ce33" table:formula="of:=[.B10]" office:value-type="string" office:string-value="Good" calcext:value-type="string">
            <text:p>Good</text:p>
          </table:table-cell>
          <table:table-cell table:style-name="ce33" table:formula="of:=[.C10]" office:value-type="string" office:string-value="capsule" calcext:value-type="string">
            <text:p>capsule</text:p>
          </table:table-cell>
          <table:table-cell table:style-name="ce42" table:formula="of:=[.D10]" office:value-type="float" office:value="23" calcext:value-type="float">
            <text:p>23</text:p>
          </table:table-cell>
          <table:table-cell table:style-name="ce47" table:formula="of:=[.E10]" office:value-type="float" office:value="0.01088" calcext:value-type="float">
            <text:p>0,01088</text:p>
          </table:table-cell>
          <table:table-cell table:style-name="ce47" table:formula="of:=[.F10]" office:value-type="float" office:value="0.03864" calcext:value-type="float">
            <text:p>0,03864</text:p>
          </table:table-cell>
          <table:table-cell table:style-name="ce47" table:formula="of:=[.G10]" office:value-type="float" office:value="0.007575" calcext:value-type="float">
            <text:p>0,00758</text:p>
          </table:table-cell>
          <table:table-cell/>
        </table:table-row>
        <table:table-row table:style-name="ro7">
          <table:table-cell table:number-columns-repeated="8"/>
          <table:table-cell table:style-name="ce29" office:value-type="string" calcext:value-type="string" table:number-columns-spanned="6" table:number-rows-spanned="1">
            <text:p>Best/Worst Anomaly Score Max Mean</text:p>
          </table:table-cell>
          <table:covered-table-cell table:number-columns-repeated="5" table:style-name="ce37"/>
          <table:table-cell/>
        </table:table-row>
        <table:table-row table:style-name="ro6">
          <table:table-cell/>
          <table:table-cell table:style-name="ce16" office:value-type="string" calcext:value-type="string">
            <text:p>Faulty</text:p>
          </table:table-cell>
          <table:table-cell table:style-name="ce16" table:formula="of:=[$mvtec_all_scores.A15]" office:value-type="string" office:string-value="capsule" calcext:value-type="string">
            <text:p>capsule</text:p>
          </table:table-cell>
          <table:table-cell table:style-name="ce22" table:formula="of:=SUM([$mvtec_all_scores.C15:.C20])-[.D10]" office:value-type="float" office:value="109" calcext:value-type="float">
            <text:p>109</text:p>
          </table:table-cell>
          <table:table-cell table:style-name="ce24" table:formula="of:=(SUM([$mvtec_all_scores_2.D15:.D20])-[.E10]) / (COUNTA([$mvtec_all_scores_2.D15:.D20])-1)" office:value-type="float" office:value="0.018868" calcext:value-type="float">
            <text:p>0,01887</text:p>
          </table:table-cell>
          <table:table-cell table:style-name="ce24" table:formula="of:=(SUM([$mvtec_all_scores_2.E15:.E20])-[.F10]) / (COUNTA([$mvtec_all_scores_2.E15:.E20])-1)" office:value-type="float" office:value="0.101408" calcext:value-type="float">
            <text:p>0,10141</text:p>
          </table:table-cell>
          <table:table-cell table:style-name="ce24" table:formula="of:=(SUM([$mvtec_all_scores_2.F15:.F20])-[.G10]) / (COUNTA([$mvtec_all_scores_2.F15:.F20])-1)" office:value-type="float" office:value="0.02635" calcext:value-type="float">
            <text:p>0,02635</text:p>
          </table:table-cell>
          <table:table-cell/>
          <table:table-cell table:style-name="ce30" table:formula="of:=[.B27]" office:value-type="string" office:string-value="Faulty" calcext:value-type="string">
            <text:p>Faulty</text:p>
          </table:table-cell>
          <table:table-cell table:style-name="ce30" table:formula="of:=[.C27]" office:value-type="string" office:string-value="tile" calcext:value-type="string">
            <text:p>tile</text:p>
          </table:table-cell>
          <table:table-cell table:style-name="ce39" table:formula="of:=[.D27]" office:value-type="float" office:value="84" calcext:value-type="float">
            <text:p>84</text:p>
          </table:table-cell>
          <table:table-cell table:style-name="ce44" table:formula="of:=[.E27]" office:value-type="float" office:value="0.09983" calcext:value-type="float">
            <text:p>0,09983</text:p>
          </table:table-cell>
          <table:table-cell table:style-name="ce44" table:formula="of:=[.F27]" office:value-type="float" office:value="0.270642" calcext:value-type="float">
            <text:p>0,27064</text:p>
          </table:table-cell>
          <table:table-cell table:style-name="ce44" table:formula="of:=[.G27]" office:value-type="float" office:value="0.040161" calcext:value-type="float">
            <text:p>0,04016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Good</text:p>
          </table:table-cell>
          <table:table-cell table:formula="of:=[.C9]" office:value-type="string" office:string-value="capsule" calcext:value-type="string">
            <text:p>capsule</text:p>
          </table:table-cell>
          <table:table-cell table:formula="of:=[$mvtec_all_scores_2.C17]" office:value-type="float" office:value="23" calcext:value-type="float">
            <text:p>23</text:p>
          </table:table-cell>
          <table:table-cell table:formula="of:=[$mvtec_all_scores_2.D17]" office:value-type="float" office:value="0.01088" calcext:value-type="float">
            <text:p>0,01088</text:p>
          </table:table-cell>
          <table:table-cell table:formula="of:=[$mvtec_all_scores_2.E17]" office:value-type="float" office:value="0.03864" calcext:value-type="float">
            <text:p>0,03864</text:p>
          </table:table-cell>
          <table:table-cell table:formula="of:=[$mvtec_all_scores_2.F17]" office:value-type="float" office:value="0.007575" calcext:value-type="float">
            <text:p>0,00758</text:p>
          </table:table-cell>
          <table:table-cell/>
          <table:table-cell table:style-name="ce31" table:formula="of:=[.B28]" office:value-type="string" office:string-value="Good" calcext:value-type="string">
            <text:p>Good</text:p>
          </table:table-cell>
          <table:table-cell table:style-name="ce31" table:formula="of:=[.C28]" office:value-type="string" office:string-value="tile" calcext:value-type="string">
            <text:p>tile</text:p>
          </table:table-cell>
          <table:table-cell table:style-name="ce40" table:formula="of:=[.D28]" office:value-type="float" office:value="33" calcext:value-type="float">
            <text:p>33</text:p>
          </table:table-cell>
          <table:table-cell table:style-name="ce45" table:formula="of:=[.E28]" office:value-type="float" office:value="0.02751" calcext:value-type="float">
            <text:p>0,02751</text:p>
          </table:table-cell>
          <table:table-cell table:style-name="ce45" table:formula="of:=[.F28]" office:value-type="float" office:value="0.05063" calcext:value-type="float">
            <text:p>0,05063</text:p>
          </table:table-cell>
          <table:table-cell table:style-name="ce45" table:formula="of:=[.G28]" office:value-type="float" office:value="0.00789" calcext:value-type="float">
            <text:p>0,00789</text:p>
          </table:table-cell>
          <table:table-cell/>
        </table:table-row>
        <table:table-row table:style-name="ro6">
          <table:table-cell/>
          <table:table-cell table:style-name="ce16" office:value-type="string" calcext:value-type="string">
            <text:p>Faulty</text:p>
          </table:table-cell>
          <table:table-cell table:style-name="ce16" table:formula="of:=[$mvtec_all_scores.A21]" office:value-type="string" office:string-value="carpet" calcext:value-type="string">
            <text:p>carpet</text:p>
          </table:table-cell>
          <table:table-cell table:style-name="ce22" table:formula="of:=SUM([$mvtec_all_scores.C21:.C26])-[.D12]" office:value-type="float" office:value="89" calcext:value-type="float">
            <text:p>89</text:p>
          </table:table-cell>
          <table:table-cell table:style-name="ce24" table:formula="of:=(SUM([$mvtec_all_scores_2.D21:.D26])-[.E12]) / (COUNTA([$mvtec_all_scores_2.D21:.D26])-1)" office:value-type="float" office:value="0.062276" calcext:value-type="float">
            <text:p>0,06228</text:p>
          </table:table-cell>
          <table:table-cell table:style-name="ce24" table:formula="of:=(SUM([$mvtec_all_scores_2.E21:.E26])-[.F12]) / (COUNTA([$mvtec_all_scores_2.E21:.E26])-1)" office:value-type="float" office:value="0.21216" calcext:value-type="float">
            <text:p>0,21216</text:p>
          </table:table-cell>
          <table:table-cell table:style-name="ce24" table:formula="of:=(SUM([$mvtec_all_scores_2.F21:.F26])-[.G12]) / (COUNTA([$mvtec_all_scores_2.F21:.F26])-1)" office:value-type="float" office:value="0.045769" calcext:value-type="float">
            <text:p>0,04577</text:p>
          </table:table-cell>
          <table:table-cell/>
          <table:table-cell table:style-name="ce32" table:formula="of:=[.I6]" office:value-type="string" office:string-value="Faulty" calcext:value-type="string">
            <text:p>Faulty</text:p>
          </table:table-cell>
          <table:table-cell table:style-name="ce32" table:formula="of:=[.J6]" office:value-type="string" office:string-value="capsule" calcext:value-type="string">
            <text:p>capsule</text:p>
          </table:table-cell>
          <table:table-cell table:style-name="ce41" table:formula="of:=[.K6]" office:value-type="float" office:value="109" calcext:value-type="float">
            <text:p>109</text:p>
          </table:table-cell>
          <table:table-cell table:style-name="ce46" table:formula="of:=[.L6]" office:value-type="float" office:value="0.018868" calcext:value-type="float">
            <text:p>0,01887</text:p>
          </table:table-cell>
          <table:table-cell table:style-name="ce46" table:formula="of:=[.M6]" office:value-type="float" office:value="0.101408" calcext:value-type="float">
            <text:p>0,10141</text:p>
          </table:table-cell>
          <table:table-cell table:style-name="ce46" table:formula="of:=[.N6]" office:value-type="float" office:value="0.02635" calcext:value-type="float">
            <text:p>0,02635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Good</text:p>
          </table:table-cell>
          <table:table-cell table:formula="of:=[.C11]" office:value-type="string" office:string-value="carpet" calcext:value-type="string">
            <text:p>carpet</text:p>
          </table:table-cell>
          <table:table-cell table:formula="of:=[$mvtec_all_scores_2.C23]" office:value-type="float" office:value="28" calcext:value-type="float">
            <text:p>28</text:p>
          </table:table-cell>
          <table:table-cell table:formula="of:=[$mvtec_all_scores_2.D23]" office:value-type="float" office:value="0.02341" calcext:value-type="float">
            <text:p>0,02341</text:p>
          </table:table-cell>
          <table:table-cell table:formula="of:=[$mvtec_all_scores_2.E23]" office:value-type="float" office:value="0.03822" calcext:value-type="float">
            <text:p>0,03822</text:p>
          </table:table-cell>
          <table:table-cell table:formula="of:=[$mvtec_all_scores_2.F23]" office:value-type="float" office:value="0.006255" calcext:value-type="float">
            <text:p>0,00626</text:p>
          </table:table-cell>
          <table:table-cell/>
          <table:table-cell table:style-name="ce33" table:formula="of:=[.I7]" office:value-type="string" office:string-value="Good" calcext:value-type="string">
            <text:p>Good</text:p>
          </table:table-cell>
          <table:table-cell table:style-name="ce33" table:formula="of:=[.J7]" office:value-type="string" office:string-value="capsule" calcext:value-type="string">
            <text:p>capsule</text:p>
          </table:table-cell>
          <table:table-cell table:style-name="ce42" table:formula="of:=[.K7]" office:value-type="float" office:value="23" calcext:value-type="float">
            <text:p>23</text:p>
          </table:table-cell>
          <table:table-cell table:style-name="ce47" table:formula="of:=[.L7]" office:value-type="float" office:value="0.01088" calcext:value-type="float">
            <text:p>0,01088</text:p>
          </table:table-cell>
          <table:table-cell table:style-name="ce47" table:formula="of:=[.M7]" office:value-type="float" office:value="0.03864" calcext:value-type="float">
            <text:p>0,03864</text:p>
          </table:table-cell>
          <table:table-cell table:style-name="ce47" table:formula="of:=[.N7]" office:value-type="float" office:value="0.007575" calcext:value-type="float">
            <text:p>0,00758</text:p>
          </table:table-cell>
          <table:table-cell/>
        </table:table-row>
        <table:table-row table:style-name="ro7">
          <table:table-cell table:number-columns-repeated="8"/>
          <table:table-cell table:style-name="ce29" office:value-type="string" calcext:value-type="string" table:number-columns-spanned="6" table:number-rows-spanned="1">
            <text:p>Best/Worst Anomaly STD Score</text:p>
          </table:table-cell>
          <table:covered-table-cell table:number-columns-repeated="5" table:style-name="ce37"/>
          <table:table-cell/>
        </table:table-row>
        <table:table-row table:style-name="ro6">
          <table:table-cell/>
          <table:table-cell table:style-name="ce16" office:value-type="string" calcext:value-type="string">
            <text:p>Faulty</text:p>
          </table:table-cell>
          <table:table-cell table:style-name="ce16" table:formula="of:=[$mvtec_all_scores.A27]" office:value-type="string" office:string-value="grid" calcext:value-type="string">
            <text:p>grid</text:p>
          </table:table-cell>
          <table:table-cell table:style-name="ce22" table:formula="of:=SUM([$mvtec_all_scores.C27:.C32])-[.D15]" office:value-type="float" office:value="57" calcext:value-type="float">
            <text:p>57</text:p>
          </table:table-cell>
          <table:table-cell table:style-name="ce24" table:formula="of:=(SUM([$mvtec_all_scores_2.D27:.D32])-[.E15]) / (COUNTA([$mvtec_all_scores_2.D27:.D32])-1)" office:value-type="float" office:value="0.052098" calcext:value-type="float">
            <text:p>0,05210</text:p>
          </table:table-cell>
          <table:table-cell table:style-name="ce24" table:formula="of:=(SUM([$mvtec_all_scores_2.E27:.E32])-[.F15]) / (COUNTA([$mvtec_all_scores_2.E27:.E32])-1)" office:value-type="float" office:value="0.186158" calcext:value-type="float">
            <text:p>0,18616</text:p>
          </table:table-cell>
          <table:table-cell table:style-name="ce24" table:formula="of:=(SUM([$mvtec_all_scores_2.F27:.F32])-[.G15]) / (COUNTA([$mvtec_all_scores_2.F27:.F32])-1)" office:value-type="float" office:value="0.037605" calcext:value-type="float">
            <text:p>0,03761</text:p>
          </table:table-cell>
          <table:table-cell/>
          <table:table-cell table:style-name="ce31" table:formula="of:=[.B25]" office:value-type="string" office:string-value="Faulty" calcext:value-type="string">
            <text:p>Faulty</text:p>
          </table:table-cell>
          <table:table-cell table:style-name="ce31" table:formula="of:=[.C29]" office:value-type="string" office:string-value="toothbrush" calcext:value-type="string">
            <text:p>toothbrush</text:p>
          </table:table-cell>
          <table:table-cell table:style-name="ce40" table:formula="of:=[.D29]" office:value-type="float" office:value="30" calcext:value-type="float">
            <text:p>30</text:p>
          </table:table-cell>
          <table:table-cell table:style-name="ce45" table:formula="of:=[.E29]" office:value-type="float" office:value="0.04088" calcext:value-type="float">
            <text:p>0,04088</text:p>
          </table:table-cell>
          <table:table-cell table:style-name="ce45" table:formula="of:=[.F29]" office:value-type="float" office:value="0.23648" calcext:value-type="float">
            <text:p>0,23648</text:p>
          </table:table-cell>
          <table:table-cell table:style-name="ce45" table:formula="of:=[.G29]" office:value-type="float" office:value="0.05963" calcext:value-type="float">
            <text:p>0,05963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Good</text:p>
          </table:table-cell>
          <table:table-cell table:formula="of:=[.C14]" office:value-type="string" office:string-value="grid" calcext:value-type="string">
            <text:p>grid</text:p>
          </table:table-cell>
          <table:table-cell table:formula="of:=[$mvtec_all_scores_2.C30]" office:value-type="float" office:value="21" calcext:value-type="float">
            <text:p>21</text:p>
          </table:table-cell>
          <table:table-cell table:formula="of:=[$mvtec_all_scores_2.D30]" office:value-type="float" office:value="0.03176" calcext:value-type="float">
            <text:p>0,03176</text:p>
          </table:table-cell>
          <table:table-cell table:formula="of:=[$mvtec_all_scores_2.E30]" office:value-type="float" office:value="0.05966" calcext:value-type="float">
            <text:p>0,05966</text:p>
          </table:table-cell>
          <table:table-cell table:formula="of:=[$mvtec_all_scores_2.F30]" office:value-type="float" office:value="0.010595" calcext:value-type="float">
            <text:p>0,01060</text:p>
          </table:table-cell>
          <table:table-cell/>
          <table:table-cell table:style-name="ce31" table:formula="of:=[.B26]" office:value-type="string" office:string-value="Good" calcext:value-type="string">
            <text:p>Good</text:p>
          </table:table-cell>
          <table:table-cell table:style-name="ce31" table:formula="of:=[.C30]" office:value-type="string" office:string-value="toothbrush" calcext:value-type="string">
            <text:p>toothbrush</text:p>
          </table:table-cell>
          <table:table-cell table:style-name="ce40" table:formula="of:=[.D30]" office:value-type="float" office:value="12" calcext:value-type="float">
            <text:p>12</text:p>
          </table:table-cell>
          <table:table-cell table:style-name="ce45" table:formula="of:=[.E30]" office:value-type="float" office:value="0.01918" calcext:value-type="float">
            <text:p>0,01918</text:p>
          </table:table-cell>
          <table:table-cell table:style-name="ce45" table:formula="of:=[.F30]" office:value-type="float" office:value="0.06212" calcext:value-type="float">
            <text:p>0,06212</text:p>
          </table:table-cell>
          <table:table-cell table:style-name="ce45" table:formula="of:=[.G30]" office:value-type="float" office:value="0.009955" calcext:value-type="float">
            <text:p>0,00996</text:p>
          </table:table-cell>
          <table:table-cell/>
        </table:table-row>
        <table:table-row table:style-name="ro6">
          <table:table-cell/>
          <table:table-cell table:style-name="ce16" office:value-type="string" calcext:value-type="string">
            <text:p>Faulty</text:p>
          </table:table-cell>
          <table:table-cell table:style-name="ce16" table:formula="of:=[$mvtec_all_scores.A33]" office:value-type="string" office:string-value="hazelnut" calcext:value-type="string">
            <text:p>hazelnut</text:p>
          </table:table-cell>
          <table:table-cell table:style-name="ce22" table:formula="of:=SUM([$mvtec_all_scores.C33:.C37])-[.D17]" office:value-type="float" office:value="70" calcext:value-type="float">
            <text:p>70</text:p>
          </table:table-cell>
          <table:table-cell table:style-name="ce24" table:formula="of:=(SUM([$mvtec_all_scores_2.D33:.D37])-[.E17]) / (COUNTA([$mvtec_all_scores_2.D33:.D37])-1)" office:value-type="float" office:value="0.0593825" calcext:value-type="float">
            <text:p>0,05938</text:p>
          </table:table-cell>
          <table:table-cell table:style-name="ce24" table:formula="of:=(SUM([$mvtec_all_scores_2.E33:.E37])-[.F17]) / (COUNTA([$mvtec_all_scores_2.E33:.E37])-1)" office:value-type="float" office:value="0.236065" calcext:value-type="float">
            <text:p>0,23607</text:p>
          </table:table-cell>
          <table:table-cell table:style-name="ce24" table:formula="of:=(SUM([$mvtec_all_scores_2.F33:.F37])-[.G17]) / (COUNTA([$mvtec_all_scores_2.F33:.F37])-1)" office:value-type="float" office:value="0.03579625" calcext:value-type="float">
            <text:p>0,03580</text:p>
          </table:table-cell>
          <table:table-cell/>
          <table:table-cell table:style-name="ce32" table:formula="of:=[.B29]" office:value-type="string" office:string-value="Faulty" calcext:value-type="string">
            <text:p>Faulty</text:p>
          </table:table-cell>
          <table:table-cell table:style-name="ce32" table:formula="of:=[.C29]" office:value-type="string" office:string-value="toothbrush" calcext:value-type="string">
            <text:p>toothbrush</text:p>
          </table:table-cell>
          <table:table-cell table:style-name="ce41" table:formula="of:=[.D29]" office:value-type="float" office:value="30" calcext:value-type="float">
            <text:p>30</text:p>
          </table:table-cell>
          <table:table-cell table:style-name="ce46" table:formula="of:=[.E29]" office:value-type="float" office:value="0.04088" calcext:value-type="float">
            <text:p>0,04088</text:p>
          </table:table-cell>
          <table:table-cell table:style-name="ce46" table:formula="of:=[.F29]" office:value-type="float" office:value="0.23648" calcext:value-type="float">
            <text:p>0,23648</text:p>
          </table:table-cell>
          <table:table-cell table:style-name="ce46" table:formula="of:=[.G29]" office:value-type="float" office:value="0.05963" calcext:value-type="float">
            <text:p>0,05963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Good</text:p>
          </table:table-cell>
          <table:table-cell table:formula="of:=[.C16]" office:value-type="string" office:string-value="hazelnut" calcext:value-type="string">
            <text:p>hazelnut</text:p>
          </table:table-cell>
          <table:table-cell table:formula="of:=[$mvtec_all_scores_2.C35]" office:value-type="float" office:value="40" calcext:value-type="float">
            <text:p>40</text:p>
          </table:table-cell>
          <table:table-cell table:formula="of:=[$mvtec_all_scores_2.D35]" office:value-type="float" office:value="0.04077" calcext:value-type="float">
            <text:p>0,04077</text:p>
          </table:table-cell>
          <table:table-cell table:formula="of:=[$mvtec_all_scores_2.E35]" office:value-type="float" office:value="0.10049" calcext:value-type="float">
            <text:p>0,10049</text:p>
          </table:table-cell>
          <table:table-cell table:formula="of:=[$mvtec_all_scores_2.F35]" office:value-type="float" office:value="0.016535" calcext:value-type="float">
            <text:p>0,01654</text:p>
          </table:table-cell>
          <table:table-cell/>
          <table:table-cell table:style-name="ce33" table:formula="of:=[.B30]" office:value-type="string" office:string-value="Good" calcext:value-type="string">
            <text:p>Good</text:p>
          </table:table-cell>
          <table:table-cell table:style-name="ce33" table:formula="of:=[.C30]" office:value-type="string" office:string-value="toothbrush" calcext:value-type="string">
            <text:p>toothbrush</text:p>
          </table:table-cell>
          <table:table-cell table:style-name="ce42" table:formula="of:=[.D30]" office:value-type="float" office:value="12" calcext:value-type="float">
            <text:p>12</text:p>
          </table:table-cell>
          <table:table-cell table:style-name="ce47" table:formula="of:=[.E30]" office:value-type="float" office:value="0.01918" calcext:value-type="float">
            <text:p>0,01918</text:p>
          </table:table-cell>
          <table:table-cell table:style-name="ce47" table:formula="of:=[.F30]" office:value-type="float" office:value="0.06212" calcext:value-type="float">
            <text:p>0,06212</text:p>
          </table:table-cell>
          <table:table-cell table:style-name="ce47" table:formula="of:=[.G30]" office:value-type="float" office:value="0.009955" calcext:value-type="float">
            <text:p>0,00996</text:p>
          </table:table-cell>
          <table:table-cell/>
        </table:table-row>
        <table:table-row table:style-name="ro6">
          <table:table-cell table:number-columns-repeated="8"/>
          <table:table-cell table:style-name="ce34" office:value-type="string" calcext:value-type="string" table:number-columns-spanned="6" table:number-rows-spanned="1">
            <text:p>Total average scores for program</text:p>
          </table:table-cell>
          <table:covered-table-cell table:style-name="ce38"/>
          <table:covered-table-cell table:style-name="ce43"/>
          <table:covered-table-cell table:number-columns-repeated="3" table:style-name="ce48"/>
          <table:table-cell/>
        </table:table-row>
        <table:table-row table:style-name="ro6">
          <table:table-cell/>
          <table:table-cell table:style-name="ce16" office:value-type="string" calcext:value-type="string">
            <text:p>Faulty</text:p>
          </table:table-cell>
          <table:table-cell table:style-name="ce16" table:formula="of:=[$mvtec_all_scores.A38]" office:value-type="string" office:string-value="leather" calcext:value-type="string">
            <text:p>leather</text:p>
          </table:table-cell>
          <table:table-cell table:style-name="ce22" table:formula="of:=SUM([$mvtec_all_scores.C38:.C43])-[.D20]" office:value-type="float" office:value="92" calcext:value-type="float">
            <text:p>92</text:p>
          </table:table-cell>
          <table:table-cell table:style-name="ce24" table:formula="of:=(SUM([$mvtec_all_scores_2.D38:.D43])-[.E20]) / (COUNTA([$mvtec_all_scores_2.D38:.D43])-1)" office:value-type="float" office:value="0.07339" calcext:value-type="float">
            <text:p>0,07339</text:p>
          </table:table-cell>
          <table:table-cell table:style-name="ce24" table:formula="of:=(SUM([$mvtec_all_scores_2.E38:.E43])-[.F20]) / (COUNTA([$mvtec_all_scores_2.E38:.E43])-1)" office:value-type="float" office:value="0.240218" calcext:value-type="float">
            <text:p>0,24022</text:p>
          </table:table-cell>
          <table:table-cell table:style-name="ce24" table:formula="of:=(SUM([$mvtec_all_scores_2.F38:.F43])-[.G20]) / (COUNTA([$mvtec_all_scores_2.F38:.F43])-1)" office:value-type="float" office:value="0.039066" calcext:value-type="float">
            <text:p>0,03907</text:p>
          </table:table-cell>
          <table:table-cell/>
          <table:table-cell table:style-name="ce35" table:formula="of:=[.B37]" office:value-type="string" office:string-value="Faulty" calcext:value-type="string">
            <text:p>Faulty</text:p>
          </table:table-cell>
          <table:table-cell table:style-name="ce35" table:formula="of:=[.C37]" office:value-type="string" office:string-value="Total" calcext:value-type="string">
            <text:p>Total</text:p>
          </table:table-cell>
          <table:table-cell table:style-name="ce35" table:formula="of:=[.D37]" office:value-type="float" office:value="83.8666666666667" calcext:value-type="float">
            <text:p>83,8666666666667</text:p>
          </table:table-cell>
          <table:table-cell table:style-name="ce49" table:formula="of:=[.E37]" office:value-type="float" office:value="0.0526123103174603" calcext:value-type="float">
            <text:p>0,05261</text:p>
          </table:table-cell>
          <table:table-cell table:style-name="ce49" table:formula="of:=[.F37]" office:value-type="float" office:value="0.191389811904762" calcext:value-type="float">
            <text:p>0,19139</text:p>
          </table:table-cell>
          <table:table-cell table:style-name="ce49" table:formula="of:=[.G37]" office:value-type="float" office:value="0.0345824686507937" calcext:value-type="float">
            <text:p>0,03458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Good</text:p>
          </table:table-cell>
          <table:table-cell table:formula="of:=[.C19]" office:value-type="string" office:string-value="leather" calcext:value-type="string">
            <text:p>leather</text:p>
          </table:table-cell>
          <table:table-cell table:formula="of:=[$mvtec_all_scores_2.C42]" office:value-type="float" office:value="32" calcext:value-type="float">
            <text:p>32</text:p>
          </table:table-cell>
          <table:table-cell table:formula="of:=[$mvtec_all_scores_2.D42]" office:value-type="float" office:value="0.01734" calcext:value-type="float">
            <text:p>0,01734</text:p>
          </table:table-cell>
          <table:table-cell table:formula="of:=[$mvtec_all_scores_2.E42]" office:value-type="float" office:value="0.03144" calcext:value-type="float">
            <text:p>0,03144</text:p>
          </table:table-cell>
          <table:table-cell table:formula="of:=[$mvtec_all_scores_2.F42]" office:value-type="float" office:value="0.008945" calcext:value-type="float">
            <text:p>0,00895</text:p>
          </table:table-cell>
          <table:table-cell/>
          <table:table-cell table:style-name="ce36" table:formula="of:=[.B38]" office:value-type="string" office:string-value="Good" calcext:value-type="string">
            <text:p>Good</text:p>
          </table:table-cell>
          <table:table-cell table:style-name="ce36" table:formula="of:=[.C38]" office:value-type="string" office:string-value="Total" calcext:value-type="string">
            <text:p>Total</text:p>
          </table:table-cell>
          <table:table-cell table:style-name="ce36" table:formula="of:=[.D38]" office:value-type="float" office:value="31.1333333333333" calcext:value-type="float">
            <text:p>31,1333333333333</text:p>
          </table:table-cell>
          <table:table-cell table:style-name="ce50" table:formula="of:=[.E38]" office:value-type="float" office:value="0.0259026666666667" calcext:value-type="float">
            <text:p>0,02590</text:p>
          </table:table-cell>
          <table:table-cell table:style-name="ce50" table:formula="of:=[.F38]" office:value-type="float" office:value="0.057764" calcext:value-type="float">
            <text:p>0,05776</text:p>
          </table:table-cell>
          <table:table-cell table:style-name="ce50" table:formula="of:=[.G38]" office:value-type="float" office:value="0.010632" calcext:value-type="float">
            <text:p>0,01063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Faulty</text:p>
          </table:table-cell>
          <table:table-cell table:style-name="ce16" table:formula="of:=[$mvtec_all_scores.A44]" office:value-type="string" office:string-value="metal_nut" calcext:value-type="string">
            <text:p>metal_nut</text:p>
          </table:table-cell>
          <table:table-cell table:style-name="ce22" table:formula="of:=SUM([$mvtec_all_scores.C44:.C48])-[.D22]" office:value-type="float" office:value="93" calcext:value-type="float">
            <text:p>93</text:p>
          </table:table-cell>
          <table:table-cell table:style-name="ce24" table:formula="of:=(SUM([$mvtec_all_scores_2.D44:.D48])-[.E22]) / (COUNTA([$mvtec_all_scores_2.D44:.D48])-1)" office:value-type="float" office:value="0.0372775" calcext:value-type="float">
            <text:p>0,03728</text:p>
          </table:table-cell>
          <table:table-cell table:style-name="ce24" table:formula="of:=(SUM([$mvtec_all_scores_2.E44:.E48])-[.F22]) / (COUNTA([$mvtec_all_scores_2.E44:.E48])-1)" office:value-type="float" office:value="0.1427375" calcext:value-type="float">
            <text:p>0,14274</text:p>
          </table:table-cell>
          <table:table-cell table:style-name="ce24" table:formula="of:=(SUM([$mvtec_all_scores_2.F44:.F48])-[.G22]) / (COUNTA([$mvtec_all_scores_2.F44:.F48])-1)" office:value-type="float" office:value="0.0232175" calcext:value-type="float">
            <text:p>0,023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table:formula="of:=[.C21]" office:value-type="string" office:string-value="metal_nut" calcext:value-type="string">
            <text:p>metal_nut</text:p>
          </table:table-cell>
          <table:table-cell table:formula="of:=[$mvtec_all_scores_2.C47]" office:value-type="float" office:value="22" calcext:value-type="float">
            <text:p>22</text:p>
          </table:table-cell>
          <table:table-cell table:formula="of:=[$mvtec_all_scores_2.D47]" office:value-type="float" office:value="0.01935" calcext:value-type="float">
            <text:p>0,01935</text:p>
          </table:table-cell>
          <table:table-cell table:formula="of:=[$mvtec_all_scores_2.E47]" office:value-type="float" office:value="0.04488" calcext:value-type="float">
            <text:p>0,04488</text:p>
          </table:table-cell>
          <table:table-cell table:formula="of:=[$mvtec_all_scores_2.F47]" office:value-type="float" office:value="0.006515" calcext:value-type="float">
            <text:p>0,00652</text:p>
          </table:table-cell>
          <table:table-cell table:number-columns-repeated="8"/>
        </table:table-row>
        <table:table-row table:style-name="ro1">
          <table:table-cell/>
          <table:table-cell table:style-name="ce16" office:value-type="string" calcext:value-type="string">
            <text:p>Faulty</text:p>
          </table:table-cell>
          <table:table-cell table:style-name="ce16" table:formula="of:=[$mvtec_all_scores.A49]" office:value-type="string" office:string-value="pill" calcext:value-type="string">
            <text:p>pill</text:p>
          </table:table-cell>
          <table:table-cell table:style-name="ce22" table:formula="of:=SUM([$mvtec_all_scores.C49:.C56])-[.D24]" office:value-type="float" office:value="141" calcext:value-type="float">
            <text:p>141</text:p>
          </table:table-cell>
          <table:table-cell table:style-name="ce24" table:formula="of:=(SUM([$mvtec_all_scores_2.D49:.D56])-[.E24]) / (COUNTA([$mvtec_all_scores_2.D49:.D56])-1)" office:value-type="float" office:value="0.0328457142857143" calcext:value-type="float">
            <text:p>0,03285</text:p>
          </table:table-cell>
          <table:table-cell table:style-name="ce24" table:formula="of:=(SUM([$mvtec_all_scores_2.E49:.E56])-[.F24]) / (COUNTA([$mvtec_all_scores_2.E49:.E56])-1)" office:value-type="float" office:value="0.128578571428571" calcext:value-type="float">
            <text:p>0,12858</text:p>
          </table:table-cell>
          <table:table-cell table:style-name="ce24" table:formula="of:=(SUM([$mvtec_all_scores_2.F49:.F56])-[.G24]) / (COUNTA([$mvtec_all_scores_2.F49:.F56])-1)" office:value-type="float" office:value="0.0241907142857143" calcext:value-type="float">
            <text:p>0,024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table:formula="of:=[.C23]" office:value-type="string" office:string-value="pill" calcext:value-type="string">
            <text:p>pill</text:p>
          </table:table-cell>
          <table:table-cell table:formula="of:=[$mvtec_all_scores_2.C54]" office:value-type="float" office:value="26" calcext:value-type="float">
            <text:p>26</text:p>
          </table:table-cell>
          <table:table-cell table:formula="of:=[$mvtec_all_scores_2.D54]" office:value-type="float" office:value="0.01829" calcext:value-type="float">
            <text:p>0,01829</text:p>
          </table:table-cell>
          <table:table-cell table:formula="of:=[$mvtec_all_scores_2.E54]" office:value-type="float" office:value="0.0461" calcext:value-type="float">
            <text:p>0,04610</text:p>
          </table:table-cell>
          <table:table-cell table:formula="of:=[$mvtec_all_scores_2.F54]" office:value-type="float" office:value="0.00768" calcext:value-type="float">
            <text:p>0,00768</text:p>
          </table:table-cell>
          <table:table-cell table:number-columns-repeated="8"/>
        </table:table-row>
        <table:table-row table:style-name="ro1">
          <table:table-cell/>
          <table:table-cell table:style-name="ce16" office:value-type="string" calcext:value-type="string">
            <text:p>Faulty</text:p>
          </table:table-cell>
          <table:table-cell table:style-name="ce16" table:formula="of:=[$mvtec_all_scores.A57]" office:value-type="string" office:string-value="screw" calcext:value-type="string">
            <text:p>screw</text:p>
          </table:table-cell>
          <table:table-cell table:style-name="ce22" table:formula="of:=SUM([$mvtec_all_scores.C57:.C62])-[.D26]" office:value-type="float" office:value="119" calcext:value-type="float">
            <text:p>119</text:p>
          </table:table-cell>
          <table:table-cell table:style-name="ce24" table:formula="of:=(SUM([$mvtec_all_scores_2.D57:.D62])-[.E26]) / (COUNTA([$mvtec_all_scores_2.D57:.D62])-1)" office:value-type="float" office:value="0.027302" calcext:value-type="float">
            <text:p>0,02730</text:p>
          </table:table-cell>
          <table:table-cell table:style-name="ce24" table:formula="of:=(SUM([$mvtec_all_scores_2.E57:.E62])-[.F26]) / (COUNTA([$mvtec_all_scores_2.E57:.E62])-1)" office:value-type="float" office:value="0.083926" calcext:value-type="float">
            <text:p>0,08393</text:p>
          </table:table-cell>
          <table:table-cell table:style-name="ce24" table:formula="of:=(SUM([$mvtec_all_scores_2.F57:.F62])-[.G26]) / (COUNTA([$mvtec_all_scores_2.F57:.F62])-1)" office:value-type="float" office:value="0.014738" calcext:value-type="float">
            <text:p>0,014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table:formula="of:=[.C25]" office:value-type="string" office:string-value="screw" calcext:value-type="string">
            <text:p>screw</text:p>
          </table:table-cell>
          <table:table-cell table:formula="of:=[$mvtec_all_scores_2.C57]" office:value-type="float" office:value="41" calcext:value-type="float">
            <text:p>41</text:p>
          </table:table-cell>
          <table:table-cell table:formula="of:=[$mvtec_all_scores_2.D57]" office:value-type="float" office:value="0.02367" calcext:value-type="float">
            <text:p>0,02367</text:p>
          </table:table-cell>
          <table:table-cell table:formula="of:=[$mvtec_all_scores_2.E57]" office:value-type="float" office:value="0.06349" calcext:value-type="float">
            <text:p>0,06349</text:p>
          </table:table-cell>
          <table:table-cell table:formula="of:=[$mvtec_all_scores_2.F57]" office:value-type="float" office:value="0.01303" calcext:value-type="float">
            <text:p>0,01303</text:p>
          </table:table-cell>
          <table:table-cell table:number-columns-repeated="8"/>
        </table:table-row>
        <table:table-row table:style-name="ro1">
          <table:table-cell/>
          <table:table-cell table:style-name="ce16" office:value-type="string" calcext:value-type="string">
            <text:p>Faulty</text:p>
          </table:table-cell>
          <table:table-cell table:style-name="ce16" table:formula="of:=[$mvtec_all_scores.A63]" office:value-type="string" office:string-value="tile" calcext:value-type="string">
            <text:p>tile</text:p>
          </table:table-cell>
          <table:table-cell table:style-name="ce22" table:formula="of:=SUM([$mvtec_all_scores.C63:.C68])-[.D28]" office:value-type="float" office:value="84" calcext:value-type="float">
            <text:p>84</text:p>
          </table:table-cell>
          <table:table-cell table:style-name="ce24" table:formula="of:=(SUM([$mvtec_all_scores_2.D63:.D68])-[.E28]) / (COUNTA([$mvtec_all_scores_2.D63:.D68])-1)" office:value-type="float" office:value="0.09983" calcext:value-type="float">
            <text:p>0,09983</text:p>
          </table:table-cell>
          <table:table-cell table:style-name="ce24" table:formula="of:=(SUM([$mvtec_all_scores_2.E63:.E68])-[.F28]) / (COUNTA([$mvtec_all_scores_2.E63:.E68])-1)" office:value-type="float" office:value="0.270642" calcext:value-type="float">
            <text:p>0,27064</text:p>
          </table:table-cell>
          <table:table-cell table:style-name="ce24" table:formula="of:=(SUM([$mvtec_all_scores_2.F63:.F68])-[.G28]) / (COUNTA([$mvtec_all_scores_2.F63:.F68])-1)" office:value-type="float" office:value="0.040161" calcext:value-type="float">
            <text:p>0,040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table:formula="of:=[.C27]" office:value-type="string" office:string-value="tile" calcext:value-type="string">
            <text:p>tile</text:p>
          </table:table-cell>
          <table:table-cell table:formula="of:=[$mvtec_all_scores_2.C65]" office:value-type="float" office:value="33" calcext:value-type="float">
            <text:p>33</text:p>
          </table:table-cell>
          <table:table-cell table:formula="of:=[$mvtec_all_scores_2.D65]" office:value-type="float" office:value="0.02751" calcext:value-type="float">
            <text:p>0,02751</text:p>
          </table:table-cell>
          <table:table-cell table:formula="of:=[$mvtec_all_scores_2.E65]" office:value-type="float" office:value="0.05063" calcext:value-type="float">
            <text:p>0,05063</text:p>
          </table:table-cell>
          <table:table-cell table:formula="of:=[$mvtec_all_scores_2.F65]" office:value-type="float" office:value="0.00789" calcext:value-type="float">
            <text:p>0,00789</text:p>
          </table:table-cell>
          <table:table-cell table:number-columns-repeated="8"/>
        </table:table-row>
        <table:table-row table:style-name="ro1">
          <table:table-cell/>
          <table:table-cell table:style-name="ce16" office:value-type="string" calcext:value-type="string">
            <text:p>Faulty</text:p>
          </table:table-cell>
          <table:table-cell table:style-name="ce16" table:formula="of:=[$mvtec_all_scores.A69]" office:value-type="string" office:string-value="toothbrush" calcext:value-type="string">
            <text:p>toothbrush</text:p>
          </table:table-cell>
          <table:table-cell table:style-name="ce22" table:formula="of:=SUM([$mvtec_all_scores.C69:.C70])-[.D30]" office:value-type="float" office:value="30" calcext:value-type="float">
            <text:p>30</text:p>
          </table:table-cell>
          <table:table-cell table:style-name="ce24" table:formula="of:=(SUM([$mvtec_all_scores_2.D69:.D70])-[.E30]) / (COUNTA([$mvtec_all_scores_2.D69:.D70])-1)" office:value-type="float" office:value="0.04088" calcext:value-type="float">
            <text:p>0,04088</text:p>
          </table:table-cell>
          <table:table-cell table:style-name="ce24" table:formula="of:=(SUM([$mvtec_all_scores_2.E69:.E70])-[.F30]) / (COUNTA([$mvtec_all_scores_2.E69:.E70])-1)" office:value-type="float" office:value="0.23648" calcext:value-type="float">
            <text:p>0,23648</text:p>
          </table:table-cell>
          <table:table-cell table:style-name="ce24" table:formula="of:=(SUM([$mvtec_all_scores_2.F69:.F70])-[.G30]) / (COUNTA([$mvtec_all_scores_2.F69:.F70])-1)" office:value-type="float" office:value="0.05963" calcext:value-type="float">
            <text:p>0,0596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table:formula="of:=[.C29]" office:value-type="string" office:string-value="toothbrush" calcext:value-type="string">
            <text:p>toothbrush</text:p>
          </table:table-cell>
          <table:table-cell table:formula="of:=[$mvtec_all_scores_2.C70]" office:value-type="float" office:value="12" calcext:value-type="float">
            <text:p>12</text:p>
          </table:table-cell>
          <table:table-cell table:formula="of:=[$mvtec_all_scores_2.D70]" office:value-type="float" office:value="0.01918" calcext:value-type="float">
            <text:p>0,01918</text:p>
          </table:table-cell>
          <table:table-cell table:formula="of:=[$mvtec_all_scores_2.E70]" office:value-type="float" office:value="0.06212" calcext:value-type="float">
            <text:p>0,06212</text:p>
          </table:table-cell>
          <table:table-cell table:formula="of:=[$mvtec_all_scores_2.F70]" office:value-type="float" office:value="0.009955" calcext:value-type="float">
            <text:p>0,00996</text:p>
          </table:table-cell>
          <table:table-cell table:number-columns-repeated="8"/>
        </table:table-row>
        <table:table-row table:style-name="ro1">
          <table:table-cell/>
          <table:table-cell table:style-name="ce16" office:value-type="string" calcext:value-type="string">
            <text:p>Faulty</text:p>
          </table:table-cell>
          <table:table-cell table:style-name="ce16" table:formula="of:=[$mvtec_all_scores.A71]" office:value-type="string" office:string-value="transistor" calcext:value-type="string">
            <text:p>transistor</text:p>
          </table:table-cell>
          <table:table-cell table:style-name="ce22" table:formula="of:=SUM([$mvtec_all_scores.C71:.C75])-[.D32]" office:value-type="float" office:value="40" calcext:value-type="float">
            <text:p>40</text:p>
          </table:table-cell>
          <table:table-cell table:style-name="ce24" table:formula="of:=(SUM([$mvtec_all_scores_2.D71:.D75])-[.E32]) / (COUNTA([$mvtec_all_scores_2.D71:.D75])-1)" office:value-type="float" office:value="0.052325" calcext:value-type="float">
            <text:p>0,05233</text:p>
          </table:table-cell>
          <table:table-cell table:style-name="ce24" table:formula="of:=(SUM([$mvtec_all_scores_2.E71:.E75])-[.F32]) / (COUNTA([$mvtec_all_scores_2.E71:.E75])-1)" office:value-type="float" office:value="0.2302125" calcext:value-type="float">
            <text:p>0,23021</text:p>
          </table:table-cell>
          <table:table-cell table:style-name="ce24" table:formula="of:=(SUM([$mvtec_all_scores_2.F71:.F75])-[.G32]) / (COUNTA([$mvtec_all_scores_2.F71:.F75])-1)" office:value-type="float" office:value="0.03613375" calcext:value-type="float">
            <text:p>0,0361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table:formula="of:=[.C31]" office:value-type="string" office:string-value="transistor" calcext:value-type="string">
            <text:p>transistor</text:p>
          </table:table-cell>
          <table:table-cell table:formula="of:=[$mvtec_all_scores_2.C74]" office:value-type="float" office:value="60" calcext:value-type="float">
            <text:p>60</text:p>
          </table:table-cell>
          <table:table-cell table:formula="of:=[$mvtec_all_scores_2.D74]" office:value-type="float" office:value="0.02602" calcext:value-type="float">
            <text:p>0,02602</text:p>
          </table:table-cell>
          <table:table-cell table:formula="of:=[$mvtec_all_scores_2.E74]" office:value-type="float" office:value="0.06582" calcext:value-type="float">
            <text:p>0,06582</text:p>
          </table:table-cell>
          <table:table-cell table:formula="of:=[$mvtec_all_scores_2.F74]" office:value-type="float" office:value="0.01326" calcext:value-type="float">
            <text:p>0,01326</text:p>
          </table:table-cell>
          <table:table-cell table:number-columns-repeated="8"/>
        </table:table-row>
        <table:table-row table:style-name="ro1">
          <table:table-cell/>
          <table:table-cell table:style-name="ce16" office:value-type="string" calcext:value-type="string">
            <text:p>Faulty</text:p>
          </table:table-cell>
          <table:table-cell table:style-name="ce16" table:formula="of:=[$mvtec_all_scores.A76]" office:value-type="string" office:string-value="wood" calcext:value-type="string">
            <text:p>wood</text:p>
          </table:table-cell>
          <table:table-cell table:style-name="ce22" table:formula="of:=SUM([$mvtec_all_scores.C76:.C81])-[.D34]" office:value-type="float" office:value="60" calcext:value-type="float">
            <text:p>60</text:p>
          </table:table-cell>
          <table:table-cell table:style-name="ce24" table:formula="of:=(SUM([$mvtec_all_scores_2.D76:.D81])-[.E34]) / (COUNTA([$mvtec_all_scores_2.D76:.D81])-1)" office:value-type="float" office:value="0.1009" calcext:value-type="float">
            <text:p>0,10090</text:p>
          </table:table-cell>
          <table:table-cell table:style-name="ce24" table:formula="of:=(SUM([$mvtec_all_scores_2.E76:.E81])-[.F34]) / (COUNTA([$mvtec_all_scores_2.E76:.E81])-1)" office:value-type="float" office:value="0.24669" calcext:value-type="float">
            <text:p>0,24669</text:p>
          </table:table-cell>
          <table:table-cell table:style-name="ce24" table:formula="of:=(SUM([$mvtec_all_scores_2.F76:.F81])-[.G34]) / (COUNTA([$mvtec_all_scores_2.F76:.F81])-1)" office:value-type="float" office:value="0.038098" calcext:value-type="float">
            <text:p>0,0381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table:formula="of:=[.C33]" office:value-type="string" office:string-value="wood" calcext:value-type="string">
            <text:p>wood</text:p>
          </table:table-cell>
          <table:table-cell table:formula="of:=[$mvtec_all_scores_2.C78]" office:value-type="float" office:value="19" calcext:value-type="float">
            <text:p>19</text:p>
          </table:table-cell>
          <table:table-cell table:formula="of:=[$mvtec_all_scores_2.D78]" office:value-type="float" office:value="0.06434" calcext:value-type="float">
            <text:p>0,06434</text:p>
          </table:table-cell>
          <table:table-cell table:formula="of:=[$mvtec_all_scores_2.E78]" office:value-type="float" office:value="0.09921" calcext:value-type="float">
            <text:p>0,09921</text:p>
          </table:table-cell>
          <table:table-cell table:formula="of:=[$mvtec_all_scores_2.F78]" office:value-type="float" office:value="0.020255" calcext:value-type="float">
            <text:p>0,02026</text:p>
          </table:table-cell>
          <table:table-cell table:number-columns-repeated="8"/>
        </table:table-row>
        <table:table-row table:style-name="ro1">
          <table:table-cell/>
          <table:table-cell table:style-name="ce16" office:value-type="string" calcext:value-type="string">
            <text:p>Faulty</text:p>
          </table:table-cell>
          <table:table-cell table:style-name="ce16" table:formula="of:=[$mvtec_all_scores.A82]" office:value-type="string" office:string-value="zipper" calcext:value-type="string">
            <text:p>zipper</text:p>
          </table:table-cell>
          <table:table-cell table:style-name="ce22" table:formula="of:=SUM([$mvtec_all_scores.C82:.C89])-[.D36]" office:value-type="float" office:value="119" calcext:value-type="float">
            <text:p>119</text:p>
          </table:table-cell>
          <table:table-cell table:style-name="ce24" table:formula="of:=(SUM([$mvtec_all_scores_2.D82:.D89])-[.E36]) / (COUNTA([$mvtec_all_scores_2.D82:.D89])-1)" office:value-type="float" office:value="0.0362328571428571" calcext:value-type="float">
            <text:p>0,03623</text:p>
          </table:table-cell>
          <table:table-cell table:style-name="ce24" table:formula="of:=(SUM([$mvtec_all_scores_2.E82:.E89])-[.F36]) / (COUNTA([$mvtec_all_scores_2.E82:.E89])-1)" office:value-type="float" office:value="0.116812857142857" calcext:value-type="float">
            <text:p>0,11681</text:p>
          </table:table-cell>
          <table:table-cell table:style-name="ce24" table:formula="of:=(SUM([$mvtec_all_scores_2.F82:.F89])-[.G36]) / (COUNTA([$mvtec_all_scores_2.F82:.F89])-1)" office:value-type="float" office:value="0.0202428571428571" calcext:value-type="float">
            <text:p>0,0202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table:formula="of:=[.C35]" office:value-type="string" office:string-value="zipper" calcext:value-type="string">
            <text:p>zipper</text:p>
          </table:table-cell>
          <table:table-cell table:formula="of:=[$mvtec_all_scores_2.C86]" office:value-type="float" office:value="32" calcext:value-type="float">
            <text:p>32</text:p>
          </table:table-cell>
          <table:table-cell table:formula="of:=[$mvtec_all_scores_2.D86]" office:value-type="float" office:value="0.018" calcext:value-type="float">
            <text:p>0,01800</text:p>
          </table:table-cell>
          <table:table-cell table:formula="of:=[$mvtec_all_scores_2.E86]" office:value-type="float" office:value="0.05577" calcext:value-type="float">
            <text:p>0,05577</text:p>
          </table:table-cell>
          <table:table-cell table:formula="of:=[$mvtec_all_scores_2.F86]" office:value-type="float" office:value="0.011245" calcext:value-type="float">
            <text:p>0,01125</text:p>
          </table:table-cell>
          <table:table-cell table:number-columns-repeated="8"/>
        </table:table-row>
        <table:table-row table:style-name="ro1">
          <table:table-cell/>
          <table:table-cell table:style-name="ce18" office:value-type="string" calcext:value-type="string">
            <text:p>Faulty</text:p>
          </table:table-cell>
          <table:table-cell table:style-name="ce18" office:value-type="string" calcext:value-type="string">
            <text:p>Total</text:p>
          </table:table-cell>
          <table:table-cell table:style-name="ce18" table:formula="of:=AVERAGE([.D4];[.D6];[.D9];[.D11];[.D14];[.D16];[.D19];[.D21];[.D23];[.D25];[.D27];[.D29];[.D31];[.D33];[.D35])" office:value-type="float" office:value="83.8666666666667" calcext:value-type="float">
            <text:p>83,8666666666667</text:p>
          </table:table-cell>
          <table:table-cell table:style-name="ce26" table:formula="of:=AVERAGE([.E4];[.E6];[.E9];[.E11];[.E14];[.E16];[.E19];[.E21];[.E23];[.E25];[.E27];[.E29];[.E31];[.E33];[.E35])" office:value-type="float" office:value="0.0526123103174603" calcext:value-type="float">
            <text:p>0,05261</text:p>
          </table:table-cell>
          <table:table-cell table:style-name="ce26" table:formula="of:=AVERAGE([.F4];[.F6];[.F9];[.F11];[.F14];[.F16];[.F19];[.F21];[.F23];[.F25];[.F27];[.F29];[.F31];[.F33];[.F35])" office:value-type="float" office:value="0.191389811904762" calcext:value-type="float">
            <text:p>0,19139</text:p>
          </table:table-cell>
          <table:table-cell table:style-name="ce26" table:formula="of:=AVERAGE([.G4];[.G6];[.G9];[.G11];[.G14];[.G16];[.G19];[.G21];[.G23];[.G25];[.G27];[.G29];[.G31];[.G33];[.G35])" office:value-type="float" office:value="0.0345824686507937" calcext:value-type="float">
            <text:p>0,03458</text:p>
          </table:table-cell>
          <table:table-cell table:number-columns-repeated="8"/>
        </table:table-row>
        <table:table-row table:style-name="ro1">
          <table:table-cell/>
          <table:table-cell table:style-name="ce19" office:value-type="string" calcext:value-type="string">
            <text:p>Good</text:p>
          </table:table-cell>
          <table:table-cell table:style-name="ce19" office:value-type="string" calcext:value-type="string">
            <text:p>Total</text:p>
          </table:table-cell>
          <table:table-cell table:style-name="ce19" table:formula="of:=AVERAGE([.D5];[.D7];[.D10];[.D12];[.D15];[.D17];[.D20];[.D22];[.D24];[.D26];[.D28];[.D30];[.D32];[.D34];[.D36])" office:value-type="float" office:value="31.1333333333333" calcext:value-type="float">
            <text:p>31,1333333333333</text:p>
          </table:table-cell>
          <table:table-cell table:style-name="ce27" table:formula="of:=AVERAGE([.E5];[.E7];[.E10];[.E12];[.E15];[.E17];[.E20];[.E22];[.E24];[.E26];[.E28];[.E30];[.E32];[.E34];[.E36])" office:value-type="float" office:value="0.0259026666666667" calcext:value-type="float">
            <text:p>0,02590</text:p>
          </table:table-cell>
          <table:table-cell table:style-name="ce27" table:formula="of:=AVERAGE([.F5];[.F7];[.F10];[.F12];[.F15];[.F17];[.F20];[.F22];[.F24];[.F26];[.F28];[.F30];[.F32];[.F34];[.F36])" office:value-type="float" office:value="0.057764" calcext:value-type="float">
            <text:p>0,05776</text:p>
          </table:table-cell>
          <table:table-cell table:style-name="ce27" table:formula="of:=AVERAGE([.G5];[.G7];[.G10];[.G12];[.G15];[.G17];[.G20];[.G22];[.G24];[.G26];[.G28];[.G30];[.G32];[.G34];[.G36])" office:value-type="float" office:value="0.010632" calcext:value-type="float">
            <text:p>0,01063</text:p>
          </table:table-cell>
          <table:table-cell table:number-columns-repeated="8"/>
        </table:table-row>
        <table:table-row table:style-name="ro1">
          <table:table-cell/>
          <table:table-cell table:style-name="ce6" table:number-columns-repeated="6"/>
          <table:table-cell table:number-columns-repeated="8"/>
        </table:table-row>
      </table:table>
      <table:table table:name="Summary_3" table:style-name="ta1">
        <table:table-column table:style-name="co19" table:default-cell-style-name="ce6"/>
        <table:table-column table:style-name="co31" table:default-cell-style-name="ce16"/>
        <table:table-column table:style-name="co20" table:default-cell-style-name="ce16"/>
        <table:table-column table:style-name="co32" table:default-cell-style-name="ce22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25" table:default-cell-style-name="ce6"/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29" table:default-cell-style-name="ce6"/>
        <table:table-column table:style-name="co30" table:default-cell-style-name="ce6"/>
        <table:table-column table:style-name="co14" table:default-cell-style-name="ce6"/>
        <table:table-row table:style-name="ro1">
          <table:table-cell/>
          <table:table-cell table:style-name="ce6" table:number-columns-repeated="6"/>
          <table:table-cell table:number-columns-repeated="8"/>
        </table:table-row>
        <table:table-row table:style-name="ro8">
          <table:table-cell/>
          <table:table-cell table:style-name="ce51" office:value-type="string" calcext:value-type="string">
            <text:p>Category</text:p>
          </table:table-cell>
          <table:table-cell table:style-name="ce56" office:value-type="string" calcext:value-type="string" table:number-columns-spanned="2" table:number-rows-spanned="1">
            <text:p>Label &amp; </text:p>
            <text:p>Image count</text:p>
          </table:table-cell>
          <table:covered-table-cell table:style-name="ce58"/>
          <table:table-cell table:style-name="ce56" office:value-type="string" calcext:value-type="string">
            <text:p>Recall Anomaly</text:p>
            <text:p>Mean</text:p>
          </table:table-cell>
          <table:table-cell table:style-name="ce56" office:value-type="string" calcext:value-type="string">
            <text:p>Recall SAM</text:p>
            <text:p>Mean</text:p>
          </table:table-cell>
          <table:table-cell table:style-name="ce56" office:value-type="string" calcext:value-type="string">
            <text:p>Recall STD</text:p>
            <text:p>Score</text:p>
          </table:table-cell>
          <table:table-cell/>
          <table:table-cell table:style-name="ce28" table:formula="of:=[.B2]" office:value-type="string" office:string-value="Category" calcext:value-type="string">
            <text:p>Category</text:p>
          </table:table-cell>
          <table:table-cell table:style-name="ce28" table:formula="of:=[.C2]" office:value-type="string" office:string-value="Label &amp; &#10;Image count" calcext:value-type="string" table:number-columns-spanned="2" table:number-rows-spanned="1">
            <text:p>Label &amp; </text:p>
            <text:p>Image count</text:p>
          </table:table-cell>
          <table:covered-table-cell table:style-name="ce28" table:formula="of:=[.D2]" office:value-type="float" office:value="0" calcext:value-type="float">
            <text:p>0</text:p>
          </table:covered-table-cell>
          <table:table-cell table:style-name="ce28" table:formula="of:=[.E2]" office:value-type="string" office:string-value="Recall Anomaly&#10;Mean" calcext:value-type="string">
            <text:p>Recall Anomaly</text:p>
            <text:p>Mean</text:p>
          </table:table-cell>
          <table:table-cell table:style-name="ce28" table:formula="of:=[.F2]" office:value-type="string" office:string-value="Recall SAM&#10;Mean" calcext:value-type="string">
            <text:p>Recall SAM</text:p>
            <text:p>Mean</text:p>
          </table:table-cell>
          <table:table-cell table:style-name="ce28" table:formula="of:=[.G2]" office:value-type="string" office:string-value="Recall STD&#10;Score" calcext:value-type="string">
            <text:p>Recall STD</text:p>
            <text:p>Score</text:p>
          </table:table-cell>
          <table:table-cell/>
        </table:table-row>
        <table:table-row table:style-name="ro9">
          <table:table-cell/>
          <table:table-cell table:style-name="ce52" office:value-type="string" calcext:value-type="string" table:number-columns-spanned="1" table:number-rows-spanned="2">
            <text:p>Faulty</text:p>
          </table:table-cell>
          <table:table-cell table:style-name="ce57" office:value-type="string" calcext:value-type="string" table:number-columns-spanned="1" table:number-rows-spanned="2">
            <text:p>bottle</text:p>
          </table:table-cell>
          <table:table-cell table:style-name="ce59" office:value-type="float" office:value="63" calcext:value-type="float" table:number-columns-spanned="1" table:number-rows-spanned="2">
            <text:p>63</text:p>
          </table:table-cell>
          <table:table-cell table:style-name="ce64" table:formula="of:=(SUM([$mvtec_all_scores_3.D2:.D5])-[.E5]) / (COUNTA([$mvtec_all_scores_3.D2:.D5])-1)" office:value-type="float" office:value="0.6411" calcext:value-type="float" table:number-columns-spanned="1" table:number-rows-spanned="2">
            <text:p>0,64110</text:p>
          </table:table-cell>
          <table:table-cell table:style-name="ce64" table:formula="of:=(SUM([$mvtec_all_scores_3.E2:.E5])-[.F5]) / (COUNTA([$mvtec_all_scores_3.E2:.E5])-1)" office:value-type="float" office:value="0.74874" calcext:value-type="float" table:number-columns-spanned="1" table:number-rows-spanned="2">
            <text:p>0,74874</text:p>
          </table:table-cell>
          <table:table-cell table:style-name="ce64" table:formula="of:=(SUM([$mvtec_all_scores_3.F2:.F5])-[.G5]) / (COUNTA([$mvtec_all_scores_3.F2:.F5])-1)" office:value-type="float" office:value="0.275036666666667" calcext:value-type="float" table:number-columns-spanned="1" table:number-rows-spanned="2">
            <text:p>0,27504</text:p>
          </table:table-cell>
          <table:table-cell/>
          <table:table-cell table:style-name="ce29" office:value-type="string" calcext:value-type="string" table:number-columns-spanned="6" table:number-rows-spanned="1">
            <text:p>Best/Worst Recall Anomaly Mean</text:p>
          </table:table-cell>
          <table:covered-table-cell table:number-columns-repeated="5" table:style-name="ce37"/>
          <table:table-cell/>
        </table:table-row>
        <table:table-row table:style-name="ro6">
          <table:table-cell/>
          <table:covered-table-cell table:number-columns-repeated="2" table:style-name="ce53"/>
          <table:covered-table-cell table:style-name="ce60"/>
          <table:covered-table-cell table:number-columns-repeated="3" table:style-name="ce65"/>
          <table:table-cell/>
          <table:table-cell table:style-name="ce30" table:formula="of:=[.B19]" office:value-type="string" office:string-value="Faulty" calcext:value-type="string">
            <text:p>Faulty</text:p>
          </table:table-cell>
          <table:table-cell table:style-name="ce30" table:formula="of:=[.C19]" office:value-type="string" office:string-value="leather" calcext:value-type="string">
            <text:p>leather</text:p>
          </table:table-cell>
          <table:table-cell table:style-name="ce39" table:formula="of:=[.D19]" office:value-type="float" office:value="92" calcext:value-type="float">
            <text:p>92</text:p>
          </table:table-cell>
          <table:table-cell table:style-name="ce44" table:formula="of:=[.E19]" office:value-type="float" office:value="0.988956" calcext:value-type="float">
            <text:p>0,98896</text:p>
          </table:table-cell>
          <table:table-cell table:style-name="ce44" table:formula="of:=[.F19]" office:value-type="float" office:value="0.892104" calcext:value-type="float">
            <text:p>0,89210</text:p>
          </table:table-cell>
          <table:table-cell table:style-name="ce44" table:formula="of:=[.G19]" office:value-type="float" office:value="0.105249" calcext:value-type="float">
            <text:p>0,10525</text:p>
          </table:table-cell>
          <table:table-cell/>
        </table:table-row>
        <table:table-row table:style-name="ro6">
          <table:table-cell/>
          <table:table-cell table:style-name="ce17" office:value-type="string" calcext:value-type="string">
            <text:p>Good</text:p>
          </table:table-cell>
          <table:table-cell table:style-name="ce17" table:formula="of:=[.C3]" office:value-type="string" office:string-value="bottle" calcext:value-type="string">
            <text:p>bottle</text:p>
          </table:table-cell>
          <table:table-cell table:style-name="ce61" table:formula="of:=[$mvtec_all_scores.C5]" office:value-type="float" office:value="20" calcext:value-type="float">
            <text:p>20</text:p>
          </table:table-cell>
          <table:table-cell table:style-name="ce66" table:formula="of:=[$mvtec_all_scores_3.D5]" office:value-type="float" office:value="0.74021" calcext:value-type="float">
            <text:p>0,74021</text:p>
          </table:table-cell>
          <table:table-cell table:style-name="ce66" table:formula="of:=[$mvtec_all_scores_3.E5]" office:value-type="float" office:value="0.70937" calcext:value-type="float">
            <text:p>0,70937</text:p>
          </table:table-cell>
          <table:table-cell table:style-name="ce66" table:formula="of:=[$mvtec_all_scores_3.F5]" office:value-type="float" office:value="0.28573" calcext:value-type="float">
            <text:p>0,28573</text:p>
          </table:table-cell>
          <table:table-cell/>
          <table:table-cell table:style-name="ce31" table:formula="of:=[.B20]" office:value-type="string" office:string-value="Good" calcext:value-type="string">
            <text:p>Good</text:p>
          </table:table-cell>
          <table:table-cell table:style-name="ce31" table:formula="of:=[.C20]" office:value-type="string" office:string-value="leather" calcext:value-type="string">
            <text:p>leather</text:p>
          </table:table-cell>
          <table:table-cell table:style-name="ce40" table:formula="of:=[.D20]" office:value-type="float" office:value="32" calcext:value-type="float">
            <text:p>32</text:p>
          </table:table-cell>
          <table:table-cell table:style-name="ce45" table:formula="of:=[.E20]" office:value-type="float" office:value="0.99543" calcext:value-type="float">
            <text:p>0,99543</text:p>
          </table:table-cell>
          <table:table-cell table:style-name="ce45" table:formula="of:=[.F20]" office:value-type="float" office:value="0.98913" calcext:value-type="float">
            <text:p>0,98913</text:p>
          </table:table-cell>
          <table:table-cell table:style-name="ce45" table:formula="of:=[.G20]" office:value-type="float" office:value="0.02088" calcext:value-type="float">
            <text:p>0,02088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Faulty</text:p>
          </table:table-cell>
          <table:table-cell table:formula="of:=[$mvtec_all_scores.A6]" office:value-type="string" office:string-value="cable" calcext:value-type="string">
            <text:p>cable</text:p>
          </table:table-cell>
          <table:table-cell table:style-name="ce62" table:formula="of:=SUM([$mvtec_all_scores.C6:.C14]) - [.D7]" office:value-type="float" office:value="92" calcext:value-type="float">
            <text:p>92</text:p>
          </table:table-cell>
          <table:table-cell table:style-name="ce67" table:formula="of:=(SUM([$mvtec_all_scores_3.D6:.D14])-[.E7]) / (COUNTA([$mvtec_all_scores_3.D6:.D14])-1)" office:value-type="float" office:value="0.7959275" calcext:value-type="float">
            <text:p>0,79593</text:p>
          </table:table-cell>
          <table:table-cell table:style-name="ce67" table:formula="of:=(SUM([$mvtec_all_scores_3.E6:.E14])-[.F7]) / (COUNTA([$mvtec_all_scores_3.E6:.E14])-1)" office:value-type="float" office:value="0.81765875" calcext:value-type="float">
            <text:p>0,81766</text:p>
          </table:table-cell>
          <table:table-cell table:style-name="ce67" table:formula="of:=(SUM([$mvtec_all_scores_3.F6:.F14])-[.G7]) / (COUNTA([$mvtec_all_scores_3.F6:.F14])-1)" office:value-type="float" office:value="0.178101875" calcext:value-type="float">
            <text:p>0,17810</text:p>
          </table:table-cell>
          <table:table-cell/>
          <table:table-cell table:style-name="ce32" table:formula="of:=[.B31]" office:value-type="string" office:string-value="Faulty" calcext:value-type="string">
            <text:p>Faulty</text:p>
          </table:table-cell>
          <table:table-cell table:style-name="ce32" table:formula="of:=[.C31]" office:value-type="string" office:string-value="transistor" calcext:value-type="string">
            <text:p>transistor</text:p>
          </table:table-cell>
          <table:table-cell table:style-name="ce41" table:formula="of:=[.D31]" office:value-type="float" office:value="40" calcext:value-type="float">
            <text:p>40</text:p>
          </table:table-cell>
          <table:table-cell table:style-name="ce46" table:formula="of:=[.E31]" office:value-type="float" office:value="0.468685" calcext:value-type="float">
            <text:p>0,46869</text:p>
          </table:table-cell>
          <table:table-cell table:style-name="ce46" table:formula="of:=[.F31]" office:value-type="float" office:value="0.571405" calcext:value-type="float">
            <text:p>0,57141</text:p>
          </table:table-cell>
          <table:table-cell table:style-name="ce46" table:formula="of:=[.G31]" office:value-type="float" office:value="0.21590875" calcext:value-type="float">
            <text:p>0,21591</text:p>
          </table:table-cell>
          <table:table-cell/>
        </table:table-row>
        <table:table-row table:style-name="ro6">
          <table:table-cell/>
          <table:table-cell table:style-name="ce54" office:value-type="string" calcext:value-type="string" table:number-columns-spanned="1" table:number-rows-spanned="2">
            <text:p>Good</text:p>
          </table:table-cell>
          <table:table-cell table:style-name="ce54" table:formula="of:=[.C6]" office:value-type="string" office:string-value="cable" calcext:value-type="string" table:number-columns-spanned="1" table:number-rows-spanned="2">
            <text:p>cable</text:p>
          </table:table-cell>
          <table:table-cell table:style-name="ce63" table:formula="of:=[$mvtec_all_scores_2.C11]" office:value-type="float" office:value="58" calcext:value-type="float" table:number-columns-spanned="1" table:number-rows-spanned="2">
            <text:p>58</text:p>
          </table:table-cell>
          <table:table-cell table:style-name="ce68" table:formula="of:=[$mvtec_all_scores_3.D11]" office:value-type="float" office:value="0.79818" calcext:value-type="float" table:number-columns-spanned="1" table:number-rows-spanned="2">
            <text:p>0,79818</text:p>
          </table:table-cell>
          <table:table-cell table:style-name="ce68" table:formula="of:=[$mvtec_all_scores_3.E11]" office:value-type="float" office:value="0.75299" calcext:value-type="float" table:number-columns-spanned="1" table:number-rows-spanned="2">
            <text:p>0,75299</text:p>
          </table:table-cell>
          <table:table-cell table:style-name="ce68" table:formula="of:=[$mvtec_all_scores_3.F11]" office:value-type="float" office:value="0.22082" calcext:value-type="float" table:number-columns-spanned="1" table:number-rows-spanned="2">
            <text:p>0,22082</text:p>
          </table:table-cell>
          <table:table-cell/>
          <table:table-cell table:style-name="ce33" table:formula="of:=[.B32]" office:value-type="string" office:string-value="Good" calcext:value-type="string">
            <text:p>Good</text:p>
          </table:table-cell>
          <table:table-cell table:style-name="ce33" table:formula="of:=[.C32]" office:value-type="string" office:string-value="transistor" calcext:value-type="string">
            <text:p>transistor</text:p>
          </table:table-cell>
          <table:table-cell table:style-name="ce42" table:formula="of:=[.D32]" office:value-type="float" office:value="60" calcext:value-type="float">
            <text:p>60</text:p>
          </table:table-cell>
          <table:table-cell table:style-name="ce47" table:formula="of:=[.E32]" office:value-type="float" office:value="0.78728" calcext:value-type="float">
            <text:p>0,78728</text:p>
          </table:table-cell>
          <table:table-cell table:style-name="ce47" table:formula="of:=[.F32]" office:value-type="float" office:value="0.83138" calcext:value-type="float">
            <text:p>0,83138</text:p>
          </table:table-cell>
          <table:table-cell table:style-name="ce47" table:formula="of:=[.G32]" office:value-type="float" office:value="0.230245" calcext:value-type="float">
            <text:p>0,23025</text:p>
          </table:table-cell>
          <table:table-cell/>
        </table:table-row>
        <table:table-row table:style-name="ro7">
          <table:table-cell/>
          <table:covered-table-cell table:number-columns-repeated="2" table:style-name="ce55"/>
          <table:covered-table-cell table:style-name="ce61"/>
          <table:covered-table-cell table:number-columns-repeated="3" table:style-name="ce66"/>
          <table:table-cell/>
          <table:table-cell table:style-name="ce29" office:value-type="string" calcext:value-type="string" table:number-columns-spanned="6" table:number-rows-spanned="1">
            <text:p>Best/Worst Recall SAM Mean</text:p>
          </table:table-cell>
          <table:covered-table-cell table:number-columns-repeated="5" table:style-name="ce37"/>
          <table:table-cell/>
        </table:table-row>
        <table:table-row table:style-name="ro6">
          <table:table-cell/>
          <table:table-cell office:value-type="string" calcext:value-type="string">
            <text:p>Faulty</text:p>
          </table:table-cell>
          <table:table-cell table:formula="of:=[$mvtec_all_scores.A15]" office:value-type="string" office:string-value="capsule" calcext:value-type="string">
            <text:p>capsule</text:p>
          </table:table-cell>
          <table:table-cell table:style-name="ce62" table:formula="of:=SUM([$mvtec_all_scores.C15:.C20])-[.D10]" office:value-type="float" office:value="109" calcext:value-type="float">
            <text:p>109</text:p>
          </table:table-cell>
          <table:table-cell table:style-name="ce67" table:formula="of:=(SUM([$mvtec_all_scores_3.D15:.D20])-[.E10]) / (COUNTA([$mvtec_all_scores_3.D15:.D20])-1)" office:value-type="float" office:value="0.767994" calcext:value-type="float">
            <text:p>0,76799</text:p>
          </table:table-cell>
          <table:table-cell table:style-name="ce67" table:formula="of:=(SUM([$mvtec_all_scores_3.E15:.E20])-[.F10]) / (COUNTA([$mvtec_all_scores_3.E15:.E20])-1)" office:value-type="float" office:value="0.864464" calcext:value-type="float">
            <text:p>0,86446</text:p>
          </table:table-cell>
          <table:table-cell table:style-name="ce67" table:formula="of:=(SUM([$mvtec_all_scores_3.F15:.F20])-[.G10]) / (COUNTA([$mvtec_all_scores_3.F15:.F20])-1)" office:value-type="float" office:value="0.233809" calcext:value-type="float">
            <text:p>0,23381</text:p>
          </table:table-cell>
          <table:table-cell/>
          <table:table-cell table:style-name="ce44" table:formula="of:=[.B16]" office:value-type="string" office:string-value="Faulty" calcext:value-type="string">
            <text:p>Faulty</text:p>
          </table:table-cell>
          <table:table-cell table:style-name="ce44" table:formula="of:=[.C16]" office:value-type="string" office:string-value="hazelnut" calcext:value-type="string">
            <text:p>hazelnut</text:p>
          </table:table-cell>
          <table:table-cell table:style-name="ce39" table:formula="of:=[.D16]" office:value-type="float" office:value="70" calcext:value-type="float">
            <text:p>70</text:p>
          </table:table-cell>
          <table:table-cell table:style-name="ce44" table:formula="of:=[.E16]" office:value-type="float" office:value="0.89929" calcext:value-type="float">
            <text:p>0,89929</text:p>
          </table:table-cell>
          <table:table-cell table:style-name="ce44" table:formula="of:=[.F16]" office:value-type="float" office:value="0.9203775" calcext:value-type="float">
            <text:p>0,92038</text:p>
          </table:table-cell>
          <table:table-cell table:style-name="ce44" table:formula="of:=[.G16]" office:value-type="float" office:value="0.1152975" calcext:value-type="float">
            <text:p>0,11530</text:p>
          </table:table-cell>
          <table:table-cell/>
        </table:table-row>
        <table:table-row table:style-name="ro6">
          <table:table-cell/>
          <table:table-cell table:style-name="ce17" office:value-type="string" calcext:value-type="string">
            <text:p>Good</text:p>
          </table:table-cell>
          <table:table-cell table:style-name="ce17" table:formula="of:=[.C9]" office:value-type="string" office:string-value="capsule" calcext:value-type="string">
            <text:p>capsule</text:p>
          </table:table-cell>
          <table:table-cell table:style-name="ce61" table:formula="of:=[$mvtec_all_scores_2.C17]" office:value-type="float" office:value="23" calcext:value-type="float">
            <text:p>23</text:p>
          </table:table-cell>
          <table:table-cell table:style-name="ce66" table:formula="of:=[$mvtec_all_scores_3.D17]" office:value-type="float" office:value="0.86069" calcext:value-type="float">
            <text:p>0,86069</text:p>
          </table:table-cell>
          <table:table-cell table:style-name="ce66" table:formula="of:=[$mvtec_all_scores_3.E17]" office:value-type="float" office:value="0.92976" calcext:value-type="float">
            <text:p>0,92976</text:p>
          </table:table-cell>
          <table:table-cell table:style-name="ce66" table:formula="of:=[$mvtec_all_scores_3.F17]" office:value-type="float" office:value="0.216965" calcext:value-type="float">
            <text:p>0,21697</text:p>
          </table:table-cell>
          <table:table-cell/>
          <table:table-cell table:style-name="ce31" table:formula="of:=[.B17]" office:value-type="string" office:string-value="Good" calcext:value-type="string">
            <text:p>Good</text:p>
          </table:table-cell>
          <table:table-cell table:style-name="ce31" table:formula="of:=[.C17]" office:value-type="string" office:string-value="hazelnut" calcext:value-type="string">
            <text:p>hazelnut</text:p>
          </table:table-cell>
          <table:table-cell table:style-name="ce40" table:formula="of:=[.D17]" office:value-type="float" office:value="40" calcext:value-type="float">
            <text:p>40</text:p>
          </table:table-cell>
          <table:table-cell table:style-name="ce45" table:formula="of:=[.E17]" office:value-type="float" office:value="0.93961" calcext:value-type="float">
            <text:p>0,93961</text:p>
          </table:table-cell>
          <table:table-cell table:style-name="ce45" table:formula="of:=[.F17]" office:value-type="float" office:value="0.90067" calcext:value-type="float">
            <text:p>0,90067</text:p>
          </table:table-cell>
          <table:table-cell table:style-name="ce45" table:formula="of:=[.G17]" office:value-type="float" office:value="0.138075" calcext:value-type="float">
            <text:p>0,13808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Faulty</text:p>
          </table:table-cell>
          <table:table-cell table:formula="of:=[$mvtec_all_scores.A21]" office:value-type="string" office:string-value="carpet" calcext:value-type="string">
            <text:p>carpet</text:p>
          </table:table-cell>
          <table:table-cell table:style-name="ce62" table:formula="of:=SUM([$mvtec_all_scores.C21:.C26])-[.D12]" office:value-type="float" office:value="89" calcext:value-type="float">
            <text:p>89</text:p>
          </table:table-cell>
          <table:table-cell table:style-name="ce67" table:formula="of:=(SUM([$mvtec_all_scores_3.D21:.D26])-[.E12]) / (COUNTA([$mvtec_all_scores_3.D21:.D26])-1)" office:value-type="float" office:value="0.86919" calcext:value-type="float">
            <text:p>0,86919</text:p>
          </table:table-cell>
          <table:table-cell table:style-name="ce67" table:formula="of:=(SUM([$mvtec_all_scores_3.E21:.E26])-[.F12]) / (COUNTA([$mvtec_all_scores_3.E21:.E26])-1)" office:value-type="float" office:value="0.81002" calcext:value-type="float">
            <text:p>0,81002</text:p>
          </table:table-cell>
          <table:table-cell table:style-name="ce67" table:formula="of:=(SUM([$mvtec_all_scores_3.F21:.F26])-[.G12]) / (COUNTA([$mvtec_all_scores_3.F21:.F26])-1)" office:value-type="float" office:value="0.165027" calcext:value-type="float">
            <text:p>0,16503</text:p>
          </table:table-cell>
          <table:table-cell/>
          <table:table-cell table:style-name="ce32" table:formula="of:=[.B31]" office:value-type="string" office:string-value="Faulty" calcext:value-type="string">
            <text:p>Faulty</text:p>
          </table:table-cell>
          <table:table-cell table:style-name="ce32" table:formula="of:=[.C31]" office:value-type="string" office:string-value="transistor" calcext:value-type="string">
            <text:p>transistor</text:p>
          </table:table-cell>
          <table:table-cell table:style-name="ce41" table:formula="of:=[.D31]" office:value-type="float" office:value="40" calcext:value-type="float">
            <text:p>40</text:p>
          </table:table-cell>
          <table:table-cell table:style-name="ce46" table:formula="of:=[.E31]" office:value-type="float" office:value="0.468685" calcext:value-type="float">
            <text:p>0,46869</text:p>
          </table:table-cell>
          <table:table-cell table:style-name="ce46" table:formula="of:=[.F31]" office:value-type="float" office:value="0.571405" calcext:value-type="float">
            <text:p>0,57141</text:p>
          </table:table-cell>
          <table:table-cell table:style-name="ce46" table:formula="of:=[.G31]" office:value-type="float" office:value="0.21590875" calcext:value-type="float">
            <text:p>0,21591</text:p>
          </table:table-cell>
          <table:table-cell/>
        </table:table-row>
        <table:table-row table:style-name="ro6">
          <table:table-cell/>
          <table:table-cell table:style-name="ce54" office:value-type="string" calcext:value-type="string" table:number-columns-spanned="1" table:number-rows-spanned="2">
            <text:p>Good</text:p>
          </table:table-cell>
          <table:table-cell table:style-name="ce54" table:formula="of:=[.C11]" office:value-type="string" office:string-value="carpet" calcext:value-type="string" table:number-columns-spanned="1" table:number-rows-spanned="2">
            <text:p>carpet</text:p>
          </table:table-cell>
          <table:table-cell table:style-name="ce63" table:formula="of:=[$mvtec_all_scores_2.C23]" office:value-type="float" office:value="28" calcext:value-type="float" table:number-columns-spanned="1" table:number-rows-spanned="2">
            <text:p>28</text:p>
          </table:table-cell>
          <table:table-cell table:style-name="ce68" table:formula="of:=[$mvtec_all_scores_3.D23]" office:value-type="float" office:value="0.71197" calcext:value-type="float" table:number-columns-spanned="1" table:number-rows-spanned="2">
            <text:p>0,71197</text:p>
          </table:table-cell>
          <table:table-cell table:style-name="ce68" table:formula="of:=[$mvtec_all_scores_3.E23]" office:value-type="float" office:value="0.65526" calcext:value-type="float" table:number-columns-spanned="1" table:number-rows-spanned="2">
            <text:p>0,65526</text:p>
          </table:table-cell>
          <table:table-cell table:style-name="ce68" table:formula="of:=[$mvtec_all_scores_3.F23]" office:value-type="float" office:value="0.224345" calcext:value-type="float" table:number-columns-spanned="1" table:number-rows-spanned="2">
            <text:p>0,22435</text:p>
          </table:table-cell>
          <table:table-cell/>
          <table:table-cell table:style-name="ce33" table:formula="of:=[.B32]" office:value-type="string" office:string-value="Good" calcext:value-type="string">
            <text:p>Good</text:p>
          </table:table-cell>
          <table:table-cell table:style-name="ce33" table:formula="of:=[.C32]" office:value-type="string" office:string-value="transistor" calcext:value-type="string">
            <text:p>transistor</text:p>
          </table:table-cell>
          <table:table-cell table:style-name="ce42" table:formula="of:=[.D32]" office:value-type="float" office:value="60" calcext:value-type="float">
            <text:p>60</text:p>
          </table:table-cell>
          <table:table-cell table:style-name="ce47" table:formula="of:=[.E32]" office:value-type="float" office:value="0.78728" calcext:value-type="float">
            <text:p>0,78728</text:p>
          </table:table-cell>
          <table:table-cell table:style-name="ce47" table:formula="of:=[.F32]" office:value-type="float" office:value="0.83138" calcext:value-type="float">
            <text:p>0,83138</text:p>
          </table:table-cell>
          <table:table-cell table:style-name="ce47" table:formula="of:=[.G32]" office:value-type="float" office:value="0.230245" calcext:value-type="float">
            <text:p>0,23025</text:p>
          </table:table-cell>
          <table:table-cell/>
        </table:table-row>
        <table:table-row table:style-name="ro7">
          <table:table-cell/>
          <table:covered-table-cell table:number-columns-repeated="2" table:style-name="ce55"/>
          <table:covered-table-cell table:style-name="ce61"/>
          <table:covered-table-cell table:number-columns-repeated="3" table:style-name="ce66"/>
          <table:table-cell/>
          <table:table-cell table:style-name="ce29" office:value-type="string" calcext:value-type="string" table:number-columns-spanned="6" table:number-rows-spanned="1">
            <text:p>Best/Worst Recall STD Score</text:p>
          </table:table-cell>
          <table:covered-table-cell table:number-columns-repeated="5" table:style-name="ce37"/>
          <table:table-cell/>
        </table:table-row>
        <table:table-row table:style-name="ro6">
          <table:table-cell/>
          <table:table-cell office:value-type="string" calcext:value-type="string">
            <text:p>Faulty</text:p>
          </table:table-cell>
          <table:table-cell table:formula="of:=[$mvtec_all_scores.A27]" office:value-type="string" office:string-value="grid" calcext:value-type="string">
            <text:p>grid</text:p>
          </table:table-cell>
          <table:table-cell table:style-name="ce62" table:formula="of:=SUM([$mvtec_all_scores.C27:.C32])-[.D15]" office:value-type="float" office:value="57" calcext:value-type="float">
            <text:p>57</text:p>
          </table:table-cell>
          <table:table-cell table:style-name="ce67" table:formula="of:=(SUM([$mvtec_all_scores_3.D27:.D32])-[.E15]) / (COUNTA([$mvtec_all_scores_3.D27:.D32])-1)" office:value-type="float" office:value="0.915524" calcext:value-type="float">
            <text:p>0,91552</text:p>
          </table:table-cell>
          <table:table-cell table:style-name="ce67" table:formula="of:=(SUM([$mvtec_all_scores_3.E27:.E32])-[.F15]) / (COUNTA([$mvtec_all_scores_3.E27:.E32])-1)" office:value-type="float" office:value="0.8237" calcext:value-type="float">
            <text:p>0,82370</text:p>
          </table:table-cell>
          <table:table-cell table:style-name="ce67" table:formula="of:=(SUM([$mvtec_all_scores_3.F27:.F32])-[.G15]) / (COUNTA([$mvtec_all_scores_3.F27:.F32])-1)" office:value-type="float" office:value="0.145184" calcext:value-type="float">
            <text:p>0,14518</text:p>
          </table:table-cell>
          <table:table-cell/>
          <table:table-cell table:style-name="ce31" table:formula="of:=[.B19]" office:value-type="string" office:string-value="Faulty" calcext:value-type="string">
            <text:p>Faulty</text:p>
          </table:table-cell>
          <table:table-cell table:style-name="ce31" table:formula="of:=[.C19]" office:value-type="string" office:string-value="leather" calcext:value-type="string">
            <text:p>leather</text:p>
          </table:table-cell>
          <table:table-cell table:style-name="ce40" table:formula="of:=[.D19]" office:value-type="float" office:value="92" calcext:value-type="float">
            <text:p>92</text:p>
          </table:table-cell>
          <table:table-cell table:style-name="ce45" table:formula="of:=[.E19]" office:value-type="float" office:value="0.988956" calcext:value-type="float">
            <text:p>0,98896</text:p>
          </table:table-cell>
          <table:table-cell table:style-name="ce45" table:formula="of:=[.F19]" office:value-type="float" office:value="0.892104" calcext:value-type="float">
            <text:p>0,89210</text:p>
          </table:table-cell>
          <table:table-cell table:style-name="ce45" table:formula="of:=[.G19]" office:value-type="float" office:value="0.105249" calcext:value-type="float">
            <text:p>0,10525</text:p>
          </table:table-cell>
          <table:table-cell/>
        </table:table-row>
        <table:table-row table:style-name="ro6">
          <table:table-cell/>
          <table:table-cell table:style-name="ce17" office:value-type="string" calcext:value-type="string">
            <text:p>Good</text:p>
          </table:table-cell>
          <table:table-cell table:style-name="ce17" table:formula="of:=[.C14]" office:value-type="string" office:string-value="grid" calcext:value-type="string">
            <text:p>grid</text:p>
          </table:table-cell>
          <table:table-cell table:style-name="ce61" table:formula="of:=[$mvtec_all_scores_2.C30]" office:value-type="float" office:value="21" calcext:value-type="float">
            <text:p>21</text:p>
          </table:table-cell>
          <table:table-cell table:style-name="ce66" table:formula="of:=[$mvtec_all_scores_3.D30]" office:value-type="float" office:value="0.9752" calcext:value-type="float">
            <text:p>0,97520</text:p>
          </table:table-cell>
          <table:table-cell table:style-name="ce66" table:formula="of:=[$mvtec_all_scores_3.E30]" office:value-type="float" office:value="0.75516" calcext:value-type="float">
            <text:p>0,75516</text:p>
          </table:table-cell>
          <table:table-cell table:style-name="ce66" table:formula="of:=[$mvtec_all_scores_3.F30]" office:value-type="float" office:value="0.219175" calcext:value-type="float">
            <text:p>0,21918</text:p>
          </table:table-cell>
          <table:table-cell/>
          <table:table-cell table:style-name="ce31" table:formula="of:=[.B20]" office:value-type="string" office:string-value="Good" calcext:value-type="string">
            <text:p>Good</text:p>
          </table:table-cell>
          <table:table-cell table:style-name="ce31" table:formula="of:=[.C20]" office:value-type="string" office:string-value="leather" calcext:value-type="string">
            <text:p>leather</text:p>
          </table:table-cell>
          <table:table-cell table:style-name="ce40" table:formula="of:=[.D20]" office:value-type="float" office:value="32" calcext:value-type="float">
            <text:p>32</text:p>
          </table:table-cell>
          <table:table-cell table:style-name="ce45" table:formula="of:=[.E20]" office:value-type="float" office:value="0.99543" calcext:value-type="float">
            <text:p>0,99543</text:p>
          </table:table-cell>
          <table:table-cell table:style-name="ce45" table:formula="of:=[.F20]" office:value-type="float" office:value="0.98913" calcext:value-type="float">
            <text:p>0,98913</text:p>
          </table:table-cell>
          <table:table-cell table:style-name="ce45" table:formula="of:=[.G20]" office:value-type="float" office:value="0.02088" calcext:value-type="float">
            <text:p>0,02088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Faulty</text:p>
          </table:table-cell>
          <table:table-cell table:formula="of:=[$mvtec_all_scores.A33]" office:value-type="string" office:string-value="hazelnut" calcext:value-type="string">
            <text:p>hazelnut</text:p>
          </table:table-cell>
          <table:table-cell table:style-name="ce62" table:formula="of:=SUM([$mvtec_all_scores.C33:.C37])-[.D17]" office:value-type="float" office:value="70" calcext:value-type="float">
            <text:p>70</text:p>
          </table:table-cell>
          <table:table-cell table:style-name="ce67" table:formula="of:=(SUM([$mvtec_all_scores_3.D33:.D37])-[.E17]) / (COUNTA([$mvtec_all_scores_3.D33:.D37])-1)" office:value-type="float" office:value="0.89929" calcext:value-type="float">
            <text:p>0,89929</text:p>
          </table:table-cell>
          <table:table-cell table:style-name="ce67" table:formula="of:=(SUM([$mvtec_all_scores_3.E33:.E37])-[.F17]) / (COUNTA([$mvtec_all_scores_3.E33:.E37])-1)" office:value-type="float" office:value="0.9203775" calcext:value-type="float">
            <text:p>0,92038</text:p>
          </table:table-cell>
          <table:table-cell table:style-name="ce67" table:formula="of:=(SUM([$mvtec_all_scores_3.F33:.F37])-[.G17]) / (COUNTA([$mvtec_all_scores_3.F33:.F37])-1)" office:value-type="float" office:value="0.1152975" calcext:value-type="float">
            <text:p>0,11530</text:p>
          </table:table-cell>
          <table:table-cell/>
          <table:table-cell table:style-name="ce32" table:formula="of:=[.B25]" office:value-type="string" office:string-value="Faulty" calcext:value-type="string">
            <text:p>Faulty</text:p>
          </table:table-cell>
          <table:table-cell table:style-name="ce32" table:formula="of:=[.C25]" office:value-type="string" office:string-value="screw" calcext:value-type="string">
            <text:p>screw</text:p>
          </table:table-cell>
          <table:table-cell table:style-name="ce41" table:formula="of:=[.D25]" office:value-type="float" office:value="119" calcext:value-type="float">
            <text:p>119</text:p>
          </table:table-cell>
          <table:table-cell table:style-name="ce46" table:formula="of:=[.E25]" office:value-type="float" office:value="0.589926" calcext:value-type="float">
            <text:p>0,58993</text:p>
          </table:table-cell>
          <table:table-cell table:style-name="ce46" table:formula="of:=[.F25]" office:value-type="float" office:value="0.65022" calcext:value-type="float">
            <text:p>0,65022</text:p>
          </table:table-cell>
          <table:table-cell table:style-name="ce46" table:formula="of:=[.G25]" office:value-type="float" office:value="0.364035" calcext:value-type="float">
            <text:p>0,36404</text:p>
          </table:table-cell>
          <table:table-cell/>
        </table:table-row>
        <table:table-row table:style-name="ro6">
          <table:table-cell/>
          <table:table-cell table:style-name="ce54" office:value-type="string" calcext:value-type="string" table:number-columns-spanned="1" table:number-rows-spanned="2">
            <text:p>Good</text:p>
          </table:table-cell>
          <table:table-cell table:style-name="ce54" table:formula="of:=[.C16]" office:value-type="string" office:string-value="hazelnut" calcext:value-type="string" table:number-columns-spanned="1" table:number-rows-spanned="2">
            <text:p>hazelnut</text:p>
          </table:table-cell>
          <table:table-cell table:style-name="ce63" table:formula="of:=[$mvtec_all_scores_2.C35]" office:value-type="float" office:value="40" calcext:value-type="float" table:number-columns-spanned="1" table:number-rows-spanned="2">
            <text:p>40</text:p>
          </table:table-cell>
          <table:table-cell table:style-name="ce68" table:formula="of:=[$mvtec_all_scores_3.D35]" office:value-type="float" office:value="0.93961" calcext:value-type="float" table:number-columns-spanned="1" table:number-rows-spanned="2">
            <text:p>0,93961</text:p>
          </table:table-cell>
          <table:table-cell table:style-name="ce68" table:formula="of:=[$mvtec_all_scores_3.E35]" office:value-type="float" office:value="0.90067" calcext:value-type="float" table:number-columns-spanned="1" table:number-rows-spanned="2">
            <text:p>0,90067</text:p>
          </table:table-cell>
          <table:table-cell table:style-name="ce68" table:formula="of:=[$mvtec_all_scores_3.F35]" office:value-type="float" office:value="0.138075" calcext:value-type="float" table:number-columns-spanned="1" table:number-rows-spanned="2">
            <text:p>0,13808</text:p>
          </table:table-cell>
          <table:table-cell/>
          <table:table-cell table:style-name="ce33" table:formula="of:=[.B26]" office:value-type="string" office:string-value="Good" calcext:value-type="string">
            <text:p>Good</text:p>
          </table:table-cell>
          <table:table-cell table:style-name="ce33" table:formula="of:=[.C26]" office:value-type="string" office:string-value="screw" calcext:value-type="string">
            <text:p>screw</text:p>
          </table:table-cell>
          <table:table-cell table:style-name="ce42" table:formula="of:=[.D26]" office:value-type="float" office:value="41" calcext:value-type="float">
            <text:p>41</text:p>
          </table:table-cell>
          <table:table-cell table:style-name="ce47" table:formula="of:=[.E26]" office:value-type="float" office:value="0.76417" calcext:value-type="float">
            <text:p>0,76417</text:p>
          </table:table-cell>
          <table:table-cell table:style-name="ce47" table:formula="of:=[.F26]" office:value-type="float" office:value="0.84157" calcext:value-type="float">
            <text:p>0,84157</text:p>
          </table:table-cell>
          <table:table-cell table:style-name="ce47" table:formula="of:=[.G26]" office:value-type="float" office:value="0.25427" calcext:value-type="float">
            <text:p>0,25427</text:p>
          </table:table-cell>
          <table:table-cell/>
        </table:table-row>
        <table:table-row table:style-name="ro6">
          <table:table-cell/>
          <table:covered-table-cell table:number-columns-repeated="2" table:style-name="ce55"/>
          <table:covered-table-cell table:style-name="ce61"/>
          <table:covered-table-cell table:number-columns-repeated="3" table:style-name="ce66"/>
          <table:table-cell/>
          <table:table-cell table:style-name="ce34" office:value-type="string" calcext:value-type="string" table:number-columns-spanned="6" table:number-rows-spanned="1">
            <text:p>Total average scores for program</text:p>
          </table:table-cell>
          <table:covered-table-cell table:style-name="ce38"/>
          <table:covered-table-cell table:style-name="ce43"/>
          <table:covered-table-cell table:number-columns-repeated="3" table:style-name="ce48"/>
          <table:table-cell/>
        </table:table-row>
        <table:table-row table:style-name="ro6">
          <table:table-cell/>
          <table:table-cell office:value-type="string" calcext:value-type="string">
            <text:p>Faulty</text:p>
          </table:table-cell>
          <table:table-cell table:formula="of:=[$mvtec_all_scores.A38]" office:value-type="string" office:string-value="leather" calcext:value-type="string">
            <text:p>leather</text:p>
          </table:table-cell>
          <table:table-cell table:formula="of:=SUM([$mvtec_all_scores.C38:.C43])-[.D20]" office:value-type="float" office:value="92" calcext:value-type="float">
            <text:p>92</text:p>
          </table:table-cell>
          <table:table-cell table:formula="of:=(SUM([$mvtec_all_scores_3.D38:.D43])-[.E20]) / (COUNTA([$mvtec_all_scores_3.D38:.D43])-1)" office:value-type="float" office:value="0.988956" calcext:value-type="float">
            <text:p>0,98896</text:p>
          </table:table-cell>
          <table:table-cell table:formula="of:=(SUM([$mvtec_all_scores_3.E38:.E43])-[.F20]) / (COUNTA([$mvtec_all_scores_3.E38:.E43])-1)" office:value-type="float" office:value="0.892104" calcext:value-type="float">
            <text:p>0,89210</text:p>
          </table:table-cell>
          <table:table-cell table:formula="of:=(SUM([$mvtec_all_scores_3.F38:.F43])-[.G20]) / (COUNTA([$mvtec_all_scores_3.F38:.F43])-1)" office:value-type="float" office:value="0.105249" calcext:value-type="float">
            <text:p>0,10525</text:p>
          </table:table-cell>
          <table:table-cell/>
          <table:table-cell table:style-name="ce35" table:formula="of:=[.B37]" office:value-type="string" office:string-value="Faulty" calcext:value-type="string">
            <text:p>Faulty</text:p>
          </table:table-cell>
          <table:table-cell table:style-name="ce35" table:formula="of:=[.C37]" office:value-type="string" office:string-value="Total" calcext:value-type="string">
            <text:p>Total</text:p>
          </table:table-cell>
          <table:table-cell table:style-name="ce35" table:formula="of:=[.D37]" office:value-type="float" office:value="85.3571428571429" calcext:value-type="float">
            <text:p>85,3571428571429</text:p>
          </table:table-cell>
          <table:table-cell table:style-name="ce49" table:formula="of:=[.E37]" office:value-type="float" office:value="0.760156831632653" calcext:value-type="float">
            <text:p>0,76016</text:p>
          </table:table-cell>
          <table:table-cell table:style-name="ce49" table:formula="of:=[.F37]" office:value-type="float" office:value="0.781072114795918" calcext:value-type="float">
            <text:p>0,78107</text:p>
          </table:table-cell>
          <table:table-cell table:style-name="ce49" table:formula="of:=[.G37]" office:value-type="float" office:value="0.199636929846939" calcext:value-type="float">
            <text:p>0,19964</text:p>
          </table:table-cell>
          <table:table-cell/>
        </table:table-row>
        <table:table-row table:style-name="ro6">
          <table:table-cell/>
          <table:table-cell table:style-name="ce17" office:value-type="string" calcext:value-type="string">
            <text:p>Good</text:p>
          </table:table-cell>
          <table:table-cell table:style-name="ce17" table:formula="of:=[.C19]" office:value-type="string" office:string-value="leather" calcext:value-type="string">
            <text:p>leather</text:p>
          </table:table-cell>
          <table:table-cell table:style-name="ce23" table:formula="of:=[$mvtec_all_scores_2.C42]" office:value-type="float" office:value="32" calcext:value-type="float">
            <text:p>32</text:p>
          </table:table-cell>
          <table:table-cell table:style-name="ce25" table:formula="of:=[$mvtec_all_scores_3.D42]" office:value-type="float" office:value="0.99543" calcext:value-type="float">
            <text:p>0,99543</text:p>
          </table:table-cell>
          <table:table-cell table:style-name="ce25" table:formula="of:=[$mvtec_all_scores_3.E42]" office:value-type="float" office:value="0.98913" calcext:value-type="float">
            <text:p>0,98913</text:p>
          </table:table-cell>
          <table:table-cell table:style-name="ce25" table:formula="of:=[$mvtec_all_scores_3.F42]" office:value-type="float" office:value="0.02088" calcext:value-type="float">
            <text:p>0,02088</text:p>
          </table:table-cell>
          <table:table-cell/>
          <table:table-cell table:style-name="ce36" table:formula="of:=[.B38]" office:value-type="string" office:string-value="Good" calcext:value-type="string">
            <text:p>Good</text:p>
          </table:table-cell>
          <table:table-cell table:style-name="ce36" table:formula="of:=[.C38]" office:value-type="string" office:string-value="Total" calcext:value-type="string">
            <text:p>Total</text:p>
          </table:table-cell>
          <table:table-cell table:style-name="ce36" table:formula="of:=[.D38]" office:value-type="float" office:value="31.1333333333333" calcext:value-type="float">
            <text:p>31,1333333333333</text:p>
          </table:table-cell>
          <table:table-cell table:style-name="ce50" table:formula="of:=[.E38]" office:value-type="float" office:value="0.816438666666667" calcext:value-type="float">
            <text:p>0,81644</text:p>
          </table:table-cell>
          <table:table-cell table:style-name="ce50" table:formula="of:=[.F38]" office:value-type="float" office:value="0.822944666666667" calcext:value-type="float">
            <text:p>0,82294</text:p>
          </table:table-cell>
          <table:table-cell table:style-name="ce50" table:formula="of:=[.G38]" office:value-type="float" office:value="0.184325" calcext:value-type="float">
            <text:p>0,184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ulty</text:p>
          </table:table-cell>
          <table:table-cell table:formula="of:=[$mvtec_all_scores.A44]" office:value-type="string" office:string-value="metal_nut" calcext:value-type="string">
            <text:p>metal_nut</text:p>
          </table:table-cell>
          <table:table-cell table:formula="of:=SUM([$mvtec_all_scores.C44:.C48])-[.D22]" office:value-type="float" office:value="93" calcext:value-type="float">
            <text:p>93</text:p>
          </table:table-cell>
          <table:table-cell table:formula="of:=(SUM([$mvtec_all_scores_3.D44:.D48])-[.E22]) / (COUNTA([$mvtec_all_scores_3.D44:.D48])-1)" office:value-type="float" office:value="0.70934" calcext:value-type="float">
            <text:p>0,70934</text:p>
          </table:table-cell>
          <table:table-cell table:formula="of:=(SUM([$mvtec_all_scores_3.E44:.E48])-[.F22]) / (COUNTA([$mvtec_all_scores_3.E44:.E48])-1)" office:value-type="float" office:value="0.8095775" calcext:value-type="float">
            <text:p>0,80958</text:p>
          </table:table-cell>
          <table:table-cell table:formula="of:=(SUM([$mvtec_all_scores_3.F44:.F48])-[.G22]) / (COUNTA([$mvtec_all_scores_3.F44:.F48])-1)" office:value-type="float" office:value="0.20989375" calcext:value-type="float">
            <text:p>0,20989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Good</text:p>
          </table:table-cell>
          <table:table-cell table:style-name="ce17" table:formula="of:=[.C21]" office:value-type="string" office:string-value="metal_nut" calcext:value-type="string">
            <text:p>metal_nut</text:p>
          </table:table-cell>
          <table:table-cell table:style-name="ce23" table:formula="of:=[$mvtec_all_scores_2.C47]" office:value-type="float" office:value="22" calcext:value-type="float">
            <text:p>22</text:p>
          </table:table-cell>
          <table:table-cell table:style-name="ce25" table:formula="of:=[$mvtec_all_scores_3.D47]" office:value-type="float" office:value="0.7639" calcext:value-type="float">
            <text:p>0,76390</text:p>
          </table:table-cell>
          <table:table-cell table:style-name="ce25" table:formula="of:=[$mvtec_all_scores_3.E47]" office:value-type="float" office:value="0.9325" calcext:value-type="float">
            <text:p>0,93250</text:p>
          </table:table-cell>
          <table:table-cell table:style-name="ce25" table:formula="of:=[$mvtec_all_scores_3.F47]" office:value-type="float" office:value="0.040385" calcext:value-type="float">
            <text:p>0,040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ulty</text:p>
          </table:table-cell>
          <table:table-cell table:formula="of:=[$mvtec_all_scores.A49]" office:value-type="string" office:string-value="pill" calcext:value-type="string">
            <text:p>pill</text:p>
          </table:table-cell>
          <table:table-cell table:formula="of:=SUM([$mvtec_all_scores.C49:.C56])-[.D24]" office:value-type="float" office:value="141" calcext:value-type="float">
            <text:p>141</text:p>
          </table:table-cell>
          <table:table-cell table:formula="of:=(SUM([$mvtec_all_scores_3.D49:.D56])-[.E24]) / (COUNTA([$mvtec_all_scores_3.D49:.D56])-1)" office:value-type="float" office:value="0.724577142857143" calcext:value-type="float">
            <text:p>0,72458</text:p>
          </table:table-cell>
          <table:table-cell table:formula="of:=(SUM([$mvtec_all_scores_3.E49:.E56])-[.F24]) / (COUNTA([$mvtec_all_scores_3.E49:.E56])-1)" office:value-type="float" office:value="0.770287142857143" calcext:value-type="float">
            <text:p>0,77029</text:p>
          </table:table-cell>
          <table:table-cell table:formula="of:=(SUM([$mvtec_all_scores_3.F49:.F56])-[.G24]) / (COUNTA([$mvtec_all_scores_3.F49:.F56])-1)" office:value-type="float" office:value="0.230451428571429" calcext:value-type="float">
            <text:p>0,23045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Good</text:p>
          </table:table-cell>
          <table:table-cell table:style-name="ce17" table:formula="of:=[.C23]" office:value-type="string" office:string-value="pill" calcext:value-type="string">
            <text:p>pill</text:p>
          </table:table-cell>
          <table:table-cell table:style-name="ce23" table:formula="of:=[$mvtec_all_scores_2.C54]" office:value-type="float" office:value="26" calcext:value-type="float">
            <text:p>26</text:p>
          </table:table-cell>
          <table:table-cell table:style-name="ce25" table:formula="of:=[$mvtec_all_scores_3.D54]" office:value-type="float" office:value="0.72636" calcext:value-type="float">
            <text:p>0,72636</text:p>
          </table:table-cell>
          <table:table-cell table:style-name="ce25" table:formula="of:=[$mvtec_all_scores_3.E54]" office:value-type="float" office:value="0.77357" calcext:value-type="float">
            <text:p>0,77357</text:p>
          </table:table-cell>
          <table:table-cell table:style-name="ce25" table:formula="of:=[$mvtec_all_scores_3.F54]" office:value-type="float" office:value="0.25336" calcext:value-type="float">
            <text:p>0,253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ulty</text:p>
          </table:table-cell>
          <table:table-cell table:formula="of:=[$mvtec_all_scores.A57]" office:value-type="string" office:string-value="screw" calcext:value-type="string">
            <text:p>screw</text:p>
          </table:table-cell>
          <table:table-cell table:formula="of:=SUM([$mvtec_all_scores.C57:.C62])-[.D26]" office:value-type="float" office:value="119" calcext:value-type="float">
            <text:p>119</text:p>
          </table:table-cell>
          <table:table-cell table:formula="of:=(SUM([$mvtec_all_scores_3.D57:.D62])-[.E26]) / (COUNTA([$mvtec_all_scores_3.D57:.D62])-1)" office:value-type="float" office:value="0.589926" calcext:value-type="float">
            <text:p>0,58993</text:p>
          </table:table-cell>
          <table:table-cell table:formula="of:=(SUM([$mvtec_all_scores_3.E57:.E62])-[.F26]) / (COUNTA([$mvtec_all_scores_3.E57:.E62])-1)" office:value-type="float" office:value="0.65022" calcext:value-type="float">
            <text:p>0,65022</text:p>
          </table:table-cell>
          <table:table-cell table:formula="of:=(SUM([$mvtec_all_scores_3.F57:.F62])-[.G26]) / (COUNTA([$mvtec_all_scores_3.F57:.F62])-1)" office:value-type="float" office:value="0.364035" calcext:value-type="float">
            <text:p>0,36404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Good</text:p>
          </table:table-cell>
          <table:table-cell table:style-name="ce17" table:formula="of:=[.C25]" office:value-type="string" office:string-value="screw" calcext:value-type="string">
            <text:p>screw</text:p>
          </table:table-cell>
          <table:table-cell table:style-name="ce23" table:formula="of:=[$mvtec_all_scores_2.C57]" office:value-type="float" office:value="41" calcext:value-type="float">
            <text:p>41</text:p>
          </table:table-cell>
          <table:table-cell table:style-name="ce25" table:formula="of:=[$mvtec_all_scores_3.D57]" office:value-type="float" office:value="0.76417" calcext:value-type="float">
            <text:p>0,76417</text:p>
          </table:table-cell>
          <table:table-cell table:style-name="ce25" table:formula="of:=[$mvtec_all_scores_3.E57]" office:value-type="float" office:value="0.84157" calcext:value-type="float">
            <text:p>0,84157</text:p>
          </table:table-cell>
          <table:table-cell table:style-name="ce25" table:formula="of:=[$mvtec_all_scores_3.F57]" office:value-type="float" office:value="0.25427" calcext:value-type="float">
            <text:p>0,254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ulty</text:p>
          </table:table-cell>
          <table:table-cell table:formula="of:=[$mvtec_all_scores.A63]" office:value-type="string" office:string-value="tile" calcext:value-type="string">
            <text:p>tile</text:p>
          </table:table-cell>
          <table:table-cell table:formula="of:=SUM([$mvtec_all_scores.C63:.C68])-[.D28]" office:value-type="float" office:value="84" calcext:value-type="float">
            <text:p>84</text:p>
          </table:table-cell>
          <table:table-cell table:formula="of:=(SUM([$mvtec_all_scores_3.D63:.D68])-[.E28]) / (COUNTA([$mvtec_all_scores_3.D63:.D68])-1)" office:value-type="float" office:value="0.837876" calcext:value-type="float">
            <text:p>0,83788</text:p>
          </table:table-cell>
          <table:table-cell table:formula="of:=(SUM([$mvtec_all_scores_3.E63:.E68])-[.F28]) / (COUNTA([$mvtec_all_scores_3.E63:.E68])-1)" office:value-type="float" office:value="0.84034" calcext:value-type="float">
            <text:p>0,84034</text:p>
          </table:table-cell>
          <table:table-cell table:formula="of:=(SUM([$mvtec_all_scores_3.F63:.F68])-[.G28]) / (COUNTA([$mvtec_all_scores_3.F63:.F68])-1)" office:value-type="float" office:value="0.170044" calcext:value-type="float">
            <text:p>0,17004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Good</text:p>
          </table:table-cell>
          <table:table-cell table:style-name="ce17" table:formula="of:=[.C27]" office:value-type="string" office:string-value="tile" calcext:value-type="string">
            <text:p>tile</text:p>
          </table:table-cell>
          <table:table-cell table:style-name="ce23" table:formula="of:=[$mvtec_all_scores_2.C65]" office:value-type="float" office:value="33" calcext:value-type="float">
            <text:p>33</text:p>
          </table:table-cell>
          <table:table-cell table:style-name="ce25" table:formula="of:=[$mvtec_all_scores_3.D65]" office:value-type="float" office:value="0.90133" calcext:value-type="float">
            <text:p>0,90133</text:p>
          </table:table-cell>
          <table:table-cell table:style-name="ce25" table:formula="of:=[$mvtec_all_scores_3.E65]" office:value-type="float" office:value="0.99807" calcext:value-type="float">
            <text:p>0,99807</text:p>
          </table:table-cell>
          <table:table-cell table:style-name="ce25" table:formula="of:=[$mvtec_all_scores_3.F65]" office:value-type="float" office:value="0.050855" calcext:value-type="float">
            <text:p>0,0508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ulty</text:p>
          </table:table-cell>
          <table:table-cell table:formula="of:=[$mvtec_all_scores.A69]" office:value-type="string" office:string-value="toothbrush" calcext:value-type="string">
            <text:p>toothbrush</text:p>
          </table:table-cell>
          <table:table-cell table:formula="of:=SUM([$mvtec_all_scores.C69:.C70])-[.D30]" office:value-type="float" office:value="30" calcext:value-type="float">
            <text:p>30</text:p>
          </table:table-cell>
          <table:table-cell table:formula="of:=(SUM([$mvtec_all_scores_3.D69:.D70])-[.E30]) / (COUNTA([$mvtec_all_scores_3.D69:.D70])-1)" office:value-type="float" office:value="0.70302" calcext:value-type="float">
            <text:p>0,70302</text:p>
          </table:table-cell>
          <table:table-cell table:formula="of:=(SUM([$mvtec_all_scores_3.E69:.E70])-[.F30]) / (COUNTA([$mvtec_all_scores_3.E69:.E70])-1)" office:value-type="float" office:value="0.75382" calcext:value-type="float">
            <text:p>0,75382</text:p>
          </table:table-cell>
          <table:table-cell table:formula="of:=(SUM([$mvtec_all_scores_3.F69:.F70])-[.G30]) / (COUNTA([$mvtec_all_scores_3.F69:.F70])-1)" office:value-type="float" office:value="0.227425" calcext:value-type="float">
            <text:p>0,22743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Good</text:p>
          </table:table-cell>
          <table:table-cell table:style-name="ce17" table:formula="of:=[.C29]" office:value-type="string" office:string-value="toothbrush" calcext:value-type="string">
            <text:p>toothbrush</text:p>
          </table:table-cell>
          <table:table-cell table:style-name="ce23" table:formula="of:=[$mvtec_all_scores_2.C70]" office:value-type="float" office:value="12" calcext:value-type="float">
            <text:p>12</text:p>
          </table:table-cell>
          <table:table-cell table:style-name="ce25" table:formula="of:=[$mvtec_all_scores_3.D70]" office:value-type="float" office:value="0.70302" calcext:value-type="float">
            <text:p>0,70302</text:p>
          </table:table-cell>
          <table:table-cell table:style-name="ce25" table:formula="of:=[$mvtec_all_scores_3.E70]" office:value-type="float" office:value="0.75382" calcext:value-type="float">
            <text:p>0,75382</text:p>
          </table:table-cell>
          <table:table-cell table:style-name="ce25" table:formula="of:=[$mvtec_all_scores_3.F70]" office:value-type="float" office:value="0.227425" calcext:value-type="float">
            <text:p>0,227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ulty</text:p>
          </table:table-cell>
          <table:table-cell table:formula="of:=[$mvtec_all_scores.A71]" office:value-type="string" office:string-value="transistor" calcext:value-type="string">
            <text:p>transistor</text:p>
          </table:table-cell>
          <table:table-cell table:formula="of:=SUM([$mvtec_all_scores.C71:.C75])-[.D32]" office:value-type="float" office:value="40" calcext:value-type="float">
            <text:p>40</text:p>
          </table:table-cell>
          <table:table-cell table:formula="of:=(SUM([$mvtec_all_scores_3.D71:.D75])-[.E32]) / (COUNTA([$mvtec_all_scores_3.D71:.D75])-1)" office:value-type="float" office:value="0.468685" calcext:value-type="float">
            <text:p>0,46869</text:p>
          </table:table-cell>
          <table:table-cell table:formula="of:=(SUM([$mvtec_all_scores_3.E71:.E75])-[.F32]) / (COUNTA([$mvtec_all_scores_3.E71:.E75])-1)" office:value-type="float" office:value="0.571405" calcext:value-type="float">
            <text:p>0,57141</text:p>
          </table:table-cell>
          <table:table-cell table:formula="of:=(SUM([$mvtec_all_scores_3.F71:.F75])-[.G32]) / (COUNTA([$mvtec_all_scores_3.F71:.F75])-1)" office:value-type="float" office:value="0.21590875" calcext:value-type="float">
            <text:p>0,21591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Good</text:p>
          </table:table-cell>
          <table:table-cell table:style-name="ce17" table:formula="of:=[.C31]" office:value-type="string" office:string-value="transistor" calcext:value-type="string">
            <text:p>transistor</text:p>
          </table:table-cell>
          <table:table-cell table:style-name="ce23" table:formula="of:=[$mvtec_all_scores_2.C74]" office:value-type="float" office:value="60" calcext:value-type="float">
            <text:p>60</text:p>
          </table:table-cell>
          <table:table-cell table:style-name="ce25" table:formula="of:=[$mvtec_all_scores_3.D74]" office:value-type="float" office:value="0.78728" calcext:value-type="float">
            <text:p>0,78728</text:p>
          </table:table-cell>
          <table:table-cell table:style-name="ce25" table:formula="of:=[$mvtec_all_scores_3.E74]" office:value-type="float" office:value="0.83138" calcext:value-type="float">
            <text:p>0,83138</text:p>
          </table:table-cell>
          <table:table-cell table:style-name="ce25" table:formula="of:=[$mvtec_all_scores_3.F74]" office:value-type="float" office:value="0.230245" calcext:value-type="float">
            <text:p>0,230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ulty</text:p>
          </table:table-cell>
          <table:table-cell table:formula="of:=[$mvtec_all_scores.A76]" office:value-type="string" office:string-value="wood" calcext:value-type="string">
            <text:p>wood</text:p>
          </table:table-cell>
          <table:table-cell table:formula="of:=SUM([$mvtec_all_scores.C76:.C81])-[.D34]" office:value-type="float" office:value="60" calcext:value-type="float">
            <text:p>60</text:p>
          </table:table-cell>
          <table:table-cell table:formula="of:=(SUM([$mvtec_all_scores_3.D76:.D81])-[.E34]) / (COUNTA([$mvtec_all_scores_3.D76:.D81])-1)" office:value-type="float" office:value="0.81022" calcext:value-type="float">
            <text:p>0,81022</text:p>
          </table:table-cell>
          <table:table-cell table:formula="of:=(SUM([$mvtec_all_scores_3.E76:.E81])-[.F34]) / (COUNTA([$mvtec_all_scores_3.E76:.E81])-1)" office:value-type="float" office:value="0.81031" calcext:value-type="float">
            <text:p>0,81031</text:p>
          </table:table-cell>
          <table:table-cell table:formula="of:=(SUM([$mvtec_all_scores_3.F76:.F81])-[.G34]) / (COUNTA([$mvtec_all_scores_3.F76:.F81])-1)" office:value-type="float" office:value="0.178995" calcext:value-type="float">
            <text:p>0,17900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Good</text:p>
          </table:table-cell>
          <table:table-cell table:style-name="ce17" table:formula="of:=[.C33]" office:value-type="string" office:string-value="wood" calcext:value-type="string">
            <text:p>wood</text:p>
          </table:table-cell>
          <table:table-cell table:style-name="ce23" table:formula="of:=[$mvtec_all_scores_2.C78]" office:value-type="float" office:value="19" calcext:value-type="float">
            <text:p>19</text:p>
          </table:table-cell>
          <table:table-cell table:style-name="ce25" table:formula="of:=[$mvtec_all_scores_3.D78]" office:value-type="float" office:value="0.72524" calcext:value-type="float">
            <text:p>0,72524</text:p>
          </table:table-cell>
          <table:table-cell table:style-name="ce25" table:formula="of:=[$mvtec_all_scores_3.E78]" office:value-type="float" office:value="0.63395" calcext:value-type="float">
            <text:p>0,63395</text:p>
          </table:table-cell>
          <table:table-cell table:style-name="ce25" table:formula="of:=[$mvtec_all_scores_3.F78]" office:value-type="float" office:value="0.23166" calcext:value-type="float">
            <text:p>0,231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ulty</text:p>
          </table:table-cell>
          <table:table-cell table:formula="of:=[$mvtec_all_scores.A82]" office:value-type="string" office:string-value="zipper" calcext:value-type="string">
            <text:p>zipper</text:p>
          </table:table-cell>
          <table:table-cell table:formula="of:=SUM([$mvtec_all_scores.C82:.C89])-[.D36]" office:value-type="float" office:value="119" calcext:value-type="float">
            <text:p>119</text:p>
          </table:table-cell>
          <table:table-cell table:formula="of:=(SUM([$mvtec_all_scores_3.D82:.D89])-[.E36]) / (COUNTA([$mvtec_all_scores_3.D82:.D89])-1)" office:value-type="float" office:value="0.56167" calcext:value-type="float">
            <text:p>0,56167</text:p>
          </table:table-cell>
          <table:table-cell table:formula="of:=(SUM([$mvtec_all_scores_3.E82:.E89])-[.F36]) / (COUNTA([$mvtec_all_scores_3.E82:.E89])-1)" office:value-type="float" office:value="0.600725714285714" calcext:value-type="float">
            <text:p>0,60073</text:p>
          </table:table-cell>
          <table:table-cell table:formula="of:=(SUM([$mvtec_all_scores_3.F82:.F89])-[.G36]) / (COUNTA([$mvtec_all_scores_3.F82:.F89])-1)" office:value-type="float" office:value="0.255495714285714" calcext:value-type="float">
            <text:p>0,25550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Good</text:p>
          </table:table-cell>
          <table:table-cell table:style-name="ce17" table:formula="of:=[.C35]" office:value-type="string" office:string-value="zipper" calcext:value-type="string">
            <text:p>zipper</text:p>
          </table:table-cell>
          <table:table-cell table:style-name="ce23" table:formula="of:=[$mvtec_all_scores_2.C86]" office:value-type="float" office:value="32" calcext:value-type="float">
            <text:p>32</text:p>
          </table:table-cell>
          <table:table-cell table:style-name="ce25" table:formula="of:=[$mvtec_all_scores_3.D86]" office:value-type="float" office:value="0.85399" calcext:value-type="float">
            <text:p>0,85399</text:p>
          </table:table-cell>
          <table:table-cell table:style-name="ce25" table:formula="of:=[$mvtec_all_scores_3.E86]" office:value-type="float" office:value="0.88697" calcext:value-type="float">
            <text:p>0,88697</text:p>
          </table:table-cell>
          <table:table-cell table:style-name="ce25" table:formula="of:=[$mvtec_all_scores_3.F86]" office:value-type="float" office:value="0.150685" calcext:value-type="float">
            <text:p>0,15069</text:p>
          </table:table-cell>
          <table:table-cell table:number-columns-repeated="8"/>
        </table:table-row>
        <table:table-row table:style-name="ro1">
          <table:table-cell/>
          <table:table-cell table:style-name="ce18" office:value-type="string" calcext:value-type="string">
            <text:p>Faulty</text:p>
          </table:table-cell>
          <table:table-cell table:style-name="ce18" office:value-type="string" calcext:value-type="string">
            <text:p>Total</text:p>
          </table:table-cell>
          <table:table-cell table:style-name="ce18" table:formula="of:=AVERAGE([.D4];[.D6];[.D9];[.D11];[.D14];[.D16];[.D19];[.D21];[.D23];[.D25];[.D27];[.D29];[.D31];[.D33];[.D35])" office:value-type="float" office:value="85.3571428571429" calcext:value-type="float">
            <text:p>85,3571428571429</text:p>
          </table:table-cell>
          <table:table-cell table:style-name="ce26" table:formula="of:=AVERAGE([.E4];[.E6];[.E9];[.E11];[.E14];[.E16];[.E19];[.E21];[.E23];[.E25];[.E27];[.E29];[.E31];[.E33];[.E35])" office:value-type="float" office:value="0.760156831632653" calcext:value-type="float">
            <text:p>0,76016</text:p>
          </table:table-cell>
          <table:table-cell table:style-name="ce26" table:formula="of:=AVERAGE([.F4];[.F6];[.F9];[.F11];[.F14];[.F16];[.F19];[.F21];[.F23];[.F25];[.F27];[.F29];[.F31];[.F33];[.F35])" office:value-type="float" office:value="0.781072114795918" calcext:value-type="float">
            <text:p>0,78107</text:p>
          </table:table-cell>
          <table:table-cell table:style-name="ce26" table:formula="of:=AVERAGE([.G4];[.G6];[.G9];[.G11];[.G14];[.G16];[.G19];[.G21];[.G23];[.G25];[.G27];[.G29];[.G31];[.G33];[.G35])" office:value-type="float" office:value="0.199636929846939" calcext:value-type="float">
            <text:p>0,19964</text:p>
          </table:table-cell>
          <table:table-cell table:number-columns-repeated="8"/>
        </table:table-row>
        <table:table-row table:style-name="ro1">
          <table:table-cell/>
          <table:table-cell table:style-name="ce19" office:value-type="string" calcext:value-type="string">
            <text:p>Good</text:p>
          </table:table-cell>
          <table:table-cell table:style-name="ce19" office:value-type="string" calcext:value-type="string">
            <text:p>Total</text:p>
          </table:table-cell>
          <table:table-cell table:style-name="ce19" table:formula="of:=AVERAGE([.D5];[.D7];[.D10];[.D12];[.D15];[.D17];[.D20];[.D22];[.D24];[.D26];[.D28];[.D30];[.D32];[.D34];[.D36])" office:value-type="float" office:value="31.1333333333333" calcext:value-type="float">
            <text:p>31,1333333333333</text:p>
          </table:table-cell>
          <table:table-cell table:style-name="ce27" table:formula="of:=AVERAGE([.E5];[.E7];[.E10];[.E12];[.E15];[.E17];[.E20];[.E22];[.E24];[.E26];[.E28];[.E30];[.E32];[.E34];[.E36])" office:value-type="float" office:value="0.816438666666667" calcext:value-type="float">
            <text:p>0,81644</text:p>
          </table:table-cell>
          <table:table-cell table:style-name="ce27" table:formula="of:=AVERAGE([.F5];[.F7];[.F10];[.F12];[.F15];[.F17];[.F20];[.F22];[.F24];[.F26];[.F28];[.F30];[.F32];[.F34];[.F36])" office:value-type="float" office:value="0.822944666666667" calcext:value-type="float">
            <text:p>0,82294</text:p>
          </table:table-cell>
          <table:table-cell table:style-name="ce27" table:formula="of:=AVERAGE([.G5];[.G7];[.G10];[.G12];[.G15];[.G17];[.G20];[.G22];[.G24];[.G26];[.G28];[.G30];[.G32];[.G34];[.G36])" office:value-type="float" office:value="0.184325" calcext:value-type="float">
            <text:p>0,18433</text:p>
          </table:table-cell>
          <table:table-cell table:number-columns-repeated="8"/>
        </table:table-row>
        <table:table-row table:style-name="ro1">
          <table:table-cell/>
          <table:table-cell table:style-name="ce6" table:number-columns-repeated="6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6" number:min-decimal-places="16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3" number:min-decimal-places="3" number:min-integer-digits="1" number:grouping="true"/>
    </number:number-style>
    <number:number-style style:name="N128">
      <number:number number:decimal-places="4" number:min-decimal-places="4" number:min-integer-digits="1" number:grouping="true"/>
    </number:number-style>
    <number:number-style style:name="N129">
      <number:number number:decimal-places="5" number:min-decimal-places="5" number:min-integer-digits="1" number:grouping="true"/>
    </number:number-style>
    <number:number-style style:name="N130">
      <number:number number:decimal-places="6" number:min-decimal-places="6" number:min-integer-digits="1" number:grouping="true"/>
    </number:number-style>
    <number:number-style style:name="N131">
      <number:number number:decimal-places="7" number:min-decimal-places="7" number:min-integer-digits="1" number:grouping="true"/>
    </number:number-style>
    <number:number-style style:name="N132">
      <number:number number:decimal-places="8" number:min-decimal-places="8" number:min-integer-digits="1" number:grouping="true"/>
    </number:number-style>
    <number:number-style style:name="N133">
      <number:number number:decimal-places="9" number:min-decimal-places="9" number:min-integer-digits="1" number:grouping="true"/>
    </number:number-style>
    <number:number-style style:name="N134">
      <number:number number:decimal-places="10" number:min-decimal-places="10" number:min-integer-digits="1" number:grouping="true"/>
    </number:number-style>
    <number:number-style style:name="N135">
      <number:number number:decimal-places="11" number:min-decimal-places="11" number:min-integer-digits="1" number:grouping="true"/>
    </number:number-style>
    <number:number-style style:name="N136">
      <number:number number:decimal-places="12" number:min-decimal-places="12" number:min-integer-digits="1" number:grouping="true"/>
    </number:number-style>
    <number:number-style style:name="N137">
      <number:number number:decimal-places="13" number:min-decimal-places="13" number:min-integer-digits="1" number:grouping="true"/>
    </number:number-style>
    <number:number-style style:name="N138">
      <number:number number:decimal-places="14" number:min-decimal-places="14" number:min-integer-digits="1" number:grouping="true"/>
    </number:number-style>
    <number:number-style style:name="N139">
      <number:number number:decimal-places="9" number:min-decimal-places="9" number:min-integer-digits="1"/>
    </number:number-style>
    <number:number-style style:name="N140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5T19:06:56.156693518</dc:date>
    <meta:editing-duration>PT37S</meta:editing-duration>
    <meta:editing-cycles>1</meta:editing-cycles>
    <meta:document-statistic meta:table-count="6" meta:cell-count="3580" meta:object-count="0"/>
    <meta:generator>LibreOffice/25.2.7.2$Linux_X86_64 LibreOffice_project/520$Build-2</meta:generator>
  </office:meta>
</office:document-meta>
</file>